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
  <manifest:file-entry manifest:full-path="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DejaVu Sans" svg:font-family="'DejaVu Sans'" style:font-family-generic="swiss"/>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fo:font-weight="normal" officeooo:paragraph-rsid="00339ad2" style:font-weight-asian="normal" style:font-weight-complex="normal"/>
    </style:style>
    <style:style style:name="P2" style:family="paragraph" style:parent-style-name="Standard">
      <style:paragraph-properties fo:line-height="150%"/>
      <style:text-properties fo:font-weight="normal" officeooo:paragraph-rsid="00f64cc0" style:font-weight-asian="normal" style:font-weight-complex="normal"/>
    </style:style>
    <style:style style:name="P3" style:family="paragraph" style:parent-style-name="Standard">
      <style:paragraph-properties fo:line-height="150%"/>
      <style:text-properties fo:font-weight="normal" officeooo:paragraph-rsid="0004660a" style:font-weight-asian="normal" style:font-weight-complex="normal"/>
    </style:style>
    <style:style style:name="P4" style:family="paragraph" style:parent-style-name="Standard">
      <style:paragraph-properties fo:line-height="150%"/>
      <style:text-properties fo:font-weight="normal" officeooo:paragraph-rsid="00339ad2" style:font-weight-asian="normal" style:font-weight-complex="normal"/>
    </style:style>
    <style:style style:name="P5" style:family="paragraph" style:parent-style-name="Standard">
      <style:paragraph-properties fo:line-height="150%"/>
      <style:text-properties fo:font-weight="normal" officeooo:paragraph-rsid="00f64cc0" style:font-weight-asian="normal" style:font-weight-complex="normal"/>
    </style:style>
    <style:style style:name="P6" style:family="paragraph" style:parent-style-name="Standard">
      <style:paragraph-properties fo:line-height="150%"/>
      <style:text-properties fo:font-weight="normal" officeooo:paragraph-rsid="01e372d2" style:font-weight-asian="normal" style:font-weight-complex="normal"/>
    </style:style>
    <style:style style:name="P7" style:family="paragraph" style:parent-style-name="Standard">
      <style:paragraph-properties fo:line-height="150%"/>
      <style:text-properties fo:font-weight="normal" officeooo:paragraph-rsid="0133675a" style:font-weight-asian="normal" style:font-weight-complex="normal"/>
    </style:style>
    <style:style style:name="P8" style:family="paragraph" style:parent-style-name="Standard">
      <style:paragraph-properties fo:line-height="150%"/>
      <style:text-properties fo:font-weight="normal" officeooo:paragraph-rsid="0264f729" style:font-weight-asian="normal" style:font-weight-complex="normal"/>
    </style:style>
    <style:style style:name="P9" style:family="paragraph" style:parent-style-name="Standard">
      <style:paragraph-properties fo:line-height="150%"/>
      <style:text-properties fo:font-weight="normal" officeooo:paragraph-rsid="02569033" style:font-weight-asian="normal" style:font-weight-complex="normal"/>
    </style:style>
    <style:style style:name="P10" style:family="paragraph" style:parent-style-name="Standard">
      <style:paragraph-properties fo:line-height="150%"/>
      <style:text-properties fo:font-weight="normal" officeooo:paragraph-rsid="007d6f04" style:font-weight-asian="normal" style:font-weight-complex="normal"/>
    </style:style>
    <style:style style:name="P11" style:family="paragraph" style:parent-style-name="Standard">
      <style:paragraph-properties fo:line-height="150%"/>
      <style:text-properties fo:font-weight="normal" officeooo:paragraph-rsid="017a329d" style:font-weight-asian="normal" style:font-weight-complex="normal"/>
    </style:style>
    <style:style style:name="P12" style:family="paragraph" style:parent-style-name="Standard">
      <style:paragraph-properties fo:line-height="150%"/>
      <style:text-properties fo:font-weight="normal" officeooo:paragraph-rsid="01f7d096" style:font-weight-asian="normal" style:font-weight-complex="normal"/>
    </style:style>
    <style:style style:name="P13" style:family="paragraph" style:parent-style-name="Standard">
      <style:paragraph-properties fo:line-height="150%"/>
      <style:text-properties fo:font-weight="normal" officeooo:paragraph-rsid="0097d4dc" style:font-weight-asian="normal" style:font-weight-complex="normal"/>
    </style:style>
    <style:style style:name="P14" style:family="paragraph" style:parent-style-name="Standard">
      <style:paragraph-properties fo:line-height="150%"/>
      <style:text-properties fo:font-weight="normal" officeooo:paragraph-rsid="016c5f1d" style:font-weight-asian="normal" style:font-weight-complex="normal"/>
    </style:style>
    <style:style style:name="P15" style:family="paragraph" style:parent-style-name="Standard">
      <style:paragraph-properties fo:line-height="150%"/>
      <style:text-properties fo:font-weight="normal" officeooo:paragraph-rsid="00153305" style:font-weight-asian="normal" style:font-weight-complex="normal"/>
    </style:style>
    <style:style style:name="P16" style:family="paragraph" style:parent-style-name="Standard">
      <style:paragraph-properties fo:line-height="150%"/>
      <style:text-properties fo:font-weight="normal" officeooo:paragraph-rsid="022c8cc5" style:font-weight-asian="normal" style:font-weight-complex="normal"/>
    </style:style>
    <style:style style:name="P17" style:family="paragraph" style:parent-style-name="Standard">
      <style:paragraph-properties fo:line-height="150%"/>
      <style:text-properties fo:font-weight="normal" officeooo:paragraph-rsid="025ad070" style:font-weight-asian="normal" style:font-weight-complex="normal"/>
    </style:style>
    <style:style style:name="P18" style:family="paragraph" style:parent-style-name="Standard">
      <style:paragraph-properties fo:line-height="150%"/>
      <style:text-properties fo:font-weight="normal" officeooo:paragraph-rsid="029fc092" style:font-weight-asian="normal" style:font-weight-complex="normal"/>
    </style:style>
    <style:style style:name="P19" style:family="paragraph" style:parent-style-name="Standard">
      <style:paragraph-properties fo:line-height="150%"/>
      <style:text-properties fo:font-weight="normal" officeooo:rsid="00aa520e" officeooo:paragraph-rsid="00aa520e" style:font-weight-asian="normal" style:font-weight-complex="normal"/>
    </style:style>
    <style:style style:name="P20" style:family="paragraph" style:parent-style-name="Standard">
      <style:paragraph-properties fo:line-height="150%"/>
      <style:text-properties fo:font-weight="normal" officeooo:rsid="00aa520e" officeooo:paragraph-rsid="00e40c50" style:font-weight-asian="normal" style:font-weight-complex="normal"/>
    </style:style>
    <style:style style:name="P21" style:family="paragraph" style:parent-style-name="Standard">
      <style:paragraph-properties fo:line-height="150%"/>
      <style:text-properties fo:font-weight="normal" officeooo:rsid="000a664b" officeooo:paragraph-rsid="00381a68" style:font-weight-asian="normal" style:font-weight-complex="normal"/>
    </style:style>
    <style:style style:name="P22" style:family="paragraph" style:parent-style-name="Standard">
      <style:paragraph-properties fo:line-height="150%"/>
      <style:text-properties fo:font-weight="normal" officeooo:rsid="000a664b" officeooo:paragraph-rsid="003be1db" style:font-weight-asian="normal" style:font-weight-complex="normal"/>
    </style:style>
    <style:style style:name="P23" style:family="paragraph" style:parent-style-name="Standard">
      <style:paragraph-properties fo:line-height="150%"/>
      <style:text-properties fo:font-weight="normal" officeooo:rsid="000a664b" officeooo:paragraph-rsid="0046ea9a" style:font-weight-asian="normal" style:font-weight-complex="normal"/>
    </style:style>
    <style:style style:name="P24" style:family="paragraph" style:parent-style-name="Standard">
      <style:paragraph-properties fo:line-height="150%"/>
      <style:text-properties fo:font-weight="normal" officeooo:rsid="00140e56" officeooo:paragraph-rsid="00140e56" style:font-weight-asian="normal" style:font-weight-complex="normal"/>
    </style:style>
    <style:style style:name="P25" style:family="paragraph" style:parent-style-name="Standard">
      <style:paragraph-properties fo:line-height="150%"/>
      <style:text-properties fo:font-weight="normal" officeooo:rsid="012ae591" officeooo:paragraph-rsid="012ae591" style:font-weight-asian="normal" style:font-weight-complex="normal"/>
    </style:style>
    <style:style style:name="P26" style:family="paragraph" style:parent-style-name="Standard">
      <style:paragraph-properties fo:line-height="150%"/>
      <style:text-properties fo:font-weight="normal" officeooo:rsid="02aee9c1" officeooo:paragraph-rsid="02aee9c1" style:font-weight-asian="normal" style:font-weight-complex="normal"/>
    </style:style>
    <style:style style:name="P27" style:family="paragraph" style:parent-style-name="Standard">
      <style:paragraph-properties fo:line-height="150%"/>
      <style:text-properties officeooo:paragraph-rsid="0209275a"/>
    </style:style>
    <style:style style:name="P28" style:family="paragraph" style:parent-style-name="Standard">
      <style:paragraph-properties fo:line-height="150%"/>
      <style:text-properties officeooo:paragraph-rsid="0004660a"/>
    </style:style>
    <style:style style:name="P29" style:family="paragraph" style:parent-style-name="Standard">
      <style:paragraph-properties fo:line-height="150%"/>
      <style:text-properties officeooo:paragraph-rsid="0297e04f"/>
    </style:style>
    <style:style style:name="P30" style:family="paragraph" style:parent-style-name="Standard">
      <style:paragraph-properties fo:line-height="150%"/>
      <style:text-properties officeooo:paragraph-rsid="000ee3d2" style:font-weight-asian="normal"/>
    </style:style>
    <style:style style:name="P31" style:family="paragraph" style:parent-style-name="Standard">
      <style:paragraph-properties fo:line-height="150%"/>
      <style:text-properties fo:font-style="normal" fo:font-weight="normal" officeooo:rsid="00153305" officeooo:paragraph-rsid="017cd77a" style:font-style-asian="normal" style:font-weight-asian="normal" style:font-style-complex="normal" style:font-weight-complex="normal"/>
    </style:style>
    <style:style style:name="P32" style:family="paragraph" style:parent-style-name="Standard">
      <style:paragraph-properties fo:line-height="150%"/>
      <style:text-properties style:text-position="0% 100%" fo:font-style="normal" fo:font-weight="normal" officeooo:rsid="01856f96" officeooo:paragraph-rsid="0004660a" style:font-style-asian="normal" style:font-weight-asian="normal" style:font-style-complex="normal" style:font-weight-complex="normal"/>
    </style:style>
    <style:style style:name="P33" style:family="paragraph" style:parent-style-name="Standard">
      <style:paragraph-properties fo:line-height="150%"/>
      <style:text-properties fo:font-weight="bold" officeooo:paragraph-rsid="0004660a" style:font-weight-asian="bold" style:font-weight-complex="bold"/>
    </style:style>
    <style:style style:name="P34" style:family="paragraph" style:parent-style-name="Standard">
      <style:paragraph-properties fo:line-height="150%"/>
      <style:text-properties fo:font-variant="normal" fo:text-transform="none" fo:color="#000000" style:font-name="Liberation Serif" fo:letter-spacing="normal" fo:font-weight="normal" officeooo:rsid="000fa3bf" officeooo:paragraph-rsid="00136777" style:font-name-asian="Liberation Serif" style:font-size-asian="10.5pt" style:font-style-asian="normal" style:font-weight-asian="normal" style:font-weight-complex="normal"/>
    </style:style>
    <style:style style:name="P35" style:family="paragraph" style:parent-style-name="Standard">
      <style:paragraph-properties fo:line-height="150%"/>
      <style:text-properties fo:font-variant="normal" fo:text-transform="none" fo:color="#000000" style:font-name="Liberation Serif" fo:letter-spacing="normal" fo:font-weight="normal" officeooo:rsid="00153305" officeooo:paragraph-rsid="0014a511" fo:background-color="transparent" style:font-name-asian="Liberation Serif" style:font-size-asian="10.5pt" style:font-style-asian="normal" style:font-weight-asian="normal" style:font-weight-complex="normal"/>
    </style:style>
    <style:style style:name="P36" style:family="paragraph" style:parent-style-name="Standard">
      <style:paragraph-properties fo:line-height="150%"/>
      <style:text-properties fo:font-style="italic" fo:font-weight="normal" officeooo:rsid="000fa3bf" officeooo:paragraph-rsid="000fa3bf" style:font-style-asian="italic" style:font-weight-asian="normal" style:font-style-complex="italic" style:font-weight-complex="normal"/>
    </style:style>
    <style:style style:name="P37" style:family="paragraph" style:parent-style-name="Standard">
      <style:paragraph-properties fo:line-height="150%"/>
      <style:text-properties fo:font-style="italic" fo:font-weight="normal" officeooo:rsid="00153305" officeooo:paragraph-rsid="00153305" style:font-style-asian="italic" style:font-weight-asian="normal" style:font-style-complex="italic" style:font-weight-complex="normal"/>
    </style:style>
    <style:style style:name="P38" style:family="paragraph" style:parent-style-name="Standard">
      <style:paragraph-properties fo:line-height="150%"/>
      <style:text-properties fo:font-style="italic" fo:font-weight="normal" officeooo:rsid="0135502a" officeooo:paragraph-rsid="0135502a" style:font-style-asian="italic" style:font-weight-asian="normal" style:font-style-complex="italic" style:font-weight-complex="normal"/>
    </style:style>
    <style:style style:name="P39" style:family="paragraph" style:parent-style-name="Standard">
      <style:paragraph-properties fo:line-height="150%"/>
      <style:text-properties fo:font-style="italic" officeooo:rsid="000fa3bf" officeooo:paragraph-rsid="000fa3bf" style:font-style-asian="italic" style:font-weight-asian="normal" style:font-style-complex="italic"/>
    </style:style>
    <style:style style:name="P40" style:family="paragraph" style:parent-style-name="Standard">
      <style:paragraph-properties fo:line-height="150%"/>
      <style:text-properties style:font-name="Liberation Serif1" fo:font-style="normal" fo:font-weight="normal" officeooo:rsid="00262ced" officeooo:paragraph-rsid="0020449e" style:font-style-asian="normal" style:font-weight-asian="normal" style:font-style-complex="normal" style:font-weight-complex="normal"/>
    </style:style>
    <style:style style:name="P41" style:family="paragraph" style:parent-style-name="Standard">
      <style:text-properties style:font-name="Liberation Serif" fo:font-size="12pt"/>
    </style:style>
    <style:style style:name="P42" style:family="paragraph" style:parent-style-name="Standard">
      <style:paragraph-properties fo:line-height="150%" fo:break-before="page"/>
      <style:text-properties fo:font-weight="bold" officeooo:paragraph-rsid="0004660a" style:font-weight-asian="bold" style:font-weight-complex="bold"/>
    </style:style>
    <style:style style:name="P43" style:family="paragraph" style:parent-style-name="Standard">
      <style:paragraph-properties fo:line-height="150%" fo:break-before="page"/>
      <style:text-properties fo:font-weight="bold" officeooo:rsid="01ff0443" officeooo:paragraph-rsid="01ff0443" style:font-weight-asian="bold" style:font-weight-complex="bold"/>
    </style:style>
    <style:style style:name="P44" style:family="paragraph" style:parent-style-name="Standard">
      <style:paragraph-properties fo:line-height="150%" fo:break-before="page"/>
      <style:text-properties fo:font-weight="bold" officeooo:rsid="0201be14" officeooo:paragraph-rsid="0297e04f" style:font-weight-asian="bold" style:font-weight-complex="bold"/>
    </style:style>
    <style:style style:name="P45" style:family="paragraph" style:parent-style-name="Standard">
      <style:paragraph-properties fo:margin-left="0.3335in" fo:margin-right="0in" fo:margin-top="0in" fo:margin-bottom="0.0972in" loext:contextual-spacing="false" fo:line-height="120%" fo:text-indent="-0.3335in" style:auto-text-indent="false"/>
      <style:text-properties style:font-name="Liberation Serif" fo:font-size="12pt"/>
    </style:style>
    <style:style style:name="P46" style:family="paragraph" style:parent-style-name="Standard">
      <style:paragraph-properties fo:line-height="150%"/>
      <style:text-properties fo:font-weight="normal" officeooo:paragraph-rsid="02b05ba3" style:font-weight-asian="normal" style:font-weight-complex="normal"/>
    </style:style>
    <style:style style:name="P47" style:family="paragraph" style:parent-style-name="Standard">
      <style:paragraph-properties fo:line-height="150%"/>
      <style:text-properties fo:font-weight="normal" officeooo:paragraph-rsid="00339ad2" style:font-weight-asian="normal" style:font-weight-complex="normal"/>
    </style:style>
    <style:style style:name="P48" style:family="paragraph" style:parent-style-name="Standard">
      <style:paragraph-properties fo:line-height="150%"/>
      <style:text-properties fo:font-weight="normal" officeooo:paragraph-rsid="00f64cc0" style:font-weight-asian="normal" style:font-weight-complex="normal"/>
    </style:style>
    <style:style style:name="P49" style:family="paragraph" style:parent-style-name="Standard">
      <style:paragraph-properties fo:line-height="150%"/>
      <style:text-properties fo:font-weight="normal" officeooo:paragraph-rsid="0217ee7e" fo:background-color="transparent" style:font-weight-asian="normal" style:font-weight-complex="normal"/>
    </style:style>
    <style:style style:name="P50" style:family="paragraph" style:parent-style-name="Standard">
      <style:paragraph-properties fo:line-height="150%"/>
      <style:text-properties officeooo:paragraph-rsid="020ad4c5" style:font-weight-asian="normal"/>
    </style:style>
    <style:style style:name="P5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normal" officeooo:rsid="01148fc6" style:font-style-asian="normal" style:font-style-complex="normal"/>
    </style:style>
    <style:style style:name="T2" style:family="text">
      <style:text-properties style:font-name="Liberation Serif1" fo:font-style="normal" officeooo:rsid="00222a4a" style:font-style-asian="normal" style:font-style-complex="normal"/>
    </style:style>
    <style:style style:name="T3" style:family="text">
      <style:text-properties style:text-position="0% 100%" style:font-name="Liberation Serif1" fo:font-style="normal" officeooo:rsid="02087e80" style:font-style-asian="normal" style:font-style-complex="normal"/>
    </style:style>
    <style:style style:name="T4" style:family="text">
      <style:text-properties officeooo:rsid="00abf227"/>
    </style:style>
    <style:style style:name="T5" style:family="text">
      <style:text-properties officeooo:rsid="003e6c18"/>
    </style:style>
    <style:style style:name="T6" style:family="text">
      <style:text-properties officeooo:rsid="003c9e76"/>
    </style:style>
    <style:style style:name="T7" style:family="text">
      <style:text-properties officeooo:rsid="003fcc52"/>
    </style:style>
    <style:style style:name="T8" style:family="text">
      <style:text-properties fo:font-style="normal" officeooo:rsid="0020449e" style:font-style-asian="normal" style:font-style-complex="normal"/>
    </style:style>
    <style:style style:name="T9" style:family="text">
      <style:text-properties fo:font-style="normal" officeooo:rsid="00339ad2" style:font-style-asian="normal" style:font-style-complex="normal"/>
    </style:style>
    <style:style style:name="T10" style:family="text">
      <style:text-properties fo:font-style="normal" officeooo:rsid="006ce9a7" style:font-style-asian="normal" style:font-style-complex="normal"/>
    </style:style>
    <style:style style:name="T11" style:family="text">
      <style:text-properties fo:font-style="normal" officeooo:rsid="006eceed" style:font-style-asian="normal" style:font-style-complex="normal"/>
    </style:style>
    <style:style style:name="T12" style:family="text">
      <style:text-properties fo:font-style="normal" officeooo:rsid="006f26e4" style:font-style-asian="normal" style:font-style-complex="normal"/>
    </style:style>
    <style:style style:name="T13" style:family="text">
      <style:text-properties fo:font-style="normal" officeooo:rsid="00726ad8" style:font-style-asian="normal" style:font-style-complex="normal"/>
    </style:style>
    <style:style style:name="T14" style:family="text">
      <style:text-properties fo:font-style="normal" officeooo:rsid="01b0de0f" style:font-style-asian="normal" style:font-style-complex="normal"/>
    </style:style>
    <style:style style:name="T15" style:family="text">
      <style:text-properties fo:font-style="normal" officeooo:rsid="000fa3bf" style:font-style-asian="normal" style:font-style-complex="normal"/>
    </style:style>
    <style:style style:name="T16" style:family="text">
      <style:text-properties fo:font-style="normal" officeooo:rsid="0034e9b1" style:font-style-asian="normal" style:font-style-complex="normal"/>
    </style:style>
    <style:style style:name="T17" style:family="text">
      <style:text-properties fo:font-style="normal" officeooo:rsid="00369e82" style:font-style-asian="normal" style:font-style-complex="normal"/>
    </style:style>
    <style:style style:name="T18" style:family="text">
      <style:text-properties fo:font-style="normal" officeooo:rsid="0036d57b" style:font-style-asian="normal" style:font-style-complex="normal"/>
    </style:style>
    <style:style style:name="T19" style:family="text">
      <style:text-properties fo:font-style="normal" officeooo:rsid="0036e442" style:font-style-asian="normal" style:font-style-complex="normal"/>
    </style:style>
    <style:style style:name="T20" style:family="text">
      <style:text-properties fo:font-style="normal" officeooo:rsid="003c9e76" style:font-style-asian="normal" style:font-style-complex="normal"/>
    </style:style>
    <style:style style:name="T21" style:family="text">
      <style:text-properties fo:font-style="normal" officeooo:rsid="003dea43" style:font-style-asian="normal" style:font-style-complex="normal"/>
    </style:style>
    <style:style style:name="T22" style:family="text">
      <style:text-properties fo:font-style="normal" officeooo:rsid="0046ea9a" style:font-style-asian="normal" style:font-style-complex="normal"/>
    </style:style>
    <style:style style:name="T23" style:family="text">
      <style:text-properties fo:font-style="normal" officeooo:rsid="00611966" style:font-style-asian="normal" style:font-style-complex="normal"/>
    </style:style>
    <style:style style:name="T24" style:family="text">
      <style:text-properties fo:font-style="normal" officeooo:rsid="0065da6b" style:font-style-asian="normal" style:font-style-complex="normal"/>
    </style:style>
    <style:style style:name="T25" style:family="text">
      <style:text-properties fo:font-style="normal" officeooo:rsid="0067811c" style:font-style-asian="normal" style:font-style-complex="normal"/>
    </style:style>
    <style:style style:name="T26" style:family="text">
      <style:text-properties fo:font-style="normal" officeooo:rsid="006978c0" style:font-style-asian="normal" style:font-style-complex="normal"/>
    </style:style>
    <style:style style:name="T27" style:family="text">
      <style:text-properties fo:font-style="normal" officeooo:rsid="006a6e3a" style:font-style-asian="normal" style:font-style-complex="normal"/>
    </style:style>
    <style:style style:name="T28" style:family="text">
      <style:text-properties fo:font-style="normal" officeooo:rsid="006acb6e" style:font-style-asian="normal" style:font-style-complex="normal"/>
    </style:style>
    <style:style style:name="T29" style:family="text">
      <style:text-properties fo:font-style="normal" officeooo:rsid="006c7e7a" style:font-style-asian="normal" style:font-style-complex="normal"/>
    </style:style>
    <style:style style:name="T30" style:family="text">
      <style:text-properties fo:font-style="normal" officeooo:rsid="006cb25f" style:font-style-asian="normal" style:font-style-complex="normal"/>
    </style:style>
    <style:style style:name="T31" style:family="text">
      <style:text-properties fo:font-style="normal" officeooo:rsid="0095a63e" style:font-style-asian="normal" style:font-style-complex="normal"/>
    </style:style>
    <style:style style:name="T32" style:family="text">
      <style:text-properties fo:font-style="normal" officeooo:rsid="00965377" style:font-style-asian="normal" style:font-style-complex="normal"/>
    </style:style>
    <style:style style:name="T33" style:family="text">
      <style:text-properties fo:font-style="normal" officeooo:rsid="00d5a54b" style:font-style-asian="normal" style:font-style-complex="normal"/>
    </style:style>
    <style:style style:name="T34" style:family="text">
      <style:text-properties fo:font-style="normal" officeooo:rsid="010f1067" style:font-style-asian="normal" style:font-style-complex="normal"/>
    </style:style>
    <style:style style:name="T35" style:family="text">
      <style:text-properties fo:font-style="normal" officeooo:rsid="011374e4" style:font-style-asian="normal" style:font-style-complex="normal"/>
    </style:style>
    <style:style style:name="T36" style:family="text">
      <style:text-properties fo:font-style="normal" officeooo:rsid="01148fc6" style:font-style-asian="normal" style:font-style-complex="normal"/>
    </style:style>
    <style:style style:name="T37" style:family="text">
      <style:text-properties fo:font-style="normal" officeooo:rsid="011ba748" style:font-style-asian="normal" style:font-style-complex="normal"/>
    </style:style>
    <style:style style:name="T38" style:family="text">
      <style:text-properties fo:font-style="normal" officeooo:rsid="011ee8f5" style:font-style-asian="normal" style:font-style-complex="normal"/>
    </style:style>
    <style:style style:name="T39" style:family="text">
      <style:text-properties fo:font-style="normal" officeooo:rsid="01225d44" style:font-style-asian="normal" style:font-style-complex="normal"/>
    </style:style>
    <style:style style:name="T40" style:family="text">
      <style:text-properties fo:font-style="normal" officeooo:rsid="0135502a" style:font-style-asian="normal" style:font-style-complex="normal"/>
    </style:style>
    <style:style style:name="T41" style:family="text">
      <style:text-properties fo:font-style="normal" officeooo:rsid="0138cd3d" style:font-style-asian="normal" style:font-style-complex="normal"/>
    </style:style>
    <style:style style:name="T42" style:family="text">
      <style:text-properties fo:font-style="normal" officeooo:rsid="01444b5c" style:font-style-asian="normal" style:font-style-complex="normal"/>
    </style:style>
    <style:style style:name="T43" style:family="text">
      <style:text-properties fo:font-style="normal" officeooo:rsid="01455498" style:font-style-asian="normal" style:font-style-complex="normal"/>
    </style:style>
    <style:style style:name="T44" style:family="text">
      <style:text-properties fo:font-style="normal" officeooo:rsid="01623ff2" style:font-style-asian="normal" style:font-style-complex="normal"/>
    </style:style>
    <style:style style:name="T45" style:family="text">
      <style:text-properties fo:font-style="normal" officeooo:rsid="0240e80a" style:font-style-asian="normal" style:font-style-complex="normal"/>
    </style:style>
    <style:style style:name="T46" style:family="text">
      <style:text-properties fo:font-style="normal" officeooo:rsid="024410ff" style:font-style-asian="normal" style:font-style-complex="normal"/>
    </style:style>
    <style:style style:name="T47" style:family="text">
      <style:text-properties fo:font-style="normal" officeooo:rsid="02460c66" style:font-style-asian="normal" style:font-style-complex="normal"/>
    </style:style>
    <style:style style:name="T48" style:family="text">
      <style:text-properties fo:font-style="normal" officeooo:rsid="026c2abf" style:font-style-asian="normal" style:font-style-complex="normal"/>
    </style:style>
    <style:style style:name="T49" style:family="text">
      <style:text-properties fo:font-style="normal" officeooo:rsid="026d6dca" style:font-style-asian="normal" style:font-style-complex="normal"/>
    </style:style>
    <style:style style:name="T50" style:family="text">
      <style:text-properties fo:font-style="normal" officeooo:rsid="028e6349" style:font-style-asian="normal" style:font-style-complex="normal"/>
    </style:style>
    <style:style style:name="T51" style:family="text">
      <style:text-properties fo:font-style="normal" officeooo:rsid="028f1daf" style:font-style-asian="normal" style:font-style-complex="normal"/>
    </style:style>
    <style:style style:name="T52" style:family="text">
      <style:text-properties fo:font-style="normal" style:text-underline-style="none" officeooo:rsid="003c9e76" style:font-style-asian="normal" style:font-style-complex="normal"/>
    </style:style>
    <style:style style:name="T53" style:family="text">
      <style:text-properties style:font-name="Liberation Serif1"/>
    </style:style>
    <style:style style:name="T54" style:family="text">
      <style:text-properties style:font-name="Liberation Serif1" fo:font-style="normal" officeooo:rsid="00611966" style:font-style-asian="normal" style:font-style-complex="normal"/>
    </style:style>
    <style:style style:name="T55" style:family="text">
      <style:text-properties style:font-name="Liberation Serif1" fo:font-style="normal" officeooo:rsid="00222a4a" style:font-style-asian="normal" style:font-style-complex="normal"/>
    </style:style>
    <style:style style:name="T56" style:family="text">
      <style:text-properties style:font-name="Liberation Serif1" fo:font-style="normal" officeooo:rsid="00237409" style:font-style-asian="normal" style:font-style-complex="normal"/>
    </style:style>
    <style:style style:name="T57" style:family="text">
      <style:text-properties style:font-name="Liberation Serif1" fo:font-style="normal" officeooo:rsid="00058766" style:font-style-asian="normal" style:font-style-complex="normal"/>
    </style:style>
    <style:style style:name="T58" style:family="text">
      <style:text-properties style:font-name="Liberation Serif1" fo:font-style="normal" officeooo:rsid="0020449e" style:font-style-asian="normal" style:font-style-complex="normal"/>
    </style:style>
    <style:style style:name="T59" style:family="text">
      <style:text-properties style:font-name="Liberation Serif1" fo:font-style="normal" officeooo:rsid="00229e06" style:font-style-asian="normal" style:font-style-complex="normal"/>
    </style:style>
    <style:style style:name="T60" style:family="text">
      <style:text-properties style:font-name="Liberation Serif1" fo:font-style="normal" officeooo:rsid="00262ced" style:font-style-asian="normal" style:font-style-complex="normal"/>
    </style:style>
    <style:style style:name="T61" style:family="text">
      <style:text-properties style:font-name="Liberation Serif1" fo:font-style="normal" officeooo:rsid="006206e9" style:font-style-asian="normal" style:font-style-complex="normal"/>
    </style:style>
    <style:style style:name="T62" style:family="text">
      <style:text-properties style:font-name="Liberation Serif1" fo:font-style="normal" officeooo:rsid="00636cf0" style:font-style-asian="normal" style:font-style-complex="normal"/>
    </style:style>
    <style:style style:name="T63" style:family="text">
      <style:text-properties style:font-name="Liberation Serif1" fo:font-style="normal" officeooo:rsid="0064ff87" style:font-style-asian="normal" style:font-style-complex="normal"/>
    </style:style>
    <style:style style:name="T64" style:family="text">
      <style:text-properties style:font-name="Liberation Serif1" fo:font-style="normal" officeooo:rsid="00f64cc0" style:font-style-asian="normal" style:font-style-complex="normal"/>
    </style:style>
    <style:style style:name="T65" style:family="text">
      <style:text-properties style:font-name="Liberation Serif1" fo:font-style="normal" officeooo:rsid="01148fc6" style:font-style-asian="normal" style:font-style-complex="normal"/>
    </style:style>
    <style:style style:name="T66" style:family="text">
      <style:text-properties style:font-name="Liberation Serif1" fo:font-style="normal" officeooo:rsid="0115bfa2" style:font-style-asian="normal" style:font-style-complex="normal"/>
    </style:style>
    <style:style style:name="T67" style:family="text">
      <style:text-properties style:font-name="Liberation Serif1" fo:font-style="normal" officeooo:rsid="01a158d6" style:font-style-asian="normal" style:font-style-complex="normal"/>
    </style:style>
    <style:style style:name="T68" style:family="text">
      <style:text-properties style:font-name="Liberation Serif1" fo:font-weight="normal" officeooo:rsid="0006daf5" style:font-weight-asian="normal" style:font-weight-complex="normal"/>
    </style:style>
    <style:style style:name="T69" style:family="text">
      <style:text-properties style:font-name="Liberation Serif1" fo:font-weight="normal" officeooo:rsid="01627219" style:font-weight-asian="normal" style:font-weight-complex="normal"/>
    </style:style>
    <style:style style:name="T70" style:family="text">
      <style:text-properties style:font-name="Liberation Serif1" fo:font-weight="normal" officeooo:rsid="01df8b51" style:font-weight-asian="normal" style:font-weight-complex="normal"/>
    </style:style>
    <style:style style:name="T71" style:family="text">
      <style:text-properties style:font-name="Liberation Serif1" fo:font-weight="normal" officeooo:rsid="00058766" style:font-weight-asian="normal" style:font-weight-complex="normal"/>
    </style:style>
    <style:style style:name="T72" style:family="text">
      <style:text-properties style:font-name="Liberation Serif1" fo:font-weight="normal" officeooo:rsid="00063587" style:font-weight-asian="normal" style:font-weight-complex="normal"/>
    </style:style>
    <style:style style:name="T73" style:family="text">
      <style:text-properties style:font-name="Liberation Serif1" fo:font-weight="normal" officeooo:rsid="01e03a5c" style:font-weight-asian="normal" style:font-weight-complex="normal"/>
    </style:style>
    <style:style style:name="T74" style:family="text">
      <style:text-properties style:font-name="Liberation Serif1" fo:font-weight="normal" officeooo:rsid="01dfff33" style:font-weight-asian="normal" style:font-weight-complex="normal"/>
    </style:style>
    <style:style style:name="T75" style:family="text">
      <style:text-properties style:font-name="Liberation Serif1" fo:font-weight="normal" officeooo:rsid="01e1df82" style:font-weight-asian="normal" style:font-weight-complex="normal"/>
    </style:style>
    <style:style style:name="T76" style:family="text">
      <style:text-properties style:font-name="Liberation Serif1" fo:font-weight="normal" officeooo:rsid="02a6061e" style:font-weight-asian="normal" style:font-weight-complex="normal"/>
    </style:style>
    <style:style style:name="T77" style:family="text">
      <style:text-properties style:font-name="Liberation Serif1" fo:font-weight="normal" officeooo:rsid="0006daf5" fo:background-color="#ffff00" loext:char-shading-value="0" style:font-weight-asian="normal" style:font-weight-complex="normal"/>
    </style:style>
    <style:style style:name="T78" style:family="text">
      <style:text-properties style:font-name="Liberation Serif1" officeooo:rsid="00ca309a"/>
    </style:style>
    <style:style style:name="T79" style:family="text">
      <style:text-properties style:font-name="Liberation Serif1" officeooo:rsid="000fa3bf"/>
    </style:style>
    <style:style style:name="T80" style:family="text">
      <style:text-properties style:font-name="Liberation Serif1" officeooo:rsid="00b62140"/>
    </style:style>
    <style:style style:name="T81" style:family="text">
      <style:text-properties style:font-name="Liberation Serif1" officeooo:rsid="017441da"/>
    </style:style>
    <style:style style:name="T82" style:family="text">
      <style:text-properties style:font-name="Liberation Serif1" officeooo:rsid="00136777"/>
    </style:style>
    <style:style style:name="T83" style:family="text">
      <style:text-properties style:font-name="Liberation Serif1" officeooo:rsid="00b65eee"/>
    </style:style>
    <style:style style:name="T84" style:family="text">
      <style:text-properties style:font-name="Liberation Serif1" officeooo:rsid="0006daf5"/>
    </style:style>
    <style:style style:name="T85" style:family="text">
      <style:text-properties style:font-name="Liberation Serif1" fo:font-style="italic" officeooo:rsid="00237409" style:font-style-asian="italic" style:font-style-complex="italic"/>
    </style:style>
    <style:style style:name="T86" style:family="text">
      <style:text-properties style:font-name="Liberation Serif1" fo:font-style="italic" officeooo:rsid="00f64cc0" style:font-style-asian="italic" style:font-style-complex="italic"/>
    </style:style>
    <style:style style:name="T87" style:family="text">
      <style:text-properties style:font-name="Liberation Serif1" fo:font-style="italic" fo:font-weight="normal" officeooo:rsid="0006daf5" style:font-style-asian="italic" style:font-style-complex="italic" style:font-weight-complex="normal"/>
    </style:style>
    <style:style style:name="T88" style:family="text">
      <style:text-properties style:font-name="Liberation Serif1" officeooo:rsid="000d9c89"/>
    </style:style>
    <style:style style:name="T89" style:family="text">
      <style:text-properties style:font-name="Liberation Serif1" officeooo:rsid="00a0ccb0"/>
    </style:style>
    <style:style style:name="T90" style:family="text">
      <style:text-properties style:font-name="Liberation Serif1" officeooo:rsid="00b34b6b"/>
    </style:style>
    <style:style style:name="T91" style:family="text">
      <style:text-properties style:font-name="Liberation Serif1" officeooo:rsid="00b475d4"/>
    </style:style>
    <style:style style:name="T92" style:family="text">
      <style:text-properties style:font-name="Liberation Serif1" officeooo:rsid="00c8f3eb"/>
    </style:style>
    <style:style style:name="T93" style:family="text">
      <style:text-properties style:font-name="Liberation Serif1" officeooo:rsid="00cc9fab"/>
    </style:style>
    <style:style style:name="T94" style:family="text">
      <style:text-properties style:font-name="Liberation Serif1" officeooo:rsid="0115bfa2"/>
    </style:style>
    <style:style style:name="T95" style:family="text">
      <style:text-properties style:font-name="Liberation Serif1" officeooo:rsid="01191934"/>
    </style:style>
    <style:style style:name="T96" style:family="text">
      <style:text-properties style:font-name="Liberation Serif1" officeooo:rsid="01762e85"/>
    </style:style>
    <style:style style:name="T97" style:family="text">
      <style:text-properties style:font-name="Liberation Serif1" officeooo:rsid="01e1df82"/>
    </style:style>
    <style:style style:name="T98" style:family="text">
      <style:text-properties style:font-name="Liberation Serif1" officeooo:rsid="0210be4d"/>
    </style:style>
    <style:style style:name="T99" style:family="text">
      <style:text-properties style:font-name="Liberation Serif1" officeooo:rsid="0263aaec"/>
    </style:style>
    <style:style style:name="T100" style:family="text">
      <style:text-properties style:text-position="0% 100%"/>
    </style:style>
    <style:style style:name="T101" style:family="text">
      <style:text-properties style:text-position="0% 100%" style:font-name="Liberation Serif1" fo:font-style="normal" officeooo:rsid="00636cf0" style:font-style-asian="normal" style:font-style-complex="normal"/>
    </style:style>
    <style:style style:name="T102" style:family="text">
      <style:text-properties style:text-position="0% 100%" style:font-name="Liberation Serif1" fo:font-style="normal" officeooo:rsid="0020449e" style:font-style-asian="normal" style:font-style-complex="normal"/>
    </style:style>
    <style:style style:name="T103" style:family="text">
      <style:text-properties style:text-position="0% 100%" style:font-name="Liberation Serif1" fo:font-style="normal" officeooo:rsid="00222a4a" style:font-style-asian="normal" style:font-style-complex="normal"/>
    </style:style>
    <style:style style:name="T104" style:family="text">
      <style:text-properties style:text-position="0% 100%" style:font-name="Liberation Serif1" fo:font-style="normal" officeooo:rsid="0025147f" style:font-style-asian="normal" style:font-style-complex="normal"/>
    </style:style>
    <style:style style:name="T105" style:family="text">
      <style:text-properties style:text-position="0% 100%" style:font-name="Liberation Serif1" fo:font-style="normal" officeooo:rsid="00262ced" style:font-style-asian="normal" style:font-style-complex="normal"/>
    </style:style>
    <style:style style:name="T106" style:family="text">
      <style:text-properties style:text-position="0% 100%" style:font-name="Liberation Serif1" fo:font-style="normal" officeooo:rsid="00237409" style:font-style-asian="normal" style:font-style-complex="normal"/>
    </style:style>
    <style:style style:name="T107" style:family="text">
      <style:text-properties style:text-position="0% 100%" style:font-name="Liberation Serif1" fo:font-style="normal" officeooo:rsid="00f64cc0" style:font-style-asian="normal" style:font-style-complex="normal"/>
    </style:style>
    <style:style style:name="T108" style:family="text">
      <style:text-properties style:text-position="0% 100%" style:font-name="Liberation Serif1" fo:font-style="normal" officeooo:rsid="02087e80" style:font-style-asian="normal" style:font-style-complex="normal"/>
    </style:style>
    <style:style style:name="T109" style:family="text">
      <style:text-properties style:text-position="0% 100%" style:font-name="Liberation Serif1" officeooo:rsid="00dd6597"/>
    </style:style>
    <style:style style:name="T110" style:family="text">
      <style:text-properties style:text-position="0% 100%" style:font-name="Liberation Serif1" officeooo:rsid="00de6077"/>
    </style:style>
    <style:style style:name="T111" style:family="text">
      <style:text-properties style:text-position="0% 100%" style:font-name="Liberation Serif1" officeooo:rsid="000d9c89"/>
    </style:style>
    <style:style style:name="T112" style:family="text">
      <style:text-properties style:text-position="0% 100%" style:font-name="Liberation Serif1" fo:font-style="italic" fo:font-weight="normal" officeooo:rsid="0006daf5" style:font-style-asian="italic" style:font-style-complex="italic" style:font-weight-complex="normal"/>
    </style:style>
    <style:style style:name="T113" style:family="text">
      <style:text-properties style:text-position="0% 100%" style:font-name="Liberation Serif1" fo:font-weight="normal" officeooo:rsid="00093ce7" style:font-weight-complex="normal"/>
    </style:style>
    <style:style style:name="T114" style:family="text">
      <style:text-properties style:text-position="0% 100%" style:font-name="Liberation Serif1" fo:font-weight="normal" officeooo:rsid="0006daf5" style:font-weight-complex="normal"/>
    </style:style>
    <style:style style:name="T115" style:family="text">
      <style:text-properties style:text-position="0% 100%" style:font-name="Liberation Serif1" fo:font-weight="normal" officeooo:rsid="000b3897" style:font-weight-complex="normal"/>
    </style:style>
    <style:style style:name="T116" style:family="text">
      <style:text-properties style:text-position="0% 100%" style:font-name="Liberation Serif1" fo:font-weight="normal" officeooo:rsid="00063587" style:font-weight-asian="normal" style:font-weight-complex="normal"/>
    </style:style>
    <style:style style:name="T117" style:family="text">
      <style:text-properties style:text-position="0% 100%" style:font-name="Liberation Serif1" fo:font-weight="normal" officeooo:rsid="0006daf5" style:font-weight-asian="normal" style:font-weight-complex="normal"/>
    </style:style>
    <style:style style:name="T118" style:family="text">
      <style:text-properties style:text-position="0% 100%" style:font-name="Liberation Serif1" officeooo:rsid="000fa3bf"/>
    </style:style>
    <style:style style:name="T119" style:family="text">
      <style:text-properties style:text-position="0% 100%" style:font-name="Liberation Serif1" officeooo:rsid="017cd77a"/>
    </style:style>
    <style:style style:name="T120" style:family="text">
      <style:text-properties style:text-position="0% 100%" style:font-name="Liberation Serif1" officeooo:rsid="017dba8a"/>
    </style:style>
    <style:style style:name="T121" style:family="text">
      <style:text-properties style:text-position="0% 100%" style:font-name="Liberation Serif1" officeooo:rsid="017e1b8a"/>
    </style:style>
    <style:style style:name="T122" style:family="text">
      <style:text-properties style:text-position="0% 100%" style:font-name="Liberation Serif1" officeooo:rsid="01b0de0f"/>
    </style:style>
    <style:style style:name="T123" style:family="text">
      <style:text-properties style:text-position="0% 100%" fo:font-style="normal" officeooo:rsid="013e7343" style:font-style-asian="normal" style:font-style-complex="normal"/>
    </style:style>
    <style:style style:name="T124" style:family="text">
      <style:text-properties style:text-position="0% 100%" fo:font-style="normal" officeooo:rsid="0135502a" style:font-style-asian="normal" style:font-style-complex="normal"/>
    </style:style>
    <style:style style:name="T125" style:family="text">
      <style:text-properties style:text-position="0% 100%" fo:font-style="normal" officeooo:rsid="00965377" style:font-style-asian="normal" style:font-style-complex="normal"/>
    </style:style>
    <style:style style:name="T126" style:family="text">
      <style:text-properties style:text-position="0% 100%" fo:font-style="normal" officeooo:rsid="011ba748" style:font-style-asian="normal" style:font-style-complex="normal"/>
    </style:style>
    <style:style style:name="T127" style:family="text">
      <style:text-properties style:text-position="0% 100%" fo:font-style="normal" officeooo:rsid="00726ad8" style:font-style-asian="normal" style:font-style-complex="normal"/>
    </style:style>
    <style:style style:name="T128" style:family="text">
      <style:text-properties style:text-position="0% 100%" fo:font-style="normal" officeooo:rsid="00755529" style:font-style-asian="normal" style:font-style-complex="normal"/>
    </style:style>
    <style:style style:name="T129" style:family="text">
      <style:text-properties style:text-position="0% 100%" fo:font-style="normal" officeooo:rsid="007d6f04" style:font-style-asian="normal" style:font-style-complex="normal"/>
    </style:style>
    <style:style style:name="T130" style:family="text">
      <style:text-properties style:text-position="0% 100%" fo:font-style="normal" officeooo:rsid="01b0de0f" style:font-style-asian="normal" style:font-style-complex="normal"/>
    </style:style>
    <style:style style:name="T131" style:family="text">
      <style:text-properties style:text-position="0% 100%" fo:font-style="normal" officeooo:rsid="015c5674" style:font-style-asian="normal" style:font-style-complex="normal"/>
    </style:style>
    <style:style style:name="T132" style:family="text">
      <style:text-properties style:text-position="0% 100%" fo:font-style="normal" officeooo:rsid="0077b691" style:font-style-asian="normal" style:font-style-complex="normal"/>
    </style:style>
    <style:style style:name="T133" style:family="text">
      <style:text-properties style:text-position="0% 100%" fo:font-style="normal" officeooo:rsid="008a499a" style:font-style-asian="normal" style:font-style-complex="normal"/>
    </style:style>
    <style:style style:name="T134" style:family="text">
      <style:text-properties style:text-position="0% 100%" fo:font-style="normal" officeooo:rsid="008a7481" style:font-style-asian="normal" style:font-style-complex="normal"/>
    </style:style>
    <style:style style:name="T135" style:family="text">
      <style:text-properties style:text-position="0% 100%" fo:font-style="normal" officeooo:rsid="0078ff81" style:font-style-asian="normal" style:font-style-complex="normal"/>
    </style:style>
    <style:style style:name="T136" style:family="text">
      <style:text-properties style:text-position="0% 100%" fo:font-style="normal" officeooo:rsid="007db258" style:font-style-asian="normal" style:font-style-complex="normal"/>
    </style:style>
    <style:style style:name="T137" style:family="text">
      <style:text-properties style:text-position="0% 100%" fo:font-style="normal" officeooo:rsid="01623ff2" style:font-style-asian="normal" style:font-style-complex="normal"/>
    </style:style>
    <style:style style:name="T138" style:family="text">
      <style:text-properties style:text-position="0% 100%" fo:font-style="normal" officeooo:rsid="01937f76" style:font-style-asian="normal" style:font-style-complex="normal"/>
    </style:style>
    <style:style style:name="T139" style:family="text">
      <style:text-properties style:text-position="0% 100%" fo:font-style="normal" officeooo:rsid="018215b5" style:font-style-asian="normal" style:font-style-complex="normal"/>
    </style:style>
    <style:style style:name="T140" style:family="text">
      <style:text-properties style:text-position="0% 100%" fo:font-style="normal" officeooo:rsid="0182b2c3" style:font-style-asian="normal" style:font-style-complex="normal"/>
    </style:style>
    <style:style style:name="T141" style:family="text">
      <style:text-properties style:text-position="0% 100%" fo:font-style="normal" officeooo:rsid="01946709" style:font-style-asian="normal" style:font-style-complex="normal"/>
    </style:style>
    <style:style style:name="T142" style:family="text">
      <style:text-properties style:text-position="0% 100%" fo:font-style="normal" officeooo:rsid="0191d529" style:font-style-asian="normal" style:font-style-complex="normal"/>
    </style:style>
    <style:style style:name="T143" style:family="text">
      <style:text-properties style:text-position="0% 100%" fo:font-style="normal" officeooo:rsid="01856f96" style:font-style-asian="normal" style:font-style-complex="normal"/>
    </style:style>
    <style:style style:name="T144" style:family="text">
      <style:text-properties style:text-position="0% 100%" fo:font-style="normal" officeooo:rsid="003c9e76" style:font-style-asian="normal" style:font-style-complex="normal"/>
    </style:style>
    <style:style style:name="T145" style:family="text">
      <style:text-properties style:text-position="0% 100%" fo:font-style="normal" officeooo:rsid="003dea43" style:font-style-asian="normal" style:font-style-complex="normal"/>
    </style:style>
    <style:style style:name="T146" style:family="text">
      <style:text-properties style:text-position="0% 100%" fo:font-style="normal" officeooo:rsid="00768b17" style:font-style-asian="normal" style:font-style-complex="normal"/>
    </style:style>
    <style:style style:name="T147" style:family="text">
      <style:text-properties style:text-position="0% 100%" fo:font-style="normal" officeooo:rsid="0089b805" style:font-style-asian="normal" style:font-style-complex="normal"/>
    </style:style>
    <style:style style:name="T148" style:family="text">
      <style:text-properties style:text-position="0% 100%" fo:font-style="normal" officeooo:rsid="00db9436" style:font-style-asian="normal" style:font-style-complex="normal"/>
    </style:style>
    <style:style style:name="T149" style:family="text">
      <style:text-properties style:text-position="0% 100%" fo:font-style="normal" officeooo:rsid="010f1067" style:font-style-asian="normal" style:font-style-complex="normal"/>
    </style:style>
    <style:style style:name="T150" style:family="text">
      <style:text-properties style:text-position="0% 100%" fo:font-style="normal" officeooo:rsid="01326006" style:font-style-asian="normal" style:font-style-complex="normal"/>
    </style:style>
    <style:style style:name="T151" style:family="text">
      <style:text-properties style:text-position="0% 100%" fo:font-style="normal" officeooo:rsid="0138cd3d" style:font-style-asian="normal" style:font-style-complex="normal"/>
    </style:style>
    <style:style style:name="T152" style:family="text">
      <style:text-properties style:text-position="0% 100%" fo:font-style="normal" officeooo:rsid="013997b7" style:font-style-asian="normal" style:font-style-complex="normal"/>
    </style:style>
    <style:style style:name="T153" style:family="text">
      <style:text-properties style:text-position="0% 100%" fo:font-style="normal" officeooo:rsid="013a3c4b" style:font-style-asian="normal" style:font-style-complex="normal"/>
    </style:style>
    <style:style style:name="T154" style:family="text">
      <style:text-properties style:text-position="0% 100%" fo:font-style="normal" officeooo:rsid="013db570" style:font-style-asian="normal" style:font-style-complex="normal"/>
    </style:style>
    <style:style style:name="T155" style:family="text">
      <style:text-properties style:text-position="0% 100%" fo:font-style="normal" officeooo:rsid="01455498" style:font-style-asian="normal" style:font-style-complex="normal"/>
    </style:style>
    <style:style style:name="T156" style:family="text">
      <style:text-properties style:text-position="0% 100%" fo:font-style="normal" officeooo:rsid="0156aa4c" style:font-style-asian="normal" style:font-style-complex="normal"/>
    </style:style>
    <style:style style:name="T157" style:family="text">
      <style:text-properties style:text-position="0% 100%" fo:font-style="normal" officeooo:rsid="0158961c" style:font-style-asian="normal" style:font-style-complex="normal"/>
    </style:style>
    <style:style style:name="T158" style:family="text">
      <style:text-properties style:text-position="0% 100%" fo:font-style="normal" officeooo:rsid="015a9069" style:font-style-asian="normal" style:font-style-complex="normal"/>
    </style:style>
    <style:style style:name="T159" style:family="text">
      <style:text-properties style:text-position="0% 100%" fo:font-style="normal" officeooo:rsid="016c5f1d" style:font-style-asian="normal" style:font-style-complex="normal"/>
    </style:style>
    <style:style style:name="T160" style:family="text">
      <style:text-properties style:text-position="0% 100%" fo:font-style="normal" officeooo:rsid="0177912c" style:font-style-asian="normal" style:font-style-complex="normal"/>
    </style:style>
    <style:style style:name="T161" style:family="text">
      <style:text-properties style:text-position="0% 100%" fo:font-style="normal" officeooo:rsid="017ac911" style:font-style-asian="normal" style:font-style-complex="normal"/>
    </style:style>
    <style:style style:name="T162" style:family="text">
      <style:text-properties style:text-position="0% 100%" fo:font-style="normal" officeooo:rsid="01a3bd94" style:font-style-asian="normal" style:font-style-complex="normal"/>
    </style:style>
    <style:style style:name="T163" style:family="text">
      <style:text-properties style:text-position="0% 100%" fo:font-style="normal" officeooo:rsid="01ed152a" style:font-style-asian="normal" style:font-style-complex="normal"/>
    </style:style>
    <style:style style:name="T164" style:family="text">
      <style:text-properties style:text-position="0% 100%" fo:font-style="normal" officeooo:rsid="01f4c67d" style:font-style-asian="normal" style:font-style-complex="normal"/>
    </style:style>
    <style:style style:name="T165" style:family="text">
      <style:text-properties style:text-position="0% 100%" fo:font-style="normal" officeooo:rsid="021532ec" style:font-style-asian="normal" style:font-style-complex="normal"/>
    </style:style>
    <style:style style:name="T166" style:family="text">
      <style:text-properties style:text-position="0% 100%" fo:font-style="normal" officeooo:rsid="02193d28" style:font-style-asian="normal" style:font-style-complex="normal"/>
    </style:style>
    <style:style style:name="T167" style:family="text">
      <style:text-properties style:text-position="0% 100%" fo:font-style="normal" officeooo:rsid="021ace40" style:font-style-asian="normal" style:font-style-complex="normal"/>
    </style:style>
    <style:style style:name="T168" style:family="text">
      <style:text-properties style:text-position="0% 100%" fo:font-style="normal" officeooo:rsid="0227ed17" style:font-style-asian="normal" style:font-style-complex="normal"/>
    </style:style>
    <style:style style:name="T169" style:family="text">
      <style:text-properties style:text-position="0% 100%" fo:font-style="normal" officeooo:rsid="0229b552" style:font-style-asian="normal" style:font-style-complex="normal"/>
    </style:style>
    <style:style style:name="T170" style:family="text">
      <style:text-properties style:text-position="0% 100%" fo:font-style="normal" officeooo:rsid="022b40c7" style:font-style-asian="normal" style:font-style-complex="normal"/>
    </style:style>
    <style:style style:name="T171" style:family="text">
      <style:text-properties style:text-position="0% 100%" fo:font-style="normal" officeooo:rsid="022e0603" style:font-style-asian="normal" style:font-style-complex="normal"/>
    </style:style>
    <style:style style:name="T172" style:family="text">
      <style:text-properties style:text-position="0% 100%" fo:font-style="normal" officeooo:rsid="023d55a2" style:font-style-asian="normal" style:font-style-complex="normal"/>
    </style:style>
    <style:style style:name="T173" style:family="text">
      <style:text-properties style:text-position="0% 100%" fo:font-style="normal" officeooo:rsid="023e842a" style:font-style-asian="normal" style:font-style-complex="normal"/>
    </style:style>
    <style:style style:name="T174" style:family="text">
      <style:text-properties style:text-position="0% 100%" fo:font-style="normal" officeooo:rsid="023f05d6" style:font-style-asian="normal" style:font-style-complex="normal"/>
    </style:style>
    <style:style style:name="T175" style:family="text">
      <style:text-properties style:text-position="0% 100%" fo:font-style="normal" officeooo:rsid="024410ff" style:font-style-asian="normal" style:font-style-complex="normal"/>
    </style:style>
    <style:style style:name="T176" style:family="text">
      <style:text-properties style:text-position="0% 100%" fo:font-style="normal" officeooo:rsid="02487903" style:font-style-asian="normal" style:font-style-complex="normal"/>
    </style:style>
    <style:style style:name="T177" style:family="text">
      <style:text-properties style:text-position="0% 100%" fo:font-style="normal" officeooo:rsid="024d1ab0" style:font-style-asian="normal" style:font-style-complex="normal"/>
    </style:style>
    <style:style style:name="T178" style:family="text">
      <style:text-properties style:text-position="0% 100%" fo:font-style="normal" officeooo:rsid="026f451b" style:font-style-asian="normal" style:font-style-complex="normal"/>
    </style:style>
    <style:style style:name="T179" style:family="text">
      <style:text-properties style:text-position="0% 100%" fo:font-style="normal" officeooo:rsid="026f51b2" style:font-style-asian="normal" style:font-style-complex="normal"/>
    </style:style>
    <style:style style:name="T180" style:family="text">
      <style:text-properties style:text-position="0% 100%" fo:font-style="normal" officeooo:rsid="0270e18b" style:font-style-asian="normal" style:font-style-complex="normal"/>
    </style:style>
    <style:style style:name="T181" style:family="text">
      <style:text-properties style:text-position="0% 100%" fo:font-style="normal" officeooo:rsid="0270ec65" style:font-style-asian="normal" style:font-style-complex="normal"/>
    </style:style>
    <style:style style:name="T182" style:family="text">
      <style:text-properties style:text-position="0% 100%" fo:font-style="normal" officeooo:rsid="0270ef76" style:font-style-asian="normal" style:font-style-complex="normal"/>
    </style:style>
    <style:style style:name="T183" style:family="text">
      <style:text-properties style:text-position="0% 100%" fo:font-style="normal" officeooo:rsid="0271f69c" style:font-style-asian="normal" style:font-style-complex="normal"/>
    </style:style>
    <style:style style:name="T184" style:family="text">
      <style:text-properties style:text-position="0% 100%" fo:font-style="normal" officeooo:rsid="0272e872" style:font-style-asian="normal" style:font-style-complex="normal"/>
    </style:style>
    <style:style style:name="T185" style:family="text">
      <style:text-properties style:text-position="0% 100%" fo:font-style="normal" officeooo:rsid="02744bf7" style:font-style-asian="normal" style:font-style-complex="normal"/>
    </style:style>
    <style:style style:name="T186" style:family="text">
      <style:text-properties style:text-position="0% 100%" fo:font-style="normal" officeooo:rsid="02748077" style:font-style-asian="normal" style:font-style-complex="normal"/>
    </style:style>
    <style:style style:name="T187" style:family="text">
      <style:text-properties style:text-position="0% 100%" fo:font-style="normal" officeooo:rsid="0275fcb1" style:font-style-asian="normal" style:font-style-complex="normal"/>
    </style:style>
    <style:style style:name="T188" style:family="text">
      <style:text-properties style:text-position="0% 100%" fo:font-style="normal" officeooo:rsid="0276ae9a" style:font-style-asian="normal" style:font-style-complex="normal"/>
    </style:style>
    <style:style style:name="T189" style:family="text">
      <style:text-properties style:text-position="0% 100%" fo:font-style="normal" officeooo:rsid="0278f702" style:font-style-asian="normal" style:font-style-complex="normal"/>
    </style:style>
    <style:style style:name="T190" style:family="text">
      <style:text-properties style:text-position="0% 100%" fo:font-style="normal" officeooo:rsid="027a32a7" style:font-style-asian="normal" style:font-style-complex="normal"/>
    </style:style>
    <style:style style:name="T191" style:family="text">
      <style:text-properties style:text-position="0% 100%" fo:font-style="normal" officeooo:rsid="027be093" style:font-style-asian="normal" style:font-style-complex="normal"/>
    </style:style>
    <style:style style:name="T192" style:family="text">
      <style:text-properties style:text-position="0% 100%" fo:font-style="normal" officeooo:rsid="027c4e37" style:font-style-asian="normal" style:font-style-complex="normal"/>
    </style:style>
    <style:style style:name="T193" style:family="text">
      <style:text-properties style:text-position="0% 100%" fo:font-style="normal" officeooo:rsid="027de956" style:font-style-asian="normal" style:font-style-complex="normal"/>
    </style:style>
    <style:style style:name="T194" style:family="text">
      <style:text-properties style:text-position="0% 100%" fo:font-style="normal" officeooo:rsid="027f6e40" style:font-style-asian="normal" style:font-style-complex="normal"/>
    </style:style>
    <style:style style:name="T195" style:family="text">
      <style:text-properties style:text-position="0% 100%" fo:font-style="normal" officeooo:rsid="027fb7bf" style:font-style-asian="normal" style:font-style-complex="normal"/>
    </style:style>
    <style:style style:name="T196" style:family="text">
      <style:text-properties style:text-position="0% 100%" fo:font-style="normal" officeooo:rsid="028e6349" style:font-style-asian="normal" style:font-style-complex="normal"/>
    </style:style>
    <style:style style:name="T197" style:family="text">
      <style:text-properties style:text-position="0% 100%" fo:font-style="normal" officeooo:rsid="028f1daf" style:font-style-asian="normal" style:font-style-complex="normal"/>
    </style:style>
    <style:style style:name="T198" style:family="text">
      <style:text-properties style:text-position="0% 100%" fo:font-style="normal" officeooo:rsid="028fbebe" style:font-style-asian="normal" style:font-style-complex="normal"/>
    </style:style>
    <style:style style:name="T199" style:family="text">
      <style:text-properties style:text-position="0% 100%" fo:font-style="normal" style:text-underline-style="none" officeooo:rsid="003c9e76" style:font-style-asian="normal" style:font-style-complex="normal"/>
    </style:style>
    <style:style style:name="T200" style:family="text">
      <style:text-properties style:text-position="0% 100%" officeooo:rsid="01b0de0f"/>
    </style:style>
    <style:style style:name="T201" style:family="text">
      <style:text-properties style:text-position="0% 100%" officeooo:rsid="00dd6597"/>
    </style:style>
    <style:style style:name="T202" style:family="text">
      <style:text-properties style:text-position="0% 100%" officeooo:rsid="017a329d"/>
    </style:style>
    <style:style style:name="T203" style:family="text">
      <style:text-properties style:text-position="0% 100%" officeooo:rsid="00cd8e3a"/>
    </style:style>
    <style:style style:name="T204" style:family="text">
      <style:text-properties style:text-position="0% 100%" officeooo:rsid="00de6077"/>
    </style:style>
    <style:style style:name="T205" style:family="text">
      <style:text-properties style:text-position="0% 100%" officeooo:rsid="00db9436"/>
    </style:style>
    <style:style style:name="T206" style:family="text">
      <style:text-properties style:text-position="0% 100%" officeooo:rsid="00dc33cb"/>
    </style:style>
    <style:style style:name="T207" style:family="text">
      <style:text-properties style:text-position="0% 100%" officeooo:rsid="01208e86"/>
    </style:style>
    <style:style style:name="T208" style:family="text">
      <style:text-properties style:text-position="0% 100%" officeooo:rsid="00bd4a1f"/>
    </style:style>
    <style:style style:name="T209" style:family="text">
      <style:text-properties style:text-position="0% 100%" officeooo:rsid="016d3349"/>
    </style:style>
    <style:style style:name="T210" style:family="text">
      <style:text-properties style:text-position="0% 100%" officeooo:rsid="00bf35e0"/>
    </style:style>
    <style:style style:name="T211" style:family="text">
      <style:text-properties style:text-position="0% 100%" officeooo:rsid="00c0d781"/>
    </style:style>
    <style:style style:name="T212" style:family="text">
      <style:text-properties style:text-position="0% 100%" officeooo:rsid="00c4ba31"/>
    </style:style>
    <style:style style:name="T213" style:family="text">
      <style:text-properties style:text-position="0% 100%" officeooo:rsid="00c8f3eb"/>
    </style:style>
    <style:style style:name="T214" style:family="text">
      <style:text-properties style:text-position="0% 100%" fo:font-weight="normal" officeooo:rsid="01e51e3c" style:font-weight-asian="normal" style:font-weight-complex="normal"/>
    </style:style>
    <style:style style:name="T215" style:family="text">
      <style:text-properties style:text-position="0% 100%" fo:font-weight="normal" officeooo:rsid="0006daf5" style:font-weight-complex="normal"/>
    </style:style>
    <style:style style:name="T216" style:family="text">
      <style:text-properties style:text-position="0% 100%" fo:font-weight="normal" officeooo:rsid="00cffe5d" style:font-weight-complex="normal"/>
    </style:style>
    <style:style style:name="T217" style:family="text">
      <style:text-properties style:text-position="0% 100%" officeooo:rsid="00381a68"/>
    </style:style>
    <style:style style:name="T218" style:family="text">
      <style:text-properties style:text-position="0% 100%" officeooo:rsid="003fcc52"/>
    </style:style>
    <style:style style:name="T219" style:family="text">
      <style:text-properties style:text-position="0% 100%" officeooo:rsid="00450c56"/>
    </style:style>
    <style:style style:name="T220" style:family="text">
      <style:text-properties style:text-position="0% 100%" officeooo:rsid="00bad510"/>
    </style:style>
    <style:style style:name="T221" style:family="text">
      <style:text-properties style:text-position="0% 100%" officeooo:rsid="00bc719d"/>
    </style:style>
    <style:style style:name="T222" style:family="text">
      <style:text-properties style:text-position="0% 100%" officeooo:rsid="00bc95ca"/>
    </style:style>
    <style:style style:name="T223" style:family="text">
      <style:text-properties style:text-position="0% 100%" officeooo:rsid="00c10919"/>
    </style:style>
    <style:style style:name="T224" style:family="text">
      <style:text-properties style:text-position="0% 100%" officeooo:rsid="00c278dc"/>
    </style:style>
    <style:style style:name="T225" style:family="text">
      <style:text-properties style:text-position="0% 100%" officeooo:rsid="00c8ec5d"/>
    </style:style>
    <style:style style:name="T226" style:family="text">
      <style:text-properties style:text-position="0% 100%" officeooo:rsid="00cc9fab"/>
    </style:style>
    <style:style style:name="T227" style:family="text">
      <style:text-properties style:text-position="0% 100%" officeooo:rsid="00ccb347"/>
    </style:style>
    <style:style style:name="T228" style:family="text">
      <style:text-properties style:text-position="0% 100%" officeooo:rsid="00cdf6ac"/>
    </style:style>
    <style:style style:name="T229" style:family="text">
      <style:text-properties style:text-position="0% 100%" officeooo:rsid="00dfe882"/>
    </style:style>
    <style:style style:name="T230" style:family="text">
      <style:text-properties style:text-position="0% 100%" officeooo:rsid="00f21c76"/>
    </style:style>
    <style:style style:name="T231" style:family="text">
      <style:text-properties style:text-position="0% 100%" officeooo:rsid="00f2ca34"/>
    </style:style>
    <style:style style:name="T232" style:family="text">
      <style:text-properties style:text-position="0% 100%" officeooo:rsid="0039f8a9"/>
    </style:style>
    <style:style style:name="T233" style:family="text">
      <style:text-properties style:text-position="0% 100%" fo:font-style="italic" officeooo:rsid="01326006" style:font-style-asian="italic" style:font-style-complex="italic"/>
    </style:style>
    <style:style style:name="T234" style:family="text">
      <style:text-properties style:text-position="0% 100%" fo:font-style="italic" officeooo:rsid="013db570" style:font-style-asian="italic" style:font-style-complex="italic"/>
    </style:style>
    <style:style style:name="T235" style:family="text">
      <style:text-properties style:text-position="0% 100%" fo:font-style="italic" officeooo:rsid="013e7343" style:font-style-asian="italic" style:font-style-complex="italic"/>
    </style:style>
    <style:style style:name="T236" style:family="text">
      <style:text-properties style:text-position="0% 100%" fo:font-style="italic" officeooo:rsid="016c5f1d" style:font-style-asian="italic" style:font-style-complex="italic"/>
    </style:style>
    <style:style style:name="T237" style:family="text">
      <style:text-properties style:text-position="0% 100%" fo:font-style="italic" officeooo:rsid="017cd77a" style:font-style-asian="italic" style:font-style-complex="italic"/>
    </style:style>
    <style:style style:name="T238" style:family="text">
      <style:text-properties style:text-position="0% 100%" fo:font-style="italic" officeooo:rsid="00db9436" style:font-style-asian="italic" style:font-style-complex="italic"/>
    </style:style>
    <style:style style:name="T239" style:family="text">
      <style:text-properties style:text-position="0% 100%" fo:font-style="italic" officeooo:rsid="01623ff2" style:font-style-asian="italic" style:font-style-complex="italic"/>
    </style:style>
    <style:style style:name="T240" style:family="text">
      <style:text-properties style:text-position="0% 100%" officeooo:rsid="0163e365"/>
    </style:style>
    <style:style style:name="T241" style:family="text">
      <style:text-properties style:text-position="0% 100%" officeooo:rsid="0165d405"/>
    </style:style>
    <style:style style:name="T242" style:family="text">
      <style:text-properties style:text-position="0% 100%" officeooo:rsid="01676d3f"/>
    </style:style>
    <style:style style:name="T243" style:family="text">
      <style:text-properties style:text-position="0% 100%" officeooo:rsid="0167f275"/>
    </style:style>
    <style:style style:name="T244" style:family="text">
      <style:text-properties style:text-position="0% 100%" officeooo:rsid="01692ad3"/>
    </style:style>
    <style:style style:name="T245" style:family="text">
      <style:text-properties style:text-position="0% 100%" officeooo:rsid="0169a374"/>
    </style:style>
    <style:style style:name="T246" style:family="text">
      <style:text-properties style:text-position="0% 100%" officeooo:rsid="016ba94e"/>
    </style:style>
    <style:style style:name="T247" style:family="text">
      <style:text-properties style:text-position="0% 100%" officeooo:rsid="016c4b61"/>
    </style:style>
    <style:style style:name="T248" style:family="text">
      <style:text-properties style:text-position="0% 100%" officeooo:rsid="016efdcd"/>
    </style:style>
    <style:style style:name="T249" style:family="text">
      <style:text-properties style:text-position="0% 100%" officeooo:rsid="016fea6c"/>
    </style:style>
    <style:style style:name="T250" style:family="text">
      <style:text-properties style:text-position="0% 100%" officeooo:rsid="017cd77a"/>
    </style:style>
    <style:style style:name="T251" style:family="text">
      <style:text-properties style:text-position="0% 100%" officeooo:rsid="017e1b8a"/>
    </style:style>
    <style:style style:name="T252" style:family="text">
      <style:text-properties style:text-position="0% 100%" officeooo:rsid="018e3b36"/>
    </style:style>
    <style:style style:name="T253" style:family="text">
      <style:text-properties style:text-position="0% 100%" officeooo:rsid="01903a66"/>
    </style:style>
    <style:style style:name="T254" style:family="text">
      <style:text-properties style:text-position="0% 100%" officeooo:rsid="0190f126"/>
    </style:style>
    <style:style style:name="T255" style:family="text">
      <style:text-properties style:text-position="0% 100%" officeooo:rsid="0191d529"/>
    </style:style>
    <style:style style:name="T256" style:family="text">
      <style:text-properties style:text-position="0% 100%" officeooo:rsid="0192e975"/>
    </style:style>
    <style:style style:name="T257" style:family="text">
      <style:text-properties style:text-position="0% 100%" officeooo:rsid="01946709"/>
    </style:style>
    <style:style style:name="T258" style:family="text">
      <style:text-properties style:text-position="0% 100%" officeooo:rsid="01964359"/>
    </style:style>
    <style:style style:name="T259" style:family="text">
      <style:text-properties style:text-position="0% 100%" officeooo:rsid="0196b48e"/>
    </style:style>
    <style:style style:name="T260" style:family="text">
      <style:text-properties style:text-position="0% 100%" officeooo:rsid="01a3bd94"/>
    </style:style>
    <style:style style:name="T261" style:family="text">
      <style:text-properties style:text-position="0% 100%" officeooo:rsid="003c9e76"/>
    </style:style>
    <style:style style:name="T262" style:family="text">
      <style:text-properties style:text-position="0% 100%" officeooo:rsid="01f3377b"/>
    </style:style>
    <style:style style:name="T263" style:family="text">
      <style:text-properties style:text-position="0% 100%" officeooo:rsid="0290aadb"/>
    </style:style>
    <style:style style:name="T264" style:family="text">
      <style:text-properties style:text-position="0% 100%" officeooo:rsid="016c5f1d"/>
    </style:style>
    <style:style style:name="T265" style:family="text">
      <style:text-properties style:text-position="0% 100%" officeooo:rsid="029244e8"/>
    </style:style>
    <style:style style:name="T266" style:family="text">
      <style:text-properties style:text-position="0% 100%" officeooo:rsid="029bf938"/>
    </style:style>
    <style:style style:name="T267" style:family="text">
      <style:text-properties style:text-position="0% 100%" officeooo:rsid="029d5d36"/>
    </style:style>
    <style:style style:name="T268" style:family="text">
      <style:text-properties style:text-position="0% 100%" officeooo:rsid="029e22e6"/>
    </style:style>
    <style:style style:name="T269" style:family="text">
      <style:text-properties style:text-position="0% 100%" officeooo:rsid="029fc092"/>
    </style:style>
    <style:style style:name="T270" style:family="text">
      <style:text-properties style:text-position="0% 100%" officeooo:rsid="02a0809b"/>
    </style:style>
    <style:style style:name="T271" style:family="text">
      <style:text-properties style:text-position="0% 100%" officeooo:rsid="02a237f1"/>
    </style:style>
    <style:style style:name="T272" style:family="text">
      <style:text-properties style:text-position="sub 58%" fo:font-weight="normal" officeooo:rsid="0025147f" style:font-weight-asian="normal" style:font-weight-complex="normal"/>
    </style:style>
    <style:style style:name="T273" style:family="text">
      <style:text-properties style:text-position="sub 58%" fo:font-weight="normal" officeooo:rsid="01e51e3c" style:font-weight-asian="normal" style:font-weight-complex="normal"/>
    </style:style>
    <style:style style:name="T274" style:family="text">
      <style:text-properties style:text-position="sub 58%" fo:font-style="normal" officeooo:rsid="01326006" style:font-style-asian="normal" style:font-style-complex="normal"/>
    </style:style>
    <style:style style:name="T275" style:family="text">
      <style:text-properties style:text-position="sub 58%" fo:font-style="normal" fo:font-weight="normal" officeooo:rsid="01e445f4" style:font-style-asian="normal" style:font-weight-asian="normal" style:font-style-complex="normal" style:font-weight-complex="normal"/>
    </style:style>
    <style:style style:name="T276" style:family="text">
      <style:text-properties style:text-position="sub 58%" style:font-name="Liberation Serif1" fo:font-weight="normal" officeooo:rsid="00093ce7" style:font-weight-complex="normal"/>
    </style:style>
    <style:style style:name="T277" style:family="text">
      <style:text-properties style:text-position="sub 58%" style:font-name="Liberation Serif1" fo:font-weight="normal" officeooo:rsid="0006daf5" style:font-weight-complex="normal"/>
    </style:style>
    <style:style style:name="T278" style:family="text">
      <style:text-properties style:text-position="sub 58%" officeooo:rsid="0014a511"/>
    </style:style>
    <style:style style:name="T279" style:family="text">
      <style:text-properties style:text-position="sub 58%" officeooo:rsid="00db9436"/>
    </style:style>
    <style:style style:name="T280" style:family="text">
      <style:text-properties style:text-position="sub 58%" officeooo:rsid="00dc33cb"/>
    </style:style>
    <style:style style:name="T281" style:family="text">
      <style:text-properties fo:font-weight="normal" style:font-weight-asian="normal" style:font-weight-complex="normal"/>
    </style:style>
    <style:style style:name="T282" style:family="text">
      <style:text-properties fo:font-weight="normal" officeooo:rsid="0025147f" style:font-weight-asian="normal" style:font-weight-complex="normal"/>
    </style:style>
    <style:style style:name="T283" style:family="text">
      <style:text-properties fo:font-weight="normal" officeooo:rsid="00058766" style:font-weight-asian="normal" style:font-weight-complex="normal"/>
    </style:style>
    <style:style style:name="T284" style:family="text">
      <style:text-properties fo:font-weight="normal" officeooo:rsid="01e445f4" style:font-weight-asian="normal" style:font-weight-complex="normal"/>
    </style:style>
    <style:style style:name="T285" style:family="text">
      <style:text-properties fo:font-weight="normal" officeooo:rsid="01e51e3c" style:font-weight-asian="normal" style:font-weight-complex="normal"/>
    </style:style>
    <style:style style:name="T286" style:family="text">
      <style:text-properties fo:font-weight="normal" officeooo:rsid="0208dd4b" style:font-weight-asian="normal" style:font-weight-complex="normal"/>
    </style:style>
    <style:style style:name="T287" style:family="text">
      <style:text-properties fo:font-weight="normal" officeooo:rsid="0201be14" style:font-weight-asian="normal" style:font-weight-complex="normal"/>
    </style:style>
    <style:style style:name="T288" style:family="text">
      <style:text-properties fo:font-weight="normal" officeooo:rsid="0204e712" style:font-weight-asian="normal" style:font-weight-complex="normal"/>
    </style:style>
    <style:style style:name="T289" style:family="text">
      <style:text-properties fo:font-weight="normal" officeooo:rsid="02030786" style:font-weight-asian="normal" style:font-weight-complex="normal"/>
    </style:style>
    <style:style style:name="T290" style:family="text">
      <style:text-properties fo:font-weight="normal" officeooo:rsid="02062b66" style:font-weight-asian="normal" style:font-weight-complex="normal"/>
    </style:style>
    <style:style style:name="T291" style:family="text">
      <style:text-properties fo:font-weight="normal" officeooo:rsid="02073738" style:font-weight-asian="normal" style:font-weight-complex="normal"/>
    </style:style>
    <style:style style:name="T292" style:family="text">
      <style:text-properties fo:font-weight="normal" officeooo:rsid="02acec04" style:font-weight-asian="normal" style:font-weight-complex="normal"/>
    </style:style>
    <style:style style:name="T293" style:family="text">
      <style:text-properties fo:font-weight="normal" style:font-weight-complex="normal"/>
    </style:style>
    <style:style style:name="T294" style:family="text">
      <style:text-properties fo:font-weight="normal" officeooo:rsid="00cffe5d" style:font-weight-complex="normal"/>
    </style:style>
    <style:style style:name="T295" style:family="text">
      <style:text-properties fo:font-weight="normal" officeooo:rsid="0130c029" style:font-weight-complex="normal"/>
    </style:style>
    <style:style style:name="T296" style:family="text">
      <style:text-properties fo:font-weight="normal" officeooo:rsid="0006daf5" style:font-weight-complex="normal"/>
    </style:style>
    <style:style style:name="T297" style:family="text">
      <style:text-properties fo:font-weight="normal" officeooo:rsid="00d3f331" style:font-weight-complex="normal"/>
    </style:style>
    <style:style style:name="T298" style:family="text">
      <style:text-properties fo:font-weight="normal" officeooo:rsid="00d3987a" style:font-weight-complex="normal"/>
    </style:style>
    <style:style style:name="T299" style:family="text">
      <style:text-properties fo:font-weight="normal" officeooo:rsid="00d023c6" style:font-weight-complex="normal"/>
    </style:style>
    <style:style style:name="T300" style:family="text">
      <style:text-properties fo:font-weight="normal" officeooo:rsid="00d1e7c8" style:font-weight-complex="normal"/>
    </style:style>
    <style:style style:name="T301" style:family="text">
      <style:text-properties fo:font-weight="normal" officeooo:rsid="00d2411a" style:font-weight-complex="normal"/>
    </style:style>
    <style:style style:name="T302" style:family="text">
      <style:text-properties officeooo:rsid="0006daf5"/>
    </style:style>
    <style:style style:name="T303" style:family="text">
      <style:text-properties fo:color="#000000" style:font-name="Liberation Serif1" fo:font-style="italic" fo:font-weight="normal" officeooo:rsid="0014a511" style:font-name-asian="Liberation Serif" style:font-style-asian="italic" style:font-style-complex="italic" style:font-weight-complex="normal"/>
    </style:style>
    <style:style style:name="T304" style:family="text">
      <style:text-properties fo:color="#000000" fo:font-weight="normal" officeooo:rsid="0006daf5" style:font-weight-complex="normal"/>
    </style:style>
    <style:style style:name="T305" style:family="text">
      <style:text-properties fo:color="#000000" fo:font-weight="normal" officeooo:rsid="000ee3d2" style:font-weight-complex="normal"/>
    </style:style>
    <style:style style:name="T306" style:family="text">
      <style:text-properties fo:color="#000000" fo:font-weight="normal" officeooo:rsid="01163101" style:font-weight-complex="normal"/>
    </style:style>
    <style:style style:name="T307" style:family="text">
      <style:text-properties fo:color="#000000" fo:font-weight="normal" officeooo:rsid="01b09021" style:font-weight-complex="normal"/>
    </style:style>
    <style:style style:name="T308" style:family="text">
      <style:text-properties fo:color="#000000" style:font-name="Liberation Serif" fo:font-weight="normal" officeooo:rsid="0006daf5" style:font-name-asian="Liberation Serif" style:font-weight-complex="normal"/>
    </style:style>
    <style:style style:name="T309" style:family="text">
      <style:text-properties fo:color="#000000" style:font-name="Liberation Serif" fo:font-weight="normal" officeooo:rsid="000ee3d2" style:font-name-asian="Liberation Serif" style:font-weight-complex="normal"/>
    </style:style>
    <style:style style:name="T310" style:family="text">
      <style:text-properties fo:color="#000000" style:font-name="Liberation Serif" fo:font-weight="normal" officeooo:rsid="00110c07" style:font-name-asian="Liberation Serif" style:font-weight-complex="normal"/>
    </style:style>
    <style:style style:name="T311" style:family="text">
      <style:text-properties fo:color="#000000" style:font-name="Liberation Serif" fo:font-weight="normal" officeooo:rsid="020ad4c5" style:font-name-asian="Liberation Serif" style:font-weight-complex="normal"/>
    </style:style>
    <style:style style:name="T312" style:family="text">
      <style:text-properties fo:color="#000000" style:font-name="Liberation Serif" fo:font-style="italic" fo:font-weight="normal" officeooo:rsid="0006daf5" style:font-name-asian="Liberation Serif" style:font-style-asian="italic" style:font-style-complex="italic" style:font-weight-complex="normal"/>
    </style:style>
    <style:style style:name="T313" style:family="text">
      <style:text-properties fo:color="#000000" style:font-name="Liberation Serif" fo:font-style="italic" fo:font-weight="normal" officeooo:rsid="0130c029" style:font-name-asian="Liberation Serif" style:font-style-asian="italic" style:font-style-complex="italic" style:font-weight-complex="normal"/>
    </style:style>
    <style:style style:name="T314" style:family="text">
      <style:text-properties fo:color="#000000" style:font-name="Liberation Serif" fo:font-style="italic" fo:font-weight="normal" officeooo:rsid="020ad4c5" style:font-name-asian="Liberation Serif" style:font-style-asian="italic" style:font-style-complex="italic" style:font-weight-complex="normal"/>
    </style:style>
    <style:style style:name="T315" style:family="text">
      <style:text-properties fo:color="#000000" style:text-position="0% 100%" style:font-name="Liberation Serif" fo:font-weight="normal" officeooo:rsid="00093ce7" style:font-name-asian="Liberation Serif" style:font-weight-complex="normal"/>
    </style:style>
    <style:style style:name="T316" style:family="text">
      <style:text-properties fo:color="#000000" style:text-position="0% 100%" style:font-name="Liberation Serif" fo:font-weight="normal" officeooo:rsid="01b09021" style:font-name-asian="Liberation Serif" style:font-weight-complex="normal"/>
    </style:style>
    <style:style style:name="T317" style:family="text">
      <style:text-properties fo:color="#000000" style:text-position="sub 58%" style:font-name="Liberation Serif" fo:font-weight="normal" officeooo:rsid="00093ce7" style:font-name-asian="Liberation Serif" style:font-weight-complex="normal"/>
    </style:style>
    <style:style style:name="T318" style:family="text">
      <style:text-properties fo:color="#000000" style:text-position="sub 58%" style:font-name="Liberation Serif" fo:font-style="normal" fo:font-weight="normal" officeooo:rsid="020ad4c5" style:font-name-asian="Liberation Serif" style:font-style-asian="normal" style:font-style-complex="normal" style:font-weight-complex="normal"/>
    </style:style>
    <style:style style:name="T319" style:family="text">
      <style:text-properties fo:color="#000000" style:text-position="super 58%" style:font-name="Liberation Serif" fo:font-weight="normal" officeooo:rsid="000ee3d2" style:font-name-asian="Liberation Serif" style:font-weight-complex="normal"/>
    </style:style>
    <style:style style:name="T320" style:family="text">
      <style:text-properties fo:font-variant="normal" fo:text-transform="none" fo:color="#000000" style:font-name="Liberation Serif" fo:letter-spacing="normal" fo:font-weight="normal" officeooo:rsid="000ee3d2" style:font-name-asian="Liberation Serif" style:font-size-asian="10.5pt" style:font-style-asian="normal" style:font-weight-complex="normal"/>
    </style:style>
    <style:style style:name="T321" style:family="text">
      <style:text-properties fo:font-variant="normal" fo:text-transform="none" fo:color="#000000" style:font-name="Liberation Serif" fo:letter-spacing="normal" fo:font-weight="normal" officeooo:rsid="020ad4c5" style:font-name-asian="Liberation Serif" style:font-size-asian="10.5pt" style:font-style-asian="normal" style:font-weight-complex="normal"/>
    </style:style>
    <style:style style:name="T322" style:family="text">
      <style:text-properties fo:font-variant="normal" fo:text-transform="none" fo:color="#000000" style:font-name="Liberation Serif" fo:letter-spacing="normal" fo:font-weight="normal" style:font-name-asian="Liberation Serif" style:font-size-asian="10.5pt" style:font-weight-complex="normal"/>
    </style:style>
    <style:style style:name="T323" style:family="text">
      <style:text-properties fo:font-variant="normal" fo:text-transform="none" fo:color="#000000" style:font-name="Liberation Serif" fo:letter-spacing="normal" fo:font-weight="normal" officeooo:rsid="000fa3bf" style:font-name-asian="Liberation Serif" style:font-size-asian="10.5pt" style:font-weight-complex="normal"/>
    </style:style>
    <style:style style:name="T324" style:family="text">
      <style:text-properties fo:font-variant="normal" fo:text-transform="none" fo:color="#000000" style:font-name="Liberation Serif" fo:letter-spacing="normal" fo:font-style="italic" fo:font-weight="normal" officeooo:rsid="000ee3d2" style:font-name-asian="Liberation Serif" style:font-size-asian="10.5pt" style:font-style-asian="italic" style:font-style-complex="italic" style:font-weight-complex="normal"/>
    </style:style>
    <style:style style:name="T325" style:family="text">
      <style:text-properties fo:font-variant="normal" fo:text-transform="none" fo:color="#000000" style:font-name="Liberation Serif" fo:letter-spacing="normal" fo:font-style="italic" officeooo:rsid="009e0b76" style:font-name-asian="Liberation Serif" style:font-size-asian="10.5pt" style:font-style-asian="italic" style:font-style-complex="italic"/>
    </style:style>
    <style:style style:name="T326" style:family="text">
      <style:text-properties fo:font-variant="normal" fo:text-transform="none" fo:color="#000000" style:font-name="Liberation Serif" fo:letter-spacing="normal" fo:background-color="transparent" loext:char-shading-value="0" style:font-name-asian="Liberation Serif" style:font-size-asian="10.5pt"/>
    </style:style>
    <style:style style:name="T327" style:family="text">
      <style:text-properties fo:font-variant="normal" fo:text-transform="none" fo:color="#000000" style:font-name="Liberation Serif" fo:letter-spacing="normal" officeooo:rsid="0133675a" fo:background-color="transparent" loext:char-shading-value="0" style:font-name-asian="Liberation Serif" style:font-size-asian="10.5pt" style:font-style-asian="normal"/>
    </style:style>
    <style:style style:name="T328" style:family="text">
      <style:text-properties fo:font-variant="normal" fo:text-transform="none" fo:color="#000000" style:font-name="Liberation Serif" fo:letter-spacing="normal" officeooo:rsid="0152c656" fo:background-color="transparent" loext:char-shading-value="0" style:font-name-asian="Liberation Serif" style:font-size-asian="10.5pt" style:font-style-asian="normal"/>
    </style:style>
    <style:style style:name="T329" style:family="text">
      <style:text-properties fo:font-variant="normal" fo:text-transform="none" fo:color="#000000" style:font-name="Liberation Serif" fo:letter-spacing="normal" officeooo:rsid="00153305" fo:background-color="transparent" loext:char-shading-value="0" style:font-name-asian="Liberation Serif" style:font-size-asian="10.5pt" style:font-style-asian="normal"/>
    </style:style>
    <style:style style:name="T330" style:family="text">
      <style:text-properties fo:font-variant="normal" fo:text-transform="none" fo:color="#000000" style:font-name="Liberation Serif" fo:letter-spacing="normal" officeooo:rsid="000fa3bf" fo:background-color="transparent" loext:char-shading-value="0" style:font-name-asian="Liberation Serif" style:font-size-asian="10.5pt" style:font-style-asian="normal"/>
    </style:style>
    <style:style style:name="T331" style:family="text">
      <style:text-properties fo:font-variant="normal" fo:text-transform="none" fo:color="#000000" style:font-name="Liberation Serif" fo:letter-spacing="normal" officeooo:rsid="0016c9d1" fo:background-color="transparent" loext:char-shading-value="0" style:font-name-asian="Liberation Serif" style:font-size-asian="10.5pt" style:font-style-asian="normal"/>
    </style:style>
    <style:style style:name="T332" style:family="text">
      <style:text-properties fo:font-variant="normal" fo:text-transform="none" fo:color="#000000" style:font-name="Liberation Serif" fo:letter-spacing="normal" officeooo:rsid="01762e85" fo:background-color="transparent" loext:char-shading-value="0" style:font-name-asian="Liberation Serif" style:font-size-asian="10.5pt" style:font-style-asian="normal"/>
    </style:style>
    <style:style style:name="T333" style:family="text">
      <style:text-properties fo:font-variant="normal" fo:text-transform="none" fo:color="#000000" style:font-name="Liberation Serif" fo:letter-spacing="normal" officeooo:rsid="01aff95e" fo:background-color="transparent" loext:char-shading-value="0" style:font-name-asian="Liberation Serif" style:font-size-asian="10.5pt" style:font-style-asian="normal"/>
    </style:style>
    <style:style style:name="T334" style:family="text">
      <style:text-properties fo:font-variant="normal" fo:text-transform="none" fo:color="#000000" style:font-name="Liberation Serif" fo:letter-spacing="normal" officeooo:rsid="01a075e1" fo:background-color="transparent" loext:char-shading-value="0" style:font-name-asian="Liberation Serif" style:font-size-asian="10.5pt" style:font-style-asian="normal"/>
    </style:style>
    <style:style style:name="T335" style:family="text">
      <style:text-properties fo:font-variant="normal" fo:text-transform="none" fo:color="#000000" style:font-name="Liberation Serif" fo:letter-spacing="normal" officeooo:rsid="00153305" fo:background-color="transparent" loext:char-shading-value="0" style:font-name-asian="Liberation Serif" style:font-size-asian="10.5pt"/>
    </style:style>
    <style:style style:name="T336" style:family="text">
      <style:text-properties fo:font-variant="normal" fo:text-transform="none" fo:color="#000000" style:font-name="Liberation Serif" fo:letter-spacing="normal" style:font-name-asian="Liberation Serif" style:font-size-asian="10.5pt" style:font-style-asian="normal"/>
    </style:style>
    <style:style style:name="T337" style:family="text">
      <style:text-properties fo:font-variant="normal" fo:text-transform="none" fo:color="#000000" style:font-name="Liberation Serif" fo:letter-spacing="normal" officeooo:rsid="00136777" style:font-name-asian="Liberation Serif" style:font-size-asian="10.5pt" style:font-style-asian="normal"/>
    </style:style>
    <style:style style:name="T338" style:family="text">
      <style:text-properties fo:font-variant="normal" fo:text-transform="none" fo:color="#000000" style:font-name="Liberation Serif" fo:letter-spacing="normal" officeooo:rsid="009e0b76" style:font-name-asian="Liberation Serif" style:font-size-asian="10.5pt" style:font-style-asian="normal"/>
    </style:style>
    <style:style style:name="T339" style:family="text">
      <style:text-properties fo:font-variant="normal" fo:text-transform="none" fo:color="#000000" style:font-name="Liberation Serif" fo:letter-spacing="normal" officeooo:rsid="000fa3bf" style:font-name-asian="Liberation Serif" style:font-size-asian="10.5pt" style:font-style-asian="normal"/>
    </style:style>
    <style:style style:name="T340" style:family="text">
      <style:text-properties fo:font-variant="normal" fo:text-transform="none" fo:color="#000000" style:font-name="Liberation Serif" fo:letter-spacing="normal" officeooo:rsid="0014a511" style:font-name-asian="Liberation Serif" style:font-size-asian="10.5pt" style:font-style-asian="normal"/>
    </style:style>
    <style:style style:name="T341" style:family="text">
      <style:text-properties fo:font-variant="normal" fo:text-transform="none" fo:color="#000000" style:font-name="Liberation Serif" fo:letter-spacing="normal" officeooo:rsid="01762e85" style:font-name-asian="Liberation Serif" style:font-size-asian="10.5pt" style:font-style-asian="normal"/>
    </style:style>
    <style:style style:name="T342" style:family="text">
      <style:text-properties fo:font-variant="normal" fo:text-transform="none" fo:color="#000000" style:font-name="Liberation Serif" fo:letter-spacing="normal" officeooo:rsid="01a075e1" style:font-name-asian="Liberation Serif" style:font-size-asian="10.5pt" style:font-style-asian="normal"/>
    </style:style>
    <style:style style:name="T343" style:family="text">
      <style:text-properties fo:font-variant="normal" fo:text-transform="none" fo:color="#000000" style:font-name="Liberation Serif" fo:letter-spacing="normal" officeooo:rsid="025be99e" style:font-name-asian="Liberation Serif" style:font-size-asian="10.5pt" style:font-style-asian="normal"/>
    </style:style>
    <style:style style:name="T344" style:family="text">
      <style:text-properties fo:font-variant="normal" fo:text-transform="none" fo:color="#000000" style:font-name="Liberation Serif" fo:letter-spacing="normal" officeooo:rsid="025d7d5f" style:font-name-asian="Liberation Serif" style:font-size-asian="10.5pt" style:font-style-asian="normal"/>
    </style:style>
    <style:style style:name="T345" style:family="text">
      <style:text-properties fo:font-variant="normal" fo:text-transform="none" fo:color="#000000" style:font-name="Liberation Serif" fo:letter-spacing="normal" officeooo:rsid="02603fd9" style:font-name-asian="Liberation Serif" style:font-size-asian="10.5pt" style:font-style-asian="normal"/>
    </style:style>
    <style:style style:name="T346" style:family="text">
      <style:text-properties fo:font-variant="normal" fo:text-transform="none" fo:color="#000000" style:font-name="Liberation Serif" fo:letter-spacing="normal" officeooo:rsid="02621df8" style:font-name-asian="Liberation Serif" style:font-size-asian="10.5pt" style:font-style-asian="normal"/>
    </style:style>
    <style:style style:name="T347" style:family="text">
      <style:text-properties fo:font-variant="normal" fo:text-transform="none" fo:color="#000000" style:font-name="Liberation Serif" fo:letter-spacing="normal" officeooo:rsid="0268cae9" style:font-name-asian="Liberation Serif" style:font-size-asian="10.5pt" style:font-style-asian="normal"/>
    </style:style>
    <style:style style:name="T348" style:family="text">
      <style:text-properties fo:font-variant="normal" fo:text-transform="none" fo:color="#000000" style:font-name="Liberation Serif" fo:letter-spacing="normal" officeooo:rsid="026a0e9e" style:font-name-asian="Liberation Serif" style:font-size-asian="10.5pt" style:font-style-asian="normal"/>
    </style:style>
    <style:style style:name="T349" style:family="text">
      <style:text-properties fo:font-variant="normal" fo:text-transform="none" fo:color="#000000" style:font-name="Liberation Serif" fo:letter-spacing="normal" fo:font-style="normal" officeooo:rsid="009e0b76" style:font-name-asian="Liberation Serif" style:font-size-asian="10.5pt" style:font-style-asian="normal" style:font-style-complex="normal"/>
    </style:style>
    <style:style style:name="T350" style:family="text">
      <style:text-properties fo:font-variant="normal" fo:text-transform="none" fo:color="#000000" style:font-name="Liberation Serif" fo:letter-spacing="normal" fo:font-style="normal" officeooo:rsid="025e4bde" style:font-name-asian="Liberation Serif" style:font-size-asian="10.5pt" style:font-style-asian="normal" style:font-style-complex="normal"/>
    </style:style>
    <style:style style:name="T351" style:family="text">
      <style:text-properties fo:font-variant="normal" fo:text-transform="none" fo:color="#000000" style:font-name="Liberation Serif" fo:letter-spacing="normal" fo:font-style="normal" officeooo:rsid="0264f729" style:font-name-asian="Liberation Serif" style:font-size-asian="10.5pt" style:font-style-asian="normal" style:font-style-complex="normal"/>
    </style:style>
    <style:style style:name="T352" style:family="text">
      <style:text-properties fo:font-variant="normal" fo:text-transform="none" fo:color="#000000" style:text-position="sub 58%" style:font-name="Liberation Serif" fo:letter-spacing="normal" fo:font-style="normal" fo:font-weight="normal" officeooo:rsid="000ee3d2" style:font-name-asian="Liberation Serif" style:font-size-asian="10.5pt" style:font-style-asian="normal" style:font-style-complex="normal" style:font-weight-complex="normal"/>
    </style:style>
    <style:style style:name="T353" style:family="text">
      <style:text-properties fo:font-variant="normal" fo:text-transform="none" fo:color="#000000" style:text-position="sub 58%" style:font-name="Liberation Serif1" fo:letter-spacing="normal" officeooo:rsid="020d5af4" fo:background-color="transparent" loext:char-shading-value="0" style:font-name-asian="Liberation Serif" style:font-size-asian="10.5pt" style:font-style-asian="normal"/>
    </style:style>
    <style:style style:name="T354" style:family="text">
      <style:text-properties fo:font-variant="normal" fo:text-transform="none" fo:color="#000000" style:font-name="Liberation Serif1" fo:letter-spacing="normal" officeooo:rsid="000fa3bf" fo:background-color="transparent" loext:char-shading-value="0" style:font-name-asian="Liberation Serif" style:font-size-asian="10.5pt" style:font-style-asian="normal"/>
    </style:style>
    <style:style style:name="T355" style:family="text">
      <style:text-properties fo:font-variant="normal" fo:text-transform="none" fo:color="#000000" style:font-name="Liberation Serif1" fo:letter-spacing="normal" officeooo:rsid="020f1c8a" fo:background-color="transparent" loext:char-shading-value="0" style:font-name-asian="Liberation Serif" style:font-size-asian="10.5pt" style:font-style-asian="normal"/>
    </style:style>
    <style:style style:name="T356" style:family="text">
      <style:text-properties fo:font-variant="normal" fo:text-transform="none" fo:color="#000000" style:font-name="Liberation Serif1" fo:letter-spacing="normal" officeooo:rsid="024cc4f2" fo:background-color="transparent" loext:char-shading-value="0" style:font-name-asian="Liberation Serif" style:font-size-asian="10.5pt" style:font-style-asian="normal"/>
    </style:style>
    <style:style style:name="T357" style:family="text">
      <style:text-properties fo:font-variant="normal" fo:text-transform="none" fo:color="#000000" style:font-name="Liberation Serif1" fo:letter-spacing="normal" officeooo:rsid="0210539f" fo:background-color="transparent" loext:char-shading-value="0" style:font-name-asian="Liberation Serif" style:font-size-asian="10.5pt" style:font-style-asian="normal"/>
    </style:style>
    <style:style style:name="T358" style:family="text">
      <style:text-properties fo:font-variant="normal" fo:text-transform="none" fo:color="#000000" style:font-name="Liberation Serif1" fo:letter-spacing="normal" officeooo:rsid="017441da" fo:background-color="transparent" loext:char-shading-value="0" style:font-name-asian="Liberation Serif" style:font-size-asian="10.5pt" style:font-style-asian="normal"/>
    </style:style>
    <style:style style:name="T359" style:family="text">
      <style:text-properties fo:font-variant="normal" fo:text-transform="none" fo:color="#000000" style:font-name="Liberation Serif1" fo:letter-spacing="normal" officeooo:rsid="020d5af4" fo:background-color="transparent" loext:char-shading-value="0" style:font-name-asian="Liberation Serif" style:font-size-asian="10.5pt" style:font-style-asian="normal"/>
    </style:style>
    <style:style style:name="T360" style:family="text">
      <style:text-properties fo:font-variant="normal" fo:text-transform="none" fo:color="#000000" style:font-name="Liberation Serif1" fo:letter-spacing="normal" officeooo:rsid="025299ec" fo:background-color="transparent" loext:char-shading-value="0" style:font-name-asian="Liberation Serif" style:font-size-asian="10.5pt" style:font-style-asian="normal"/>
    </style:style>
    <style:style style:name="T361" style:family="text">
      <style:text-properties fo:font-variant="normal" fo:text-transform="none" fo:color="#000000" style:font-name="Liberation Serif1" fo:letter-spacing="normal" officeooo:rsid="02569033" fo:background-color="transparent" loext:char-shading-value="0" style:font-name-asian="Liberation Serif" style:font-size-asian="10.5pt" style:font-style-asian="normal"/>
    </style:style>
    <style:style style:name="T362" style:family="text">
      <style:text-properties fo:font-variant="normal" fo:text-transform="none" fo:color="#000000" style:font-name="Liberation Serif1" fo:letter-spacing="normal" fo:font-style="italic" officeooo:rsid="0210539f" fo:background-color="transparent" loext:char-shading-value="0" style:font-name-asian="Liberation Serif" style:font-size-asian="10.5pt" style:font-style-asian="italic" style:font-style-complex="italic"/>
    </style:style>
    <style:style style:name="T363" style:family="text">
      <style:text-properties fo:font-variant="normal" fo:text-transform="none" fo:color="#000000" style:font-name="Liberation Serif1" fo:letter-spacing="normal" fo:font-style="italic" officeooo:rsid="02105c70" fo:background-color="transparent" loext:char-shading-value="0" style:font-name-asian="Liberation Serif" style:font-size-asian="10.5pt" style:font-style-asian="italic" style:font-style-complex="italic"/>
    </style:style>
    <style:style style:name="T364" style:family="text">
      <style:text-properties fo:font-variant="normal" fo:text-transform="none" fo:color="#000000" style:font-name="Liberation Serif1" fo:letter-spacing="normal" fo:font-style="italic" officeooo:rsid="020d5af4" fo:background-color="transparent" loext:char-shading-value="0" style:font-name-asian="Liberation Serif" style:font-size-asian="10.5pt" style:font-style-asian="italic" style:font-style-complex="italic"/>
    </style:style>
    <style:style style:name="T365" style:family="text">
      <style:text-properties fo:font-variant="normal" fo:text-transform="none" fo:color="#000000" style:font-name="Liberation Serif1" fo:letter-spacing="normal" fo:font-style="normal" officeooo:rsid="0210539f" fo:background-color="transparent" loext:char-shading-value="0" style:font-name-asian="Liberation Serif" style:font-size-asian="10.5pt" style:font-style-asian="normal" style:font-style-complex="normal"/>
    </style:style>
    <style:style style:name="T366" style:family="text">
      <style:text-properties fo:font-variant="normal" fo:text-transform="none" fo:color="#000000" style:font-name="Liberation Serif1" fo:letter-spacing="normal" fo:font-style="normal" officeooo:rsid="02105c70" fo:background-color="transparent" loext:char-shading-value="0" style:font-name-asian="Liberation Serif" style:font-size-asian="10.5pt" style:font-style-asian="normal" style:font-style-complex="normal"/>
    </style:style>
    <style:style style:name="T367" style:family="text">
      <style:text-properties fo:font-variant="normal" fo:text-transform="none" fo:color="#000000" style:font-name="Liberation Serif1" fo:letter-spacing="normal" fo:font-style="normal" officeooo:rsid="020f1c8a" fo:background-color="transparent" loext:char-shading-value="0" style:font-name-asian="Liberation Serif" style:font-size-asian="10.5pt" style:font-style-asian="normal" style:font-style-complex="normal"/>
    </style:style>
    <style:style style:name="T368" style:family="text">
      <style:text-properties fo:font-variant="normal" fo:text-transform="none" fo:color="#000000" style:font-name="Liberation Serif1" fo:letter-spacing="normal" fo:font-style="normal" officeooo:rsid="02576000" fo:background-color="transparent" loext:char-shading-value="0" style:font-name-asian="Liberation Serif" style:font-size-asian="10.5pt" style:font-style-asian="normal" style:font-style-complex="normal"/>
    </style:style>
    <style:style style:name="T369" style:family="text">
      <style:text-properties fo:font-variant="normal" fo:text-transform="none" fo:color="#000000" style:text-position="0% 100%" style:font-name="Liberation Serif" fo:letter-spacing="normal" fo:font-style="normal" officeooo:rsid="009e0b76" style:font-name-asian="Liberation Serif" style:font-size-asian="10.5pt" style:font-style-asian="normal" style:font-style-complex="normal"/>
    </style:style>
    <style:style style:name="T370" style:family="text">
      <style:text-properties fo:font-variant="normal" fo:text-transform="none" fo:color="#000000" style:text-position="0% 100%" style:font-name="Liberation Serif" fo:letter-spacing="normal" fo:font-style="normal" officeooo:rsid="025e4bde" style:font-name-asian="Liberation Serif" style:font-size-asian="10.5pt" style:font-style-asian="normal" style:font-style-complex="normal"/>
    </style:style>
    <style:style style:name="T371" style:family="text">
      <style:text-properties fo:font-variant="normal" fo:text-transform="none" fo:color="#000000" style:text-position="0% 100%" style:font-name="Liberation Serif1" fo:letter-spacing="normal" officeooo:rsid="017441da" fo:background-color="transparent" loext:char-shading-value="0" style:font-name-asian="Liberation Serif" style:font-size-asian="10.5pt" style:font-style-asian="normal"/>
    </style:style>
    <style:style style:name="T372" style:family="text">
      <style:text-properties fo:font-variant="normal" fo:text-transform="none" fo:color="#000000" style:text-position="0% 100%" style:font-name="Liberation Serif1" fo:letter-spacing="normal" fo:font-style="normal" officeooo:rsid="0210539f" fo:background-color="transparent" loext:char-shading-value="0" style:font-name-asian="Liberation Serif" style:font-size-asian="10.5pt" style:font-style-asian="normal" style:font-style-complex="normal"/>
    </style:style>
    <style:style style:name="T373" style:family="text">
      <style:text-properties officeooo:rsid="001eb37f"/>
    </style:style>
    <style:style style:name="T374" style:family="text">
      <style:text-properties fo:font-style="italic" style:font-style-asian="italic"/>
    </style:style>
    <style:style style:name="T375" style:family="text">
      <style:text-properties fo:font-style="italic" officeooo:rsid="006ce9a7" style:font-style-asian="italic" style:font-style-complex="italic"/>
    </style:style>
    <style:style style:name="T376" style:family="text">
      <style:text-properties fo:font-style="italic" officeooo:rsid="0014a511" style:font-style-asian="italic" style:font-style-complex="italic"/>
    </style:style>
    <style:style style:name="T377" style:family="text">
      <style:text-properties fo:font-style="italic" officeooo:rsid="003c9e76" style:font-style-asian="italic" style:font-style-complex="italic"/>
    </style:style>
    <style:style style:name="T378" style:family="text">
      <style:text-properties fo:font-style="italic" officeooo:rsid="003dea43" style:font-style-asian="italic" style:font-style-complex="italic"/>
    </style:style>
    <style:style style:name="T379" style:family="text">
      <style:text-properties fo:font-style="italic" officeooo:rsid="0065da6b" style:font-style-asian="italic" style:font-style-complex="italic"/>
    </style:style>
    <style:style style:name="T380" style:family="text">
      <style:text-properties fo:font-style="italic" officeooo:rsid="006978c0" style:font-style-asian="italic" style:font-style-complex="italic"/>
    </style:style>
    <style:style style:name="T381" style:family="text">
      <style:text-properties fo:font-style="italic" officeooo:rsid="006eceed" style:font-style-asian="italic" style:font-style-complex="italic"/>
    </style:style>
    <style:style style:name="T382" style:family="text">
      <style:text-properties fo:font-style="italic" officeooo:rsid="00d5a54b" style:font-style-asian="italic" style:font-style-complex="italic"/>
    </style:style>
    <style:style style:name="T383" style:family="text">
      <style:text-properties fo:font-style="italic" officeooo:rsid="01326006" style:font-style-asian="italic" style:font-style-complex="italic"/>
    </style:style>
    <style:style style:name="T384" style:family="text">
      <style:text-properties fo:font-style="italic" officeooo:rsid="0135502a" style:font-style-asian="italic" style:font-style-complex="italic"/>
    </style:style>
    <style:style style:name="T385" style:family="text">
      <style:text-properties fo:font-style="italic" officeooo:rsid="01444b5c" style:font-style-asian="italic" style:font-style-complex="italic"/>
    </style:style>
    <style:style style:name="T386" style:family="text">
      <style:text-properties fo:font-style="italic" officeooo:rsid="01623ff2" style:font-style-asian="italic" style:font-style-complex="italic"/>
    </style:style>
    <style:style style:name="T387" style:family="text">
      <style:text-properties fo:font-style="italic" officeooo:rsid="017ac911" style:font-style-asian="italic" style:font-style-complex="italic"/>
    </style:style>
    <style:style style:name="T388" style:family="text">
      <style:text-properties fo:font-style="italic" officeooo:rsid="024410ff" style:font-style-asian="italic" style:font-style-complex="italic"/>
    </style:style>
    <style:style style:name="T389" style:family="text">
      <style:text-properties fo:font-style="italic" fo:font-weight="normal" officeooo:rsid="01e445f4" style:font-style-asian="italic" style:font-weight-asian="normal" style:font-style-complex="italic" style:font-weight-complex="normal"/>
    </style:style>
    <style:style style:name="T390" style:family="text">
      <style:text-properties fo:font-style="italic" fo:font-weight="normal" officeooo:rsid="01e51e3c" style:font-style-asian="italic" style:font-weight-asian="normal" style:font-style-complex="italic" style:font-weight-complex="normal"/>
    </style:style>
    <style:style style:name="T391" style:family="text">
      <style:text-properties style:text-position="super 58%"/>
    </style:style>
    <style:style style:name="T392" style:family="text">
      <style:text-properties style:text-position="super 58%" fo:font-style="normal" officeooo:rsid="007d6f04" style:font-style-asian="normal" style:font-style-complex="normal"/>
    </style:style>
    <style:style style:name="T393" style:family="text">
      <style:text-properties style:text-position="super 58%" fo:font-style="normal" officeooo:rsid="0077b691" style:font-style-asian="normal" style:font-style-complex="normal"/>
    </style:style>
    <style:style style:name="T394" style:family="text">
      <style:text-properties style:text-position="super 58%" fo:font-style="normal" officeooo:rsid="01937f76" style:font-style-asian="normal" style:font-style-complex="normal"/>
    </style:style>
    <style:style style:name="T395" style:family="text">
      <style:text-properties style:text-position="super 58%" fo:font-style="normal" officeooo:rsid="0182b2c3" style:font-style-asian="normal" style:font-style-complex="normal"/>
    </style:style>
    <style:style style:name="T396" style:family="text">
      <style:text-properties style:text-position="super 58%" fo:font-style="normal" officeooo:rsid="01856f96" style:font-style-asian="normal" style:font-style-complex="normal"/>
    </style:style>
    <style:style style:name="T397" style:family="text">
      <style:text-properties style:text-position="super 58%" fo:font-style="normal" officeooo:rsid="00726ad8" style:font-style-asian="normal" style:font-style-complex="normal"/>
    </style:style>
    <style:style style:name="T398" style:family="text">
      <style:text-properties style:text-position="super 58%" fo:font-style="normal" officeooo:rsid="0078ff81" style:font-style-asian="normal" style:font-style-complex="normal"/>
    </style:style>
    <style:style style:name="T399" style:family="text">
      <style:text-properties style:text-position="super 58%" fo:font-style="normal" officeooo:rsid="0138cd3d" style:font-style-asian="normal" style:font-style-complex="normal"/>
    </style:style>
    <style:style style:name="T400" style:family="text">
      <style:text-properties style:text-position="super 58%" fo:font-style="normal" officeooo:rsid="01455498" style:font-style-asian="normal" style:font-style-complex="normal"/>
    </style:style>
    <style:style style:name="T401" style:family="text">
      <style:text-properties style:text-position="super 58%" fo:font-style="normal" officeooo:rsid="01623ff2" style:font-style-asian="normal" style:font-style-complex="normal"/>
    </style:style>
    <style:style style:name="T402" style:family="text">
      <style:text-properties style:text-position="super 58%" fo:font-style="normal" officeooo:rsid="024410ff" style:font-style-asian="normal" style:font-style-complex="normal"/>
    </style:style>
    <style:style style:name="T403" style:family="text">
      <style:text-properties style:text-position="super 58%" fo:font-style="normal" officeooo:rsid="027a32a7" style:font-style-asian="normal" style:font-style-complex="normal"/>
    </style:style>
    <style:style style:name="T404" style:family="text">
      <style:text-properties style:text-position="super 58%" officeooo:rsid="00860432"/>
    </style:style>
    <style:style style:name="T405" style:family="text">
      <style:text-properties style:text-position="super 58%" officeooo:rsid="01937f76"/>
    </style:style>
    <style:style style:name="T406" style:family="text">
      <style:text-properties style:text-position="super 58%" officeooo:rsid="0182b2c3"/>
    </style:style>
    <style:style style:name="T407" style:family="text">
      <style:text-properties style:text-position="super 58%" style:font-name="Liberation Serif1" fo:font-style="normal" officeooo:rsid="00222a4a" style:font-style-asian="normal" style:font-style-complex="normal"/>
    </style:style>
    <style:style style:name="T408" style:family="text">
      <style:text-properties style:text-position="super 58%" style:font-name="Liberation Serif1" fo:font-style="normal" officeooo:rsid="00229e06" style:font-style-asian="normal" style:font-style-complex="normal"/>
    </style:style>
    <style:style style:name="T409" style:family="text">
      <style:text-properties style:text-position="super 58%" style:font-name="Liberation Serif1" fo:font-style="normal" officeooo:rsid="00636cf0" style:font-style-asian="normal" style:font-style-complex="normal"/>
    </style:style>
    <style:style style:name="T410" style:family="text">
      <style:text-properties style:text-position="super 58%" officeooo:rsid="008fa397"/>
    </style:style>
    <style:style style:name="T411" style:family="text">
      <style:text-properties style:text-position="super 58%" officeooo:rsid="00ba2a3e"/>
    </style:style>
    <style:style style:name="T412" style:family="text">
      <style:text-properties style:text-position="super 58%" officeooo:rsid="00bad510"/>
    </style:style>
    <style:style style:name="T413" style:family="text">
      <style:text-properties style:text-position="super 58%" officeooo:rsid="016ba94e"/>
    </style:style>
    <style:style style:name="T414" style:family="text">
      <style:text-properties style:text-position="super 58%" fo:font-style="italic" officeooo:rsid="017ac911" style:font-style-asian="italic" style:font-style-complex="italic"/>
    </style:style>
    <style:style style:name="T415" style:family="text">
      <style:text-properties style:text-position="super 58%" officeooo:rsid="029fc092"/>
    </style:style>
    <style:style style:name="T416" style:family="text">
      <style:text-properties officeooo:rsid="00860432"/>
    </style:style>
    <style:style style:name="T417" style:family="text">
      <style:text-properties officeooo:rsid="0160deee"/>
    </style:style>
    <style:style style:name="T418" style:family="text">
      <style:text-properties officeooo:rsid="0182b2c3"/>
    </style:style>
    <style:style style:name="T419" style:family="text">
      <style:text-properties officeooo:rsid="01937f76"/>
    </style:style>
    <style:style style:name="T420" style:family="text">
      <style:text-properties officeooo:rsid="017a329d"/>
    </style:style>
    <style:style style:name="T421" style:family="text">
      <style:text-properties officeooo:rsid="00ba2a3e"/>
    </style:style>
    <style:style style:name="T422" style:family="text">
      <style:text-properties officeooo:rsid="00cdf6ac"/>
    </style:style>
    <style:style style:name="T423" style:family="text">
      <style:text-properties fo:font-weight="bold" style:font-weight-asian="bold" style:font-weight-complex="bold"/>
    </style:style>
    <style:style style:name="T424" style:family="text">
      <style:text-properties fo:font-weight="bold" officeooo:rsid="00066895" style:font-weight-asian="bold" style:font-weight-complex="bold"/>
    </style:style>
    <style:style style:name="T425" style:family="text">
      <style:text-properties fo:font-weight="bold" officeooo:rsid="000734a5" style:font-weight-asian="bold" style:font-weight-complex="bold"/>
    </style:style>
    <style:style style:name="T426" style:family="text">
      <style:text-properties fo:font-weight="bold" officeooo:rsid="00a728b8" style:font-weight-asian="bold" style:font-weight-complex="bold"/>
    </style:style>
    <style:style style:name="T427" style:family="text">
      <style:text-properties fo:font-weight="bold" officeooo:rsid="00b1e212" style:font-weight-asian="bold" style:font-weight-complex="bold"/>
    </style:style>
    <style:style style:name="T428" style:family="text">
      <style:text-properties officeooo:rsid="000734a5"/>
    </style:style>
    <style:style style:name="T429" style:family="text">
      <style:text-properties style:font-name="Liberation Serif" fo:font-weight="normal" officeooo:rsid="00058766" style:font-weight-asian="normal" style:font-weight-complex="normal"/>
    </style:style>
    <style:style style:name="T430" style:family="text">
      <style:text-properties style:font-name="Liberation Serif" fo:font-weight="normal" officeooo:rsid="00063587" style:font-weight-asian="normal" style:font-weight-complex="normal"/>
    </style:style>
    <style:style style:name="T431" style:family="text">
      <style:text-properties style:font-name="Liberation Serif" officeooo:rsid="01e71338"/>
    </style:style>
    <style:style style:name="T432" style:family="text">
      <style:text-properties officeooo:rsid="0014a511"/>
    </style:style>
    <style:style style:name="T433" style:family="text">
      <style:text-properties officeooo:rsid="00222a4a"/>
    </style:style>
    <style:style style:name="T434" style:family="text">
      <style:text-properties officeooo:rsid="0039f8a9"/>
    </style:style>
    <style:style style:name="T435" style:family="text">
      <style:text-properties officeooo:rsid="0065da6b"/>
    </style:style>
    <style:style style:name="T436" style:family="text">
      <style:text-properties officeooo:rsid="00a682e1"/>
    </style:style>
    <style:style style:name="T437" style:family="text">
      <style:text-properties officeooo:rsid="017441da"/>
    </style:style>
    <style:style style:name="T438" style:family="text">
      <style:text-properties officeooo:rsid="01b3fd14"/>
    </style:style>
    <style:style style:name="T439" style:family="text">
      <style:text-properties officeooo:rsid="012ae591"/>
    </style:style>
    <style:style style:name="T440" style:family="text">
      <style:text-properties officeooo:rsid="01dbcda6"/>
    </style:style>
    <style:style style:name="T441" style:family="text">
      <style:text-properties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2" style:family="text">
      <style:text-properties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3" style:family="text">
      <style:text-properties fo:font-size="10pt" fo:language="en" fo:country="US" style:language-asian="zh" style:country-asian="CN" style:language-complex="hi" style:country-complex="IN"/>
    </style:style>
    <style:style style:name="T444" style:family="text">
      <style:text-properties style:use-window-font-color="true"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5" style:family="text">
      <style:text-properties style:font-name="DejaVu Sans" fo:font-size="10pt" fo:language="en" fo:country="US" style:language-asian="zh" style:country-asian="CN" style:language-complex="hi" style:country-complex="IN"/>
    </style:style>
    <style:style style:name="T446" style:family="text">
      <style:text-properties style:use-window-font-color="true" style:text-outline="false" style:text-line-through-style="none" style:text-line-through-typ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61512640" text:id="ct61512640">
          <text:deletion>
            <office:change-info>
              <dc:creator>Unknown Author</dc:creator>
              <dc:date>2016-11-22T09:17:00</dc:date>
            </office:change-info>
            <text:p text:style-name="P1"><text:span text:style-name="T1"><office:annotation><dc:creator>Joe Warren</dc:creator><dc:date>2016-10-07T12:49:14</dc:date><loext:sender-initials>JW</loext:sender-initials><text:p text:style-name="P51"><text:span text:style-name="T441">I realize I'm the only person who thinks this way, but zooplankton density can be measured in g/cm^3 so I always use numerical density when I mean #/m^3.</text:span></text:p></office:annotation></text:span><text:span text:style-name="T1"><office:annotation><dc:creator>Unknown Author</dc:creator><dc:date>2016-11-17T21:28:20</dc:date><text:p text:style-name="P51"><text:span text:style-name="T442">Reply to Joe Warren (10/07/2016, 12:49): "..."</text:span></text:p><text:p><text:span text:style-name="T443">Ok</text:span></text:p></office:annotation></text:span></text:p>
          </text:deletion>
        </text:changed-region>
        <text:changed-region xml:id="ct62375920" text:id="ct62375920">
          <text:deletion>
            <office:change-info>
              <dc:creator>Unknown Author</dc:creator>
              <dc:date>2016-11-22T09:17:00</dc:date>
            </office:change-info>
            <text:p text:style-name="P2"><text:span text:style-name="T2"><office:annotation><dc:creator>Unknown Author</dc:creator><dc:date>2016-11-18T09:33:24</dc:date><text:p text:style-name="P51"><text:span text:style-name="T441">Removed for simplicity, the sampling schedule is described in detail later</text:span></text:p></office:annotation></text:span></text:p>
          </text:deletion>
        </text:changed-region>
        <text:changed-region xml:id="ct86369152" text:id="ct86369152">
          <text:deletion>
            <office:change-info>
              <dc:creator>Unknown Author</dc:creator>
              <dc:date>2016-11-22T09:17:00</dc:date>
            </office:change-info>
            <text:p text:style-name="P2"><text:span text:style-name="T3"><office:annotation><dc:creator>Unknown Author</dc:creator><dc:date>2016-11-18T09:28:09</dc:date><text:p text:style-name="P51"><text:span text:style-name="T441">Whoops...glad I caught this...</text:span></text:p></office:annotatio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426">S</text:span><text:span text:style-name="T425">easonal changes </text:span><text:span text:style-name="T426">in the abundance, distribution, and patchiness of </text:span><text:span text:style-name="T423">zooplankton </text:span><text:span text:style-name="T427">and fish </text:span><text:span text:style-name="T423">in </text:span><text:span text:style-name="T424">four </text:span><text:span text:style-name="T426">peri-</text:span><text:span text:style-name="T424">alpine</text:span><text:span text:style-name="T423"> lakes </text:span><text:span text:style-name="T424">in the Sierra Nevada, California</text:span></text:p>
      <text:p text:style-name="P33"/>
      <text:p text:style-name="P3"><text:span text:style-name="T436">Samuel S. </text:span>Urmy <text:span text:style-name="T428">and</text:span> <text:span text:style-name="T436">Joseph D. </text:span>Warren*</text:p>
      <text:p text:style-name="P25">School of Marine and Atmospheric Sciences</text:p>
      <text:p text:style-name="P25">Stony Brook University</text:p>
      <text:p text:style-name="P25">239 Montauk Hwy</text:p>
      <text:p text:style-name="P25">Southampton, NY 11901, USA</text:p>
      <text:p text:style-name="P25"/>
      <text:p text:style-name="P25">* <text:span text:style-name="T438">Corresponding author: joe.warren@stonybrook.edu</text:span></text:p>
      <text:p text:style-name="P33"/>
      <text:p text:style-name="P25">Running head: <text:span text:style-name="T437">Zooplankton and fish in Sierra Nevada Lakes</text:span></text:p>
      <text:p text:style-name="P25"/>
      <text:p text:style-name="P46"><text:span text:style-name="T439">Keywords: acoustics, biomass estimation, <text:s/>fish, patchiness, target strength, variograms, zooplankton,</text:span></text:p>
      <text:p text:style-name="P42"/>
      <text:p text:style-name="P33">Abstract</text:p>
      <text:p text:style-name="P19"><text:tab/>Zooplankton are recognized as a critical component of lake ecosystems. <text:s/>While it is well-known that their <text:span text:style-name="T4">spatial </text:span>distribution is often <text:s/>patchy, <text:span text:style-name="T4">this aspect of their ecology has rarely been investigated or quantified in most lakes, let alone those in remote, high-altitude locations. <text:s/>We used a portable, dual-frequency scientific echosounder deployed from small boats to map acoustic backscatter from zooplankton and fish in four peri-alpine lakes in the Sierra Nevada Mountains of California, USA: Independence Lake, Lake Tahoe, Cherry Lake, and Lake Eleanor. <text:s/>We conducted net sampling to confirm the identities of the scattering organisms and to parameterize physics-based models to estimate the sound-scattering properties of these organisms. <text:s/>This allowed us to convert acoustic backscatter measurements into estimates of total zooplankton biomass. <text:s/>In two of the lakes, Cherry and Eleanor, we repeated the surveys four times at seasonal intervals between fall 2013 and fall 2014. <text:s/>Zooplankton abundances were highest in these lakes in the spring and summer of 2014, with <text:s/></text:span><office:annotation office:name="__Fieldmark__9126_793731306"><dc:creator>Joe Warren</dc:creator><dc:date>2016-11-21T16:42:33</dc:date><text:p text:style-name="P51"><text:span text:style-name="T446">I don't think these #s match up with what's in Table 3 – 10 tonnes for Eleanor in April and 22 tonnes (metric) for Cherry in June.</text:span></text:p></office:annotation><text:span text:style-name="T4">peak dry-weight biomasses estimated at 50 t in Lake Eleanor in April and 113 t in Cherry Lake in June</text:span><office:annotation-end office:name="__Fieldmark__9126_793731306"/><text:span text:style-name="T4">. <text:s/>The estimated density of fish also varied in time and in its vertical distribution, increasing and moving </text:span><office:annotation office:name="__Annotation__6863_1392303280"><dc:creator>Joe Warren</dc:creator><dc:date>2016-11-03T14:36:48</dc:date><loext:sender-initials>JW</loext:sender-initials><text:p>Maybe replace w/ shallower ?</text:p></office:annotation><text:span text:style-name="T4">up</text:span><office:annotation-end office:name="__Annotation__6863_1392303280"/><text:span text:style-name="T4"> in the water column in June in both Cherry Lake and Lake Eleanor. <text:s/>Zooplankton density </text:span><office:annotation office:name="__Annotation__6865_1392303280"><dc:creator>Joe Warren</dc:creator><dc:date>2016-11-03T14:37:59</dc:date><loext:sender-initials>JW</loext:sender-initials><text:p>Could we replace this with “varied spatially” ?</text:p></office:annotation><text:span text:style-name="T4">displayed variable spatial trends</text:span><office:annotation-end office:name="__Annotation__6865_1392303280"/><text:span text:style-name="T4"> at the lake-wide scale, and the residuals from these trends were spatially autocorrelated to distances over 1 km. <text:s/>These results illustrate how acoustic sampling can be used to rapidly measure the distribution and abundance of multiple trophic levels in small lakes, and to describe spatial trends and patterns of these organisms. <text:s/>They also highlight the presence of gradients and patchiness in the distribution of freshwater zooplankton, even in small lakes, and raise questions about the processes generating and maintaining those spatial distributions.</text:span></text:p>
      <text:p text:style-name="P19"/>
      <text:p text:style-name="P42">Introduction</text:p>
      <text:p text:style-name="P21"><text:tab/><text:span text:style-name="T5">Zooplankton play a number of important roles in lake ecosystems. <text:s/>They <text:s/>influence water clarity and nutrient cycling through grazing on primary production and are also the conduit through which primary production reaches larger predators such as fish, which are often of commercial, recreational, and cultural importance for humans. <text:s/>For the sake of conceptual clarity or computational tractability, most models of aquatic food webs assume, explicitly or implicitly, that the spatial distributions of their component species can be ignored </text:span><text:reference-mark-start text:name="ADDIN CSL_CITATION {&quot;citationItems&quot;: [{&quot;id&quot;: &quot;ITEM-1&quot;, &quot;itemData&quot;: {&quot;type&quot;: &quot;article-journal&quot;, &quot;page&quot;: &quot;150-155&quot;, &quot;ISSN&quot;: &quot;2042-8898&quot;, &quot;DOI&quot;: &quot;10.1098/rsfs.2011.0084&quot;, &quot;volume&quot;: &quot;2&quot;, &quot;issued&quot;: {&quot;date-parts&quot;: [[&quot;2012&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title&quot;: &quot;The logic of ecological patchiness&quot;, &quot;id&quot;: &quot;ITEM-1&quot;, &quot;PMID&quot;: &quot;23565330&quot;, &quot;author&quot;: [{&quot;parse-names&quot;: false, &quot;family&quot;: &quot;Gr\u00fcnbaum&quot;, &quot;suffix&quot;: &quot;&quot;, &quot;given&quot;: &quot;Daniel&quot;, &quot;non-dropping-particle&quot;: &quot;&quot;, &quot;dropping-particle&quot;: &quot;&quot;}], &quot;issue&quot;: &quot;2&quot;, &quot;container-title&quot;: &quot;Interface Focus&quot;}, &quot;uris&quot;: [&quot;http://www.mendeley.com/documents/?uuid=7cd2e438-24a5-418f-b135-c54a575387ab&quot;]}], &quot;properties&quot;: {&quot;noteIndex&quot;: 0}, &quot;schema&quot;: &quot;https://github.com/citation-style-language/schema/raw/master/csl-citation.json&quot;, &quot;mendeley&quot;: {&quot;formattedCitation&quot;: &quot;(Gr\u00fcnbaum 2012)&quot;, &quot;previouslyFormattedCitation&quot;: &quot;(Gr\u00fcnbaum 2012)&quot;, &quot;plainTextFormattedCitation&quot;: &quot;(Gr\u00fcnbaum 2012)&quot;}} RNDsjUNGG9esl"/><text:span text:style-name="T217">(Grünbaum 2012)</text:span><text:reference-mark-end text:name="ADDIN CSL_CITATION {&quot;citationItems&quot;: [{&quot;id&quot;: &quot;ITEM-1&quot;, &quot;itemData&quot;: {&quot;type&quot;: &quot;article-journal&quot;, &quot;page&quot;: &quot;150-155&quot;, &quot;ISSN&quot;: &quot;2042-8898&quot;, &quot;DOI&quot;: &quot;10.1098/rsfs.2011.0084&quot;, &quot;volume&quot;: &quot;2&quot;, &quot;issued&quot;: {&quot;date-parts&quot;: [[&quot;2012&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title&quot;: &quot;The logic of ecological patchiness&quot;, &quot;id&quot;: &quot;ITEM-1&quot;, &quot;PMID&quot;: &quot;23565330&quot;, &quot;author&quot;: [{&quot;parse-names&quot;: false, &quot;family&quot;: &quot;Gr\u00fcnbaum&quot;, &quot;suffix&quot;: &quot;&quot;, &quot;given&quot;: &quot;Daniel&quot;, &quot;non-dropping-particle&quot;: &quot;&quot;, &quot;dropping-particle&quot;: &quot;&quot;}], &quot;issue&quot;: &quot;2&quot;, &quot;container-title&quot;: &quot;Interface Focus&quot;}, &quot;uris&quot;: [&quot;http://www.mendeley.com/documents/?uuid=7cd2e438-24a5-418f-b135-c54a575387ab&quot;]}], &quot;properties&quot;: {&quot;noteIndex&quot;: 0}, &quot;schema&quot;: &quot;https://github.com/citation-style-language/schema/raw/master/csl-citation.json&quot;, &quot;mendeley&quot;: {&quot;formattedCitation&quot;: &quot;(Gr\u00fcnbaum 2012)&quot;, &quot;previouslyFormattedCitation&quot;: &quot;(Gr\u00fcnbaum 2012)&quot;, &quot;plainTextFormattedCitation&quot;: &quot;(Gr\u00fcnbaum 2012)&quot;}} RNDsjUNGG9esl"/><text:span text:style-name="T5">⁠. <text:s/>However, this may not always be a valid assumption, since patchiness is common in nature, and large fractions of total predation can occur in <text:s/>small patches over short timespans </text:span><text:reference-mark-start text:name="ADDIN CSL_CITATION {&quot;citationItems&quot;: [{&quot;id&quot;: &quot;ITEM-1&quot;, &quot;itemData&quot;: {&quot;ISBN&quot;: &quot;1432-9840&quot;, &quot;type&quot;: &quot;article-journal&quot;, &quot;page&quot;: &quot;865-876&quot;, &quot;ISSN&quot;: &quot;14329840&quot;, &quot;DOI&quot;: &quot;10.1007/s10021-007-9066-3&quot;, &quot;volume&quot;: &quot;10&quot;, &quot;issued&quot;: {&quot;date-parts&quot;: [[&quot;2007&quot;, &quot;7&quot;, &quot;26&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id&quot;: &quot;ITEM-1&quot;, &quot;author&quot;: [{&quot;parse-names&quot;: false, &quot;family&quot;: &quot;Temming&quot;, &quot;suffix&quot;: &quot;&quot;, &quot;given&quot;: &quot;Axel&quot;, &quot;non-dropping-particle&quot;: &quot;&quot;, &quot;dropping-particle&quot;: &quot;&quot;}, {&quot;parse-names&quot;: false, &quot;family&quot;: &quot;Floeter&quot;, &quot;suffix&quot;: &quot;&quot;, &quot;given&quot;: &quot;Jens&quot;, &quot;non-dropping-particle&quot;: &quot;&quot;, &quot;dropping-particle&quot;: &quot;&quot;}, {&quot;parse-names&quot;: false, &quot;family&quot;: &quot;Ehrich&quot;, &quot;suffix&quot;: &quot;&quot;, &quot;given&quot;: &quot;Siegfried&quot;, &quot;non-dropping-particle&quot;: &quot;&quot;, &quot;dropping-particle&quot;: &quot;&quot;}], &quot;issue&quot;: &quot;6&quot;, &quot;container-title&quot;: &quot;Ecosystems&quot;}, &quot;uris&quot;: [&quot;http://www.mendeley.com/documents/?uuid=0af0b392-ab1f-4cf0-96ac-9273e4556797&quot;]}], &quot;properties&quot;: {&quot;noteIndex&quot;: 0}, &quot;schema&quot;: &quot;https://github.com/citation-style-language/schema/raw/master/csl-citation.json&quot;, &quot;mendeley&quot;: {&quot;formattedCitation&quot;: &quot;(Temming et al. 2007)&quot;, &quot;previouslyFormattedCitation&quot;: &quot;(Temming et al. 2007)&quot;, &quot;plainTextFormattedCitation&quot;: &quot;(Temming et al. 2007)&quot;}} RNDfyMymkhRIK"/><text:span text:style-name="T217">(Temming et al. 2007)</text:span><text:reference-mark-end text:name="ADDIN CSL_CITATION {&quot;citationItems&quot;: [{&quot;id&quot;: &quot;ITEM-1&quot;, &quot;itemData&quot;: {&quot;ISBN&quot;: &quot;1432-9840&quot;, &quot;type&quot;: &quot;article-journal&quot;, &quot;page&quot;: &quot;865-876&quot;, &quot;ISSN&quot;: &quot;14329840&quot;, &quot;DOI&quot;: &quot;10.1007/s10021-007-9066-3&quot;, &quot;volume&quot;: &quot;10&quot;, &quot;issued&quot;: {&quot;date-parts&quot;: [[&quot;2007&quot;, &quot;7&quot;, &quot;26&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id&quot;: &quot;ITEM-1&quot;, &quot;author&quot;: [{&quot;parse-names&quot;: false, &quot;family&quot;: &quot;Temming&quot;, &quot;suffix&quot;: &quot;&quot;, &quot;given&quot;: &quot;Axel&quot;, &quot;non-dropping-particle&quot;: &quot;&quot;, &quot;dropping-particle&quot;: &quot;&quot;}, {&quot;parse-names&quot;: false, &quot;family&quot;: &quot;Floeter&quot;, &quot;suffix&quot;: &quot;&quot;, &quot;given&quot;: &quot;Jens&quot;, &quot;non-dropping-particle&quot;: &quot;&quot;, &quot;dropping-particle&quot;: &quot;&quot;}, {&quot;parse-names&quot;: false, &quot;family&quot;: &quot;Ehrich&quot;, &quot;suffix&quot;: &quot;&quot;, &quot;given&quot;: &quot;Siegfried&quot;, &quot;non-dropping-particle&quot;: &quot;&quot;, &quot;dropping-particle&quot;: &quot;&quot;}], &quot;issue&quot;: &quot;6&quot;, &quot;container-title&quot;: &quot;Ecosystems&quot;}, &quot;uris&quot;: [&quot;http://www.mendeley.com/documents/?uuid=0af0b392-ab1f-4cf0-96ac-9273e4556797&quot;]}], &quot;properties&quot;: {&quot;noteIndex&quot;: 0}, &quot;schema&quot;: &quot;https://github.com/citation-style-language/schema/raw/master/csl-citation.json&quot;, &quot;mendeley&quot;: {&quot;formattedCitation&quot;: &quot;(Temming et al. 2007)&quot;, &quot;previouslyFormattedCitation&quot;: &quot;(Temming et al. 2007)&quot;, &quot;plainTextFormattedCitation&quot;: &quot;(Temming et al. 2007)&quot;}} RNDfyMymkhRIK"/><text:span text:style-name="T5">⁠.</text:span><text:span text:style-name="T5"><office:annotation><dc:creator>Joe Warren</dc:creator><dc:date>2016-10-07T12:41:40</dc:date><loext:sender-initials>JW</loext:sender-initials><text:p text:style-name="P51"><text:span text:style-name="T441">Do we want to discuss the vertical separation that occurs in the water column – or define somewhere that when we say patchy that we mean w.r.t. to the horizontal/spatial extent (or include the vertical dimension explicitly in there as well). <text:s/>The reason I bring this up is that we say vertical gradients (often) between the zoops/fish in addition to the horizontal and those two scale lengths are usually different (i.e. vertical &lt;&lt; horizontal).</text:span></text:p></office:annotation></text:span></text:p>
      <text:p text:style-name="P22"><text:tab/><text:span text:style-name="T434">Despite the potential importance of inhomogenous zooplankton distributions, they have rarely been quantified in lakes. <text:s/>This is largely a consequence of sampling techniques. <text:s/>The most common methods for sampling zooplankton are net tows and traps. <text:s/>Even when closing nets are used for vertically stratified tows, spatial resolution is limited, and all nets and traps involve a degree of spatial or temporal blurring. <text:s/>Automated optical techniques </text:span><text:reference-mark-start text:name="ADDIN CSL_CITATION {&quot;citationItems&quot;: [{&quot;id&quot;: &quot;ITEM-1&quot;, &quot;itemData&quot;: {&quot;type&quot;: &quot;article-journal&quot;, &quot;page&quot;: &quot;41-49&quot;, &quot;DOI&quot;: &quot;10.4319/lom.2007.5.41&quot;, &quot;volume&quot;: &quot;5&quot;, &quot;issued&quot;: {&quot;date-parts&quot;: [[&quot;2007&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title&quot;: &quot;The use of the Laser Optical Plankton Counter to measure zooplankton size, abundance, and biomass in small freshwater lakes&quot;, &quot;id&quot;: &quot;ITEM-1&quot;, &quot;PMID&quot;: &quot;7310264&quot;, &quot;author&quot;: [{&quot;parse-names&quot;: false, &quot;family&quot;: &quot;Finlay&quot;, &quot;suffix&quot;: &quot;&quot;, &quot;given&quot;: &quot;K&quot;, &quot;non-dropping-particle&quot;: &quot;&quot;, &quot;dropping-particle&quot;: &quot;&quot;}, {&quot;parse-names&quot;: false, &quot;family&quot;: &quot;Beisner&quot;, &quot;suffix&quot;: &quot;&quot;, &quot;given&quot;: &quot;B E&quot;, &quot;non-dropping-particle&quot;: &quot;&quot;, &quot;dropping-particle&quot;: &quot;&quot;}, {&quot;parse-names&quot;: false, &quot;family&quot;: &quot;Barnett&quot;, &quot;suffix&quot;: &quot;&quot;, &quot;given&quot;: &quot;a J D&quot;, &quot;non-dropping-particle&quot;: &quot;&quot;, &quot;dropping-particle&quot;: &quot;&quot;}], &quot;ISSN&quot;: &quot;15415856&quot;, &quot;container-title&quot;: &quot;Limnology and Oceanography-Methods&quot;}, &quot;uris&quot;: [&quot;http://www.mendeley.com/documents/?uuid=7977a071-2280-4ab4-bc0e-6889a1ad98b8&quot;]}], &quot;properties&quot;: {&quot;noteIndex&quot;: 0}, &quot;schema&quot;: &quot;https://github.com/citation-style-language/schema/raw/master/csl-citation.json&quot;, &quot;mendeley&quot;: {&quot;formattedCitation&quot;: &quot;(Finlay et al. 2007)&quot;, &quot;previouslyFormattedCitation&quot;: &quot;(Finlay et al. 2007)&quot;, &quot;plainTextFormattedCitation&quot;: &quot;(Finlay et al. 2007)&quot;}} RNDKOqgAyYkqg"/><text:span text:style-name="T232">(Finlay et al. 2007)</text:span><text:reference-mark-end text:name="ADDIN CSL_CITATION {&quot;citationItems&quot;: [{&quot;id&quot;: &quot;ITEM-1&quot;, &quot;itemData&quot;: {&quot;type&quot;: &quot;article-journal&quot;, &quot;page&quot;: &quot;41-49&quot;, &quot;DOI&quot;: &quot;10.4319/lom.2007.5.41&quot;, &quot;volume&quot;: &quot;5&quot;, &quot;issued&quot;: {&quot;date-parts&quot;: [[&quot;2007&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title&quot;: &quot;The use of the Laser Optical Plankton Counter to measure zooplankton size, abundance, and biomass in small freshwater lakes&quot;, &quot;id&quot;: &quot;ITEM-1&quot;, &quot;PMID&quot;: &quot;7310264&quot;, &quot;author&quot;: [{&quot;parse-names&quot;: false, &quot;family&quot;: &quot;Finlay&quot;, &quot;suffix&quot;: &quot;&quot;, &quot;given&quot;: &quot;K&quot;, &quot;non-dropping-particle&quot;: &quot;&quot;, &quot;dropping-particle&quot;: &quot;&quot;}, {&quot;parse-names&quot;: false, &quot;family&quot;: &quot;Beisner&quot;, &quot;suffix&quot;: &quot;&quot;, &quot;given&quot;: &quot;B E&quot;, &quot;non-dropping-particle&quot;: &quot;&quot;, &quot;dropping-particle&quot;: &quot;&quot;}, {&quot;parse-names&quot;: false, &quot;family&quot;: &quot;Barnett&quot;, &quot;suffix&quot;: &quot;&quot;, &quot;given&quot;: &quot;a J D&quot;, &quot;non-dropping-particle&quot;: &quot;&quot;, &quot;dropping-particle&quot;: &quot;&quot;}], &quot;ISSN&quot;: &quot;15415856&quot;, &quot;container-title&quot;: &quot;Limnology and Oceanography-Methods&quot;}, &quot;uris&quot;: [&quot;http://www.mendeley.com/documents/?uuid=7977a071-2280-4ab4-bc0e-6889a1ad98b8&quot;]}], &quot;properties&quot;: {&quot;noteIndex&quot;: 0}, &quot;schema&quot;: &quot;https://github.com/citation-style-language/schema/raw/master/csl-citation.json&quot;, &quot;mendeley&quot;: {&quot;formattedCitation&quot;: &quot;(Finlay et al. 2007)&quot;, &quot;previouslyFormattedCitation&quot;: &quot;(Finlay et al. 2007)&quot;, &quot;plainTextFormattedCitation&quot;: &quot;(Finlay et al. 2007)&quot;}} RNDKOqgAyYkqg"/><text:span text:style-name="T434">⁠ have better spatial resolution than traps or nets, though observations are still limited to the instrument's towed path through the water, and they lose taxonomic resolution relative to direct samples. <text:s/></text:span></text:p>
      <text:p text:style-name="P22"><text:span text:style-name="T6"><text:tab/>In contrast, active acoustics (i.e., scientific echosounders) can measure the density of animals through the water column quickly and at high (sub-meter) resolution. <text:s/>Acoustics are regularly used to survey fish in lakes </text:span><text:reference-mark-start text:name="ADDIN CSL_CITATION {&quot;citationItems&quot;: [{&quot;id&quot;: &quot;ITEM-1&quot;, &quot;itemData&quot;: {&quot;type&quot;: &quot;article-journal&quot;, &quot;page&quot;: &quot;115-122&quot;, &quot;ISSN&quot;: &quot;03801330&quot;, &quot;DOI&quot;: &quot;10.1016/j.jglr.2011.06.002&quot;, &quot;volume&quot;: &quot;38&quot;, &quot;issued&quot;: {&quot;date-parts&quot;: [[&quot;2012&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title&quot;: &quot;Native rainbow smelt and nonnative alewife distribution related to temperature and light gradients in Lake Champlain&quot;, &quot;id&quot;: &quot;ITEM-1&quot;, &quot;author&quot;: [{&quot;parse-names&quot;: false, &quot;family&quot;: &quot;Simonin&quot;, &quot;suffix&quot;: &quot;&quot;, &quot;given&quot;: &quot;Paul W.&quot;, &quot;non-dropping-particle&quot;: &quot;&quot;, &quot;dropping-particle&quot;: &quot;&quot;}, {&quot;parse-names&quot;: false, &quot;family&quot;: &quot;Parrish&quot;, &quot;suffix&quot;: &quot;&quot;, &quot;given&quot;: &quot;Donna L.&quot;, &quot;non-dropping-particle&quot;: &quot;&quot;, &quot;dropping-particle&quot;: &quot;&quot;}, {&quot;parse-names&quot;: false, &quot;family&quot;: &quot;Rudstam&quot;, &quot;suffix&quot;: &quot;&quot;, &quot;given&quot;: &quot;Lars G.&quot;, &quot;non-dropping-particle&quot;: &quot;&quot;, &quot;dropping-particle&quot;: &quot;&quot;}, {&quot;parse-names&quot;: false, &quot;family&quot;: &quot;Sullivan&quot;, &quot;suffix&quot;: &quot;&quot;, &quot;given&quot;: &quot;Patrick J.&quot;, &quot;non-dropping-particle&quot;: &quot;&quot;, &quot;dropping-particle&quot;: &quot;&quot;}, {&quot;parse-names&quot;: false, &quot;family&quot;: &quot;Pientka&quot;, &quot;suffix&quot;: &quot;&quot;, &quot;given&quot;: &quot;Bernard&quot;, &quot;non-dropping-particle&quot;: &quot;&quot;, &quot;dropping-particle&quot;: &quot;&quot;}], &quot;issue&quot;: &quot;SUPPL. 1&quot;, &quot;publisher&quot;: &quot;Elsevier B.V.&quot;, &quot;container-title&quot;: &quot;Journal of Great Lakes Research&quot;}, &quot;uris&quot;: [&quot;http://www.mendeley.com/documents/?uuid=51890119-465d-4899-8558-3658b2b8e2ab&quot;]}, {&quot;id&quot;: &quot;ITEM-2&quot;, &quot;itemData&quot;: {&quot;ISBN&quot;: &quot;0706-652X&quot;, &quot;type&quot;: &quot;article-journal&quot;, &quot;page&quot;: &quot;894-908&quot;, &quot;ISSN&quot;: &quot;0706-652X&quot;, &quot;DOI&quot;: &quot;10.1139/f91-106&quot;, &quot;volume&quot;: &quot;48&quot;, &quot;issued&quot;: {&quot;date-parts&quot;: [[&quot;1991&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title&quot;: &quot;Acoustic measures of the abundance and size of pelagic planktivores in Lake Michigan&quot;, &quot;id&quot;: &quot;ITEM-2&quot;, &quot;author&quot;: [{&quot;parse-names&quot;: false, &quot;family&quot;: &quot;Brandt&quot;, &quot;suffix&quot;: &quot;&quot;, &quot;given&quot;: &quot;S B&quot;, &quot;non-dropping-particle&quot;: &quot;&quot;, &quot;dropping-particle&quot;: &quot;&quot;}, {&quot;parse-names&quot;: false, &quot;family&quot;: &quot;Mason&quot;, &quot;suffix&quot;: &quot;&quot;, &quot;given&quot;: &quot;D M&quot;, &quot;non-dropping-particle&quot;: &quot;&quot;, &quot;dropping-particle&quot;: &quot;&quot;}, {&quot;parse-names&quot;: false, &quot;family&quot;: &quot;Patrick&quot;, &quot;suffix&quot;: &quot;&quot;, &quot;given&quot;: &quot;E&quot;, &quot;non-dropping-particle&quot;: &quot;&quot;, &quot;dropping-particle&quot;: &quot;V&quot;}, {&quot;parse-names&quot;: false, &quot;family&quot;: &quot;Argyle&quot;, &quot;suffix&quot;: &quot;&quot;, &quot;given&quot;: &quot;R L&quot;, &quot;non-dropping-particle&quot;: &quot;&quot;, &quot;dropping-particle&quot;: &quot;&quot;}, {&quot;parse-names&quot;: false, &quot;family&quot;: &quot;Wells&quot;, &quot;suffix&quot;: &quot;&quot;, &quot;given&quot;: &quot;L&quot;, &quot;non-dropping-particle&quot;: &quot;&quot;, &quot;dropping-particle&quot;: &quot;&quot;}, {&quot;parse-names&quot;: false, &quot;family&quot;: &quot;Unger&quot;, &quot;suffix&quot;: &quot;&quot;, &quot;given&quot;: &quot;P A&quot;, &quot;non-dropping-particle&quot;: &quot;&quot;, &quot;dropping-particle&quot;: &quot;&quot;}, {&quot;parse-names&quot;: false, &quot;family&quot;: &quot;Stewart&quot;, &quot;suffix&quot;: &quot;&quot;, &quot;given&quot;: &quot;D J&quot;, &quot;non-dropping-particle&quot;: &quot;&quot;, &quot;dropping-particle&quot;: &quot;&quot;}], &quot;issue&quot;: &quot;5&quot;, &quot;container-title&quot;: &quot;Canadian Journal of Fisheries and Aquatic Science&quot;}, &quot;uris&quot;: [&quot;http://www.mendeley.com/documents/?uuid=5c2b626c-731a-47f4-85b8-1dcbff86c1d8&quot;]}, {&quot;id&quot;: &quot;ITEM-3&quot;, &quot;itemData&quot;: {&quot;id&quot;: &quot;ITEM-3&quot;, &quot;type&quot;: &quot;article-journal&quot;, &quot;issued&quot;: {&quot;date-parts&quot;: [[&quot;2009&quot;]]}, &quot;author&quot;: [{&quot;parse-names&quot;: false, &quot;family&quot;: &quot;Rudstam&quot;, &quot;suffix&quot;: &quot;&quot;, &quot;given&quot;: &quot;Lars G&quot;, &quot;non-dropping-particle&quot;: &quot;&quot;, &quot;dropping-particle&quot;: &quot;&quot;}, {&quot;parse-names&quot;: false, &quot;family&quot;: &quot;Parker-Stetter&quot;, &quot;suffix&quot;: &quot;&quot;, &quot;given&quot;: &quot;Sandra L&quot;, &quot;non-dropping-particle&quot;: &quot;&quot;, &quot;dropping-particle&quot;: &quot;&quot;}, {&quot;parse-names&quot;: false, &quot;family&quot;: &quot;Sullivan&quot;, &quot;suffix&quot;: &quot;&quot;, &quot;given&quot;: &quot;P J&quot;, &quot;non-dropping-particle&quot;: &quot;&quot;, &quot;dropping-particle&quot;: &quot;&quot;}, {&quot;parse-names&quot;: false, &quot;family&quot;: &quot;Warner&quot;, &quot;suffix&quot;: &quot;&quot;, &quot;given&quot;: &quot;D M&quot;, &quot;non-dropping-particle&quot;: &quot;&quot;, &quot;dropping-particle&quot;: &quot;&quot;}], &quot;container-title&quot;: &quot;ICES Journal of Marine Science&quot;, &quot;title&quot;: &quot;Towards a standard operating procedure for fishery acoustic surveys in the Laurentian Great Lakes, North America&quot;}, &quot;uris&quot;: [&quot;http://www.mendeley.com/documents/?uuid=a988cda8-2d07-41a5-a287-b84d4dc5ae8f&quot;]}], &quot;properties&quot;: {&quot;noteIndex&quot;: 0}, &quot;schema&quot;: &quot;https://github.com/citation-style-language/schema/raw/master/csl-citation.json&quot;, &quot;mendeley&quot;: {&quot;formattedCitation&quot;: &quot;(Brandt et al. 1991, Rudstam et al. 2009, Simonin et al. 2012)&quot;, &quot;manualFormatting&quot;: &quot;(e.g. Brandt et al. 1991, Rudstam et al. 2009, Simonin et al. 2012)&quot;, &quot;plainTextFormattedCitation&quot;: &quot;(Brandt et al. 1991, Rudstam et al. 2009, Simonin et al. 2012)&quot;, &quot;previouslyFormattedCitation&quot;: &quot;(Brandt et al. 1991, Rudstam et al. 2009, Simonin et al. 2012)&quot;}} RNDjiAJkTXcwC"/><text:span text:style-name="T261">(e.g. Brandt et al. 1991, Rudstam et al. 2009, Simonin et al. 2012)</text:span><text:reference-mark-end text:name="ADDIN CSL_CITATION {&quot;citationItems&quot;: [{&quot;id&quot;: &quot;ITEM-1&quot;, &quot;itemData&quot;: {&quot;type&quot;: &quot;article-journal&quot;, &quot;page&quot;: &quot;115-122&quot;, &quot;ISSN&quot;: &quot;03801330&quot;, &quot;DOI&quot;: &quot;10.1016/j.jglr.2011.06.002&quot;, &quot;volume&quot;: &quot;38&quot;, &quot;issued&quot;: {&quot;date-parts&quot;: [[&quot;2012&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title&quot;: &quot;Native rainbow smelt and nonnative alewife distribution related to temperature and light gradients in Lake Champlain&quot;, &quot;id&quot;: &quot;ITEM-1&quot;, &quot;author&quot;: [{&quot;parse-names&quot;: false, &quot;family&quot;: &quot;Simonin&quot;, &quot;suffix&quot;: &quot;&quot;, &quot;given&quot;: &quot;Paul W.&quot;, &quot;non-dropping-particle&quot;: &quot;&quot;, &quot;dropping-particle&quot;: &quot;&quot;}, {&quot;parse-names&quot;: false, &quot;family&quot;: &quot;Parrish&quot;, &quot;suffix&quot;: &quot;&quot;, &quot;given&quot;: &quot;Donna L.&quot;, &quot;non-dropping-particle&quot;: &quot;&quot;, &quot;dropping-particle&quot;: &quot;&quot;}, {&quot;parse-names&quot;: false, &quot;family&quot;: &quot;Rudstam&quot;, &quot;suffix&quot;: &quot;&quot;, &quot;given&quot;: &quot;Lars G.&quot;, &quot;non-dropping-particle&quot;: &quot;&quot;, &quot;dropping-particle&quot;: &quot;&quot;}, {&quot;parse-names&quot;: false, &quot;family&quot;: &quot;Sullivan&quot;, &quot;suffix&quot;: &quot;&quot;, &quot;given&quot;: &quot;Patrick J.&quot;, &quot;non-dropping-particle&quot;: &quot;&quot;, &quot;dropping-particle&quot;: &quot;&quot;}, {&quot;parse-names&quot;: false, &quot;family&quot;: &quot;Pientka&quot;, &quot;suffix&quot;: &quot;&quot;, &quot;given&quot;: &quot;Bernard&quot;, &quot;non-dropping-particle&quot;: &quot;&quot;, &quot;dropping-particle&quot;: &quot;&quot;}], &quot;issue&quot;: &quot;SUPPL. 1&quot;, &quot;publisher&quot;: &quot;Elsevier B.V.&quot;, &quot;container-title&quot;: &quot;Journal of Great Lakes Research&quot;}, &quot;uris&quot;: [&quot;http://www.mendeley.com/documents/?uuid=51890119-465d-4899-8558-3658b2b8e2ab&quot;]}, {&quot;id&quot;: &quot;ITEM-2&quot;, &quot;itemData&quot;: {&quot;ISBN&quot;: &quot;0706-652X&quot;, &quot;type&quot;: &quot;article-journal&quot;, &quot;page&quot;: &quot;894-908&quot;, &quot;ISSN&quot;: &quot;0706-652X&quot;, &quot;DOI&quot;: &quot;10.1139/f91-106&quot;, &quot;volume&quot;: &quot;48&quot;, &quot;issued&quot;: {&quot;date-parts&quot;: [[&quot;1991&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title&quot;: &quot;Acoustic measures of the abundance and size of pelagic planktivores in Lake Michigan&quot;, &quot;id&quot;: &quot;ITEM-2&quot;, &quot;author&quot;: [{&quot;parse-names&quot;: false, &quot;family&quot;: &quot;Brandt&quot;, &quot;suffix&quot;: &quot;&quot;, &quot;given&quot;: &quot;S B&quot;, &quot;non-dropping-particle&quot;: &quot;&quot;, &quot;dropping-particle&quot;: &quot;&quot;}, {&quot;parse-names&quot;: false, &quot;family&quot;: &quot;Mason&quot;, &quot;suffix&quot;: &quot;&quot;, &quot;given&quot;: &quot;D M&quot;, &quot;non-dropping-particle&quot;: &quot;&quot;, &quot;dropping-particle&quot;: &quot;&quot;}, {&quot;parse-names&quot;: false, &quot;family&quot;: &quot;Patrick&quot;, &quot;suffix&quot;: &quot;&quot;, &quot;given&quot;: &quot;E&quot;, &quot;non-dropping-particle&quot;: &quot;&quot;, &quot;dropping-particle&quot;: &quot;V&quot;}, {&quot;parse-names&quot;: false, &quot;family&quot;: &quot;Argyle&quot;, &quot;suffix&quot;: &quot;&quot;, &quot;given&quot;: &quot;R L&quot;, &quot;non-dropping-particle&quot;: &quot;&quot;, &quot;dropping-particle&quot;: &quot;&quot;}, {&quot;parse-names&quot;: false, &quot;family&quot;: &quot;Wells&quot;, &quot;suffix&quot;: &quot;&quot;, &quot;given&quot;: &quot;L&quot;, &quot;non-dropping-particle&quot;: &quot;&quot;, &quot;dropping-particle&quot;: &quot;&quot;}, {&quot;parse-names&quot;: false, &quot;family&quot;: &quot;Unger&quot;, &quot;suffix&quot;: &quot;&quot;, &quot;given&quot;: &quot;P A&quot;, &quot;non-dropping-particle&quot;: &quot;&quot;, &quot;dropping-particle&quot;: &quot;&quot;}, {&quot;parse-names&quot;: false, &quot;family&quot;: &quot;Stewart&quot;, &quot;suffix&quot;: &quot;&quot;, &quot;given&quot;: &quot;D J&quot;, &quot;non-dropping-particle&quot;: &quot;&quot;, &quot;dropping-particle&quot;: &quot;&quot;}], &quot;issue&quot;: &quot;5&quot;, &quot;container-title&quot;: &quot;Canadian Journal of Fisheries and Aquatic Science&quot;}, &quot;uris&quot;: [&quot;http://www.mendeley.com/documents/?uuid=5c2b626c-731a-47f4-85b8-1dcbff86c1d8&quot;]}, {&quot;id&quot;: &quot;ITEM-3&quot;, &quot;itemData&quot;: {&quot;id&quot;: &quot;ITEM-3&quot;, &quot;type&quot;: &quot;article-journal&quot;, &quot;issued&quot;: {&quot;date-parts&quot;: [[&quot;2009&quot;]]}, &quot;author&quot;: [{&quot;parse-names&quot;: false, &quot;family&quot;: &quot;Rudstam&quot;, &quot;suffix&quot;: &quot;&quot;, &quot;given&quot;: &quot;Lars G&quot;, &quot;non-dropping-particle&quot;: &quot;&quot;, &quot;dropping-particle&quot;: &quot;&quot;}, {&quot;parse-names&quot;: false, &quot;family&quot;: &quot;Parker-Stetter&quot;, &quot;suffix&quot;: &quot;&quot;, &quot;given&quot;: &quot;Sandra L&quot;, &quot;non-dropping-particle&quot;: &quot;&quot;, &quot;dropping-particle&quot;: &quot;&quot;}, {&quot;parse-names&quot;: false, &quot;family&quot;: &quot;Sullivan&quot;, &quot;suffix&quot;: &quot;&quot;, &quot;given&quot;: &quot;P J&quot;, &quot;non-dropping-particle&quot;: &quot;&quot;, &quot;dropping-particle&quot;: &quot;&quot;}, {&quot;parse-names&quot;: false, &quot;family&quot;: &quot;Warner&quot;, &quot;suffix&quot;: &quot;&quot;, &quot;given&quot;: &quot;D M&quot;, &quot;non-dropping-particle&quot;: &quot;&quot;, &quot;dropping-particle&quot;: &quot;&quot;}], &quot;container-title&quot;: &quot;ICES Journal of Marine Science&quot;, &quot;title&quot;: &quot;Towards a standard operating procedure for fishery acoustic surveys in the Laurentian Great Lakes, North America&quot;}, &quot;uris&quot;: [&quot;http://www.mendeley.com/documents/?uuid=a988cda8-2d07-41a5-a287-b84d4dc5ae8f&quot;]}], &quot;properties&quot;: {&quot;noteIndex&quot;: 0}, &quot;schema&quot;: &quot;https://github.com/citation-style-language/schema/raw/master/csl-citation.json&quot;, &quot;mendeley&quot;: {&quot;formattedCitation&quot;: &quot;(Brandt et al. 1991, Rudstam et al. 2009, Simonin et al. 2012)&quot;, &quot;manualFormatting&quot;: &quot;(e.g. Brandt et al. 1991, Rudstam et al. 2009, Simonin et al. 2012)&quot;, &quot;plainTextFormattedCitation&quot;: &quot;(Brandt et al. 1991, Rudstam et al. 2009, Simonin et al. 2012)&quot;, &quot;previouslyFormattedCitation&quot;: &quot;(Brandt et al. 1991, Rudstam et al. 2009, Simonin et al. 2012)&quot;}} RNDjiAJkTXcwC"/><text:span text:style-name="T6">⁠, but have rarely been used for zooplankton. <text:s/>This is mostly due to the fact that most lake zooplankton scatter sound very weakly at the acoustic frequencies used for fish surveys, with the notable example of some larger genera such as </text:span><text:span text:style-name="T377">Mysis</text:span><text:span text:style-name="T20"> </text:span><text:reference-mark-start text:name="ADDIN CSL_CITATION {&quot;citationItems&quot;: [{&quot;id&quot;: &quot;ITEM-1&quot;, &quot;itemData&quot;: {&quot;ISBN&quot;: &quot;0706-652X&quot;, &quot;type&quot;: &quot;article-journal&quot;, &quot;page&quot;: &quot;2769-2779&quot;, &quot;ISSN&quot;: &quot;0706-652X&quot;, &quot;DOI&quot;: &quot;10.1139/F08-179&quot;, &quot;volume&quot;: &quot;65&quot;, &quot;issued&quot;: {&quot;date-parts&quot;: [[&quot;2008&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title&quot;: &quot;Acoustic characterization of Mysis relicta at multiple frequencies&quot;, &quot;id&quot;: &quot;ITEM-1&quot;, &quot;author&quot;: [{&quot;parse-names&quot;: false, &quot;family&quot;: &quot;Rudstam&quot;, &quot;suffix&quot;: &quot;&quot;, &quot;given&quot;: &quot;Lars G.&quot;, &quot;non-dropping-particle&quot;: &quot;&quot;, &quot;dropping-particle&quot;: &quot;&quot;}, {&quot;parse-names&quot;: false, &quot;family&quot;: &quot;Knudsen&quot;, &quot;suffix&quot;: &quot;&quot;, &quot;given&quot;: &quot;Frank R.&quot;, &quot;non-dropping-particle&quot;: &quot;&quot;, &quot;dropping-particle&quot;: &quot;&quot;}, {&quot;parse-names&quot;: false, &quot;family&quot;: &quot;Balk&quot;, &quot;suffix&quot;: &quot;&quot;, &quot;given&quot;: &quot;Helge&quot;, &quot;non-dropping-particle&quot;: &quot;&quot;, &quot;dropping-particle&quot;: &quot;&quot;}, {&quot;parse-names&quot;: false, &quot;family&quot;: &quot;Gal&quot;, &quot;suffix&quot;: &quot;&quot;, &quot;given&quot;: &quot;Gideon&quot;, &quot;non-dropping-particle&quot;: &quot;&quot;, &quot;dropping-particle&quot;: &quot;&quot;}, {&quot;parse-names&quot;: false, &quot;family&quot;: &quot;Boscarino&quot;, &quot;suffix&quot;: &quot;&quot;, &quot;given&quot;: &quot;Brent T.&quot;, &quot;non-dropping-particle&quot;: &quot;&quot;, &quot;dropping-particle&quot;: &quot;&quot;}, {&quot;parse-names&quot;: false, &quot;family&quot;: &quot;Axenrot&quot;, &quot;suffix&quot;: &quot;&quot;, &quot;given&quot;: &quot;Thomas&quot;, &quot;non-dropping-particle&quot;: &quot;&quot;, &quot;dropping-particle&quot;: &quot;&quot;}], &quot;issue&quot;: &quot;12&quot;, &quot;container-title&quot;: &quot;Canadian Journal of Fisheries and Aquatic Sciences&quot;}, &quot;uris&quot;: [&quot;http://www.mendeley.com/documents/?uuid=94d37a77-34e0-4af9-8109-06248b3cf5b2&quot;]}], &quot;properties&quot;: {&quot;noteIndex&quot;: 0}, &quot;schema&quot;: &quot;https://github.com/citation-style-language/schema/raw/master/csl-citation.json&quot;, &quot;mendeley&quot;: {&quot;formattedCitation&quot;: &quot;(Rudstam et al. 2008)&quot;, &quot;previouslyFormattedCitation&quot;: &quot;(Rudstam et al. 2008)&quot;, &quot;plainTextFormattedCitation&quot;: &quot;(Rudstam et al. 2008)&quot;}} RNDbNWWj2CWBc"/><text:span text:style-name="T144">(Rudstam et al. 2008)</text:span><text:reference-mark-end text:name="ADDIN CSL_CITATION {&quot;citationItems&quot;: [{&quot;id&quot;: &quot;ITEM-1&quot;, &quot;itemData&quot;: {&quot;ISBN&quot;: &quot;0706-652X&quot;, &quot;type&quot;: &quot;article-journal&quot;, &quot;page&quot;: &quot;2769-2779&quot;, &quot;ISSN&quot;: &quot;0706-652X&quot;, &quot;DOI&quot;: &quot;10.1139/F08-179&quot;, &quot;volume&quot;: &quot;65&quot;, &quot;issued&quot;: {&quot;date-parts&quot;: [[&quot;2008&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title&quot;: &quot;Acoustic characterization of Mysis relicta at multiple frequencies&quot;, &quot;id&quot;: &quot;ITEM-1&quot;, &quot;author&quot;: [{&quot;parse-names&quot;: false, &quot;family&quot;: &quot;Rudstam&quot;, &quot;suffix&quot;: &quot;&quot;, &quot;given&quot;: &quot;Lars G.&quot;, &quot;non-dropping-particle&quot;: &quot;&quot;, &quot;dropping-particle&quot;: &quot;&quot;}, {&quot;parse-names&quot;: false, &quot;family&quot;: &quot;Knudsen&quot;, &quot;suffix&quot;: &quot;&quot;, &quot;given&quot;: &quot;Frank R.&quot;, &quot;non-dropping-particle&quot;: &quot;&quot;, &quot;dropping-particle&quot;: &quot;&quot;}, {&quot;parse-names&quot;: false, &quot;family&quot;: &quot;Balk&quot;, &quot;suffix&quot;: &quot;&quot;, &quot;given&quot;: &quot;Helge&quot;, &quot;non-dropping-particle&quot;: &quot;&quot;, &quot;dropping-particle&quot;: &quot;&quot;}, {&quot;parse-names&quot;: false, &quot;family&quot;: &quot;Gal&quot;, &quot;suffix&quot;: &quot;&quot;, &quot;given&quot;: &quot;Gideon&quot;, &quot;non-dropping-particle&quot;: &quot;&quot;, &quot;dropping-particle&quot;: &quot;&quot;}, {&quot;parse-names&quot;: false, &quot;family&quot;: &quot;Boscarino&quot;, &quot;suffix&quot;: &quot;&quot;, &quot;given&quot;: &quot;Brent T.&quot;, &quot;non-dropping-particle&quot;: &quot;&quot;, &quot;dropping-particle&quot;: &quot;&quot;}, {&quot;parse-names&quot;: false, &quot;family&quot;: &quot;Axenrot&quot;, &quot;suffix&quot;: &quot;&quot;, &quot;given&quot;: &quot;Thomas&quot;, &quot;non-dropping-particle&quot;: &quot;&quot;, &quot;dropping-particle&quot;: &quot;&quot;}], &quot;issue&quot;: &quot;12&quot;, &quot;container-title&quot;: &quot;Canadian Journal of Fisheries and Aquatic Sciences&quot;}, &quot;uris&quot;: [&quot;http://www.mendeley.com/documents/?uuid=94d37a77-34e0-4af9-8109-06248b3cf5b2&quot;]}], &quot;properties&quot;: {&quot;noteIndex&quot;: 0}, &quot;schema&quot;: &quot;https://github.com/citation-style-language/schema/raw/master/csl-citation.json&quot;, &quot;mendeley&quot;: {&quot;formattedCitation&quot;: &quot;(Rudstam et al. 2008)&quot;, &quot;previouslyFormattedCitation&quot;: &quot;(Rudstam et al. 2008)&quot;, &quot;plainTextFormattedCitation&quot;: &quot;(Rudstam et al. 2008)&quot;}} RNDbNWWj2CWBc"/><text:span text:style-name="T20">⁠ and </text:span><text:span text:style-name="T377">Macrohectopus</text:span><text:span text:style-name="T52"> </text:span><text:reference-mark-start text:name="ADDIN CSL_CITATION {&quot;citationItems&quot;: [{&quot;id&quot;: &quot;ITEM-1&quot;, &quot;itemData&quot;: {&quot;id&quot;: &quot;ITEM-1&quot;, &quot;type&quot;: &quot;article-journal&quot;, &quot;page&quot;: &quot;425-434&quot;, &quot;DOI&quot;: &quot;10.4319/lo.1993.38.2.0425&quot;, &quot;volume&quot;: &quot;38&quot;, &quot;issued&quot;: {&quot;date-parts&quot;: [[&quot;1993&quot;]]}, &quot;author&quot;: [{&quot;parse-names&quot;: false, &quot;family&quot;: &quot;Melnik&quot;, &quot;suffix&quot;: &quot;&quot;, &quot;given&quot;: &quot;N. G.&quot;, &quot;non-dropping-particle&quot;: &quot;&quot;, &quot;dropping-particle&quot;: &quot;&quot;}, {&quot;parse-names&quot;: false, &quot;family&quot;: &quot;Timoshkin&quot;, &quot;suffix&quot;: &quot;&quot;, &quot;given&quot;: &quot;O. A.&quot;, &quot;non-dropping-particle&quot;: &quot;&quot;, &quot;dropping-particle&quot;: &quot;&quot;}, {&quot;parse-names&quot;: false, &quot;family&quot;: &quot;Sidleva&quot;, &quot;suffix&quot;: &quot;&quot;, &quot;given&quot;: &quot;V. G.&quot;, &quot;non-dropping-particle&quot;: &quot;&quot;, &quot;dropping-particle&quot;: &quot;&quot;}, {&quot;parse-names&quot;: false, &quot;family&quot;: &quot;Pushkin&quot;, &quot;suffix&quot;: &quot;&quot;, &quot;given&quot;: &quot;S.&quot;, &quot;non-dropping-particle&quot;: &quot;&quot;, &quot;dropping-particle&quot;: &quot;V.&quot;}, {&quot;parse-names&quot;: false, &quot;family&quot;: &quot;Mamylov&quot;, &quot;suffix&quot;: &quot;&quot;, &quot;given&quot;: &quot;V. S.&quot;, &quot;non-dropping-particle&quot;: &quot;&quot;, &quot;dropping-particle&quot;: &quot;&quot;}], &quot;ISSN&quot;: &quot;00243590&quot;, &quot;container-title&quot;: &quot;Limnology and Oceanography&quot;, &quot;title&quot;: &quot;Hydroacoustic measurement of the density of the Baikal macrozooplankter Macrohectopus branickii&quot;}, &quot;uris&quot;: [&quot;http://www.mendeley.com/documents/?uuid=da2655c1-9c98-4930-a99e-397e71a2e103&quot;]}], &quot;properties&quot;: {&quot;noteIndex&quot;: 0}, &quot;schema&quot;: &quot;https://github.com/citation-style-language/schema/raw/master/csl-citation.json&quot;, &quot;mendeley&quot;: {&quot;formattedCitation&quot;: &quot;(Melnik et al. 1993)&quot;, &quot;previouslyFormattedCitation&quot;: &quot;(Melnik et al. 1993)&quot;, &quot;plainTextFormattedCitation&quot;: &quot;(Melnik et al. 1993)&quot;}} RNDEuW3ufKIt6"/><text:span text:style-name="T199">(Melnik et al. 1993)</text:span><text:reference-mark-end text:name="ADDIN CSL_CITATION {&quot;citationItems&quot;: [{&quot;id&quot;: &quot;ITEM-1&quot;, &quot;itemData&quot;: {&quot;id&quot;: &quot;ITEM-1&quot;, &quot;type&quot;: &quot;article-journal&quot;, &quot;page&quot;: &quot;425-434&quot;, &quot;DOI&quot;: &quot;10.4319/lo.1993.38.2.0425&quot;, &quot;volume&quot;: &quot;38&quot;, &quot;issued&quot;: {&quot;date-parts&quot;: [[&quot;1993&quot;]]}, &quot;author&quot;: [{&quot;parse-names&quot;: false, &quot;family&quot;: &quot;Melnik&quot;, &quot;suffix&quot;: &quot;&quot;, &quot;given&quot;: &quot;N. G.&quot;, &quot;non-dropping-particle&quot;: &quot;&quot;, &quot;dropping-particle&quot;: &quot;&quot;}, {&quot;parse-names&quot;: false, &quot;family&quot;: &quot;Timoshkin&quot;, &quot;suffix&quot;: &quot;&quot;, &quot;given&quot;: &quot;O. A.&quot;, &quot;non-dropping-particle&quot;: &quot;&quot;, &quot;dropping-particle&quot;: &quot;&quot;}, {&quot;parse-names&quot;: false, &quot;family&quot;: &quot;Sidleva&quot;, &quot;suffix&quot;: &quot;&quot;, &quot;given&quot;: &quot;V. G.&quot;, &quot;non-dropping-particle&quot;: &quot;&quot;, &quot;dropping-particle&quot;: &quot;&quot;}, {&quot;parse-names&quot;: false, &quot;family&quot;: &quot;Pushkin&quot;, &quot;suffix&quot;: &quot;&quot;, &quot;given&quot;: &quot;S.&quot;, &quot;non-dropping-particle&quot;: &quot;&quot;, &quot;dropping-particle&quot;: &quot;V.&quot;}, {&quot;parse-names&quot;: false, &quot;family&quot;: &quot;Mamylov&quot;, &quot;suffix&quot;: &quot;&quot;, &quot;given&quot;: &quot;V. S.&quot;, &quot;non-dropping-particle&quot;: &quot;&quot;, &quot;dropping-particle&quot;: &quot;&quot;}], &quot;ISSN&quot;: &quot;00243590&quot;, &quot;container-title&quot;: &quot;Limnology and Oceanography&quot;, &quot;title&quot;: &quot;Hydroacoustic measurement of the density of the Baikal macrozooplankter Macrohectopus branickii&quot;}, &quot;uris&quot;: [&quot;http://www.mendeley.com/documents/?uuid=da2655c1-9c98-4930-a99e-397e71a2e103&quot;]}], &quot;properties&quot;: {&quot;noteIndex&quot;: 0}, &quot;schema&quot;: &quot;https://github.com/citation-style-language/schema/raw/master/csl-citation.json&quot;, &quot;mendeley&quot;: {&quot;formattedCitation&quot;: &quot;(Melnik et al. 1993)&quot;, &quot;previouslyFormattedCitation&quot;: &quot;(Melnik et al. 1993)&quot;, &quot;plainTextFormattedCitation&quot;: &quot;(Melnik et al. 1993)&quot;}} RNDEuW3ufKIt6"/><text:span text:style-name="T52">⁠</text:span><text:span text:style-name="T20">, and gas-bearing </text:span><text:span text:style-name="T21">larvae of midges in the genus </text:span><text:span text:style-name="T378">Chaoborus</text:span><text:span text:style-name="T21"> </text:span><text:reference-mark-start text:name="ADDIN CSL_CITATION {&quot;citationItems&quot;: [{&quot;id&quot;: &quot;ITEM-1&quot;, &quot;itemData&quot;: {&quot;type&quot;: &quot;article-journal&quot;, &quot;page&quot;: &quot;87-91&quot;, &quot;ISSN&quot;: &quot;19395590&quot;, &quot;DOI&quot;: &quot;10.4319/lo.1964.9.1.0087&quot;, &quot;volume&quot;: &quot;9&quot;, &quot;issued&quot;: {&quot;date-parts&quot;: [[&quot;1964&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title&quot;: &quot;Use of a high-frequency echo sounder to record distribution and migration of Chaoborus larvae&quot;, &quot;id&quot;: &quot;ITEM-1&quot;, &quot;author&quot;: [{&quot;parse-names&quot;: false, &quot;family&quot;: &quot;Northcote&quot;, &quot;suffix&quot;: &quot;&quot;, &quot;given&quot;: &quot;T. G.&quot;, &quot;non-dropping-particle&quot;: &quot;&quot;, &quot;dropping-particle&quot;: &quot;&quot;}], &quot;issue&quot;: &quot;1&quot;, &quot;container-title&quot;: &quot;Limnology and Oceanography&quot;}, &quot;uris&quot;: [&quot;http://www.mendeley.com/documents/?uuid=e4468966-5c7d-4d1d-9782-5a13a311fa09&quot;]}, {&quot;id&quot;: &quot;ITEM-2&quot;, &quot;itemData&quot;: {&quot;id&quot;: &quot;ITEM-2&quot;, &quot;type&quot;: &quot;article-journal&quot;, &quot;page&quot;: &quot;164-176.&quot;, &quot;volume&quot;: &quot;11&quot;, &quot;issued&quot;: {&quot;date-parts&quot;: [[&quot;1966&quot;]]}, &quot;author&quot;: [{&quot;parse-names&quot;: false, &quot;family&quot;: &quot;Teraguchi&quot;, &quot;suffix&quot;: &quot;&quot;, &quot;given&quot;: &quot;M.&quot;, &quot;non-dropping-particle&quot;: &quot;&quot;, &quot;dropping-particle&quot;: &quot;&quot;}, {&quot;parse-names&quot;: false, &quot;family&quot;: &quot;Northcote&quot;, &quot;suffix&quot;: &quot;&quot;, &quot;given&quot;: &quot;T.G.&quot;, &quot;non-dropping-particle&quot;: &quot;&quot;, &quot;dropping-particle&quot;: &quot;&quot;}], &quot;issue&quot;: &quot;2&quot;, &quot;container-title&quot;: &quot;Limnology and Oceanography&quot;, &quot;title&quot;: &quot;Teraguchi_and_Northcote_1966.Pdf&quot;}, &quot;uris&quot;: [&quot;http://www.mendeley.com/documents/?uuid=f9dbe5e8-22a3-4137-9389-a2d3134794a2&quot;]}], &quot;properties&quot;: {&quot;noteIndex&quot;: 0}, &quot;schema&quot;: &quot;https://github.com/citation-style-language/schema/raw/master/csl-citation.json&quot;, &quot;mendeley&quot;: {&quot;formattedCitation&quot;: &quot;(Northcote 1964, Teraguchi and Northcote 1966)&quot;, &quot;previouslyFormattedCitation&quot;: &quot;(Northcote 1964, Teraguchi and Northcote 1966)&quot;, &quot;plainTextFormattedCitation&quot;: &quot;(Northcote 1964, Teraguchi and Northcote 1966)&quot;}} RNDetOsX37c4z"/><text:span text:style-name="T145">(Northcote 1964, Teraguchi and Northcote 1966)</text:span><text:reference-mark-end text:name="ADDIN CSL_CITATION {&quot;citationItems&quot;: [{&quot;id&quot;: &quot;ITEM-1&quot;, &quot;itemData&quot;: {&quot;type&quot;: &quot;article-journal&quot;, &quot;page&quot;: &quot;87-91&quot;, &quot;ISSN&quot;: &quot;19395590&quot;, &quot;DOI&quot;: &quot;10.4319/lo.1964.9.1.0087&quot;, &quot;volume&quot;: &quot;9&quot;, &quot;issued&quot;: {&quot;date-parts&quot;: [[&quot;1964&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title&quot;: &quot;Use of a high-frequency echo sounder to record distribution and migration of Chaoborus larvae&quot;, &quot;id&quot;: &quot;ITEM-1&quot;, &quot;author&quot;: [{&quot;parse-names&quot;: false, &quot;family&quot;: &quot;Northcote&quot;, &quot;suffix&quot;: &quot;&quot;, &quot;given&quot;: &quot;T. G.&quot;, &quot;non-dropping-particle&quot;: &quot;&quot;, &quot;dropping-particle&quot;: &quot;&quot;}], &quot;issue&quot;: &quot;1&quot;, &quot;container-title&quot;: &quot;Limnology and Oceanography&quot;}, &quot;uris&quot;: [&quot;http://www.mendeley.com/documents/?uuid=e4468966-5c7d-4d1d-9782-5a13a311fa09&quot;]}, {&quot;id&quot;: &quot;ITEM-2&quot;, &quot;itemData&quot;: {&quot;id&quot;: &quot;ITEM-2&quot;, &quot;type&quot;: &quot;article-journal&quot;, &quot;page&quot;: &quot;164-176.&quot;, &quot;volume&quot;: &quot;11&quot;, &quot;issued&quot;: {&quot;date-parts&quot;: [[&quot;1966&quot;]]}, &quot;author&quot;: [{&quot;parse-names&quot;: false, &quot;family&quot;: &quot;Teraguchi&quot;, &quot;suffix&quot;: &quot;&quot;, &quot;given&quot;: &quot;M.&quot;, &quot;non-dropping-particle&quot;: &quot;&quot;, &quot;dropping-particle&quot;: &quot;&quot;}, {&quot;parse-names&quot;: false, &quot;family&quot;: &quot;Northcote&quot;, &quot;suffix&quot;: &quot;&quot;, &quot;given&quot;: &quot;T.G.&quot;, &quot;non-dropping-particle&quot;: &quot;&quot;, &quot;dropping-particle&quot;: &quot;&quot;}], &quot;issue&quot;: &quot;2&quot;, &quot;container-title&quot;: &quot;Limnology and Oceanography&quot;, &quot;title&quot;: &quot;Teraguchi_and_Northcote_1966.Pdf&quot;}, &quot;uris&quot;: [&quot;http://www.mendeley.com/documents/?uuid=f9dbe5e8-22a3-4137-9389-a2d3134794a2&quot;]}], &quot;properties&quot;: {&quot;noteIndex&quot;: 0}, &quot;schema&quot;: &quot;https://github.com/citation-style-language/schema/raw/master/csl-citation.json&quot;, &quot;mendeley&quot;: {&quot;formattedCitation&quot;: &quot;(Northcote 1964, Teraguchi and Northcote 1966)&quot;, &quot;previouslyFormattedCitation&quot;: &quot;(Northcote 1964, Teraguchi and Northcote 1966)&quot;, &quot;plainTextFormattedCitation&quot;: &quot;(Northcote 1964, Teraguchi and Northcote 1966)&quot;}} RNDetOsX37c4z"/><text:span text:style-name="T21">⁠. <text:s/>Only a few studies have used high-frequency (i.e. &gt; 200 kHz) acoustics to measure the vertical or horizontal distribution of small (&lt; 2 mm) zooplankton </text:span><text:reference-mark-start text:name="ADDIN CSL_CITATION {&quot;citationItems&quot;: [{&quot;id&quot;: &quot;ITEM-1&quot;, &quot;itemData&quot;: {&quot;ISBN&quot;: &quot;0171-8630&quot;, &quot;type&quot;: &quot;article-journal&quot;, &quot;page&quot;: &quot;215-227&quot;, &quot;DOI&quot;: &quot;10.3354/meps213215&quot;, &quot;volume&quot;: &quot;213&quot;, &quot;issued&quot;: {&quot;date-parts&quot;: [[&quot;2001&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title&quot;: &quot;Temporal and spatial patterns of zooplankton in the Chesapeake Bay turbidity maximum&quot;, &quot;id&quot;: &quot;ITEM-1&quot;, &quot;author&quot;: [{&quot;parse-names&quot;: false, &quot;family&quot;: &quot;Roman&quot;, &quot;suffix&quot;: &quot;&quot;, &quot;given&quot;: &quot;M. R.&quot;, &quot;non-dropping-particle&quot;: &quot;&quot;, &quot;dropping-particle&quot;: &quot;&quot;}, {&quot;parse-names&quot;: false, &quot;family&quot;: &quot;Holliday&quot;, &quot;suffix&quot;: &quot;&quot;, &quot;given&quot;: &quot;D.&quot;, &quot;non-dropping-particle&quot;: &quot;&quot;, &quot;dropping-particle&quot;: &quot;V.&quot;}, {&quot;parse-names&quot;: false, &quot;family&quot;: &quot;Sanford&quot;, &quot;suffix&quot;: &quot;&quot;, &quot;given&quot;: &quot;L. P.&quot;, &quot;non-dropping-particle&quot;: &quot;&quot;, &quot;dropping-particle&quot;: &quot;&quot;}], &quot;ISSN&quot;: &quot;01718630&quot;, &quot;container-title&quot;: &quot;Marine Ecology Progress Series&quot;}, &quot;uris&quot;: [&quot;http://www.mendeley.com/documents/?uuid=8d8e0a20-59ec-487d-8bfb-676e3b6f4823&quot;]}, {&quot;id&quot;: &quot;ITEM-2&quot;, &quot;itemData&quot;: {&quot;ISBN&quot;: &quot;0024-3590&quot;, &quot;type&quot;: &quot;article-journal&quot;, &quot;page&quot;: &quot;2221-2233&quot;, &quot;ISSN&quot;: &quot;00243590&quot;, &quot;DOI&quot;: &quot;10.4319/lo.2003.48.6.2221&quot;, &quot;volume&quot;: &quot;48&quot;, &quot;issued&quot;: {&quot;date-parts&quot;: [[&quot;2003&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Daphnia population: An acoustic analysis&quot;, &quot;id&quot;: &quot;ITEM-2&quot;, &quot;PMID&quot;: &quot;318&quot;, &quot;author&quot;: [{&quot;parse-names&quot;: false, &quot;family&quot;: &quot;Hembre&quot;, &quot;suffix&quot;: &quot;&quot;, &quot;given&quot;: &quot;Leif K.&quot;, &quot;non-dropping-particle&quot;: &quot;&quot;, &quot;dropping-particle&quot;: &quot;&quot;}, {&quot;parse-names&quot;: false, &quot;family&quot;: &quot;Megard&quot;, &quot;suffix&quot;: &quot;&quot;, &quot;given&quot;: &quot;Robert O.&quot;, &quot;non-dropping-particle&quot;: &quot;&quot;, &quot;dropping-particle&quot;: &quot;&quot;}], &quot;issue&quot;: &quot;6&quot;, &quot;container-title&quot;: &quot;Limnology and Oceanography&quot;}, &quot;uris&quot;: [&quot;http://www.mendeley.com/documents/?uuid=a3e4a669-f56f-44dc-aa9e-af973fa33e3c&quot;]}, {&quot;id&quot;: &quot;ITEM-3&quot;, &quot;itemData&quot;: {&quot;ISBN&quot;: &quot;1744-9561&quot;, &quot;type&quot;: &quot;article-journal&quot;, &quot;page&quot;: &quot;57-60&quot;, &quot;ISSN&quot;: &quot;1744-957X&quot;, &quot;DOI&quot;: &quot;10.1098/rsbl.2011.0578&quot;, &quot;volume&quot;: &quot;8&quot;, &quot;issued&quot;: {&quot;date-parts&quot;: [[&quot;2012&quot;, &quot;2&quot;, &quot;23&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title&quot;: &quot;Dangerous dining: surface foraging of North Atlantic right whales increases risk of vessel collisions&quot;, &quot;id&quot;: &quot;ITEM-3&quot;, &quot;PMID&quot;: &quot;21813549&quot;, &quot;author&quot;: [{&quot;parse-names&quot;: false, &quot;family&quot;: &quot;Parks&quot;, &quot;suffix&quot;: &quot;&quot;, &quot;given&quot;: &quot;Susan E&quot;, &quot;non-dropping-particle&quot;: &quot;&quot;, &quot;dropping-particle&quot;: &quot;&quot;}, {&quot;parse-names&quot;: false, &quot;family&quot;: &quot;Warren&quot;, &quot;suffix&quot;: &quot;&quot;, &quot;given&quot;: &quot;Joseph D&quot;, &quot;non-dropping-particle&quot;: &quot;&quot;, &quot;dropping-particle&quot;: &quot;&quot;}, {&quot;parse-names&quot;: false, &quot;family&quot;: &quot;Stamieszkin&quot;, &quot;suffix&quot;: &quot;&quot;, &quot;given&quot;: &quot;Karen&quot;, &quot;non-dropping-particle&quot;: &quot;&quot;, &quot;dropping-particle&quot;: &quot;&quot;}, {&quot;parse-names&quot;: false, &quot;family&quot;: &quot;Mayo&quot;, &quot;suffix&quot;: &quot;&quot;, &quot;given&quot;: &quot;Charles A&quot;, &quot;non-dropping-particle&quot;: &quot;&quot;, &quot;dropping-particle&quot;: &quot;&quot;}, {&quot;parse-names&quot;: false, &quot;family&quot;: &quot;Wiley&quot;, &quot;suffix&quot;: &quot;&quot;, &quot;given&quot;: &quot;David&quot;, &quot;non-dropping-particle&quot;: &quot;&quot;, &quot;dropping-particle&quot;: &quot;&quot;}], &quot;issue&quot;: &quot;1&quot;, &quot;container-title&quot;: &quot;Biol Lett&quot;}, &quot;uris&quot;: [&quot;http://www.mendeley.com/documents/?uuid=768d5084-72ce-4f28-a8b5-e87e6d134dec&quot;]}], &quot;properties&quot;: {&quot;noteIndex&quot;: 0}, &quot;schema&quot;: &quot;https://github.com/citation-style-language/schema/raw/master/csl-citation.json&quot;, &quot;mendeley&quot;: {&quot;formattedCitation&quot;: &quot;(Roman et al. 2001, Hembre and Megard 2003, Parks et al. 2012)&quot;, &quot;previouslyFormattedCitation&quot;: &quot;(Roman et al. 2001, Hembre and Megard 2003, Parks et al. 2012)&quot;, &quot;plainTextFormattedCitation&quot;: &quot;(Roman et al. 2001, Hembre and Megard 2003, Parks et al. 2012)&quot;}} RNDTSQpzeoGxx"/><text:span text:style-name="T145">(Roman et al. 2001, Hembre and Megard 2003, Parks et al. 2012)</text:span><text:reference-mark-end text:name="ADDIN CSL_CITATION {&quot;citationItems&quot;: [{&quot;id&quot;: &quot;ITEM-1&quot;, &quot;itemData&quot;: {&quot;ISBN&quot;: &quot;0171-8630&quot;, &quot;type&quot;: &quot;article-journal&quot;, &quot;page&quot;: &quot;215-227&quot;, &quot;DOI&quot;: &quot;10.3354/meps213215&quot;, &quot;volume&quot;: &quot;213&quot;, &quot;issued&quot;: {&quot;date-parts&quot;: [[&quot;2001&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title&quot;: &quot;Temporal and spatial patterns of zooplankton in the Chesapeake Bay turbidity maximum&quot;, &quot;id&quot;: &quot;ITEM-1&quot;, &quot;author&quot;: [{&quot;parse-names&quot;: false, &quot;family&quot;: &quot;Roman&quot;, &quot;suffix&quot;: &quot;&quot;, &quot;given&quot;: &quot;M. R.&quot;, &quot;non-dropping-particle&quot;: &quot;&quot;, &quot;dropping-particle&quot;: &quot;&quot;}, {&quot;parse-names&quot;: false, &quot;family&quot;: &quot;Holliday&quot;, &quot;suffix&quot;: &quot;&quot;, &quot;given&quot;: &quot;D.&quot;, &quot;non-dropping-particle&quot;: &quot;&quot;, &quot;dropping-particle&quot;: &quot;V.&quot;}, {&quot;parse-names&quot;: false, &quot;family&quot;: &quot;Sanford&quot;, &quot;suffix&quot;: &quot;&quot;, &quot;given&quot;: &quot;L. P.&quot;, &quot;non-dropping-particle&quot;: &quot;&quot;, &quot;dropping-particle&quot;: &quot;&quot;}], &quot;ISSN&quot;: &quot;01718630&quot;, &quot;container-title&quot;: &quot;Marine Ecology Progress Series&quot;}, &quot;uris&quot;: [&quot;http://www.mendeley.com/documents/?uuid=8d8e0a20-59ec-487d-8bfb-676e3b6f4823&quot;]}, {&quot;id&quot;: &quot;ITEM-2&quot;, &quot;itemData&quot;: {&quot;ISBN&quot;: &quot;0024-3590&quot;, &quot;type&quot;: &quot;article-journal&quot;, &quot;page&quot;: &quot;2221-2233&quot;, &quot;ISSN&quot;: &quot;00243590&quot;, &quot;DOI&quot;: &quot;10.4319/lo.2003.48.6.2221&quot;, &quot;volume&quot;: &quot;48&quot;, &quot;issued&quot;: {&quot;date-parts&quot;: [[&quot;2003&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Daphnia population: An acoustic analysis&quot;, &quot;id&quot;: &quot;ITEM-2&quot;, &quot;PMID&quot;: &quot;318&quot;, &quot;author&quot;: [{&quot;parse-names&quot;: false, &quot;family&quot;: &quot;Hembre&quot;, &quot;suffix&quot;: &quot;&quot;, &quot;given&quot;: &quot;Leif K.&quot;, &quot;non-dropping-particle&quot;: &quot;&quot;, &quot;dropping-particle&quot;: &quot;&quot;}, {&quot;parse-names&quot;: false, &quot;family&quot;: &quot;Megard&quot;, &quot;suffix&quot;: &quot;&quot;, &quot;given&quot;: &quot;Robert O.&quot;, &quot;non-dropping-particle&quot;: &quot;&quot;, &quot;dropping-particle&quot;: &quot;&quot;}], &quot;issue&quot;: &quot;6&quot;, &quot;container-title&quot;: &quot;Limnology and Oceanography&quot;}, &quot;uris&quot;: [&quot;http://www.mendeley.com/documents/?uuid=a3e4a669-f56f-44dc-aa9e-af973fa33e3c&quot;]}, {&quot;id&quot;: &quot;ITEM-3&quot;, &quot;itemData&quot;: {&quot;ISBN&quot;: &quot;1744-9561&quot;, &quot;type&quot;: &quot;article-journal&quot;, &quot;page&quot;: &quot;57-60&quot;, &quot;ISSN&quot;: &quot;1744-957X&quot;, &quot;DOI&quot;: &quot;10.1098/rsbl.2011.0578&quot;, &quot;volume&quot;: &quot;8&quot;, &quot;issued&quot;: {&quot;date-parts&quot;: [[&quot;2012&quot;, &quot;2&quot;, &quot;23&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title&quot;: &quot;Dangerous dining: surface foraging of North Atlantic right whales increases risk of vessel collisions&quot;, &quot;id&quot;: &quot;ITEM-3&quot;, &quot;PMID&quot;: &quot;21813549&quot;, &quot;author&quot;: [{&quot;parse-names&quot;: false, &quot;family&quot;: &quot;Parks&quot;, &quot;suffix&quot;: &quot;&quot;, &quot;given&quot;: &quot;Susan E&quot;, &quot;non-dropping-particle&quot;: &quot;&quot;, &quot;dropping-particle&quot;: &quot;&quot;}, {&quot;parse-names&quot;: false, &quot;family&quot;: &quot;Warren&quot;, &quot;suffix&quot;: &quot;&quot;, &quot;given&quot;: &quot;Joseph D&quot;, &quot;non-dropping-particle&quot;: &quot;&quot;, &quot;dropping-particle&quot;: &quot;&quot;}, {&quot;parse-names&quot;: false, &quot;family&quot;: &quot;Stamieszkin&quot;, &quot;suffix&quot;: &quot;&quot;, &quot;given&quot;: &quot;Karen&quot;, &quot;non-dropping-particle&quot;: &quot;&quot;, &quot;dropping-particle&quot;: &quot;&quot;}, {&quot;parse-names&quot;: false, &quot;family&quot;: &quot;Mayo&quot;, &quot;suffix&quot;: &quot;&quot;, &quot;given&quot;: &quot;Charles A&quot;, &quot;non-dropping-particle&quot;: &quot;&quot;, &quot;dropping-particle&quot;: &quot;&quot;}, {&quot;parse-names&quot;: false, &quot;family&quot;: &quot;Wiley&quot;, &quot;suffix&quot;: &quot;&quot;, &quot;given&quot;: &quot;David&quot;, &quot;non-dropping-particle&quot;: &quot;&quot;, &quot;dropping-particle&quot;: &quot;&quot;}], &quot;issue&quot;: &quot;1&quot;, &quot;container-title&quot;: &quot;Biol Lett&quot;}, &quot;uris&quot;: [&quot;http://www.mendeley.com/documents/?uuid=768d5084-72ce-4f28-a8b5-e87e6d134dec&quot;]}], &quot;properties&quot;: {&quot;noteIndex&quot;: 0}, &quot;schema&quot;: &quot;https://github.com/citation-style-language/schema/raw/master/csl-citation.json&quot;, &quot;mendeley&quot;: {&quot;formattedCitation&quot;: &quot;(Roman et al. 2001, Hembre and Megard 2003, Parks et al. 2012)&quot;, &quot;previouslyFormattedCitation&quot;: &quot;(Roman et al. 2001, Hembre and Megard 2003, Parks et al. 2012)&quot;, &quot;plainTextFormattedCitation&quot;: &quot;(Roman et al. 2001, Hembre and Megard 2003, Parks et al. 2012)&quot;}} RNDTSQpzeoGxx"/><text:span text:style-name="T21">⁠. <text:s/>Likewise, few studies in lakes have examined the joint distribution of zooplankton with their fish predators at the same fine spatial scale </text:span><text:reference-mark-start text:name="ADDIN CSL_CITATION {&quot;citationItems&quot;: [{&quot;id&quot;: &quot;ITEM-1&quot;, &quot;itemData&quot;: {&quot;ISBN&quot;: &quot;0706-652X&quot;, &quot;type&quot;: &quot;article-journal&quot;, &quot;page&quot;: &quot;1437-1451&quot;, &quot;ISSN&quot;: &quot;0706-652X&quot;, &quot;DOI&quot;: &quot;10.1139/cjfas-56-8-1437&quot;, &quot;volume&quot;: &quot;56&quot;, &quot;issued&quot;: {&quot;date-parts&quot;: [[&quot;1999&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id&quot;: &quot;ITEM-1&quot;, &quot;author&quot;: [{&quot;parse-names&quot;: false, &quot;family&quot;: &quot;Pinel-Alloul&quot;, &quot;suffix&quot;: &quot;&quot;, &quot;given&quot;: &quot;B&quot;, &quot;non-dropping-particle&quot;: &quot;&quot;, &quot;dropping-particle&quot;: &quot;&quot;}, {&quot;parse-names&quot;: false, &quot;family&quot;: &quot;Guay&quot;, &quot;suffix&quot;: &quot;&quot;, &quot;given&quot;: &quot;C&quot;, &quot;non-dropping-particle&quot;: &quot;&quot;, &quot;dropping-particle&quot;: &quot;&quot;}, {&quot;parse-names&quot;: false, &quot;family&quot;: &quot;Angeli&quot;, &quot;suffix&quot;: &quot;&quot;, &quot;given&quot;: &quot;N&quot;, &quot;non-dropping-particle&quot;: &quot;&quot;, &quot;dropping-particle&quot;: &quot;&quot;}, {&quot;parse-names&quot;: false, &quot;family&quot;: &quot;Legendre&quot;, &quot;suffix&quot;: &quot;&quot;, &quot;given&quot;: &quot;P&quot;, &quot;non-dropping-particle&quot;: &quot;&quot;, &quot;dropping-particle&quot;: &quot;&quot;}, {&quot;parse-names&quot;: false, &quot;family&quot;: &quot;Dutilleul&quot;, &quot;suffix&quot;: &quot;&quot;, &quot;given&quot;: &quot;P&quot;, &quot;non-dropping-particle&quot;: &quot;&quot;, &quot;dropping-particle&quot;: &quot;&quot;}, {&quot;parse-names&quot;: false, &quot;family&quot;: &quot;Balvay&quot;, &quot;suffix&quot;: &quot;&quot;, &quot;given&quot;: &quot;G&quot;, &quot;non-dropping-particle&quot;: &quot;&quot;, &quot;dropping-particle&quot;: &quot;&quot;}, {&quot;parse-names&quot;: false, &quot;family&quot;: &quot;Gerdeaux&quot;, &quot;suffix&quot;: &quot;&quot;, &quot;given&quot;: &quot;D&quot;, &quot;non-dropping-particle&quot;: &quot;&quot;, &quot;dropping-particle&quot;: &quot;&quot;}, {&quot;parse-names&quot;: false, &quot;family&quot;: &quot;Guillard&quot;, &quot;suffix&quot;: &quot;&quot;, &quot;given&quot;: &quot;J&quot;, &quot;non-dropping-particle&quot;: &quot;&quot;, &quot;dropping-particle&quot;: &quot;&quot;}], &quot;issue&quot;: &quot;8&quot;, &quot;container-title&quot;: &quot;Canadian Journal of Fisheries and Aquatic Sciences&quot;}, &quot;uris&quot;: [&quot;http://www.mendeley.com/documents/?uuid=65947f9e-b89c-4ab5-aab3-2048cbed2aad&quot;]}, {&quot;id&quot;: &quot;ITEM-2&quot;, &quot;itemData&quot;: {&quot;ISBN&quot;: &quot;0142-7873&quot;, &quot;type&quot;: &quot;article-journal&quot;, &quot;page&quot;: &quot;1041-1060&quot;, &quot;ISSN&quot;: &quot;14643774&quot;, &quot;DOI&quot;: &quot;10.1093/plankt/23.10.1041&quot;, &quot;volume&quot;: &quot;23&quot;, &quot;issued&quot;: {&quot;date-parts&quot;: [[&quot;2001&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id&quot;: &quot;ITEM-2&quot;, &quot;PMID&quot;: &quot;347&quot;, &quot;author&quot;: [{&quot;parse-names&quot;: false, &quot;family&quot;: &quot;Masson&quot;, &quot;suffix&quot;: &quot;&quot;, &quot;given&quot;: &quot;S.&quot;, &quot;non-dropping-particle&quot;: &quot;&quot;, &quot;dropping-particle&quot;: &quot;&quot;}, {&quot;parse-names&quot;: false, &quot;family&quot;: &quot;Angeli&quot;, &quot;suffix&quot;: &quot;&quot;, &quot;given&quot;: &quot;N.&quot;, &quot;non-dropping-particle&quot;: &quot;&quot;, &quot;dropping-particle&quot;: &quot;&quot;}, {&quot;parse-names&quot;: false, &quot;family&quot;: &quot;Guillard&quot;, &quot;suffix&quot;: &quot;&quot;, &quot;given&quot;: &quot;J.&quot;, &quot;non-dropping-particle&quot;: &quot;&quot;, &quot;dropping-particle&quot;: &quot;&quot;}, {&quot;parse-names&quot;: false, &quot;family&quot;: &quot;Pinel-Alloul&quot;, &quot;suffix&quot;: &quot;&quot;, &quot;given&quot;: &quot;B.&quot;, &quot;non-dropping-particle&quot;: &quot;&quot;, &quot;dropping-particle&quot;: &quot;&quot;}], &quot;issue&quot;: &quot;10&quot;, &quot;container-title&quot;: &quot;Journal of Plankton Research&quot;}, &quot;uris&quot;: [&quot;http://www.mendeley.com/documents/?uuid=b91a3a8c-586c-47f7-9d15-8a26cf04f63c&quot;]}], &quot;properties&quot;: {&quot;noteIndex&quot;: 0}, &quot;schema&quot;: &quot;https://github.com/citation-style-language/schema/raw/master/csl-citation.json&quot;, &quot;mendeley&quot;: {&quot;formattedCitation&quot;: &quot;(Pinel-Alloul et al. 1999, Masson et al. 2001)&quot;, &quot;previouslyFormattedCitation&quot;: &quot;(Pinel-Alloul et al. 1999, Masson et al. 2001)&quot;, &quot;plainTextFormattedCitation&quot;: &quot;(Pinel-Alloul et al. 1999, Masson et al. 2001)&quot;}} RNDDAeEdaK8s5"/><text:span text:style-name="T145">(Pinel-Alloul et al. 1999, Masson et al. 2001)</text:span><text:reference-mark-end text:name="ADDIN CSL_CITATION {&quot;citationItems&quot;: [{&quot;id&quot;: &quot;ITEM-1&quot;, &quot;itemData&quot;: {&quot;ISBN&quot;: &quot;0706-652X&quot;, &quot;type&quot;: &quot;article-journal&quot;, &quot;page&quot;: &quot;1437-1451&quot;, &quot;ISSN&quot;: &quot;0706-652X&quot;, &quot;DOI&quot;: &quot;10.1139/cjfas-56-8-1437&quot;, &quot;volume&quot;: &quot;56&quot;, &quot;issued&quot;: {&quot;date-parts&quot;: [[&quot;1999&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id&quot;: &quot;ITEM-1&quot;, &quot;author&quot;: [{&quot;parse-names&quot;: false, &quot;family&quot;: &quot;Pinel-Alloul&quot;, &quot;suffix&quot;: &quot;&quot;, &quot;given&quot;: &quot;B&quot;, &quot;non-dropping-particle&quot;: &quot;&quot;, &quot;dropping-particle&quot;: &quot;&quot;}, {&quot;parse-names&quot;: false, &quot;family&quot;: &quot;Guay&quot;, &quot;suffix&quot;: &quot;&quot;, &quot;given&quot;: &quot;C&quot;, &quot;non-dropping-particle&quot;: &quot;&quot;, &quot;dropping-particle&quot;: &quot;&quot;}, {&quot;parse-names&quot;: false, &quot;family&quot;: &quot;Angeli&quot;, &quot;suffix&quot;: &quot;&quot;, &quot;given&quot;: &quot;N&quot;, &quot;non-dropping-particle&quot;: &quot;&quot;, &quot;dropping-particle&quot;: &quot;&quot;}, {&quot;parse-names&quot;: false, &quot;family&quot;: &quot;Legendre&quot;, &quot;suffix&quot;: &quot;&quot;, &quot;given&quot;: &quot;P&quot;, &quot;non-dropping-particle&quot;: &quot;&quot;, &quot;dropping-particle&quot;: &quot;&quot;}, {&quot;parse-names&quot;: false, &quot;family&quot;: &quot;Dutilleul&quot;, &quot;suffix&quot;: &quot;&quot;, &quot;given&quot;: &quot;P&quot;, &quot;non-dropping-particle&quot;: &quot;&quot;, &quot;dropping-particle&quot;: &quot;&quot;}, {&quot;parse-names&quot;: false, &quot;family&quot;: &quot;Balvay&quot;, &quot;suffix&quot;: &quot;&quot;, &quot;given&quot;: &quot;G&quot;, &quot;non-dropping-particle&quot;: &quot;&quot;, &quot;dropping-particle&quot;: &quot;&quot;}, {&quot;parse-names&quot;: false, &quot;family&quot;: &quot;Gerdeaux&quot;, &quot;suffix&quot;: &quot;&quot;, &quot;given&quot;: &quot;D&quot;, &quot;non-dropping-particle&quot;: &quot;&quot;, &quot;dropping-particle&quot;: &quot;&quot;}, {&quot;parse-names&quot;: false, &quot;family&quot;: &quot;Guillard&quot;, &quot;suffix&quot;: &quot;&quot;, &quot;given&quot;: &quot;J&quot;, &quot;non-dropping-particle&quot;: &quot;&quot;, &quot;dropping-particle&quot;: &quot;&quot;}], &quot;issue&quot;: &quot;8&quot;, &quot;container-title&quot;: &quot;Canadian Journal of Fisheries and Aquatic Sciences&quot;}, &quot;uris&quot;: [&quot;http://www.mendeley.com/documents/?uuid=65947f9e-b89c-4ab5-aab3-2048cbed2aad&quot;]}, {&quot;id&quot;: &quot;ITEM-2&quot;, &quot;itemData&quot;: {&quot;ISBN&quot;: &quot;0142-7873&quot;, &quot;type&quot;: &quot;article-journal&quot;, &quot;page&quot;: &quot;1041-1060&quot;, &quot;ISSN&quot;: &quot;14643774&quot;, &quot;DOI&quot;: &quot;10.1093/plankt/23.10.1041&quot;, &quot;volume&quot;: &quot;23&quot;, &quot;issued&quot;: {&quot;date-parts&quot;: [[&quot;2001&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id&quot;: &quot;ITEM-2&quot;, &quot;PMID&quot;: &quot;347&quot;, &quot;author&quot;: [{&quot;parse-names&quot;: false, &quot;family&quot;: &quot;Masson&quot;, &quot;suffix&quot;: &quot;&quot;, &quot;given&quot;: &quot;S.&quot;, &quot;non-dropping-particle&quot;: &quot;&quot;, &quot;dropping-particle&quot;: &quot;&quot;}, {&quot;parse-names&quot;: false, &quot;family&quot;: &quot;Angeli&quot;, &quot;suffix&quot;: &quot;&quot;, &quot;given&quot;: &quot;N.&quot;, &quot;non-dropping-particle&quot;: &quot;&quot;, &quot;dropping-particle&quot;: &quot;&quot;}, {&quot;parse-names&quot;: false, &quot;family&quot;: &quot;Guillard&quot;, &quot;suffix&quot;: &quot;&quot;, &quot;given&quot;: &quot;J.&quot;, &quot;non-dropping-particle&quot;: &quot;&quot;, &quot;dropping-particle&quot;: &quot;&quot;}, {&quot;parse-names&quot;: false, &quot;family&quot;: &quot;Pinel-Alloul&quot;, &quot;suffix&quot;: &quot;&quot;, &quot;given&quot;: &quot;B.&quot;, &quot;non-dropping-particle&quot;: &quot;&quot;, &quot;dropping-particle&quot;: &quot;&quot;}], &quot;issue&quot;: &quot;10&quot;, &quot;container-title&quot;: &quot;Journal of Plankton Research&quot;}, &quot;uris&quot;: [&quot;http://www.mendeley.com/documents/?uuid=b91a3a8c-586c-47f7-9d15-8a26cf04f63c&quot;]}], &quot;properties&quot;: {&quot;noteIndex&quot;: 0}, &quot;schema&quot;: &quot;https://github.com/citation-style-language/schema/raw/master/csl-citation.json&quot;, &quot;mendeley&quot;: {&quot;formattedCitation&quot;: &quot;(Pinel-Alloul et al. 1999, Masson et al. 2001)&quot;, &quot;previouslyFormattedCitation&quot;: &quot;(Pinel-Alloul et al. 1999, Masson et al. 2001)&quot;, &quot;plainTextFormattedCitation&quot;: &quot;(Pinel-Alloul et al. 1999, Masson et al. 2001)&quot;}} RNDDAeEdaK8s5"/><text:span text:style-name="T21">⁠. <text:s/></text:span><text:span text:style-name="T7"><text:s text:c="2"/>Acoustic methods are uniquely suited to address these questions, though they do have limitations. <text:s/>Most importantly, echoes return <text:s/>limited information on the size and identity of scattering organisms, so that direct sampling is still necessary to identify them and as ground-truth for acoustic density estimates. <text:s/>Acoustics is a powerful tool for measuring the distribution of zooplankton, especially when higher </text:span><text:soft-page-break/><text:span text:style-name="T7">frequencies enable the detection of small size classes or abundances of organisms </text:span><text:reference-mark-start text:name="ADDIN CSL_CITATION {&quot;citationItems&quot;: [{&quot;id&quot;: &quot;ITEM-1&quot;, &quot;itemData&quot;: {&quot;ISBN&quot;: &quot;8153244698&quot;, &quot;type&quot;: &quot;article-journal&quot;, &quot;page&quot;: &quot;231\u2013244&quot;, &quot;ISSN&quot;: &quot;15415856&quot;, &quot;DOI&quot;: &quot;10.1002/lom3.10084&quot;, &quot;volume&quot;: &quot;14&quot;, &quot;issued&quot;: {&quot;date-parts&quot;: [[&quot;2016&quot;]]}, &quot;title&quot;: &quot;Measuring the distribution, abundance, and biovolume of zooplankton in an oligotrophic freshwater lake with a 710 kHz scientific echosounder&quot;, &quot;id&quot;: &quot;ITEM-1&quot;, &quot;author&quot;: [{&quot;parse-names&quot;: false, &quot;family&quot;: &quot;Warren&quot;, &quot;suffix&quot;: &quot;&quot;, &quot;given&quot;: &quot;Joseph D.&quot;, &quot;non-dropping-particle&quot;: &quot;&quot;, &quot;dropping-particle&quot;: &quot;&quot;}, {&quot;parse-names&quot;: false, &quot;family&quot;: &quot;Leach&quot;, &quot;suffix&quot;: &quot;&quot;, &quot;given&quot;: &quot;Taylor H.&quot;, &quot;non-dropping-particle&quot;: &quot;&quot;, &quot;dropping-particle&quot;: &quot;&quot;}, {&quot;parse-names&quot;: false, &quot;family&quot;: &quot;Williamson&quot;, &quot;suffix&quot;: &quot;&quot;, &quot;given&quot;: &quot;Craig E.&quot;, &quot;non-dropping-particle&quot;: &quot;&quot;, &quot;dropping-particle&quot;: &quot;&quot;}], &quot;issue&quot;: &quot;4&quot;, &quot;container-title&quot;: &quot;Limnology and Oceanography: Methods&quot;}, &quot;uris&quot;: [&quot;http://www.mendeley.com/documents/?uuid=b770ceeb-795b-4bdc-9bda-a50a17f6561c&quot;]}], &quot;properties&quot;: {&quot;noteIndex&quot;: 0}, &quot;schema&quot;: &quot;https://github.com/citation-style-language/schema/raw/master/csl-citation.json&quot;, &quot;mendeley&quot;: {&quot;formattedCitation&quot;: &quot;(Warren et al. 2016)&quot;, &quot;previouslyFormattedCitation&quot;: &quot;(Warren et al. 2016)&quot;, &quot;plainTextFormattedCitation&quot;: &quot;(Warren et al. 2016)&quot;}} RND96xJ5h4fib"/><text:span text:style-name="T218">(Warren et al. 2016)</text:span><text:reference-mark-end text:name="ADDIN CSL_CITATION {&quot;citationItems&quot;: [{&quot;id&quot;: &quot;ITEM-1&quot;, &quot;itemData&quot;: {&quot;ISBN&quot;: &quot;8153244698&quot;, &quot;type&quot;: &quot;article-journal&quot;, &quot;page&quot;: &quot;231\u2013244&quot;, &quot;ISSN&quot;: &quot;15415856&quot;, &quot;DOI&quot;: &quot;10.1002/lom3.10084&quot;, &quot;volume&quot;: &quot;14&quot;, &quot;issued&quot;: {&quot;date-parts&quot;: [[&quot;2016&quot;]]}, &quot;title&quot;: &quot;Measuring the distribution, abundance, and biovolume of zooplankton in an oligotrophic freshwater lake with a 710 kHz scientific echosounder&quot;, &quot;id&quot;: &quot;ITEM-1&quot;, &quot;author&quot;: [{&quot;parse-names&quot;: false, &quot;family&quot;: &quot;Warren&quot;, &quot;suffix&quot;: &quot;&quot;, &quot;given&quot;: &quot;Joseph D.&quot;, &quot;non-dropping-particle&quot;: &quot;&quot;, &quot;dropping-particle&quot;: &quot;&quot;}, {&quot;parse-names&quot;: false, &quot;family&quot;: &quot;Leach&quot;, &quot;suffix&quot;: &quot;&quot;, &quot;given&quot;: &quot;Taylor H.&quot;, &quot;non-dropping-particle&quot;: &quot;&quot;, &quot;dropping-particle&quot;: &quot;&quot;}, {&quot;parse-names&quot;: false, &quot;family&quot;: &quot;Williamson&quot;, &quot;suffix&quot;: &quot;&quot;, &quot;given&quot;: &quot;Craig E.&quot;, &quot;non-dropping-particle&quot;: &quot;&quot;, &quot;dropping-particle&quot;: &quot;&quot;}], &quot;issue&quot;: &quot;4&quot;, &quot;container-title&quot;: &quot;Limnology and Oceanography: Methods&quot;}, &quot;uris&quot;: [&quot;http://www.mendeley.com/documents/?uuid=b770ceeb-795b-4bdc-9bda-a50a17f6561c&quot;]}], &quot;properties&quot;: {&quot;noteIndex&quot;: 0}, &quot;schema&quot;: &quot;https://github.com/citation-style-language/schema/raw/master/csl-citation.json&quot;, &quot;mendeley&quot;: {&quot;formattedCitation&quot;: &quot;(Warren et al. 2016)&quot;, &quot;previouslyFormattedCitation&quot;: &quot;(Warren et al. 2016)&quot;, &quot;plainTextFormattedCitation&quot;: &quot;(Warren et al. 2016)&quot;}} RND96xJ5h4fib"/><text:span text:style-name="T7">⁠.</text:span></text:p>
      <text:p text:style-name="P23"><text:tab/><text:span text:style-name="T440">The fine-scale distribution and patchiness of zooplankton has been rarely measured in lakes in general, and it has almost never been measured in lakes at high elevations. <text:s/>Alpine and sub-alpine lakes differ in several important ways from low-elevation lakes. <text:s/>They typically have lower inputs of sediment and nutrients than lowland lakes, and are clearer and more oligotrophic. <text:s/>As a consequence, different environmental factors, such as ultraviolet radiation, may be more important in structuring their pelagic ecosystems </text:span><text:reference-mark-start text:name="ADDIN CSL_CITATION {&quot;citationItems&quot;: [{&quot;id&quot;: &quot;ITEM-1&quot;, &quot;itemData&quot;: {&quot;ISBN&quot;: &quot;1939-5590&quot;, &quot;type&quot;: &quot;article-journal&quot;, &quot;page&quot;: &quot;1603-1623&quot;, &quot;ISSN&quot;: &quot;00243590&quot;, &quot;DOI&quot;: &quot;10.4319/lo.2011.56.5.1603&quot;, &quot;volume&quot;: &quot;56&quot;, &quot;issued&quot;: {&quot;date-parts&quot;: [[&quot;2011&quot;]]}, &quot;abstract&quot;: &quot;The current prevailing theory of diel vertical migration (DVM) of zooplankton is focused largely on two biotic drivers: food and predation. Yet recent evidence suggests that abiotic drivers such as damaging ultraviolet (UV) radiation and temperature are also important. Here we integrate current knowledge on the effects of abiotic factors on DVM with the current biologically based paradigm to develop a more comprehensive framework for understanding DVM in zooplankton. We focus on \u2018\u2018normal\u2019\u2019 (down during the day, up at night) DVM of holoplanktonic, primarily herbivorous zooplankton. This new transparency-regulator hypothesis differentiates between structural drivers, such as temperature and food, that vary little over a 24-h period and dynamic drivers, such as damaging UV radiation and visual predation, that show strong variation over a 24-h period. This hypothesis emphasizes the central role of water transparency in regulating these major drivers of DVM. In less transparent systems, temperature and food are often optimal in the surface waters, visual predators are abundant, and UV radiation levels are low. In contrast, in more transparent systems, vertical thermal gradients tend to be more gradual, food quality and quantity are higher in deeper waters, and visual predator abundance is often lower and damaging UV radiation higher in the surface waters. This transparency-regulator hypothesis provides a more versatile theoretical framework to explain variation in DVM across waters of differing transparency. This hypothesis also enables clearer predictions of how the wide range of ongoing transparency-altering local, regional, and global environmental changes can be expected to influence DVM patterns in both inland and oceanic waters of the world.&quot;, &quot;title&quot;: &quot;Towards a more comprehensive theory of zooplankton diel vertical migration: Integrating ultraviolet radiation and water transparency into the biotic paradigm&quot;, &quot;id&quot;: &quot;ITEM-1&quot;, &quot;author&quot;: [{&quot;parse-names&quot;: false, &quot;family&quot;: &quot;Williamson&quot;, &quot;suffix&quot;: &quot;&quot;, &quot;given&quot;: &quot;Craig E&quot;, &quot;non-dropping-particle&quot;: &quot;&quot;, &quot;dropping-particle&quot;: &quot;&quot;}, {&quot;parse-names&quot;: false, &quot;family&quot;: &quot;Fischer&quot;, &quot;suffix&quot;: &quot;&quot;, &quot;given&quot;: &quot;Janet M&quot;, &quot;non-dropping-particle&quot;: &quot;&quot;, &quot;dropping-particle&quot;: &quot;&quot;}, {&quot;parse-names&quot;: false, &quot;family&quot;: &quot;Bollens&quot;, &quot;suffix&quot;: &quot;&quot;, &quot;given&quot;: &quot;Stephen M&quot;, &quot;non-dropping-particle&quot;: &quot;&quot;, &quot;dropping-particle&quot;: &quot;&quot;}, {&quot;parse-names&quot;: false, &quot;family&quot;: &quot;Overholt&quot;, &quot;suffix&quot;: &quot;&quot;, &quot;given&quot;: &quot;Erin P&quot;, &quot;non-dropping-particle&quot;: &quot;&quot;, &quot;dropping-particle&quot;: &quot;&quot;}, {&quot;parse-names&quot;: false, &quot;family&quot;: &quot;Breckenridge&quot;, &quot;suffix&quot;: &quot;&quot;, &quot;given&quot;: &quot;Joanne K&quot;, &quot;non-dropping-particle&quot;: &quot;&quot;, &quot;dropping-particle&quot;: &quot;&quot;}], &quot;issue&quot;: &quot;5&quot;, &quot;container-title&quot;: &quot;Limnology and Oceanography&quot;}, &quot;uris&quot;: [&quot;http://www.mendeley.com/documents/?uuid=08b58d4c-c399-44c9-8094-68e9fca39ea5&quot;]}, {&quot;id&quot;: &quot;ITEM-2&quot;, &quot;itemData&quot;: {&quot;type&quot;: &quot;article-journal&quot;, &quot;page&quot;: &quot;102-109&quot;, &quot;ISSN&quot;: &quot;15409309&quot;, &quot;DOI&quot;: &quot;10.1002/fee.1228&quot;, &quot;volume&quot;: &quot;14&quot;, &quot;issued&quot;: {&quot;date-parts&quot;: [[&quot;2016&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id&quot;: &quot;ITEM-2&quot;, &quot;author&quot;: [{&quot;parse-names&quot;: false, &quot;family&quot;: &quot;Williamson&quot;, &quot;suffix&quot;: &quot;&quot;, &quot;given&quot;: &quot;Craig E.&quot;, &quot;non-dropping-particle&quot;: &quot;&quot;, &quot;dropping-particle&quot;: &quot;&quot;}, {&quot;parse-names&quot;: false, &quot;family&quot;: &quot;Overholt&quot;, &quot;suffix&quot;: &quot;&quot;, &quot;given&quot;: &quot;Erin P.&quot;, &quot;non-dropping-particle&quot;: &quot;&quot;, &quot;dropping-particle&quot;: &quot;&quot;}, {&quot;parse-names&quot;: false, &quot;family&quot;: &quot;Brentrup&quot;, &quot;suffix&quot;: &quot;&quot;, &quot;given&quot;: &quot;Jennifer A.&quot;, &quot;non-dropping-particle&quot;: &quot;&quot;, &quot;dropping-particle&quot;: &quot;&quot;}, {&quot;parse-names&quot;: false, &quot;family&quot;: &quot;Pilla&quot;, &quot;suffix&quot;: &quot;&quot;, &quot;given&quot;: &quot;Rachel M.&quot;, &quot;non-dropping-particle&quot;: &quot;&quot;, &quot;dropping-particle&quot;: &quot;&quot;}, {&quot;parse-names&quot;: false, &quot;family&quot;: &quot;Leach&quot;, &quot;suffix&quot;: &quot;&quot;, &quot;given&quot;: &quot;Taylor H.&quot;, &quot;non-dropping-particle&quot;: &quot;&quot;, &quot;dropping-particle&quot;: &quot;&quot;}, {&quot;parse-names&quot;: false, &quot;family&quot;: &quot;Schladow&quot;, &quot;suffix&quot;: &quot;&quot;, &quot;given&quot;: &quot;S. Geoffrey&quot;, &quot;non-dropping-particle&quot;: &quot;&quot;, &quot;dropping-particle&quot;: &quot;&quot;}, {&quot;parse-names&quot;: false, &quot;family&quot;: &quot;Warren&quot;, &quot;suffix&quot;: &quot;&quot;, &quot;given&quot;: &quot;Joseph D.&quot;, &quot;non-dropping-particle&quot;: &quot;&quot;, &quot;dropping-particle&quot;: &quot;&quot;}, {&quot;parse-names&quot;: false, &quot;family&quot;: &quot;Urmy&quot;, &quot;suffix&quot;: &quot;&quot;, &quot;given&quot;: &quot;Samuel S.&quot;, &quot;non-dropping-particle&quot;: &quot;&quot;, &quot;dropping-particle&quot;: &quot;&quot;}, {&quot;parse-names&quot;: false, &quot;family&quot;: &quot;Sadro&quot;, &quot;suffix&quot;: &quot;&quot;, &quot;given&quot;: &quot;Steven&quot;, &quot;non-dropping-particle&quot;: &quot;&quot;, &quot;dropping-particle&quot;: &quot;&quot;}, {&quot;parse-names&quot;: false, &quot;family&quot;: &quot;Chandra&quot;, &quot;suffix&quot;: &quot;&quot;, &quot;given&quot;: &quot;Sudeep&quot;, &quot;non-dropping-particle&quot;: &quot;&quot;, &quot;dropping-particle&quot;: &quot;&quot;}, {&quot;parse-names&quot;: false, &quot;family&quot;: &quot;Neale&quot;, &quot;suffix&quot;: &quot;&quot;, &quot;given&quot;: &quot;Patrick J.&quot;, &quot;non-dropping-particle&quot;: &quot;&quot;, &quot;dropping-particle&quot;: &quot;&quot;}], &quot;issue&quot;: &quot;2&quot;, &quot;container-title&quot;: &quot;Frontiers in Ecology and the Environment&quot;}, &quot;uris&quot;: [&quot;http://www.mendeley.com/documents/?uuid=1349c5a5-bdc2-4873-8e5e-258d64064932&quot;]}], &quot;properties&quot;: {&quot;noteIndex&quot;: 0}, &quot;schema&quot;: &quot;https://github.com/citation-style-language/schema/raw/master/csl-citation.json&quot;, &quot;mendeley&quot;: {&quot;formattedCitation&quot;: &quot;(Williamson et al. 2011, 2016)&quot;, &quot;previouslyFormattedCitation&quot;: &quot;(Williamson et al. 2011, 2016)&quot;, &quot;plainTextFormattedCitation&quot;: &quot;(Williamson et al. 2011, 2016)&quot;}} RNDqb7Txy7xiu"/><text:span text:style-name="T219">(Williamson et al. 2011, 2016)</text:span><text:reference-mark-end text:name="ADDIN CSL_CITATION {&quot;citationItems&quot;: [{&quot;id&quot;: &quot;ITEM-1&quot;, &quot;itemData&quot;: {&quot;ISBN&quot;: &quot;1939-5590&quot;, &quot;type&quot;: &quot;article-journal&quot;, &quot;page&quot;: &quot;1603-1623&quot;, &quot;ISSN&quot;: &quot;00243590&quot;, &quot;DOI&quot;: &quot;10.4319/lo.2011.56.5.1603&quot;, &quot;volume&quot;: &quot;56&quot;, &quot;issued&quot;: {&quot;date-parts&quot;: [[&quot;2011&quot;]]}, &quot;abstract&quot;: &quot;The current prevailing theory of diel vertical migration (DVM) of zooplankton is focused largely on two biotic drivers: food and predation. Yet recent evidence suggests that abiotic drivers such as damaging ultraviolet (UV) radiation and temperature are also important. Here we integrate current knowledge on the effects of abiotic factors on DVM with the current biologically based paradigm to develop a more comprehensive framework for understanding DVM in zooplankton. We focus on \u2018\u2018normal\u2019\u2019 (down during the day, up at night) DVM of holoplanktonic, primarily herbivorous zooplankton. This new transparency-regulator hypothesis differentiates between structural drivers, such as temperature and food, that vary little over a 24-h period and dynamic drivers, such as damaging UV radiation and visual predation, that show strong variation over a 24-h period. This hypothesis emphasizes the central role of water transparency in regulating these major drivers of DVM. In less transparent systems, temperature and food are often optimal in the surface waters, visual predators are abundant, and UV radiation levels are low. In contrast, in more transparent systems, vertical thermal gradients tend to be more gradual, food quality and quantity are higher in deeper waters, and visual predator abundance is often lower and damaging UV radiation higher in the surface waters. This transparency-regulator hypothesis provides a more versatile theoretical framework to explain variation in DVM across waters of differing transparency. This hypothesis also enables clearer predictions of how the wide range of ongoing transparency-altering local, regional, and global environmental changes can be expected to influence DVM patterns in both inland and oceanic waters of the world.&quot;, &quot;title&quot;: &quot;Towards a more comprehensive theory of zooplankton diel vertical migration: Integrating ultraviolet radiation and water transparency into the biotic paradigm&quot;, &quot;id&quot;: &quot;ITEM-1&quot;, &quot;author&quot;: [{&quot;parse-names&quot;: false, &quot;family&quot;: &quot;Williamson&quot;, &quot;suffix&quot;: &quot;&quot;, &quot;given&quot;: &quot;Craig E&quot;, &quot;non-dropping-particle&quot;: &quot;&quot;, &quot;dropping-particle&quot;: &quot;&quot;}, {&quot;parse-names&quot;: false, &quot;family&quot;: &quot;Fischer&quot;, &quot;suffix&quot;: &quot;&quot;, &quot;given&quot;: &quot;Janet M&quot;, &quot;non-dropping-particle&quot;: &quot;&quot;, &quot;dropping-particle&quot;: &quot;&quot;}, {&quot;parse-names&quot;: false, &quot;family&quot;: &quot;Bollens&quot;, &quot;suffix&quot;: &quot;&quot;, &quot;given&quot;: &quot;Stephen M&quot;, &quot;non-dropping-particle&quot;: &quot;&quot;, &quot;dropping-particle&quot;: &quot;&quot;}, {&quot;parse-names&quot;: false, &quot;family&quot;: &quot;Overholt&quot;, &quot;suffix&quot;: &quot;&quot;, &quot;given&quot;: &quot;Erin P&quot;, &quot;non-dropping-particle&quot;: &quot;&quot;, &quot;dropping-particle&quot;: &quot;&quot;}, {&quot;parse-names&quot;: false, &quot;family&quot;: &quot;Breckenridge&quot;, &quot;suffix&quot;: &quot;&quot;, &quot;given&quot;: &quot;Joanne K&quot;, &quot;non-dropping-particle&quot;: &quot;&quot;, &quot;dropping-particle&quot;: &quot;&quot;}], &quot;issue&quot;: &quot;5&quot;, &quot;container-title&quot;: &quot;Limnology and Oceanography&quot;}, &quot;uris&quot;: [&quot;http://www.mendeley.com/documents/?uuid=08b58d4c-c399-44c9-8094-68e9fca39ea5&quot;]}, {&quot;id&quot;: &quot;ITEM-2&quot;, &quot;itemData&quot;: {&quot;type&quot;: &quot;article-journal&quot;, &quot;page&quot;: &quot;102-109&quot;, &quot;ISSN&quot;: &quot;15409309&quot;, &quot;DOI&quot;: &quot;10.1002/fee.1228&quot;, &quot;volume&quot;: &quot;14&quot;, &quot;issued&quot;: {&quot;date-parts&quot;: [[&quot;2016&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id&quot;: &quot;ITEM-2&quot;, &quot;author&quot;: [{&quot;parse-names&quot;: false, &quot;family&quot;: &quot;Williamson&quot;, &quot;suffix&quot;: &quot;&quot;, &quot;given&quot;: &quot;Craig E.&quot;, &quot;non-dropping-particle&quot;: &quot;&quot;, &quot;dropping-particle&quot;: &quot;&quot;}, {&quot;parse-names&quot;: false, &quot;family&quot;: &quot;Overholt&quot;, &quot;suffix&quot;: &quot;&quot;, &quot;given&quot;: &quot;Erin P.&quot;, &quot;non-dropping-particle&quot;: &quot;&quot;, &quot;dropping-particle&quot;: &quot;&quot;}, {&quot;parse-names&quot;: false, &quot;family&quot;: &quot;Brentrup&quot;, &quot;suffix&quot;: &quot;&quot;, &quot;given&quot;: &quot;Jennifer A.&quot;, &quot;non-dropping-particle&quot;: &quot;&quot;, &quot;dropping-particle&quot;: &quot;&quot;}, {&quot;parse-names&quot;: false, &quot;family&quot;: &quot;Pilla&quot;, &quot;suffix&quot;: &quot;&quot;, &quot;given&quot;: &quot;Rachel M.&quot;, &quot;non-dropping-particle&quot;: &quot;&quot;, &quot;dropping-particle&quot;: &quot;&quot;}, {&quot;parse-names&quot;: false, &quot;family&quot;: &quot;Leach&quot;, &quot;suffix&quot;: &quot;&quot;, &quot;given&quot;: &quot;Taylor H.&quot;, &quot;non-dropping-particle&quot;: &quot;&quot;, &quot;dropping-particle&quot;: &quot;&quot;}, {&quot;parse-names&quot;: false, &quot;family&quot;: &quot;Schladow&quot;, &quot;suffix&quot;: &quot;&quot;, &quot;given&quot;: &quot;S. Geoffrey&quot;, &quot;non-dropping-particle&quot;: &quot;&quot;, &quot;dropping-particle&quot;: &quot;&quot;}, {&quot;parse-names&quot;: false, &quot;family&quot;: &quot;Warren&quot;, &quot;suffix&quot;: &quot;&quot;, &quot;given&quot;: &quot;Joseph D.&quot;, &quot;non-dropping-particle&quot;: &quot;&quot;, &quot;dropping-particle&quot;: &quot;&quot;}, {&quot;parse-names&quot;: false, &quot;family&quot;: &quot;Urmy&quot;, &quot;suffix&quot;: &quot;&quot;, &quot;given&quot;: &quot;Samuel S.&quot;, &quot;non-dropping-particle&quot;: &quot;&quot;, &quot;dropping-particle&quot;: &quot;&quot;}, {&quot;parse-names&quot;: false, &quot;family&quot;: &quot;Sadro&quot;, &quot;suffix&quot;: &quot;&quot;, &quot;given&quot;: &quot;Steven&quot;, &quot;non-dropping-particle&quot;: &quot;&quot;, &quot;dropping-particle&quot;: &quot;&quot;}, {&quot;parse-names&quot;: false, &quot;family&quot;: &quot;Chandra&quot;, &quot;suffix&quot;: &quot;&quot;, &quot;given&quot;: &quot;Sudeep&quot;, &quot;non-dropping-particle&quot;: &quot;&quot;, &quot;dropping-particle&quot;: &quot;&quot;}, {&quot;parse-names&quot;: false, &quot;family&quot;: &quot;Neale&quot;, &quot;suffix&quot;: &quot;&quot;, &quot;given&quot;: &quot;Patrick J.&quot;, &quot;non-dropping-particle&quot;: &quot;&quot;, &quot;dropping-particle&quot;: &quot;&quot;}], &quot;issue&quot;: &quot;2&quot;, &quot;container-title&quot;: &quot;Frontiers in Ecology and the Environment&quot;}, &quot;uris&quot;: [&quot;http://www.mendeley.com/documents/?uuid=1349c5a5-bdc2-4873-8e5e-258d64064932&quot;]}], &quot;properties&quot;: {&quot;noteIndex&quot;: 0}, &quot;schema&quot;: &quot;https://github.com/citation-style-language/schema/raw/master/csl-citation.json&quot;, &quot;mendeley&quot;: {&quot;formattedCitation&quot;: &quot;(Williamson et al. 2011, 2016)&quot;, &quot;previouslyFormattedCitation&quot;: &quot;(Williamson et al. 2011, 2016)&quot;, &quot;plainTextFormattedCitation&quot;: &quot;(Williamson et al. 2011, 2016)&quot;}} RNDqb7Txy7xiu"/><text:span text:style-name="T440">⁠. <text:s/>Alpine and sub-alpine lakes may also be more sensitive to human disturbance, including eutrophication, pH changes, deforestation, and introductions of non-native plant and animal species </text:span><text:reference-mark-start text:name="ADDIN CSL_CITATION {&quot;citationItems&quot;: [{&quot;id&quot;: &quot;ITEM-1&quot;, &quot;itemData&quot;: {&quot;ISBN&quot;: &quot;0706-652X&quot;, &quot;type&quot;: &quot;article-journal&quot;, &quot;page&quot;: &quot;2478-2491&quot;, &quot;ISSN&quot;: &quot;0706-652X&quot;, &quot;DOI&quot;: &quot;10.1139/f98-128&quot;, &quot;volume&quot;: &quot;55&quot;, &quot;issued&quot;: {&quot;date-parts&quot;: [[&quot;1998&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title&quot;: &quot;Influences of natural acidity and introduced fish on faunal assemblages in California alpine lakes&quot;, &quot;id&quot;: &quot;ITEM-1&quot;, &quot;author&quot;: [{&quot;parse-names&quot;: false, &quot;family&quot;: &quot;Bradford&quot;, &quot;suffix&quot;: &quot;&quot;, &quot;given&quot;: &quot;David F&quot;, &quot;non-dropping-particle&quot;: &quot;&quot;, &quot;dropping-particle&quot;: &quot;&quot;}, {&quot;parse-names&quot;: false, &quot;family&quot;: &quot;Cooper&quot;, &quot;suffix&quot;: &quot;&quot;, &quot;given&quot;: &quot;Scott D&quot;, &quot;non-dropping-particle&quot;: &quot;&quot;, &quot;dropping-particle&quot;: &quot;&quot;}, {&quot;parse-names&quot;: false, &quot;family&quot;: &quot;Jenkins, Jr.&quot;, &quot;suffix&quot;: &quot;&quot;, &quot;given&quot;: &quot;Thomas M&quot;, &quot;non-dropping-particle&quot;: &quot;&quot;, &quot;dropping-particle&quot;: &quot;&quot;}, {&quot;parse-names&quot;: false, &quot;family&quot;: &quot;Kratz&quot;, &quot;suffix&quot;: &quot;&quot;, &quot;given&quot;: &quot;Kim&quot;, &quot;non-dropping-particle&quot;: &quot;&quot;, &quot;dropping-particle&quot;: &quot;&quot;}, {&quot;parse-names&quot;: false, &quot;family&quot;: &quot;Sarnelle&quot;, &quot;suffix&quot;: &quot;&quot;, &quot;given&quot;: &quot;Orlando&quot;, &quot;non-dropping-particle&quot;: &quot;&quot;, &quot;dropping-particle&quot;: &quot;&quot;}, {&quot;parse-names&quot;: false, &quot;family&quot;: &quot;Brown&quot;, &quot;suffix&quot;: &quot;&quot;, &quot;given&quot;: &quot;Aaron D&quot;, &quot;non-dropping-particle&quot;: &quot;&quot;, &quot;dropping-particle&quot;: &quot;&quot;}, {&quot;parse-names&quot;: false, &quot;family&quot;: &quot;Jenkins&quot;, &quot;suffix&quot;: &quot;&quot;, &quot;given&quot;: &quot;Thomas M&quot;, &quot;non-dropping-particle&quot;: &quot;&quot;, &quot;dropping-particle&quot;: &quot;&quot;}, {&quot;parse-names&quot;: false, &quot;family&quot;: &quot;Kratz&quot;, &quot;suffix&quot;: &quot;&quot;, &quot;given&quot;: &quot;Kim&quot;, &quot;non-dropping-particle&quot;: &quot;&quot;, &quot;dropping-particle&quot;: &quot;&quot;}, {&quot;parse-names&quot;: false, &quot;family&quot;: &quot;Sarnelle&quot;, &quot;suffix&quot;: &quot;&quot;, &quot;given&quot;: &quot;Orlando&quot;, &quot;non-dropping-particle&quot;: &quot;&quot;, &quot;dropping-particle&quot;: &quot;&quot;}, {&quot;parse-names&quot;: false, &quot;family&quot;: &quot;Brown&quot;, &quot;suffix&quot;: &quot;&quot;, &quot;given&quot;: &quot;Aaron D&quot;, &quot;non-dropping-particle&quot;: &quot;&quot;, &quot;dropping-particle&quot;: &quot;&quot;}], &quot;issue&quot;: &quot;11&quot;, &quot;container-title&quot;: &quot;Canadian Journal of Fisheries and Aquatic Sciences&quot;}, &quot;uris&quot;: [&quot;http://www.mendeley.com/documents/?uuid=2a0f0443-3016-484c-a56c-b6d8d8b078cb&quot;]}, {&quot;id&quot;: &quot;ITEM-2&quot;, &quot;itemData&quot;: {&quot;ISBN&quot;: &quot;1387-3547&quot;, &quot;type&quot;: &quot;article-journal&quot;, &quot;page&quot;: &quot;1335-1345&quot;, &quot;ISSN&quot;: &quot;13873547&quot;, &quot;DOI&quot;: &quot;10.1007/s10530-008-9341-z&quot;, &quot;volume&quot;: &quot;11&quot;, &quot;issued&quot;: {&quot;date-parts&quot;: [[&quot;2009&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title&quot;: &quot;Only the small survive: Monitoring long-term changes in the zooplankton community of an Alpine lake after fish introduction&quot;, &quot;id&quot;: &quot;ITEM-2&quot;, &quot;author&quot;: [{&quot;parse-names&quot;: false, &quot;family&quot;: &quot;Schabetsberger&quot;, &quot;suffix&quot;: &quot;&quot;, &quot;given&quot;: &quot;Robert&quot;, &quot;non-dropping-particle&quot;: &quot;&quot;, &quot;dropping-particle&quot;: &quot;&quot;}, {&quot;parse-names&quot;: false, &quot;family&quot;: &quot;Luger&quot;, &quot;suffix&quot;: &quot;&quot;, &quot;given&quot;: &quot;Martin S.&quot;, &quot;non-dropping-particle&quot;: &quot;&quot;, &quot;dropping-particle&quot;: &quot;&quot;}, {&quot;parse-names&quot;: false, &quot;family&quot;: &quot;Drozdowski&quot;, &quot;suffix&quot;: &quot;&quot;, &quot;given&quot;: &quot;Gabriele&quot;, &quot;non-dropping-particle&quot;: &quot;&quot;, &quot;dropping-particle&quot;: &quot;&quot;}, {&quot;parse-names&quot;: false, &quot;family&quot;: &quot;Jagsch&quot;, &quot;suffix&quot;: &quot;&quot;, &quot;given&quot;: &quot;Albert&quot;, &quot;non-dropping-particle&quot;: &quot;&quot;, &quot;dropping-particle&quot;: &quot;&quot;}], &quot;issue&quot;: &quot;6&quot;, &quot;container-title&quot;: &quot;Biological Invasions&quot;}, &quot;uris&quot;: [&quot;http://www.mendeley.com/documents/?uuid=b4745d3c-d856-45c7-82f0-19c69ef9c07c&quot;]}, {&quot;id&quot;: &quot;ITEM-3&quot;, &quot;itemData&quot;: {&quot;ISBN&quot;: &quot;0012-9615&quot;, &quot;type&quot;: &quot;article-journal&quot;, &quot;page&quot;: &quot;401-421&quot;, &quot;ISSN&quot;: &quot;0012-9615&quot;, &quot;DOI&quot;: &quot;10.1890/0012-9615(2001)071[0401:raroal]2.0.co;2&quot;, &quot;volume&quot;: &quot;71&quot;, &quot;issued&quot;: {&quot;date-parts&quot;: [[&quot;2001&quot;]]}, &quot;title&quot;: &quot;Resistance and resilience of alpine lake fauna tofish introductions&quot;, &quot;id&quot;: &quot;ITEM-3&quot;, &quot;PMID&quot;: &quot;10213533&quot;, &quot;author&quot;: [{&quot;parse-names&quot;: false, &quot;family&quot;: &quot;Knapp&quot;, &quot;suffix&quot;: &quot;&quot;, &quot;given&quot;: &quot;Roland a&quot;, &quot;non-dropping-particle&quot;: &quot;&quot;, &quot;dropping-particle&quot;: &quot;&quot;}, {&quot;parse-names&quot;: false, &quot;family&quot;: &quot;Matthews&quot;, &quot;suffix&quot;: &quot;&quot;, &quot;given&quot;: &quot;Kathleen R&quot;, &quot;non-dropping-particle&quot;: &quot;&quot;, &quot;dropping-particle&quot;: &quot;&quot;}, {&quot;parse-names&quot;: false, &quot;family&quot;: &quot;Sarnelle&quot;, &quot;suffix&quot;: &quot;&quot;, &quot;given&quot;: &quot;Orlando&quot;, &quot;non-dropping-particle&quot;: &quot;&quot;, &quot;dropping-particle&quot;: &quot;&quot;}], &quot;issue&quot;: &quot;3&quot;, &quot;container-title&quot;: &quot;Ecological Monographs&quot;}, &quot;uris&quot;: [&quot;http://www.mendeley.com/documents/?uuid=5f546a9f-3d06-4ea5-887d-7009c8695364&quot;]}], &quot;properties&quot;: {&quot;noteIndex&quot;: 0}, &quot;schema&quot;: &quot;https://github.com/citation-style-language/schema/raw/master/csl-citation.json&quot;, &quot;mendeley&quot;: {&quot;formattedCitation&quot;: &quot;(Bradford et al. 1998, Knapp et al. 2001, Schabetsberger et al. 2009)&quot;, &quot;previouslyFormattedCitation&quot;: &quot;(Bradford et al. 1998, Knapp et al. 2001, Schabetsberger et al. 2009)&quot;, &quot;plainTextFormattedCitation&quot;: &quot;(Bradford et al. 1998, Knapp et al. 2001, Schabetsberger et al. 2009)&quot;}} RNDzLaDro8TVV"/><text:span text:style-name="T219">(Bradford et al. 1998, Knapp et al. 2001, Schabetsberger et al. 2009)</text:span><text:reference-mark-end text:name="ADDIN CSL_CITATION {&quot;citationItems&quot;: [{&quot;id&quot;: &quot;ITEM-1&quot;, &quot;itemData&quot;: {&quot;ISBN&quot;: &quot;0706-652X&quot;, &quot;type&quot;: &quot;article-journal&quot;, &quot;page&quot;: &quot;2478-2491&quot;, &quot;ISSN&quot;: &quot;0706-652X&quot;, &quot;DOI&quot;: &quot;10.1139/f98-128&quot;, &quot;volume&quot;: &quot;55&quot;, &quot;issued&quot;: {&quot;date-parts&quot;: [[&quot;1998&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title&quot;: &quot;Influences of natural acidity and introduced fish on faunal assemblages in California alpine lakes&quot;, &quot;id&quot;: &quot;ITEM-1&quot;, &quot;author&quot;: [{&quot;parse-names&quot;: false, &quot;family&quot;: &quot;Bradford&quot;, &quot;suffix&quot;: &quot;&quot;, &quot;given&quot;: &quot;David F&quot;, &quot;non-dropping-particle&quot;: &quot;&quot;, &quot;dropping-particle&quot;: &quot;&quot;}, {&quot;parse-names&quot;: false, &quot;family&quot;: &quot;Cooper&quot;, &quot;suffix&quot;: &quot;&quot;, &quot;given&quot;: &quot;Scott D&quot;, &quot;non-dropping-particle&quot;: &quot;&quot;, &quot;dropping-particle&quot;: &quot;&quot;}, {&quot;parse-names&quot;: false, &quot;family&quot;: &quot;Jenkins, Jr.&quot;, &quot;suffix&quot;: &quot;&quot;, &quot;given&quot;: &quot;Thomas M&quot;, &quot;non-dropping-particle&quot;: &quot;&quot;, &quot;dropping-particle&quot;: &quot;&quot;}, {&quot;parse-names&quot;: false, &quot;family&quot;: &quot;Kratz&quot;, &quot;suffix&quot;: &quot;&quot;, &quot;given&quot;: &quot;Kim&quot;, &quot;non-dropping-particle&quot;: &quot;&quot;, &quot;dropping-particle&quot;: &quot;&quot;}, {&quot;parse-names&quot;: false, &quot;family&quot;: &quot;Sarnelle&quot;, &quot;suffix&quot;: &quot;&quot;, &quot;given&quot;: &quot;Orlando&quot;, &quot;non-dropping-particle&quot;: &quot;&quot;, &quot;dropping-particle&quot;: &quot;&quot;}, {&quot;parse-names&quot;: false, &quot;family&quot;: &quot;Brown&quot;, &quot;suffix&quot;: &quot;&quot;, &quot;given&quot;: &quot;Aaron D&quot;, &quot;non-dropping-particle&quot;: &quot;&quot;, &quot;dropping-particle&quot;: &quot;&quot;}, {&quot;parse-names&quot;: false, &quot;family&quot;: &quot;Jenkins&quot;, &quot;suffix&quot;: &quot;&quot;, &quot;given&quot;: &quot;Thomas M&quot;, &quot;non-dropping-particle&quot;: &quot;&quot;, &quot;dropping-particle&quot;: &quot;&quot;}, {&quot;parse-names&quot;: false, &quot;family&quot;: &quot;Kratz&quot;, &quot;suffix&quot;: &quot;&quot;, &quot;given&quot;: &quot;Kim&quot;, &quot;non-dropping-particle&quot;: &quot;&quot;, &quot;dropping-particle&quot;: &quot;&quot;}, {&quot;parse-names&quot;: false, &quot;family&quot;: &quot;Sarnelle&quot;, &quot;suffix&quot;: &quot;&quot;, &quot;given&quot;: &quot;Orlando&quot;, &quot;non-dropping-particle&quot;: &quot;&quot;, &quot;dropping-particle&quot;: &quot;&quot;}, {&quot;parse-names&quot;: false, &quot;family&quot;: &quot;Brown&quot;, &quot;suffix&quot;: &quot;&quot;, &quot;given&quot;: &quot;Aaron D&quot;, &quot;non-dropping-particle&quot;: &quot;&quot;, &quot;dropping-particle&quot;: &quot;&quot;}], &quot;issue&quot;: &quot;11&quot;, &quot;container-title&quot;: &quot;Canadian Journal of Fisheries and Aquatic Sciences&quot;}, &quot;uris&quot;: [&quot;http://www.mendeley.com/documents/?uuid=2a0f0443-3016-484c-a56c-b6d8d8b078cb&quot;]}, {&quot;id&quot;: &quot;ITEM-2&quot;, &quot;itemData&quot;: {&quot;ISBN&quot;: &quot;1387-3547&quot;, &quot;type&quot;: &quot;article-journal&quot;, &quot;page&quot;: &quot;1335-1345&quot;, &quot;ISSN&quot;: &quot;13873547&quot;, &quot;DOI&quot;: &quot;10.1007/s10530-008-9341-z&quot;, &quot;volume&quot;: &quot;11&quot;, &quot;issued&quot;: {&quot;date-parts&quot;: [[&quot;2009&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title&quot;: &quot;Only the small survive: Monitoring long-term changes in the zooplankton community of an Alpine lake after fish introduction&quot;, &quot;id&quot;: &quot;ITEM-2&quot;, &quot;author&quot;: [{&quot;parse-names&quot;: false, &quot;family&quot;: &quot;Schabetsberger&quot;, &quot;suffix&quot;: &quot;&quot;, &quot;given&quot;: &quot;Robert&quot;, &quot;non-dropping-particle&quot;: &quot;&quot;, &quot;dropping-particle&quot;: &quot;&quot;}, {&quot;parse-names&quot;: false, &quot;family&quot;: &quot;Luger&quot;, &quot;suffix&quot;: &quot;&quot;, &quot;given&quot;: &quot;Martin S.&quot;, &quot;non-dropping-particle&quot;: &quot;&quot;, &quot;dropping-particle&quot;: &quot;&quot;}, {&quot;parse-names&quot;: false, &quot;family&quot;: &quot;Drozdowski&quot;, &quot;suffix&quot;: &quot;&quot;, &quot;given&quot;: &quot;Gabriele&quot;, &quot;non-dropping-particle&quot;: &quot;&quot;, &quot;dropping-particle&quot;: &quot;&quot;}, {&quot;parse-names&quot;: false, &quot;family&quot;: &quot;Jagsch&quot;, &quot;suffix&quot;: &quot;&quot;, &quot;given&quot;: &quot;Albert&quot;, &quot;non-dropping-particle&quot;: &quot;&quot;, &quot;dropping-particle&quot;: &quot;&quot;}], &quot;issue&quot;: &quot;6&quot;, &quot;container-title&quot;: &quot;Biological Invasions&quot;}, &quot;uris&quot;: [&quot;http://www.mendeley.com/documents/?uuid=b4745d3c-d856-45c7-82f0-19c69ef9c07c&quot;]}, {&quot;id&quot;: &quot;ITEM-3&quot;, &quot;itemData&quot;: {&quot;ISBN&quot;: &quot;0012-9615&quot;, &quot;type&quot;: &quot;article-journal&quot;, &quot;page&quot;: &quot;401-421&quot;, &quot;ISSN&quot;: &quot;0012-9615&quot;, &quot;DOI&quot;: &quot;10.1890/0012-9615(2001)071[0401:raroal]2.0.co;2&quot;, &quot;volume&quot;: &quot;71&quot;, &quot;issued&quot;: {&quot;date-parts&quot;: [[&quot;2001&quot;]]}, &quot;title&quot;: &quot;Resistance and resilience of alpine lake fauna tofish introductions&quot;, &quot;id&quot;: &quot;ITEM-3&quot;, &quot;PMID&quot;: &quot;10213533&quot;, &quot;author&quot;: [{&quot;parse-names&quot;: false, &quot;family&quot;: &quot;Knapp&quot;, &quot;suffix&quot;: &quot;&quot;, &quot;given&quot;: &quot;Roland a&quot;, &quot;non-dropping-particle&quot;: &quot;&quot;, &quot;dropping-particle&quot;: &quot;&quot;}, {&quot;parse-names&quot;: false, &quot;family&quot;: &quot;Matthews&quot;, &quot;suffix&quot;: &quot;&quot;, &quot;given&quot;: &quot;Kathleen R&quot;, &quot;non-dropping-particle&quot;: &quot;&quot;, &quot;dropping-particle&quot;: &quot;&quot;}, {&quot;parse-names&quot;: false, &quot;family&quot;: &quot;Sarnelle&quot;, &quot;suffix&quot;: &quot;&quot;, &quot;given&quot;: &quot;Orlando&quot;, &quot;non-dropping-particle&quot;: &quot;&quot;, &quot;dropping-particle&quot;: &quot;&quot;}], &quot;issue&quot;: &quot;3&quot;, &quot;container-title&quot;: &quot;Ecological Monographs&quot;}, &quot;uris&quot;: [&quot;http://www.mendeley.com/documents/?uuid=5f546a9f-3d06-4ea5-887d-7009c8695364&quot;]}], &quot;properties&quot;: {&quot;noteIndex&quot;: 0}, &quot;schema&quot;: &quot;https://github.com/citation-style-language/schema/raw/master/csl-citation.json&quot;, &quot;mendeley&quot;: {&quot;formattedCitation&quot;: &quot;(Bradford et al. 1998, Knapp et al. 2001, Schabetsberger et al. 2009)&quot;, &quot;previouslyFormattedCitation&quot;: &quot;(Bradford et al. 1998, Knapp et al. 2001, Schabetsberger et al. 2009)&quot;, &quot;plainTextFormattedCitation&quot;: &quot;(Bradford et al. 1998, Knapp et al. 2001, Schabetsberger et al. 2009)&quot;}} RNDzLaDro8TVV"/><text:span text:style-name="T440">⁠.</text:span></text:p>
      <text:p text:style-name="P1"><text:span text:style-name="T8"><text:tab/>We surveyed </text:span><text:span text:style-name="T16">the zooplankton and fish in </text:span><text:span text:style-name="T35">four</text:span><text:span text:style-name="T8"> lakes in the Sierra Nevada </text:span><text:span text:style-name="T22">mountains of California, USA, </text:span><text:span text:style-name="T8">between autumn 2013 and autumn 2014. <text:s/></text:span><text:span text:style-name="T16">Our primary tool was a two-frequency acoustic system which allowed us to measure the vertical and horizontal distribution of these animals at high (meter-scale) resolution. <text:s/></text:span><text:span text:style-name="T18">Acoustic observations were augmented with net samples to </text:span><text:span text:style-name="T1">size and </text:span><text:span text:style-name="T18">identify the zooplankton scatterers and parameterize scattering models that allow us to convert acoustic backscatter to estimates of biomass</text:span><text:span text:style-name="T16">. <text:s/></text:span><text:span text:style-name="T17">Differences in the </text:span><text:span text:style-name="T16">vertical profiles of zooplankton and fish </text:span><text:span text:style-name="T1">numerical </text:span><text:span text:style-name="T16">density </text:span><text:span text:style-name="T17">were compared between lakes</text:span><text:span text:style-name="T16">. <text:s/>We</text:span><text:span text:style-name="T17"> also </text:span><text:span text:style-name="T16">investigated </text:span><text:span text:style-name="T17">horizontal</text:span><text:span text:style-name="T16"> trends in zooplankton and fish </text:span><text:span text:style-name="T1">numerical </text:span><text:change text:change-id="ct61512640"/><text:span text:style-name="T16">density at the scale of the lake basin</text:span><text:span text:style-name="T17">s</text:span><text:span text:style-name="T16">, </text:span><text:span text:style-name="T17">and quantified their spatial patchiness using standard geostatistical models. <text:s/>Changes in the distributions of zooplankton and fish from one season to another were also examined. <text:s/>Finally, we </text:span><text:span text:style-name="T19">speculate on possible dynamics generating the observed patterns.</text:span></text:p>
      <text:p text:style-name="P3"/>
      <text:p text:style-name="P33">Methods</text:p>
      <text:p text:style-name="P36"><text:span text:style-name="T433">S</text:span>tudy <text:span text:style-name="T433">lakes</text:span></text:p>
      <text:p text:style-name="P2"><text:span text:style-name="T15"><text:tab/></text:span><text:span text:style-name="T9">Surveys were conducted in </text:span><text:span text:style-name="T1">four</text:span><text:span text:style-name="T9"> lakes in the Sierra Nevada: Cherry Lake, Lake Eleanor, Independence Lake, </text:span><text:span text:style-name="T23">and Lake Tahoe (Figure 1)</text:span><text:span text:style-name="T8">. <text:s/>Our main focus was on Cherry Lake and Lake Eleanor, located at the border of Yosemite National Park near 38</text:span><text:span text:style-name="T57">° </text:span><text:span text:style-name="T58">0' N, 119</text:span><text:span text:style-name="T57">° </text:span><text:span text:style-name="T58">52.</text:span><text:span text:style-name="T2">6</text:span><text:span text:style-name="T58">' W </text:span><text:span text:style-name="T54">(Figure </text:span><text:span text:style-name="T67">2</text:span><text:span text:style-name="T54">)</text:span><text:span text:style-name="T58">. <text:s/>Both are reservoirs of the San Francisco Public Utilities Commis</text:span><text:span text:style-name="T65">s</text:span><text:span text:style-name="T58">ion. <text:s/>Cherry Lake </text:span><text:span text:style-name="T2">is artificial, </text:span><text:span text:style-name="T58">created by the </text:span><text:span text:style-name="T2">damming of Cherry Creek </text:span><text:span text:style-name="T58">in 1956 </text:span><text:reference-mark-start text:name="ADDIN CSL_CITATION {&quot;citationItems&quot;: [{&quot;id&quot;: &quot;ITEM-1&quot;, &quot;itemData&quot;: {&quot;id&quot;: &quot;ITEM-1&quot;, &quot;type&quot;: &quot;article-journal&quot;, &quot;page&quot;: &quot;751-794&quot;, &quot;volume&quot;: &quot;32&quot;, &quot;issued&quot;: {&quot;date-parts&quot;: [[&quot;1940&quot;]]}, &quot;author&quot;: [{&quot;parse-names&quot;: false, &quot;family&quot;: &quot;Eckart&quot;, &quot;suffix&quot;: &quot;&quot;, &quot;given&quot;: &quot;Nelson A&quot;, &quot;non-dropping-particle&quot;: &quot;&quot;, &quot;dropping-particle&quot;: &quot;&quot;}], &quot;issue&quot;: &quot;5&quot;, &quot;container-title&quot;: &quot;Journal (American Water Works Association)&quot;, &quot;title&quot;: &quot;The Water Supply System of San Francisco&quot;}, &quot;uris&quot;: [&quot;http://www.mendeley.com/documents/?uuid=a966fc50-a655-4f31-950c-4b56530e7c02&quot;]}], &quot;properties&quot;: {&quot;noteIndex&quot;: 0}, &quot;schema&quot;: &quot;https://github.com/citation-style-language/schema/raw/master/csl-citation.json&quot;, &quot;mendeley&quot;: {&quot;formattedCitation&quot;: &quot;(Eckart 1940)&quot;, &quot;previouslyFormattedCitation&quot;: &quot;(Eckart 1940)&quot;, &quot;plainTextFormattedCitation&quot;: &quot;(Eckart 1940)&quot;}} RNDRs3RVWnzVZ"/><text:span text:style-name="T102">(Eckart 1940)</text:span><text:reference-mark-end text:name="ADDIN CSL_CITATION {&quot;citationItems&quot;: [{&quot;id&quot;: &quot;ITEM-1&quot;, &quot;itemData&quot;: {&quot;id&quot;: &quot;ITEM-1&quot;, &quot;type&quot;: &quot;article-journal&quot;, &quot;page&quot;: &quot;751-794&quot;, &quot;volume&quot;: &quot;32&quot;, &quot;issued&quot;: {&quot;date-parts&quot;: [[&quot;1940&quot;]]}, &quot;author&quot;: [{&quot;parse-names&quot;: false, &quot;family&quot;: &quot;Eckart&quot;, &quot;suffix&quot;: &quot;&quot;, &quot;given&quot;: &quot;Nelson A&quot;, &quot;non-dropping-particle&quot;: &quot;&quot;, &quot;dropping-particle&quot;: &quot;&quot;}], &quot;issue&quot;: &quot;5&quot;, &quot;container-title&quot;: &quot;Journal (American Water Works Association)&quot;, &quot;title&quot;: &quot;The Water Supply System of San Francisco&quot;}, &quot;uris&quot;: [&quot;http://www.mendeley.com/documents/?uuid=a966fc50-a655-4f31-950c-4b56530e7c02&quot;]}], &quot;properties&quot;: {&quot;noteIndex&quot;: 0}, &quot;schema&quot;: &quot;https://github.com/citation-style-language/schema/raw/master/csl-citation.json&quot;, &quot;mendeley&quot;: {&quot;formattedCitation&quot;: &quot;(Eckart 1940)&quot;, &quot;previouslyFormattedCitation&quot;: &quot;(Eckart 1940)&quot;, &quot;plainTextFormattedCitation&quot;: &quot;(Eckart 1940)&quot;}} RNDRs3RVWnzVZ"/><text:span text:style-name="T58">⁠. <text:s/></text:span><text:span text:style-name="T2">Lake Eleanor was formed naturally, but enlarged and deepened by the construction of a dam in 1918 </text:span><text:reference-mark-start text:name="ADDIN CSL_CITATION {&quot;citationItems&quot;: [{&quot;id&quot;: &quot;ITEM-1&quot;, &quot;itemData&quot;: {&quot;id&quot;: &quot;ITEM-1&quot;, &quot;type&quot;: &quot;article-journal&quot;, &quot;page&quot;: &quot;751-794&quot;, &quot;volume&quot;: &quot;32&quot;, &quot;issued&quot;: {&quot;date-parts&quot;: [[&quot;1940&quot;]]}, &quot;author&quot;: [{&quot;parse-names&quot;: false, &quot;family&quot;: &quot;Eckart&quot;, &quot;suffix&quot;: &quot;&quot;, &quot;given&quot;: &quot;Nelson A&quot;, &quot;non-dropping-particle&quot;: &quot;&quot;, &quot;dropping-particle&quot;: &quot;&quot;}], &quot;issue&quot;: &quot;5&quot;, &quot;container-title&quot;: &quot;Journal (American Water Works Association)&quot;, &quot;title&quot;: &quot;The Water Supply System of San Francisco&quot;}, &quot;uris&quot;: [&quot;http://www.mendeley.com/documents/?uuid=a966fc50-a655-4f31-950c-4b56530e7c02&quot;]}], &quot;properties&quot;: {&quot;noteIndex&quot;: 0}, &quot;schema&quot;: &quot;https://github.com/citation-style-language/schema/raw/master/csl-citation.json&quot;, &quot;mendeley&quot;: {&quot;formattedCitation&quot;: &quot;(Eckart 1940)&quot;, &quot;previouslyFormattedCitation&quot;: &quot;(Eckart 1940)&quot;, &quot;plainTextFormattedCitation&quot;: &quot;(Eckart 1940)&quot;}} RND4zeEWUATrs"/><text:span text:style-name="T103">(Eckart 1940)</text:span><text:reference-mark-end text:name="ADDIN CSL_CITATION {&quot;citationItems&quot;: [{&quot;id&quot;: &quot;ITEM-1&quot;, &quot;itemData&quot;: {&quot;id&quot;: &quot;ITEM-1&quot;, &quot;type&quot;: &quot;article-journal&quot;, &quot;page&quot;: &quot;751-794&quot;, &quot;volume&quot;: &quot;32&quot;, &quot;issued&quot;: {&quot;date-parts&quot;: [[&quot;1940&quot;]]}, &quot;author&quot;: [{&quot;parse-names&quot;: false, &quot;family&quot;: &quot;Eckart&quot;, &quot;suffix&quot;: &quot;&quot;, &quot;given&quot;: &quot;Nelson A&quot;, &quot;non-dropping-particle&quot;: &quot;&quot;, &quot;dropping-particle&quot;: &quot;&quot;}], &quot;issue&quot;: &quot;5&quot;, &quot;container-title&quot;: &quot;Journal (American Water Works Association)&quot;, &quot;title&quot;: &quot;The Water Supply System of San Francisco&quot;}, &quot;uris&quot;: [&quot;http://www.mendeley.com/documents/?uuid=a966fc50-a655-4f31-950c-4b56530e7c02&quot;]}], &quot;properties&quot;: {&quot;noteIndex&quot;: 0}, &quot;schema&quot;: &quot;https://github.com/citation-style-language/schema/raw/master/csl-citation.json&quot;, &quot;mendeley&quot;: {&quot;formattedCitation&quot;: &quot;(Eckart 1940)&quot;, &quot;previouslyFormattedCitation&quot;: &quot;(Eckart 1940)&quot;, &quot;plainTextFormattedCitation&quot;: &quot;(Eckart 1940)&quot;}} RND4zeEWUATrs"/><text:span text:style-name="T2">⁠. <text:s/>Both lakes are approximately 1,420 m above sea level, and have areas of 6.3 km</text:span><text:span text:style-name="T407">2</text:span><text:span text:style-name="T2"> (Cherry) and 3.9 km</text:span><text:span text:style-name="T407">2</text:span><text:span text:style-name="T2"> (Eleanor). </text:span><text:span text:style-name="T64">Both lakes have been </text:span><text:soft-page-break/><text:span text:style-name="T64">stocked with fish, including rainbow trout (</text:span><text:span text:style-name="T86">Onchoryncus mykiss</text:span><text:span text:style-name="T64">), brown trout (</text:span><text:span text:style-name="T86">Salmo trutta</text:span><text:span text:style-name="T64">), and, in Cherry Lake, eastern brook trout (</text:span><text:span text:style-name="T86">Salvelinus fontinalis</text:span><text:span text:style-name="T64">) </text:span><text:reference-mark-start text:name="ADDIN CSL_CITATION {&quot;citationItems&quot;: [{&quot;id&quot;: &quot;ITEM-1&quot;, &quot;itemData&quot;: {&quot;id&quot;: &quot;ITEM-1&quot;, &quot;type&quot;: &quot;webpage&quot;, &quot;accessed&quot;: {&quot;date-parts&quot;: [[&quot;2016&quot;, &quot;11&quot;, &quot;17&quot;]]}, &quot;issued&quot;: {&quot;date-parts&quot;: [[&quot;2016&quot;]]}, &quot;author&quot;: [{&quot;parse-names&quot;: false, &quot;family&quot;: &quot;United States Forest Service&quot;, &quot;suffix&quot;: &quot;&quot;, &quot;given&quot;: &quot;&quot;, &quot;non-dropping-particle&quot;: &quot;&quot;, &quot;dropping-particle&quot;: &quot;&quot;}], &quot;URL&quot;: &quot;http://www.fs.usda.gov/recarea/stanislaus/recarea/?recid=14973&quot;, &quot;title&quot;: &quot;Stanislaus National Forest - Cherry Lake&quot;}, &quot;uris&quot;: [&quot;http://www.mendeley.com/documents/?uuid=0673d6df-5db4-446a-99f1-df893fe85f98&quot;]}, {&quot;id&quot;: &quot;ITEM-2&quot;, &quot;itemData&quot;: {&quot;edition&quot;: &quot;1&quot;, &quot;id&quot;: &quot;ITEM-2&quot;, &quot;issued&quot;: {&quot;date-parts&quot;: [[&quot;1961&quot;]]}, &quot;author&quot;: [{&quot;parse-names&quot;: false, &quot;family&quot;: &quot;Bingaman&quot;, &quot;suffix&quot;: &quot;&quot;, &quot;given&quot;: &quot;John W.&quot;, &quot;non-dropping-particle&quot;: &quot;&quot;, &quot;dropping-particle&quot;: &quot;&quot;}], &quot;type&quot;: &quot;book&quot;, &quot;title&quot;: &quot;Guardians of the Yosemite: A Story of the First Rangers&quot;, &quot;publisher&quot;: &quot;Desert Printers&quot;, &quot;number-of-pages&quot;: &quot;123&quot;}, &quot;uris&quot;: [&quot;http://www.mendeley.com/documents/?uuid=2f316270-2f4b-432f-96a3-962d40aced9a&quot;]}], &quot;properties&quot;: {&quot;noteIndex&quot;: 0}, &quot;schema&quot;: &quot;https://github.com/citation-style-language/schema/raw/master/csl-citation.json&quot;, &quot;mendeley&quot;: {&quot;formattedCitation&quot;: &quot;(Bingaman 1961, United States Forest Service 2016)&quot;, &quot;previouslyFormattedCitation&quot;: &quot;(Bingaman 1961, United States Forest Service 2016)&quot;, &quot;plainTextFormattedCitation&quot;: &quot;(Bingaman 1961, United States Forest Service 2016)&quot;}} RND2vihxvvC4T"/><text:span text:style-name="T107">(Bingaman 1961, United States Forest Service 2016)</text:span><text:reference-mark-end text:name="ADDIN CSL_CITATION {&quot;citationItems&quot;: [{&quot;id&quot;: &quot;ITEM-1&quot;, &quot;itemData&quot;: {&quot;id&quot;: &quot;ITEM-1&quot;, &quot;type&quot;: &quot;webpage&quot;, &quot;accessed&quot;: {&quot;date-parts&quot;: [[&quot;2016&quot;, &quot;11&quot;, &quot;17&quot;]]}, &quot;issued&quot;: {&quot;date-parts&quot;: [[&quot;2016&quot;]]}, &quot;author&quot;: [{&quot;parse-names&quot;: false, &quot;family&quot;: &quot;United States Forest Service&quot;, &quot;suffix&quot;: &quot;&quot;, &quot;given&quot;: &quot;&quot;, &quot;non-dropping-particle&quot;: &quot;&quot;, &quot;dropping-particle&quot;: &quot;&quot;}], &quot;URL&quot;: &quot;http://www.fs.usda.gov/recarea/stanislaus/recarea/?recid=14973&quot;, &quot;title&quot;: &quot;Stanislaus National Forest - Cherry Lake&quot;}, &quot;uris&quot;: [&quot;http://www.mendeley.com/documents/?uuid=0673d6df-5db4-446a-99f1-df893fe85f98&quot;]}, {&quot;id&quot;: &quot;ITEM-2&quot;, &quot;itemData&quot;: {&quot;edition&quot;: &quot;1&quot;, &quot;id&quot;: &quot;ITEM-2&quot;, &quot;issued&quot;: {&quot;date-parts&quot;: [[&quot;1961&quot;]]}, &quot;author&quot;: [{&quot;parse-names&quot;: false, &quot;family&quot;: &quot;Bingaman&quot;, &quot;suffix&quot;: &quot;&quot;, &quot;given&quot;: &quot;John W.&quot;, &quot;non-dropping-particle&quot;: &quot;&quot;, &quot;dropping-particle&quot;: &quot;&quot;}], &quot;type&quot;: &quot;book&quot;, &quot;title&quot;: &quot;Guardians of the Yosemite: A Story of the First Rangers&quot;, &quot;publisher&quot;: &quot;Desert Printers&quot;, &quot;number-of-pages&quot;: &quot;123&quot;}, &quot;uris&quot;: [&quot;http://www.mendeley.com/documents/?uuid=2f316270-2f4b-432f-96a3-962d40aced9a&quot;]}], &quot;properties&quot;: {&quot;noteIndex&quot;: 0}, &quot;schema&quot;: &quot;https://github.com/citation-style-language/schema/raw/master/csl-citation.json&quot;, &quot;mendeley&quot;: {&quot;formattedCitation&quot;: &quot;(Bingaman 1961, United States Forest Service 2016)&quot;, &quot;previouslyFormattedCitation&quot;: &quot;(Bingaman 1961, United States Forest Service 2016)&quot;, &quot;plainTextFormattedCitation&quot;: &quot;(Bingaman 1961, United States Forest Service 2016)&quot;}} RND2vihxvvC4T"/><text:span text:style-name="T64">⁠. <text:s/></text:span><text:span text:style-name="T2">Cherry and Eleanor were surveyed </text:span><text:change text:change-id="ct62375920"/><text:span text:style-name="T2"><text:s/>in October 2013, April 2014, June 2014, and September 2013 </text:span><text:span text:style-name="T67">(Figure 3)</text:span><text:span text:style-name="T2">. <text:s/>In addition to </text:span><text:span text:style-name="T61">our repeated surveys of </text:span><text:span text:style-name="T2">Cherry and Eleanor, we surveyed Independence Lake, </text:span><text:span text:style-name="T59">located at 39</text:span><text:span text:style-name="T57">° </text:span><text:span text:style-name="T59">26.4' N, 1</text:span><text:span text:style-name="T61">20</text:span><text:span text:style-name="T57">°</text:span><text:span text:style-name="T59"> 18.6' W, </text:span><text:span text:style-name="T61">and Lake Tahoe, at 39° 10</text:span><text:span text:style-name="T59">' </text:span><text:span text:style-name="T61">N, <text:s/>120° 0</text:span><text:span text:style-name="T59">' </text:span><text:span text:style-name="T61">W </text:span><text:span text:style-name="T59">once </text:span><text:span text:style-name="T61">each</text:span><text:span text:style-name="T59"> in October <text:s/>2013. <text:s/>Independence is a natural lake </text:span><text:span text:style-name="T60">2,127 m above sea level</text:span><text:span text:style-name="T59">, </text:span><text:span text:style-name="T60">and</text:span><text:span text:style-name="T59"> 2.6 km</text:span><text:span text:style-name="T408">2</text:span><text:span text:style-name="T59"> in area. <text:s/>It has never been stocked with fish, and is one of only two lakes in the world with a self-sustaining population of Lahontan cutthroat trout, </text:span><text:span text:style-name="T85">Oncorhyncus clarkii henshawi </text:span><text:reference-mark-start text:name="ADDIN CSL_CITATION {&quot;citationItems&quot;: [{&quot;id&quot;: &quot;ITEM-1&quot;, &quot;itemData&quot;: {&quot;id&quot;: &quot;ITEM-1&quot;, &quot;type&quot;: &quot;article-journal&quot;, &quot;page&quot;: &quot;376-388&quot;, &quot;DOI&quot;: &quot;10.1577/1548-8659(2002)131&lt;0376:PGSILC&gt;2.0.CO;2&quot;, &quot;volume&quot;: &quot;131&quot;, &quot;issued&quot;: {&quot;date-parts&quot;: [[&quot;2002&quot;]]}, &quot;author&quot;: [{&quot;parse-names&quot;: false, &quot;family&quot;: &quot;Nielsen&quot;, &quot;suffix&quot;: &quot;&quot;, &quot;given&quot;: &quot;Jennifer L&quot;, &quot;non-dropping-particle&quot;: &quot;&quot;, &quot;dropping-particle&quot;: &quot;&quot;}, {&quot;parse-names&quot;: false, &quot;family&quot;: &quot;Sage&quot;, &quot;suffix&quot;: &quot;&quot;, &quot;given&quot;: &quot;George K&quot;, &quot;non-dropping-particle&quot;: &quot;&quot;, &quot;dropping-particle&quot;: &quot;&quot;}], &quot;ISSN&quot;: &quot;00028487&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container-title&quot;: &quot;Transactions of the American Fisheries Society&quot;, &quot;title&quot;: &quot;Population Genetic Structure in Lahontan Cutthroat Trout&quot;}, &quot;uris&quot;: [&quot;http://www.mendeley.com/documents/?uuid=6b406370-797f-459e-92f1-b22387c0ddf9&quot;]}], &quot;properties&quot;: {&quot;noteIndex&quot;: 0}, &quot;schema&quot;: &quot;https://github.com/citation-style-language/schema/raw/master/csl-citation.json&quot;, &quot;mendeley&quot;: {&quot;formattedCitation&quot;: &quot;(Nielsen and Sage 2002)&quot;, &quot;previouslyFormattedCitation&quot;: &quot;(Nielsen and Sage 2002)&quot;, &quot;plainTextFormattedCitation&quot;: &quot;(Nielsen and Sage 2002)&quot;}} RNDtxO7dyq7g7"/><text:span text:style-name="T106">(Nielsen and Sage 2002)</text:span><text:reference-mark-end text:name="ADDIN CSL_CITATION {&quot;citationItems&quot;: [{&quot;id&quot;: &quot;ITEM-1&quot;, &quot;itemData&quot;: {&quot;id&quot;: &quot;ITEM-1&quot;, &quot;type&quot;: &quot;article-journal&quot;, &quot;page&quot;: &quot;376-388&quot;, &quot;DOI&quot;: &quot;10.1577/1548-8659(2002)131&lt;0376:PGSILC&gt;2.0.CO;2&quot;, &quot;volume&quot;: &quot;131&quot;, &quot;issued&quot;: {&quot;date-parts&quot;: [[&quot;2002&quot;]]}, &quot;author&quot;: [{&quot;parse-names&quot;: false, &quot;family&quot;: &quot;Nielsen&quot;, &quot;suffix&quot;: &quot;&quot;, &quot;given&quot;: &quot;Jennifer L&quot;, &quot;non-dropping-particle&quot;: &quot;&quot;, &quot;dropping-particle&quot;: &quot;&quot;}, {&quot;parse-names&quot;: false, &quot;family&quot;: &quot;Sage&quot;, &quot;suffix&quot;: &quot;&quot;, &quot;given&quot;: &quot;George K&quot;, &quot;non-dropping-particle&quot;: &quot;&quot;, &quot;dropping-particle&quot;: &quot;&quot;}], &quot;ISSN&quot;: &quot;00028487&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container-title&quot;: &quot;Transactions of the American Fisheries Society&quot;, &quot;title&quot;: &quot;Population Genetic Structure in Lahontan Cutthroat Trout&quot;}, &quot;uris&quot;: [&quot;http://www.mendeley.com/documents/?uuid=6b406370-797f-459e-92f1-b22387c0ddf9&quot;]}], &quot;properties&quot;: {&quot;noteIndex&quot;: 0}, &quot;schema&quot;: &quot;https://github.com/citation-style-language/schema/raw/master/csl-citation.json&quot;, &quot;mendeley&quot;: {&quot;formattedCitation&quot;: &quot;(Nielsen and Sage 2002)&quot;, &quot;previouslyFormattedCitation&quot;: &quot;(Nielsen and Sage 2002)&quot;, &quot;plainTextFormattedCitation&quot;: &quot;(Nielsen and Sage 2002)&quot;}} RNDtxO7dyq7g7"/><text:span text:style-name="T56">⁠. <text:s/></text:span><text:span text:style-name="T62">Lake Tahoe, at 1,897 m elevation, is much larger and deeper than the other three lakes, with a surface area of 490 km</text:span><text:span text:style-name="T409">2</text:span><text:span text:style-name="T101"> and maximum depth of 501 m. <text:s/>It is also </text:span><text:span text:style-name="T3">oligotrophic</text:span><text:change text:change-id="ct86369152"/><text:span text:style-name="T101">, in contrast to the three smaller lakes, which</text:span><text:span text:style-name="T104"> </text:span><text:span text:style-name="T60">are mesotrophic. <text:s/></text:span><text:span text:style-name="T63">The watersheds of the three smaller lakes are undeveloped, </text:span><text:span text:style-name="T60">although portions of the Cherry and Eleanor Creek watersheds were burned during the 2013 Rim Fire </text:span><text:reference-mark-start text:name="ADDIN CSL_CITATION {&quot;citationItems&quot;: [{&quot;id&quot;: &quot;ITEM-1&quot;, &quot;itemData&quot;: {&quot;author&quot;: [{&quot;parse-names&quot;: false, &quot;family&quot;: &quot;National Wildfire Coordinating Group&quot;, &quot;suffix&quot;: &quot;&quot;, &quot;given&quot;: &quot;&quot;, &quot;non-dropping-particle&quot;: &quot;&quot;, &quot;dropping-particle&quot;: &quot;&quot;}], &quot;id&quot;: &quot;ITEM-1&quot;, &quot;type&quot;: &quot;report&quot;, &quot;issued&quot;: {&quot;date-parts&quot;: [[&quot;2013&quot;]]}, &quot;title&quot;: &quot;Rim Fire Final Update&quot;}, &quot;uris&quot;: [&quot;http://www.mendeley.com/documents/?uuid=34896e7a-2304-40c9-ab3d-80dbc49cc272&quot;]}], &quot;properties&quot;: {&quot;noteIndex&quot;: 0}, &quot;schema&quot;: &quot;https://github.com/citation-style-language/schema/raw/master/csl-citation.json&quot;, &quot;mendeley&quot;: {&quot;formattedCitation&quot;: &quot;(National Wildfire Coordinating Group 2013)&quot;, &quot;previouslyFormattedCitation&quot;: &quot;(National Wildfire Coordinating Group 2013)&quot;, &quot;plainTextFormattedCitation&quot;: &quot;(National Wildfire Coordinating Group 2013)&quot;}} RNDvCW3GCOc02"/><text:span text:style-name="T105">(National Wildfire Coordinating Group 2013)</text:span><text:reference-mark-end text:name="ADDIN CSL_CITATION {&quot;citationItems&quot;: [{&quot;id&quot;: &quot;ITEM-1&quot;, &quot;itemData&quot;: {&quot;author&quot;: [{&quot;parse-names&quot;: false, &quot;family&quot;: &quot;National Wildfire Coordinating Group&quot;, &quot;suffix&quot;: &quot;&quot;, &quot;given&quot;: &quot;&quot;, &quot;non-dropping-particle&quot;: &quot;&quot;, &quot;dropping-particle&quot;: &quot;&quot;}], &quot;id&quot;: &quot;ITEM-1&quot;, &quot;type&quot;: &quot;report&quot;, &quot;issued&quot;: {&quot;date-parts&quot;: [[&quot;2013&quot;]]}, &quot;title&quot;: &quot;Rim Fire Final Update&quot;}, &quot;uris&quot;: [&quot;http://www.mendeley.com/documents/?uuid=34896e7a-2304-40c9-ab3d-80dbc49cc272&quot;]}], &quot;properties&quot;: {&quot;noteIndex&quot;: 0}, &quot;schema&quot;: &quot;https://github.com/citation-style-language/schema/raw/master/csl-citation.json&quot;, &quot;mendeley&quot;: {&quot;formattedCitation&quot;: &quot;(National Wildfire Coordinating Group 2013)&quot;, &quot;previouslyFormattedCitation&quot;: &quot;(National Wildfire Coordinating Group 2013)&quot;, &quot;plainTextFormattedCitation&quot;: &quot;(National Wildfire Coordinating Group 2013)&quot;}} RNDvCW3GCOc02"/><text:span text:style-name="T60">⁠. <text:s/></text:span><text:span text:style-name="T66">Lake </text:span><text:span text:style-name="T63">Tahoe is bordered by several towns, with a total permanent population of approximately 50,000. </text:span><text:span text:style-name="T60"><text:s/></text:span><text:span text:style-name="T63">All four watersheds are on granitic substrate.</text:span></text:p>
      <text:p text:style-name="P40"/>
      <text:p text:style-name="P36">Acoustic data collection</text:p>
      <text:p text:style-name="P27"><text:span text:style-name="T281"><text:tab/></text:span><text:span text:style-name="T282">Surveys were run from outboard-powered boats trailered to each lake, and took place during daytime. <text:s/>Acoustic volume backscatte</text:span><text:span text:style-name="T286">r</text:span><text:span text:style-name="T282"> </text:span><text:span text:style-name="T282">was recorded at two frequencies, 120 and 710 kHz. <text:s/>Volume backscatter </text:span><text:span text:style-name="T286">can be expressed either in logarithmic form as </text:span><text:span text:style-name="T282">“</text:span><text:span text:style-name="T286">mean volume backscattering strength,” </text:span><text:span text:style-name="T284"><text:s/></text:span><text:span text:style-name="T389">S</text:span><text:span text:style-name="T275">V</text:span><text:span text:style-name="T286">,</text:span><text:span text:style-name="T284"> </text:span><text:span text:style-name="T286">or a linear form as “</text:span><text:span text:style-name="T285">volume backscattering coefficient,” </text:span><text:span text:style-name="T390">s</text:span><text:span text:style-name="T273">V</text:span><text:span text:style-name="T214"> </text:span><text:reference-mark-start text:name="ADDIN CSL_CITATION {&quot;citationItems&quot;: [{&quot;id&quot;: &quot;ITEM-1&quot;, &quot;itemData&quot;: {&quot;ISBN&quot;: &quot;1054-3139&quot;, &quot;type&quot;: &quot;article-journal&quot;, &quot;page&quot;: &quot;365-369&quot;, &quot;ISSN&quot;: &quot;10543139&quot;, &quot;DOI&quot;: &quot;10.1006/jmsc.2001.1158&quot;, &quot;volume&quot;: &quot;59&quot;, &quot;issued&quot;: {&quot;date-parts&quot;: [[&quot;2002&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id&quot;: &quot;ITEM-1&quot;, &quot;author&quot;: [{&quot;parse-names&quot;: false, &quot;family&quot;: &quot;MacLennan&quot;, &quot;suffix&quot;: &quot;&quot;, &quot;given&quot;: &quot;David N&quot;, &quot;non-dropping-particle&quot;: &quot;&quot;, &quot;dropping-particle&quot;: &quot;&quot;}, {&quot;parse-names&quot;: false, &quot;family&quot;: &quot;Fernandes&quot;, &quot;suffix&quot;: &quot;&quot;, &quot;given&quot;: &quot;Paul G&quot;, &quot;non-dropping-particle&quot;: &quot;&quot;, &quot;dropping-particle&quot;: &quot;&quot;}, {&quot;parse-names&quot;: false, &quot;family&quot;: &quot;Maclennan&quot;, &quot;suffix&quot;: &quot;&quot;, &quot;given&quot;: &quot;John Dalen&quot;, &quot;non-dropping-particle&quot;: &quot;&quot;, &quot;dropping-particle&quot;: &quot;&quot;}, {&quot;parse-names&quot;: false, &quot;family&quot;: &quot;Fernandes&quot;, &quot;suffix&quot;: &quot;&quot;, &quot;given&quot;: &quot;D N&quot;, &quot;non-dropping-particle&quot;: &quot;&quot;, &quot;dropping-particle&quot;: &quot;&quot;}, {&quot;parse-names&quot;: false, &quot;family&quot;: &quot;Maclennan&quot;, &quot;suffix&quot;: &quot;&quot;, &quot;given&quot;: &quot;D M&quot;, &quot;non-dropping-particle&quot;: &quot;&quot;, &quot;dropping-particle&quot;: &quot;&quot;}, {&quot;parse-names&quot;: false, &quot;family&quot;: &quot;Fernandes&quot;, &quot;suffix&quot;: &quot;&quot;, &quot;given&quot;: &quot;P G&quot;, &quot;non-dropping-particle&quot;: &quot;&quot;, &quot;dropping-particle&quot;: &quot;&quot;}], &quot;issue&quot;: &quot;2&quot;, &quot;container-title&quot;: &quot;ICES Journal of Marine Science&quot;}, &quot;uris&quot;: [&quot;http://www.mendeley.com/documents/?uuid=fd4ab91c-0d35-4b73-9fbc-deac289f16e1&quot;]}], &quot;properties&quot;: {&quot;noteIndex&quot;: 0}, &quot;schema&quot;: &quot;https://github.com/citation-style-language/schema/raw/master/csl-citation.json&quot;, &quot;mendeley&quot;: {&quot;formattedCitation&quot;: &quot;(MacLennan et al. 2002)&quot;, &quot;previouslyFormattedCitation&quot;: &quot;(MacLennan et al. 2002)&quot;, &quot;plainTextFormattedCitation&quot;: &quot;(MacLennan et al. 2002)&quot;}} RNDbfVcbiZYCX"/><text:span text:style-name="T214">(MacLennan et al. 2002)</text:span><text:reference-mark-end text:name="ADDIN CSL_CITATION {&quot;citationItems&quot;: [{&quot;id&quot;: &quot;ITEM-1&quot;, &quot;itemData&quot;: {&quot;ISBN&quot;: &quot;1054-3139&quot;, &quot;type&quot;: &quot;article-journal&quot;, &quot;page&quot;: &quot;365-369&quot;, &quot;ISSN&quot;: &quot;10543139&quot;, &quot;DOI&quot;: &quot;10.1006/jmsc.2001.1158&quot;, &quot;volume&quot;: &quot;59&quot;, &quot;issued&quot;: {&quot;date-parts&quot;: [[&quot;2002&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id&quot;: &quot;ITEM-1&quot;, &quot;author&quot;: [{&quot;parse-names&quot;: false, &quot;family&quot;: &quot;MacLennan&quot;, &quot;suffix&quot;: &quot;&quot;, &quot;given&quot;: &quot;David N&quot;, &quot;non-dropping-particle&quot;: &quot;&quot;, &quot;dropping-particle&quot;: &quot;&quot;}, {&quot;parse-names&quot;: false, &quot;family&quot;: &quot;Fernandes&quot;, &quot;suffix&quot;: &quot;&quot;, &quot;given&quot;: &quot;Paul G&quot;, &quot;non-dropping-particle&quot;: &quot;&quot;, &quot;dropping-particle&quot;: &quot;&quot;}, {&quot;parse-names&quot;: false, &quot;family&quot;: &quot;Maclennan&quot;, &quot;suffix&quot;: &quot;&quot;, &quot;given&quot;: &quot;John Dalen&quot;, &quot;non-dropping-particle&quot;: &quot;&quot;, &quot;dropping-particle&quot;: &quot;&quot;}, {&quot;parse-names&quot;: false, &quot;family&quot;: &quot;Fernandes&quot;, &quot;suffix&quot;: &quot;&quot;, &quot;given&quot;: &quot;D N&quot;, &quot;non-dropping-particle&quot;: &quot;&quot;, &quot;dropping-particle&quot;: &quot;&quot;}, {&quot;parse-names&quot;: false, &quot;family&quot;: &quot;Maclennan&quot;, &quot;suffix&quot;: &quot;&quot;, &quot;given&quot;: &quot;D M&quot;, &quot;non-dropping-particle&quot;: &quot;&quot;, &quot;dropping-particle&quot;: &quot;&quot;}, {&quot;parse-names&quot;: false, &quot;family&quot;: &quot;Fernandes&quot;, &quot;suffix&quot;: &quot;&quot;, &quot;given&quot;: &quot;P G&quot;, &quot;non-dropping-particle&quot;: &quot;&quot;, &quot;dropping-particle&quot;: &quot;&quot;}], &quot;issue&quot;: &quot;2&quot;, &quot;container-title&quot;: &quot;ICES Journal of Marine Science&quot;}, &quot;uris&quot;: [&quot;http://www.mendeley.com/documents/?uuid=fd4ab91c-0d35-4b73-9fbc-deac289f16e1&quot;]}], &quot;properties&quot;: {&quot;noteIndex&quot;: 0}, &quot;schema&quot;: &quot;https://github.com/citation-style-language/schema/raw/master/csl-citation.json&quot;, &quot;mendeley&quot;: {&quot;formattedCitation&quot;: &quot;(MacLennan et al. 2002)&quot;, &quot;previouslyFormattedCitation&quot;: &quot;(MacLennan et al. 2002)&quot;, &quot;plainTextFormattedCitation&quot;: &quot;(MacLennan et al. 2002)&quot;}} RNDbfVcbiZYCX"/><text:span text:style-name="T214">⁠</text:span><text:span text:style-name="T285">. <text:s/>The latter </text:span><text:span text:style-name="T286">quantity </text:span><text:span text:style-name="T285">is proportional to the density of sound-scattering objects in the water.</text:span><text:span text:style-name="T282"> The 120 kHz echosounder was a Simrad ES60 with a split-beam transducer (7</text:span><text:span text:style-name="T71">°</text:span><text:span text:style-name="T429"> </text:span><text:span text:style-name="T430">beam width)</text:span><text:span text:style-name="T283">, which can accurately measure the target strength of individual fish in situ. <text:s/>The 710 kHz echosounder was a Simrad EK60 with a single-beam (2.8</text:span><text:span text:style-name="T71">° </text:span><text:span text:style-name="T72">beam width) transducer. <text:s/>This high-frequency system could detect small (&lt;1 mm) zooplankton </text:span><text:reference-mark-start text:name="ADDIN CSL_CITATION {&quot;citationItems&quot;: [{&quot;id&quot;: &quot;ITEM-1&quot;, &quot;itemData&quot;: {&quot;ISBN&quot;: &quot;1054-3139&quot;, &quot;type&quot;: &quot;article-journal&quot;, &quot;page&quot;: &quot;279-296&quot;, &quot;ISSN&quot;: &quot;10543139&quot;, &quot;DOI&quot;: &quot;10.1016/1054-3139(95)80044-1&quot;, &quot;volume&quot;: &quot;52&quot;, &quot;issued&quot;: {&quot;date-parts&quot;: [[&quot;1995&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title&quot;: &quot;Bioacoustical oceanography at high frequencies&quot;, &quot;id&quot;: &quot;ITEM-1&quot;, &quot;PMID&quot;: &quot;226&quot;, &quot;author&quot;: [{&quot;parse-names&quot;: false, &quot;family&quot;: &quot;Holliday&quot;, &quot;suffix&quot;: &quot;&quot;, &quot;given&quot;: &quot;D&quot;, &quot;non-dropping-particle&quot;: &quot;&quot;, &quot;dropping-particle&quot;: &quot;&quot;}], &quot;issue&quot;: &quot;3-4&quot;, &quot;container-title&quot;: &quot;ICES Journal of Marine Science&quot;}, &quot;uris&quot;: [&quot;http://www.mendeley.com/documents/?uuid=e6ef6fa0-0241-4c96-846a-90275ac8fb2b&quot;]}, {&quot;id&quot;: &quot;ITEM-2&quot;, &quot;itemData&quot;: {&quot;ISBN&quot;: &quot;8153244698&quot;, &quot;type&quot;: &quot;article-journal&quot;, &quot;page&quot;: &quot;231\u2013244&quot;, &quot;ISSN&quot;: &quot;15415856&quot;, &quot;DOI&quot;: &quot;10.1002/lom3.10084&quot;, &quot;volume&quot;: &quot;14&quot;, &quot;issued&quot;: {&quot;date-parts&quot;: [[&quot;2016&quot;]]}, &quot;title&quot;: &quot;Measuring the distribution, abundance, and biovolume of zooplankton in an oligotrophic freshwater lake with a 710 kHz scientific echosounder&quot;, &quot;id&quot;: &quot;ITEM-2&quot;, &quot;author&quot;: [{&quot;parse-names&quot;: false, &quot;family&quot;: &quot;Warren&quot;, &quot;suffix&quot;: &quot;&quot;, &quot;given&quot;: &quot;Joseph D.&quot;, &quot;non-dropping-particle&quot;: &quot;&quot;, &quot;dropping-particle&quot;: &quot;&quot;}, {&quot;parse-names&quot;: false, &quot;family&quot;: &quot;Leach&quot;, &quot;suffix&quot;: &quot;&quot;, &quot;given&quot;: &quot;Taylor H.&quot;, &quot;non-dropping-particle&quot;: &quot;&quot;, &quot;dropping-particle&quot;: &quot;&quot;}, {&quot;parse-names&quot;: false, &quot;family&quot;: &quot;Williamson&quot;, &quot;suffix&quot;: &quot;&quot;, &quot;given&quot;: &quot;Craig E.&quot;, &quot;non-dropping-particle&quot;: &quot;&quot;, &quot;dropping-particle&quot;: &quot;&quot;}], &quot;issue&quot;: &quot;4&quot;, &quot;container-title&quot;: &quot;Limnology and Oceanography: Methods&quot;}, &quot;uris&quot;: [&quot;http://www.mendeley.com/documents/?uuid=b770ceeb-795b-4bdc-9bda-a50a17f6561c&quot;]}], &quot;properties&quot;: {&quot;noteIndex&quot;: 0}, &quot;schema&quot;: &quot;https://github.com/citation-style-language/schema/raw/master/csl-citation.json&quot;, &quot;mendeley&quot;: {&quot;formattedCitation&quot;: &quot;(Holliday 1995, Warren et al. 2016)&quot;, &quot;previouslyFormattedCitation&quot;: &quot;(Holliday 1995, Warren et al. 2016)&quot;, &quot;plainTextFormattedCitation&quot;: &quot;(Holliday 1995, Warren et al. 2016)&quot;}} RND9ZksIZD6gs"/><text:span text:style-name="T116">(Holliday 1995, Warren et al. 2016)</text:span><text:reference-mark-end text:name="ADDIN CSL_CITATION {&quot;citationItems&quot;: [{&quot;id&quot;: &quot;ITEM-1&quot;, &quot;itemData&quot;: {&quot;ISBN&quot;: &quot;1054-3139&quot;, &quot;type&quot;: &quot;article-journal&quot;, &quot;page&quot;: &quot;279-296&quot;, &quot;ISSN&quot;: &quot;10543139&quot;, &quot;DOI&quot;: &quot;10.1016/1054-3139(95)80044-1&quot;, &quot;volume&quot;: &quot;52&quot;, &quot;issued&quot;: {&quot;date-parts&quot;: [[&quot;1995&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title&quot;: &quot;Bioacoustical oceanography at high frequencies&quot;, &quot;id&quot;: &quot;ITEM-1&quot;, &quot;PMID&quot;: &quot;226&quot;, &quot;author&quot;: [{&quot;parse-names&quot;: false, &quot;family&quot;: &quot;Holliday&quot;, &quot;suffix&quot;: &quot;&quot;, &quot;given&quot;: &quot;D&quot;, &quot;non-dropping-particle&quot;: &quot;&quot;, &quot;dropping-particle&quot;: &quot;&quot;}], &quot;issue&quot;: &quot;3-4&quot;, &quot;container-title&quot;: &quot;ICES Journal of Marine Science&quot;}, &quot;uris&quot;: [&quot;http://www.mendeley.com/documents/?uuid=e6ef6fa0-0241-4c96-846a-90275ac8fb2b&quot;]}, {&quot;id&quot;: &quot;ITEM-2&quot;, &quot;itemData&quot;: {&quot;ISBN&quot;: &quot;8153244698&quot;, &quot;type&quot;: &quot;article-journal&quot;, &quot;page&quot;: &quot;231\u2013244&quot;, &quot;ISSN&quot;: &quot;15415856&quot;, &quot;DOI&quot;: &quot;10.1002/lom3.10084&quot;, &quot;volume&quot;: &quot;14&quot;, &quot;issued&quot;: {&quot;date-parts&quot;: [[&quot;2016&quot;]]}, &quot;title&quot;: &quot;Measuring the distribution, abundance, and biovolume of zooplankton in an oligotrophic freshwater lake with a 710 kHz scientific echosounder&quot;, &quot;id&quot;: &quot;ITEM-2&quot;, &quot;author&quot;: [{&quot;parse-names&quot;: false, &quot;family&quot;: &quot;Warren&quot;, &quot;suffix&quot;: &quot;&quot;, &quot;given&quot;: &quot;Joseph D.&quot;, &quot;non-dropping-particle&quot;: &quot;&quot;, &quot;dropping-particle&quot;: &quot;&quot;}, {&quot;parse-names&quot;: false, &quot;family&quot;: &quot;Leach&quot;, &quot;suffix&quot;: &quot;&quot;, &quot;given&quot;: &quot;Taylor H.&quot;, &quot;non-dropping-particle&quot;: &quot;&quot;, &quot;dropping-particle&quot;: &quot;&quot;}, {&quot;parse-names&quot;: false, &quot;family&quot;: &quot;Williamson&quot;, &quot;suffix&quot;: &quot;&quot;, &quot;given&quot;: &quot;Craig E.&quot;, &quot;non-dropping-particle&quot;: &quot;&quot;, &quot;dropping-particle&quot;: &quot;&quot;}], &quot;issue&quot;: &quot;4&quot;, &quot;container-title&quot;: &quot;Limnology and Oceanography: Methods&quot;}, &quot;uris&quot;: [&quot;http://www.mendeley.com/documents/?uuid=b770ceeb-795b-4bdc-9bda-a50a17f6561c&quot;]}], &quot;properties&quot;: {&quot;noteIndex&quot;: 0}, &quot;schema&quot;: &quot;https://github.com/citation-style-language/schema/raw/master/csl-citation.json&quot;, &quot;mendeley&quot;: {&quot;formattedCitation&quot;: &quot;(Holliday 1995, Warren et al. 2016)&quot;, &quot;previouslyFormattedCitation&quot;: &quot;(Holliday 1995, Warren et al. 2016)&quot;, &quot;plainTextFormattedCitation&quot;: &quot;(Holliday 1995, Warren et al. 2016)&quot;}} RND9ZksIZD6gs"/><text:span text:style-name="T72">⁠, but its effective range was limited to approximately 30 m due to attenuation in water. <text:s/>Both transducers were deployed on a pole mount off the side of the survey boat at depths of approximately 30-50 cm depending on wave conditions</text:span><text:span text:style-name="T68">.</text:span></text:p>
      <text:p text:style-name="P27"><text:span text:style-name="T68"><text:tab/>Both systems were calibrated </text:span><text:span text:style-name="T69">in Lake Tahoe </text:span><text:span text:style-name="T68">on </text:span><text:span text:style-name="T69">21 October 2013</text:span><text:span text:style-name="T68"> </text:span><text:span text:style-name="T68">with a </text:span><text:span text:style-name="T69">38.1 mm </text:span><text:span text:style-name="T68">tungsten carbide standard target sphere </text:span><text:reference-mark-start text:name="ADDIN CSL_CITATION {&quot;citationItems&quot;: [{&quot;id&quot;: &quot;ITEM-1&quot;, &quot;itemData&quot;: {&quot;ISBN&quot;: &quot;ICES Cooperative Research Report 144&quot;, &quot;type&quot;: &quot;report&quot;, &quot;volume&quot;: &quot;144&quot;, &quot;issued&quot;: {&quot;date-parts&quot;: [[&quot;1987&quot;, &quot;11&quot;]]}, &quot;number-of-pages&quot;: &quot;1-69&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title&quot;: &quot;Calibration of acoustic instruments for fish density estimation: a practical guide&quot;, &quot;id&quot;: &quot;ITEM-1&quot;, &quot;PMID&quot;: &quot;4805494&quot;, &quot;author&quot;: [{&quot;parse-names&quot;: false, &quot;family&quot;: &quot;Foote&quot;, &quot;suffix&quot;: &quot;&quot;, &quot;given&quot;: &quot;K.G.&quot;, &quot;non-dropping-particle&quot;: &quot;&quot;, &quot;dropping-particle&quot;: &quot;&quot;}, {&quot;parse-names&quot;: false, &quot;family&quot;: &quot;Knudsen&quot;, &quot;suffix&quot;: &quot;&quot;, &quot;given&quot;: &quot;H.P.&quot;, &quot;non-dropping-particle&quot;: &quot;&quot;, &quot;dropping-particle&quot;: &quot;&quot;}, {&quot;parse-names&quot;: false, &quot;family&quot;: &quot;Vestnes&quot;, &quot;suffix&quot;: &quot;&quot;, &quot;given&quot;: &quot;G.&quot;, &quot;non-dropping-particle&quot;: &quot;&quot;, &quot;dropping-particle&quot;: &quot;&quot;}, {&quot;parse-names&quot;: false, &quot;family&quot;: &quot;MacLennan&quot;, &quot;suffix&quot;: &quot;&quot;, &quot;given&quot;: &quot;D.N.&quot;, &quot;non-dropping-particle&quot;: &quot;&quot;, &quot;dropping-particle&quot;: &quot;&quot;}, {&quot;parse-names&quot;: false, &quot;family&quot;: &quot;Simmonds&quot;, &quot;suffix&quot;: &quot;&quot;, &quot;given&quot;: &quot;E.J.&quot;, &quot;non-dropping-particle&quot;: &quot;&quot;, &quot;dropping-particle&quot;: &quot;&quot;}], &quot;issue&quot;: &quot;144&quot;, &quot;container-title&quot;: &quot;ICES Cooperative Research Report&quot;}, &quot;uris&quot;: [&quot;http://www.mendeley.com/documents/?uuid=5dab0d97-10a6-4cb1-a819-bba53b746840&quot;]}], &quot;properties&quot;: {&quot;noteIndex&quot;: 0}, &quot;schema&quot;: &quot;https://github.com/citation-style-language/schema/raw/master/csl-citation.json&quot;, &quot;mendeley&quot;: {&quot;formattedCitation&quot;: &quot;(Foote et al. 1987)&quot;, &quot;previouslyFormattedCitation&quot;: &quot;(Foote et al. 1987)&quot;, &quot;plainTextFormattedCitation&quot;: &quot;(Foote et al. 1987)&quot;}} RNDT4n8MD0CwE"/><text:span text:style-name="T117">(Foote et al. 1987)</text:span><text:reference-mark-end text:name="ADDIN CSL_CITATION {&quot;citationItems&quot;: [{&quot;id&quot;: &quot;ITEM-1&quot;, &quot;itemData&quot;: {&quot;ISBN&quot;: &quot;ICES Cooperative Research Report 144&quot;, &quot;type&quot;: &quot;report&quot;, &quot;volume&quot;: &quot;144&quot;, &quot;issued&quot;: {&quot;date-parts&quot;: [[&quot;1987&quot;, &quot;11&quot;]]}, &quot;number-of-pages&quot;: &quot;1-69&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title&quot;: &quot;Calibration of acoustic instruments for fish density estimation: a practical guide&quot;, &quot;id&quot;: &quot;ITEM-1&quot;, &quot;PMID&quot;: &quot;4805494&quot;, &quot;author&quot;: [{&quot;parse-names&quot;: false, &quot;family&quot;: &quot;Foote&quot;, &quot;suffix&quot;: &quot;&quot;, &quot;given&quot;: &quot;K.G.&quot;, &quot;non-dropping-particle&quot;: &quot;&quot;, &quot;dropping-particle&quot;: &quot;&quot;}, {&quot;parse-names&quot;: false, &quot;family&quot;: &quot;Knudsen&quot;, &quot;suffix&quot;: &quot;&quot;, &quot;given&quot;: &quot;H.P.&quot;, &quot;non-dropping-particle&quot;: &quot;&quot;, &quot;dropping-particle&quot;: &quot;&quot;}, {&quot;parse-names&quot;: false, &quot;family&quot;: &quot;Vestnes&quot;, &quot;suffix&quot;: &quot;&quot;, &quot;given&quot;: &quot;G.&quot;, &quot;non-dropping-particle&quot;: &quot;&quot;, &quot;dropping-particle&quot;: &quot;&quot;}, {&quot;parse-names&quot;: false, &quot;family&quot;: &quot;MacLennan&quot;, &quot;suffix&quot;: &quot;&quot;, &quot;given&quot;: &quot;D.N.&quot;, &quot;non-dropping-particle&quot;: &quot;&quot;, &quot;dropping-particle&quot;: &quot;&quot;}, {&quot;parse-names&quot;: false, &quot;family&quot;: &quot;Simmonds&quot;, &quot;suffix&quot;: &quot;&quot;, &quot;given&quot;: &quot;E.J.&quot;, &quot;non-dropping-particle&quot;: &quot;&quot;, &quot;dropping-particle&quot;: &quot;&quot;}], &quot;issue&quot;: &quot;144&quot;, &quot;container-title&quot;: &quot;ICES Cooperative Research Report&quot;}, &quot;uris&quot;: [&quot;http://www.mendeley.com/documents/?uuid=5dab0d97-10a6-4cb1-a819-bba53b746840&quot;]}], &quot;properties&quot;: {&quot;noteIndex&quot;: 0}, &quot;schema&quot;: &quot;https://github.com/citation-style-language/schema/raw/master/csl-citation.json&quot;, &quot;mendeley&quot;: {&quot;formattedCitation&quot;: &quot;(Foote et al. 1987)&quot;, &quot;previouslyFormattedCitation&quot;: &quot;(Foote et al. 1987)&quot;, &quot;plainTextFormattedCitation&quot;: &quot;(Foote et al. 1987)&quot;}} RNDT4n8MD0CwE"/><text:span text:style-name="T68">⁠. <text:s/></text:span><text:span text:style-name="T69">Because of the 710 kHz transducer’s narrow beam width, we were unable to center the sphere in the beam in the field, and so performed an additional, ex-situ calibration for this instrument in a tank on land. <text:s/></text:span><text:span text:style-name="T70">A 166 L </text:span><text:span text:style-name="T76">aquaria</text:span><text:span text:style-name="T70">, 80 cm deep and 50 cm across </text:span><text:soft-page-break/><text:span text:style-name="T73">(Rubbermaid, Atlanta GA)</text:span><text:span text:style-name="T70">, was filled with fresh water and the transducer mounted at the can’s center just below the surface. <text:s/>The calibration sphere could then be suspended </text:span><text:span text:style-name="T74">beyond</text:span><text:span text:style-name="T70"> the transducer’s 40 cm near field </text:span><text:span text:style-name="T75">and placed on the beam’s axis.</text:span></text:p>
      <text:p text:style-name="P6"><text:span text:style-name="T97"><text:tab/></text:span><text:span text:style-name="T78">Independence Lake was sampled on 20 October 2013, and Lake Tahoe was sampled on 21 October. <text:s/>Cherry Lake and Lake Eleanor were each sampled four times. <text:s/>Cherry was sampled on 29 October 2013, and on 2 April, 24 June, and 10 September 2014. <text:s/>Eleanor was sampled one day later, on 30 October 2013, and 3 April, 25 <text:s/>June, and 11 September 2014. <text:s/></text:span><text:span text:style-name="T92">In the three smaller lakes, we attempted to perform a lengthwise transect from one end of the lake to the other. <text:s/>In Independence Lake, we were </text:span><text:span text:style-name="T93">also </text:span><text:span text:style-name="T92">able to add a series of zig-zag transects </text:span><text:span text:style-name="T78">across the main axis of the lake. <text:s/>The April 2014 transects in <text:s/>Cherry and Eleanor were shorter due to snowfall, which required slow travel on the mountain roads and </text:span><text:span text:style-name="T94">reduced</text:span><text:span text:style-name="T78"> the time available for sampling.</text:span></text:p>
      <text:p text:style-name="P36"/>
      <text:p text:style-name="P36"><text:span text:style-name="T84"><text:s/>Z</text:span><text:span text:style-name="T53">ooplankton sampling and target strength models</text:span></text:p>
      <text:p text:style-name="P3"><text:tab/><text:span text:style-name="T302">Zooplankton were collected on each sampling day near the center of the lake with a vertical tow from 50 m to the surface using a <text:s/>ring net with 0.3 or 0.73 m diameter and 153 </text:span><text:span text:style-name="T84">μ</text:span><text:span text:style-name="T302">m mesh. <text:s/>Due to an equipment problem with the ring net during the October 2013 trip to Cherry and Eleanor, we instead used a Van Dorn bottle (10 cm diameter) with an elastic nylon mesh (~100 </text:span><text:span text:style-name="T84">μ</text:span><text:span text:style-name="T431">m</text:span><text:span text:style-name="T302">) over one end. <text:s/>Samples were preserved for later analysis in 10% buffered formalin. <text:s/>In the lab, the total biovolume of each sample was measured after allowing it to settle in a graduated cylinder. <text:s/>Because of the small diameter of the Van Dorn sampler, the biovolumes in the samples from Cherry and Eleanor in October 2013 were smaller than the finest graduation on our cylinder, preventing a precise measurement. <text:s/>We estimated them at 0.1 mL; our analyses did not appear sensitive to these estimates when they were in the range of 0-1 mL. <text:s/>A subsample of 200-300 animals was split from each original sample and counted under a compound microscope. <text:s/>Animals were identified to the lowest possible taxonomic level. <text:s/>In addition, the lengths of the first 30 animals counted were measured to the nearest 0.1 mm.</text:span></text:p>
      <text:p text:style-name="P50"><text:span text:style-name="T293"><text:tab/></text:span><text:span text:style-name="T296">To convert acoustic backscatter to animal densities it is necessary to know the backscattering cross-section, </text:span><text:span text:style-name="T87">σ</text:span><text:span text:style-name="T276">BS</text:span><text:span text:style-name="T113">, </text:span><text:span text:style-name="T114">of the scattering organism</text:span><text:span text:style-name="T115">s.</text:span><text:span text:style-name="T113"> <text:s/></text:span><text:span text:style-name="T115">The backscattering cross-section is also expressed in i</text:span><text:span text:style-name="T113">ts logarithmic form, the </text:span><text:span text:style-name="T114">target strength, TS = 10 log</text:span><text:span text:style-name="T277">10</text:span><text:span text:style-name="T114">(</text:span><text:span text:style-name="T112">σ</text:span><text:span text:style-name="T276">BS</text:span><text:span text:style-name="T114">) </text:span><text:reference-mark-start text:name="ADDIN CSL_CITATION {&quot;citationItems&quot;: [{&quot;id&quot;: &quot;ITEM-1&quot;, &quot;itemData&quot;: {&quot;ISBN&quot;: &quot;1054-3139&quot;, &quot;type&quot;: &quot;article-journal&quot;, &quot;page&quot;: &quot;365-369&quot;, &quot;ISSN&quot;: &quot;10543139&quot;, &quot;DOI&quot;: &quot;10.1006/jmsc.2001.1158&quot;, &quot;volume&quot;: &quot;59&quot;, &quot;issued&quot;: {&quot;date-parts&quot;: [[&quot;2002&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id&quot;: &quot;ITEM-1&quot;, &quot;author&quot;: [{&quot;parse-names&quot;: false, &quot;family&quot;: &quot;MacLennan&quot;, &quot;suffix&quot;: &quot;&quot;, &quot;given&quot;: &quot;David N&quot;, &quot;non-dropping-particle&quot;: &quot;&quot;, &quot;dropping-particle&quot;: &quot;&quot;}, {&quot;parse-names&quot;: false, &quot;family&quot;: &quot;Fernandes&quot;, &quot;suffix&quot;: &quot;&quot;, &quot;given&quot;: &quot;Paul G&quot;, &quot;non-dropping-particle&quot;: &quot;&quot;, &quot;dropping-particle&quot;: &quot;&quot;}, {&quot;parse-names&quot;: false, &quot;family&quot;: &quot;Maclennan&quot;, &quot;suffix&quot;: &quot;&quot;, &quot;given&quot;: &quot;John Dalen&quot;, &quot;non-dropping-particle&quot;: &quot;&quot;, &quot;dropping-particle&quot;: &quot;&quot;}, {&quot;parse-names&quot;: false, &quot;family&quot;: &quot;Fernandes&quot;, &quot;suffix&quot;: &quot;&quot;, &quot;given&quot;: &quot;D N&quot;, &quot;non-dropping-particle&quot;: &quot;&quot;, &quot;dropping-particle&quot;: &quot;&quot;}, {&quot;parse-names&quot;: false, &quot;family&quot;: &quot;Maclennan&quot;, &quot;suffix&quot;: &quot;&quot;, &quot;given&quot;: &quot;D M&quot;, &quot;non-dropping-particle&quot;: &quot;&quot;, &quot;dropping-particle&quot;: &quot;&quot;}, {&quot;parse-names&quot;: false, &quot;family&quot;: &quot;Fernandes&quot;, &quot;suffix&quot;: &quot;&quot;, &quot;given&quot;: &quot;P G&quot;, &quot;non-dropping-particle&quot;: &quot;&quot;, &quot;dropping-particle&quot;: &quot;&quot;}], &quot;issue&quot;: &quot;2&quot;, &quot;container-title&quot;: &quot;ICES Journal of Marine Science&quot;}, &quot;uris&quot;: [&quot;http://www.mendeley.com/documents/?uuid=fd4ab91c-0d35-4b73-9fbc-deac289f16e1&quot;]}], &quot;properties&quot;: {&quot;noteIndex&quot;: 0}, &quot;schema&quot;: &quot;https://github.com/citation-style-language/schema/raw/master/csl-citation.json&quot;, &quot;mendeley&quot;: {&quot;formattedCitation&quot;: &quot;(MacLennan et al. 2002)&quot;, &quot;previouslyFormattedCitation&quot;: &quot;(MacLennan et al. 2002)&quot;, &quot;plainTextFormattedCitation&quot;: &quot;(MacLennan et al. 2002)&quot;}} RNDQA2eFsY8Gn"/><text:span text:style-name="T114">(MacLennan et al. 2002)</text:span><text:reference-mark-end text:name="ADDIN CSL_CITATION {&quot;citationItems&quot;: [{&quot;id&quot;: &quot;ITEM-1&quot;, &quot;itemData&quot;: {&quot;ISBN&quot;: &quot;1054-3139&quot;, &quot;type&quot;: &quot;article-journal&quot;, &quot;page&quot;: &quot;365-369&quot;, &quot;ISSN&quot;: &quot;10543139&quot;, &quot;DOI&quot;: &quot;10.1006/jmsc.2001.1158&quot;, &quot;volume&quot;: &quot;59&quot;, &quot;issued&quot;: {&quot;date-parts&quot;: [[&quot;2002&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id&quot;: &quot;ITEM-1&quot;, &quot;author&quot;: [{&quot;parse-names&quot;: false, &quot;family&quot;: &quot;MacLennan&quot;, &quot;suffix&quot;: &quot;&quot;, &quot;given&quot;: &quot;David N&quot;, &quot;non-dropping-particle&quot;: &quot;&quot;, &quot;dropping-particle&quot;: &quot;&quot;}, {&quot;parse-names&quot;: false, &quot;family&quot;: &quot;Fernandes&quot;, &quot;suffix&quot;: &quot;&quot;, &quot;given&quot;: &quot;Paul G&quot;, &quot;non-dropping-particle&quot;: &quot;&quot;, &quot;dropping-particle&quot;: &quot;&quot;}, {&quot;parse-names&quot;: false, &quot;family&quot;: &quot;Maclennan&quot;, &quot;suffix&quot;: &quot;&quot;, &quot;given&quot;: &quot;John Dalen&quot;, &quot;non-dropping-particle&quot;: &quot;&quot;, &quot;dropping-particle&quot;: &quot;&quot;}, {&quot;parse-names&quot;: false, &quot;family&quot;: &quot;Fernandes&quot;, &quot;suffix&quot;: &quot;&quot;, &quot;given&quot;: &quot;D N&quot;, &quot;non-dropping-particle&quot;: &quot;&quot;, &quot;dropping-particle&quot;: &quot;&quot;}, {&quot;parse-names&quot;: false, &quot;family&quot;: &quot;Maclennan&quot;, &quot;suffix&quot;: &quot;&quot;, &quot;given&quot;: &quot;D M&quot;, &quot;non-dropping-particle&quot;: &quot;&quot;, &quot;dropping-particle&quot;: &quot;&quot;}, {&quot;parse-names&quot;: false, &quot;family&quot;: &quot;Fernandes&quot;, &quot;suffix&quot;: &quot;&quot;, &quot;given&quot;: &quot;P G&quot;, &quot;non-dropping-particle&quot;: &quot;&quot;, &quot;dropping-particle&quot;: &quot;&quot;}], &quot;issue&quot;: &quot;2&quot;, &quot;container-title&quot;: &quot;ICES Journal of Marine Science&quot;}, &quot;uris&quot;: [&quot;http://www.mendeley.com/documents/?uuid=fd4ab91c-0d35-4b73-9fbc-deac289f16e1&quot;]}], &quot;properties&quot;: {&quot;noteIndex&quot;: 0}, &quot;schema&quot;: &quot;https://github.com/citation-style-language/schema/raw/master/csl-citation.json&quot;, &quot;mendeley&quot;: {&quot;formattedCitation&quot;: &quot;(MacLennan et al. 2002)&quot;, &quot;previouslyFormattedCitation&quot;: &quot;(MacLennan et al. 2002)&quot;, &quot;plainTextFormattedCitation&quot;: &quot;(MacLennan et al. 2002)&quot;}} RNDQA2eFsY8Gn"/><text:span text:style-name="T114">⁠. </text:span><text:span text:style-name="T113"><text:s/></text:span><text:span text:style-name="T296">We calculated these values using the stochastic distorted-wave born approximation </text:span><text:reference-mark-start text:name="ADDIN CSL_CITATION {&quot;citationItems&quot;: [{&quot;id&quot;: &quot;ITEM-1&quot;, &quot;itemData&quot;: {&quot;ISBN&quot;: &quot;0001-4966 (Print)&quot;, &quot;type&quot;: &quot;article-journal&quot;, &quot;page&quot;: &quot;236-253&quot;, &quot;ISSN&quot;: &quot;00014966&quot;, &quot;DOI&quot;: &quot;10.1121/1.421110&quot;, &quot;volume&quot;: &quot;103&quot;, &quot;issued&quot;: {&quot;date-parts&quot;: [[&quot;1998&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title&quot;: &quot;Sound scattering by several zooplankton groups. II. Scattering models.&quot;, &quot;id&quot;: &quot;ITEM-1&quot;, &quot;PMID&quot;: &quot;9440326&quot;, &quot;author&quot;: [{&quot;parse-names&quot;: false, &quot;family&quot;: &quot;Stanton&quot;, &quot;suffix&quot;: &quot;&quot;, &quot;given&quot;: &quot;Timothy K.&quot;, &quot;non-dropping-particle&quot;: &quot;&quot;, &quot;dropping-particle&quot;: &quot;&quot;}, {&quot;parse-names&quot;: false, &quot;family&quot;: &quot;Chu&quot;, &quot;suffix&quot;: &quot;&quot;, &quot;given&quot;: &quot;Dezhang&quot;, &quot;non-dropping-particle&quot;: &quot;&quot;, &quot;dropping-particle&quot;: &quot;&quot;}, {&quot;parse-names&quot;: false, &quot;family&quot;: &quot;Wiebe&quot;, &quot;suffix&quot;: &quot;&quot;, &quot;given&quot;: &quot;Peter H.&quot;, &quot;non-dropping-particle&quot;: &quot;&quot;, &quot;dropping-particle&quot;: &quot;&quot;}], &quot;issue&quot;: &quot;1&quot;, &quot;container-title&quot;: &quot;The Journal of the Acoustical Society of America&quot;}, &quot;uris&quot;: [&quot;http://www.mendeley.com/documents/?uuid=c253eaa3-2d47-4531-a546-3bb93165cf79&quot;]}, {&quot;id&quot;: &quot;ITEM-2&quot;, &quot;itemData&quot;: {&quot;ISBN&quot;: &quot;0967-0645&quot;, &quot;type&quot;: &quot;article-journal&quot;, &quot;page&quot;: &quot;1273-1294&quot;, &quot;ISSN&quot;: &quot;09670645&quot;, &quot;DOI&quot;: &quot;10.1016/S0967-0645(98)00036-8&quot;, &quot;volume&quot;: &quot;45&quot;, &quot;issued&quot;: {&quot;date-parts&quot;: [[&quot;1998&quot;, &quot;7&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title&quot;: &quot;Effects of orientation on acoustic scattering from Antarctic krill at 120 kHz&quot;, &quot;id&quot;: &quot;ITEM-2&quot;, &quot;author&quot;: [{&quot;parse-names&quot;: false, &quot;family&quot;: &quot;McGehee&quot;, &quot;suffix&quot;: &quot;&quot;, &quot;given&quot;: &quot;D. E.&quot;, &quot;non-dropping-particle&quot;: &quot;&quot;, &quot;dropping-particle&quot;: &quot;&quot;}, {&quot;parse-names&quot;: false, &quot;family&quot;: &quot;O'Driscoll&quot;, &quot;suffix&quot;: &quot;&quot;, &quot;given&quot;: &quot;R. L.&quot;, &quot;non-dropping-particle&quot;: &quot;&quot;, &quot;dropping-particle&quot;: &quot;&quot;}, {&quot;parse-names&quot;: false, &quot;family&quot;: &quot;Traykovski&quot;, &quot;suffix&quot;: &quot;&quot;, &quot;given&quot;: &quot;L. V Martin&quot;, &quot;non-dropping-particle&quot;: &quot;&quot;, &quot;dropping-particle&quot;: &quot;&quot;}], &quot;issue&quot;: &quot;7&quot;, &quot;container-title&quot;: &quot;Deep-Sea Research Part II: Topical Studies in Oceanography&quot;}, &quot;uris&quot;: [&quot;http://www.mendeley.com/documents/?uuid=63ba84c5-3834-4aff-b70f-3deea45f141f&quot;]}], &quot;properties&quot;: {&quot;noteIndex&quot;: 0}, &quot;schema&quot;: &quot;https://github.com/citation-style-language/schema/raw/master/csl-citation.json&quot;, &quot;mendeley&quot;: {&quot;formattedCitation&quot;: &quot;(Stanton et al. 1998, McGehee et al. 1998)&quot;, &quot;manualFormatting&quot;: &quot;(DWBA, Stanton et al. 1998, McGehee et al. 1998)&quot;, &quot;plainTextFormattedCitation&quot;: &quot;(Stanton et al. 1998, McGehee et al. 1998)&quot;, &quot;previouslyFormattedCitation&quot;: &quot;(Stanton et al. 1998, McGehee et al. 1998)&quot;}} RNDnFJxFYBxOf"/><text:span text:style-name="T215">(DWBA, Stanton et al. 1998, McGehee et al. 1998)</text:span><text:reference-mark-end text:name="ADDIN CSL_CITATION {&quot;citationItems&quot;: [{&quot;id&quot;: &quot;ITEM-1&quot;, &quot;itemData&quot;: {&quot;ISBN&quot;: &quot;0001-4966 (Print)&quot;, &quot;type&quot;: &quot;article-journal&quot;, &quot;page&quot;: &quot;236-253&quot;, &quot;ISSN&quot;: &quot;00014966&quot;, &quot;DOI&quot;: &quot;10.1121/1.421110&quot;, &quot;volume&quot;: &quot;103&quot;, &quot;issued&quot;: {&quot;date-parts&quot;: [[&quot;1998&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title&quot;: &quot;Sound scattering by several zooplankton groups. II. Scattering models.&quot;, &quot;id&quot;: &quot;ITEM-1&quot;, &quot;PMID&quot;: &quot;9440326&quot;, &quot;author&quot;: [{&quot;parse-names&quot;: false, &quot;family&quot;: &quot;Stanton&quot;, &quot;suffix&quot;: &quot;&quot;, &quot;given&quot;: &quot;Timothy K.&quot;, &quot;non-dropping-particle&quot;: &quot;&quot;, &quot;dropping-particle&quot;: &quot;&quot;}, {&quot;parse-names&quot;: false, &quot;family&quot;: &quot;Chu&quot;, &quot;suffix&quot;: &quot;&quot;, &quot;given&quot;: &quot;Dezhang&quot;, &quot;non-dropping-particle&quot;: &quot;&quot;, &quot;dropping-particle&quot;: &quot;&quot;}, {&quot;parse-names&quot;: false, &quot;family&quot;: &quot;Wiebe&quot;, &quot;suffix&quot;: &quot;&quot;, &quot;given&quot;: &quot;Peter H.&quot;, &quot;non-dropping-particle&quot;: &quot;&quot;, &quot;dropping-particle&quot;: &quot;&quot;}], &quot;issue&quot;: &quot;1&quot;, &quot;container-title&quot;: &quot;The Journal of the Acoustical Society of America&quot;}, &quot;uris&quot;: [&quot;http://www.mendeley.com/documents/?uuid=c253eaa3-2d47-4531-a546-3bb93165cf79&quot;]}, {&quot;id&quot;: &quot;ITEM-2&quot;, &quot;itemData&quot;: {&quot;ISBN&quot;: &quot;0967-0645&quot;, &quot;type&quot;: &quot;article-journal&quot;, &quot;page&quot;: &quot;1273-1294&quot;, &quot;ISSN&quot;: &quot;09670645&quot;, &quot;DOI&quot;: &quot;10.1016/S0967-0645(98)00036-8&quot;, &quot;volume&quot;: &quot;45&quot;, &quot;issued&quot;: {&quot;date-parts&quot;: [[&quot;1998&quot;, &quot;7&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title&quot;: &quot;Effects of orientation on acoustic scattering from Antarctic krill at 120 kHz&quot;, &quot;id&quot;: &quot;ITEM-2&quot;, &quot;author&quot;: [{&quot;parse-names&quot;: false, &quot;family&quot;: &quot;McGehee&quot;, &quot;suffix&quot;: &quot;&quot;, &quot;given&quot;: &quot;D. E.&quot;, &quot;non-dropping-particle&quot;: &quot;&quot;, &quot;dropping-particle&quot;: &quot;&quot;}, {&quot;parse-names&quot;: false, &quot;family&quot;: &quot;O'Driscoll&quot;, &quot;suffix&quot;: &quot;&quot;, &quot;given&quot;: &quot;R. L.&quot;, &quot;non-dropping-particle&quot;: &quot;&quot;, &quot;dropping-particle&quot;: &quot;&quot;}, {&quot;parse-names&quot;: false, &quot;family&quot;: &quot;Traykovski&quot;, &quot;suffix&quot;: &quot;&quot;, &quot;given&quot;: &quot;L. V Martin&quot;, &quot;non-dropping-particle&quot;: &quot;&quot;, &quot;dropping-particle&quot;: &quot;&quot;}], &quot;issue&quot;: &quot;7&quot;, &quot;container-title&quot;: &quot;Deep-Sea Research Part II: Topical Studies in Oceanography&quot;}, &quot;uris&quot;: [&quot;http://www.mendeley.com/documents/?uuid=63ba84c5-3834-4aff-b70f-3deea45f141f&quot;]}], &quot;properties&quot;: {&quot;noteIndex&quot;: 0}, &quot;schema&quot;: &quot;https://github.com/citation-style-language/schema/raw/master/csl-citation.json&quot;, &quot;mendeley&quot;: {&quot;formattedCitation&quot;: &quot;(Stanton et al. 1998, McGehee et al. 1998)&quot;, &quot;manualFormatting&quot;: &quot;(DWBA, Stanton et al. 1998, McGehee et al. 1998)&quot;, &quot;plainTextFormattedCitation&quot;: &quot;(Stanton et al. 1998, McGehee et al. 1998)&quot;, &quot;previouslyFormattedCitation&quot;: &quot;(Stanton et al. 1998, McGehee et al. 1998)&quot;}} RNDnFJxFYBxOf"/><text:span text:style-name="T296">⁠, </text:span><text:span text:style-name="T294">implemented as a package, SDWBA.jl </text:span><text:reference-mark-start text:name="ADDIN CSL_CITATION {&quot;citationItems&quot;: [{&quot;id&quot;: &quot;ITEM-1&quot;, &quot;itemData&quot;: {&quot;id&quot;: &quot;ITEM-1&quot;, &quot;type&quot;: &quot;article&quot;, &quot;DOI&quot;: &quot;http://doi.org/10.5281/zenodo.56814&quot;, &quot;issued&quot;: {&quot;date-parts&quot;: [[&quot;2016&quot;]]}, &quot;number&quot;: &quot;0.1.0&quot;, &quot;author&quot;: [{&quot;parse-names&quot;: false, &quot;family&quot;: &quot;Urmy&quot;, &quot;suffix&quot;: &quot;&quot;, &quot;given&quot;: &quot;Samuel S&quot;, &quot;non-dropping-particle&quot;: &quot;&quot;, &quot;dropping-particle&quot;: &quot;&quot;}], &quot;title&quot;: &quot;SDWBA.jl: A Julia package for modeling acoustic backscatter from zooplankton&quot;}, &quot;uris&quot;: [&quot;http://www.mendeley.com/documents/?uuid=852efa35-5ac9-40a5-9677-db5dfb2a2100&quot;]}], &quot;properties&quot;: {&quot;noteIndex&quot;: 0}, &quot;schema&quot;: &quot;https://github.com/citation-style-language/schema/raw/master/csl-citation.json&quot;, &quot;mendeley&quot;: {&quot;formattedCitation&quot;: &quot;(Urmy 2016)&quot;, &quot;previouslyFormattedCitation&quot;: &quot;(Urmy 2016)&quot;, &quot;plainTextFormattedCitation&quot;: &quot;(Urmy 2016)&quot;}} RND1lPxI14Xh5"/><text:span text:style-name="T216">(Urmy 2016)</text:span><text:reference-mark-end text:name="ADDIN CSL_CITATION {&quot;citationItems&quot;: [{&quot;id&quot;: &quot;ITEM-1&quot;, &quot;itemData&quot;: {&quot;id&quot;: &quot;ITEM-1&quot;, &quot;type&quot;: &quot;article&quot;, &quot;DOI&quot;: &quot;http://doi.org/10.5281/zenodo.56814&quot;, &quot;issued&quot;: {&quot;date-parts&quot;: [[&quot;2016&quot;]]}, &quot;number&quot;: &quot;0.1.0&quot;, &quot;author&quot;: [{&quot;parse-names&quot;: false, &quot;family&quot;: &quot;Urmy&quot;, &quot;suffix&quot;: &quot;&quot;, &quot;given&quot;: &quot;Samuel S&quot;, &quot;non-dropping-particle&quot;: &quot;&quot;, &quot;dropping-particle&quot;: &quot;&quot;}], &quot;title&quot;: &quot;SDWBA.jl: A Julia package for modeling acoustic backscatter from zooplankton&quot;}, &quot;uris&quot;: [&quot;http://www.mendeley.com/documents/?uuid=852efa35-5ac9-40a5-9677-db5dfb2a2100&quot;]}], &quot;properties&quot;: {&quot;noteIndex&quot;: 0}, &quot;schema&quot;: &quot;https://github.com/citation-style-language/schema/raw/master/csl-citation.json&quot;, &quot;mendeley&quot;: {&quot;formattedCitation&quot;: &quot;(Urmy 2016)&quot;, &quot;previouslyFormattedCitation&quot;: &quot;(Urmy 2016)&quot;, &quot;plainTextFormattedCitation&quot;: &quot;(Urmy 2016)&quot;}} RND1lPxI14Xh5"/><text:span text:style-name="T294">⁠ in the Julia </text:span><text:span text:style-name="T295">l</text:span><text:span text:style-name="T294">anguage </text:span><text:reference-mark-start text:name="ADDIN CSL_CITATION {&quot;citationItems&quot;: [{&quot;id&quot;: &quot;ITEM-1&quot;, &quot;itemData&quot;: {&quot;ISBN&quot;: &quot;9781479978151&quot;, &quot;id&quot;: &quot;ITEM-1&quot;, &quot;DOI&quot;: &quot;10.1109/APS.2015.7305314&quot;, &quot;volume&quot;: &quot;arXiv:1209&quot;, &quot;issued&quot;: {&quot;date-parts&quot;: [[&quot;2012&quot;]]}, &quot;author&quot;: [{&quot;parse-names&quot;: false, &quot;family&quot;: &quot;Bezanson&quot;, &quot;suffix&quot;: &quot;&quot;, &quot;given&quot;: &quot;Jeff&quot;, &quot;non-dropping-particle&quot;: &quot;&quot;, &quot;dropping-particle&quot;: &quot;&quot;}, {&quot;parse-names&quot;: false, &quot;family&quot;: &quot;Karpinski&quot;, &quot;suffix&quot;: &quot;&quot;, &quot;given&quot;: &quot;Stefan&quot;, &quot;non-dropping-particle&quot;: &quot;&quot;, &quot;dropping-particle&quot;: &quot;&quot;}, {&quot;parse-names&quot;: false, &quot;family&quot;: &quot;Shah&quot;, &quot;suffix&quot;: &quot;&quot;, &quot;given&quot;: &quot;Viral B.&quot;, &quot;non-dropping-particle&quot;: &quot;&quot;, &quot;dropping-particle&quot;: &quot;&quot;}, {&quot;parse-names&quot;: false, &quot;family&quot;: &quot;Edelman&quot;, &quot;suffix&quot;: &quot;&quot;, &quot;given&quot;: &quot;Alan&quot;, &quot;non-dropping-particle&quot;: &quot;&quot;, &quot;dropping-particle&quot;: &quot;&quot;}], &quot;type&quot;: &quot;article-journal&quot;, &quot;ISSN&quot;: &quot;15223965&quot;, &quot;abstract&quot;: &quot;\u2014Discontinuous Galerkin finite element method (DG-FEM) for electromagnetic simulation is implemented using the Julia language in this work. DG-FEM is a combination of finite element method and finite volume method and it em-ploys high-order spatial and temporal basis to obtain high-order accuracy. Julia is a relative new language specially built for high performance computing. It is adopted in DG-FEM for two EM simulation examples and compared the results with both MATLAB implementation and analytical results. The comparisons prove the accuracy of both the DG-FEM method and the Julia language. Finally potential applications of this work are discussed.&quot;, &quot;container-title&quot;: &quot;arXiv preprint&quot;, &quot;title&quot;: &quot;Julia: a fast, dynamic language for technical computing&quot;}, &quot;uris&quot;: [&quot;http://www.mendeley.com/documents/?uuid=c68344c6-02c5-4d82-9423-e8de5d51b3ba&quot;]}], &quot;properties&quot;: {&quot;noteIndex&quot;: 0}, &quot;schema&quot;: &quot;https://github.com/citation-style-language/schema/raw/master/csl-citation.json&quot;, &quot;mendeley&quot;: {&quot;formattedCitation&quot;: &quot;(Bezanson et al. 2012)&quot;, &quot;previouslyFormattedCitation&quot;: &quot;(Bezanson et al. 2012)&quot;, &quot;plainTextFormattedCitation&quot;: &quot;(Bezanson et al. 2012)&quot;}} RNDq81ENOgBZl"/><text:span text:style-name="T216">(Bezanson et al. 2012)</text:span><text:reference-mark-end text:name="ADDIN CSL_CITATION {&quot;citationItems&quot;: [{&quot;id&quot;: &quot;ITEM-1&quot;, &quot;itemData&quot;: {&quot;ISBN&quot;: &quot;9781479978151&quot;, &quot;id&quot;: &quot;ITEM-1&quot;, &quot;DOI&quot;: &quot;10.1109/APS.2015.7305314&quot;, &quot;volume&quot;: &quot;arXiv:1209&quot;, &quot;issued&quot;: {&quot;date-parts&quot;: [[&quot;2012&quot;]]}, &quot;author&quot;: [{&quot;parse-names&quot;: false, &quot;family&quot;: &quot;Bezanson&quot;, &quot;suffix&quot;: &quot;&quot;, &quot;given&quot;: &quot;Jeff&quot;, &quot;non-dropping-particle&quot;: &quot;&quot;, &quot;dropping-particle&quot;: &quot;&quot;}, {&quot;parse-names&quot;: false, &quot;family&quot;: &quot;Karpinski&quot;, &quot;suffix&quot;: &quot;&quot;, &quot;given&quot;: &quot;Stefan&quot;, &quot;non-dropping-particle&quot;: &quot;&quot;, &quot;dropping-particle&quot;: &quot;&quot;}, {&quot;parse-names&quot;: false, &quot;family&quot;: &quot;Shah&quot;, &quot;suffix&quot;: &quot;&quot;, &quot;given&quot;: &quot;Viral B.&quot;, &quot;non-dropping-particle&quot;: &quot;&quot;, &quot;dropping-particle&quot;: &quot;&quot;}, {&quot;parse-names&quot;: false, &quot;family&quot;: &quot;Edelman&quot;, &quot;suffix&quot;: &quot;&quot;, &quot;given&quot;: &quot;Alan&quot;, &quot;non-dropping-particle&quot;: &quot;&quot;, &quot;dropping-particle&quot;: &quot;&quot;}], &quot;type&quot;: &quot;article-journal&quot;, &quot;ISSN&quot;: &quot;15223965&quot;, &quot;abstract&quot;: &quot;\u2014Discontinuous Galerkin finite element method (DG-FEM) for electromagnetic simulation is implemented using the Julia language in this work. DG-FEM is a combination of finite element method and finite volume method and it em-ploys high-order spatial and temporal basis to obtain high-order accuracy. Julia is a relative new language specially built for high performance computing. It is adopted in DG-FEM for two EM simulation examples and compared the results with both MATLAB implementation and analytical results. The comparisons prove the accuracy of both the DG-FEM method and the Julia language. Finally potential applications of this work are discussed.&quot;, &quot;container-title&quot;: &quot;arXiv preprint&quot;, &quot;title&quot;: &quot;Julia: a fast, dynamic language for technical computing&quot;}, &quot;uris&quot;: [&quot;http://www.mendeley.com/documents/?uuid=c68344c6-02c5-4d82-9423-e8de5d51b3ba&quot;]}], &quot;properties&quot;: {&quot;noteIndex&quot;: 0}, &quot;schema&quot;: &quot;https://github.com/citation-style-language/schema/raw/master/csl-citation.json&quot;, &quot;mendeley&quot;: {&quot;formattedCitation&quot;: &quot;(Bezanson et al. 2012)&quot;, &quot;previouslyFormattedCitation&quot;: &quot;(Bezanson et al. 2012)&quot;, &quot;plainTextFormattedCitation&quot;: &quot;(Bezanson et al. 2012)&quot;}} RNDq81ENOgBZl"/><text:span text:style-name="T294">⁠</text:span><text:span text:style-name="T296">. </text:span><text:span text:style-name="T299">This package</text:span><text:span text:style-name="T296"> use</text:span><text:span text:style-name="T299">s</text:span><text:span text:style-name="T296"> models for the body shapes of cladocerans and calanoid copepods </text:span><text:span text:style-name="T300">from</text:span><text:span text:style-name="T296"> </text:span><text:soft-page-break/><text:reference-mark-start text:name="ADDIN CSL_CITATION {&quot;citationItems&quot;: [{&quot;id&quot;: &quot;ITEM-1&quot;, &quot;itemData&quot;: {&quot;ISBN&quot;: &quot;8153244698&quot;, &quot;type&quot;: &quot;article-journal&quot;, &quot;page&quot;: &quot;231\u2013244&quot;, &quot;ISSN&quot;: &quot;15415856&quot;, &quot;DOI&quot;: &quot;10.1002/lom3.10084&quot;, &quot;volume&quot;: &quot;14&quot;, &quot;issued&quot;: {&quot;date-parts&quot;: [[&quot;2016&quot;]]}, &quot;title&quot;: &quot;Measuring the distribution, abundance, and biovolume of zooplankton in an oligotrophic freshwater lake with a 710 kHz scientific echosounder&quot;, &quot;id&quot;: &quot;ITEM-1&quot;, &quot;author&quot;: [{&quot;parse-names&quot;: false, &quot;family&quot;: &quot;Warren&quot;, &quot;suffix&quot;: &quot;&quot;, &quot;given&quot;: &quot;Joseph D.&quot;, &quot;non-dropping-particle&quot;: &quot;&quot;, &quot;dropping-particle&quot;: &quot;&quot;}, {&quot;parse-names&quot;: false, &quot;family&quot;: &quot;Leach&quot;, &quot;suffix&quot;: &quot;&quot;, &quot;given&quot;: &quot;Taylor H.&quot;, &quot;non-dropping-particle&quot;: &quot;&quot;, &quot;dropping-particle&quot;: &quot;&quot;}, {&quot;parse-names&quot;: false, &quot;family&quot;: &quot;Williamson&quot;, &quot;suffix&quot;: &quot;&quot;, &quot;given&quot;: &quot;Craig E.&quot;, &quot;non-dropping-particle&quot;: &quot;&quot;, &quot;dropping-particle&quot;: &quot;&quot;}], &quot;issue&quot;: &quot;4&quot;, &quot;container-title&quot;: &quot;Limnology and Oceanography: Methods&quot;}, &quot;uris&quot;: [&quot;http://www.mendeley.com/documents/?uuid=b770ceeb-795b-4bdc-9bda-a50a17f6561c&quot;]}], &quot;properties&quot;: {&quot;noteIndex&quot;: 0}, &quot;schema&quot;: &quot;https://github.com/citation-style-language/schema/raw/master/csl-citation.json&quot;, &quot;mendeley&quot;: {&quot;formattedCitation&quot;: &quot;(Warren et al. 2016)&quot;, &quot;manualFormatting&quot;: &quot;Warren et al. (2016)&quot;, &quot;plainTextFormattedCitation&quot;: &quot;(Warren et al. 2016)&quot;, &quot;previouslyFormattedCitation&quot;: &quot;(Warren et al. 2016)&quot;}} RNDvmuKHSkFSS"/><text:span text:style-name="T215">Warren et al. (2016)</text:span><text:reference-mark-end text:name="ADDIN CSL_CITATION {&quot;citationItems&quot;: [{&quot;id&quot;: &quot;ITEM-1&quot;, &quot;itemData&quot;: {&quot;ISBN&quot;: &quot;8153244698&quot;, &quot;type&quot;: &quot;article-journal&quot;, &quot;page&quot;: &quot;231\u2013244&quot;, &quot;ISSN&quot;: &quot;15415856&quot;, &quot;DOI&quot;: &quot;10.1002/lom3.10084&quot;, &quot;volume&quot;: &quot;14&quot;, &quot;issued&quot;: {&quot;date-parts&quot;: [[&quot;2016&quot;]]}, &quot;title&quot;: &quot;Measuring the distribution, abundance, and biovolume of zooplankton in an oligotrophic freshwater lake with a 710 kHz scientific echosounder&quot;, &quot;id&quot;: &quot;ITEM-1&quot;, &quot;author&quot;: [{&quot;parse-names&quot;: false, &quot;family&quot;: &quot;Warren&quot;, &quot;suffix&quot;: &quot;&quot;, &quot;given&quot;: &quot;Joseph D.&quot;, &quot;non-dropping-particle&quot;: &quot;&quot;, &quot;dropping-particle&quot;: &quot;&quot;}, {&quot;parse-names&quot;: false, &quot;family&quot;: &quot;Leach&quot;, &quot;suffix&quot;: &quot;&quot;, &quot;given&quot;: &quot;Taylor H.&quot;, &quot;non-dropping-particle&quot;: &quot;&quot;, &quot;dropping-particle&quot;: &quot;&quot;}, {&quot;parse-names&quot;: false, &quot;family&quot;: &quot;Williamson&quot;, &quot;suffix&quot;: &quot;&quot;, &quot;given&quot;: &quot;Craig E.&quot;, &quot;non-dropping-particle&quot;: &quot;&quot;, &quot;dropping-particle&quot;: &quot;&quot;}], &quot;issue&quot;: &quot;4&quot;, &quot;container-title&quot;: &quot;Limnology and Oceanography: Methods&quot;}, &quot;uris&quot;: [&quot;http://www.mendeley.com/documents/?uuid=b770ceeb-795b-4bdc-9bda-a50a17f6561c&quot;]}], &quot;properties&quot;: {&quot;noteIndex&quot;: 0}, &quot;schema&quot;: &quot;https://github.com/citation-style-language/schema/raw/master/csl-citation.json&quot;, &quot;mendeley&quot;: {&quot;formattedCitation&quot;: &quot;(Warren et al. 2016)&quot;, &quot;manualFormatting&quot;: &quot;Warren et al. (2016)&quot;, &quot;plainTextFormattedCitation&quot;: &quot;(Warren et al. 2016)&quot;, &quot;previouslyFormattedCitation&quot;: &quot;(Warren et al. 2016)&quot;}} RNDvmuKHSkFSS"/><text:span text:style-name="T296">⁠, and </text:span><text:span text:style-name="T301">we</text:span><text:span text:style-name="T296"> assumed </text:span><text:span text:style-name="T298"><text:s/></text:span><text:span text:style-name="T296">density and sound-speed contrasts of 1.04 </text:span><text:reference-mark-start text:name="ADDIN CSL_CITATION {&quot;citationItems&quot;: [{&quot;id&quot;: &quot;ITEM-1&quot;, &quot;itemData&quot;: {&quot;ISBN&quot;: &quot;1054-3139&quot;, &quot;type&quot;: &quot;article-journal&quot;, &quot;page&quot;: &quot;793-807&quot;, &quot;DOI&quot;: &quot;10.1006/jmsc.1999.0517&quot;, &quot;volume&quot;: &quot;57&quot;, &quot;issued&quot;: {&quot;date-parts&quot;: [[&quot;2000&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id&quot;: &quot;ITEM-1&quot;, &quot;PMID&quot;: &quot;9440326&quot;, &quot;author&quot;: [{&quot;parse-names&quot;: false, &quot;family&quot;: &quot;Stanton&quot;, &quot;suffix&quot;: &quot;&quot;, &quot;given&quot;: &quot;Timothy K.&quot;, &quot;non-dropping-particle&quot;: &quot;&quot;, &quot;dropping-particle&quot;: &quot;&quot;}, {&quot;parse-names&quot;: false, &quot;family&quot;: &quot;Chu&quot;, &quot;suffix&quot;: &quot;&quot;, &quot;given&quot;: &quot;Dezhang&quot;, &quot;non-dropping-particle&quot;: &quot;&quot;, &quot;dropping-particle&quot;: &quot;&quot;}], &quot;ISSN&quot;: &quot;10543139&quot;, &quot;container-title&quot;: &quot;ICES Journal of Marine Science&quot;}, &quot;uris&quot;: [&quot;http://www.mendeley.com/documents/?uuid=0f62569b-2404-49bc-90c6-f07a8a1b8f48&quot;]}], &quot;properties&quot;: {&quot;noteIndex&quot;: 0}, &quot;schema&quot;: &quot;https://github.com/citation-style-language/schema/raw/master/csl-citation.json&quot;, &quot;mendeley&quot;: {&quot;formattedCitation&quot;: &quot;(Stanton and Chu 2000)&quot;, &quot;previouslyFormattedCitation&quot;: &quot;(Stanton and Chu 2000)&quot;, &quot;plainTextFormattedCitation&quot;: &quot;(Stanton and Chu 2000)&quot;}} RNDfqKswFeI5w"/><text:span text:style-name="T215">(Stanton and Chu 2000)</text:span><text:reference-mark-end text:name="ADDIN CSL_CITATION {&quot;citationItems&quot;: [{&quot;id&quot;: &quot;ITEM-1&quot;, &quot;itemData&quot;: {&quot;ISBN&quot;: &quot;1054-3139&quot;, &quot;type&quot;: &quot;article-journal&quot;, &quot;page&quot;: &quot;793-807&quot;, &quot;DOI&quot;: &quot;10.1006/jmsc.1999.0517&quot;, &quot;volume&quot;: &quot;57&quot;, &quot;issued&quot;: {&quot;date-parts&quot;: [[&quot;2000&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id&quot;: &quot;ITEM-1&quot;, &quot;PMID&quot;: &quot;9440326&quot;, &quot;author&quot;: [{&quot;parse-names&quot;: false, &quot;family&quot;: &quot;Stanton&quot;, &quot;suffix&quot;: &quot;&quot;, &quot;given&quot;: &quot;Timothy K.&quot;, &quot;non-dropping-particle&quot;: &quot;&quot;, &quot;dropping-particle&quot;: &quot;&quot;}, {&quot;parse-names&quot;: false, &quot;family&quot;: &quot;Chu&quot;, &quot;suffix&quot;: &quot;&quot;, &quot;given&quot;: &quot;Dezhang&quot;, &quot;non-dropping-particle&quot;: &quot;&quot;, &quot;dropping-particle&quot;: &quot;&quot;}], &quot;ISSN&quot;: &quot;10543139&quot;, &quot;container-title&quot;: &quot;ICES Journal of Marine Science&quot;}, &quot;uris&quot;: [&quot;http://www.mendeley.com/documents/?uuid=0f62569b-2404-49bc-90c6-f07a8a1b8f48&quot;]}], &quot;properties&quot;: {&quot;noteIndex&quot;: 0}, &quot;schema&quot;: &quot;https://github.com/citation-style-language/schema/raw/master/csl-citation.json&quot;, &quot;mendeley&quot;: {&quot;formattedCitation&quot;: &quot;(Stanton and Chu 2000)&quot;, &quot;previouslyFormattedCitation&quot;: &quot;(Stanton and Chu 2000)&quot;, &quot;plainTextFormattedCitation&quot;: &quot;(Stanton and Chu 2000)&quot;}} RNDfqKswFeI5w"/><text:span text:style-name="T296">⁠. <text:s/>For each lake, sampling date, and taxonomic group (i.e., cladocerans and copepods), we calculated the mean body length and its standard deviation (s.d). <text:s/>We then drew 1000 random lengths from a normal </text:span><text:span text:style-name="T304">distribution with these parameters, scaling the generic body shape </text:span><text:span text:style-name="T306">for </text:span><text:span text:style-name="T304">each one and calculating its backscattering cross-section </text:span><text:span text:style-name="T307">(</text:span><text:span text:style-name="T312">σ</text:span><text:span text:style-name="T317">BS</text:span><text:span text:style-name="T316">)</text:span><text:span text:style-name="T304">. <text:s/></text:span><text:span text:style-name="T305">Assuming that t</text:span><text:span text:style-name="T308">he mean of these</text:span><text:span text:style-name="T315"> </text:span><text:span text:style-name="T308">values, </text:span><text:span text:style-name="T336">〈</text:span><text:span text:style-name="T312">σ</text:span><text:span text:style-name="T317">BS</text:span><text:span text:style-name="T336">〉</text:span><text:span text:style-name="T308">, </text:span><text:span text:style-name="T309">is</text:span><text:span text:style-name="T308"> representative for the taxonomic group in question, </text:span><text:span text:style-name="T309">then t</text:span><text:span text:style-name="T308">he density of animals </text:span><text:span text:style-name="T313">n</text:span><text:span text:style-name="T310"> </text:span><text:span text:style-name="T309">(number m</text:span><text:span text:style-name="T319">-3</text:span><text:span text:style-name="T309">) is given by </text:span><text:span text:style-name="T314">n</text:span><text:span text:style-name="T311"> = </text:span><text:span text:style-name="T314">s</text:span><text:span text:style-name="T318">V</text:span><text:span text:style-name="T311"> /</text:span><text:span text:style-name="T321">〈</text:span><text:span text:style-name="T312">σ</text:span><text:span text:style-name="T317">BS</text:span><text:span text:style-name="T321">〉.</text:span></text:p>
      <text:p text:style-name="P30"/>
      <text:p text:style-name="P39"><text:span text:style-name="T323">A</text:span><text:span text:style-name="T322">coustic data processing and analysis</text:span></text:p>
      <text:p text:style-name="P7"><text:span text:style-name="T88"><text:tab/>Acoustic data were preprocessed using Echoview Software version 7.0 </text:span><text:reference-mark-start text:name="ADDIN CSL_CITATION {&quot;citationItems&quot;: [{&quot;id&quot;: &quot;ITEM-1&quot;, &quot;itemData&quot;: {&quot;id&quot;: &quot;ITEM-1&quot;, &quot;type&quot;: &quot;article&quot;, &quot;publisher-place&quot;: &quot;Hobart, Tasmania&quot;, &quot;issued&quot;: {&quot;date-parts&quot;: [[&quot;2016&quot;]]}, &quot;number&quot;: &quot;7&quot;, &quot;author&quot;: [{&quot;parse-names&quot;: false, &quot;family&quot;: &quot;Myriax Pty Ltd&quot;, &quot;suffix&quot;: &quot;&quot;, &quot;given&quot;: &quot;&quot;, &quot;non-dropping-particle&quot;: &quot;&quot;, &quot;dropping-particle&quot;: &quot;&quot;}], &quot;title&quot;: &quot;Echoview&quot;}, &quot;uris&quot;: [&quot;http://www.mendeley.com/documents/?uuid=cf73062a-f57a-4c33-abfe-edb39d949a64&quot;]}], &quot;properties&quot;: {&quot;noteIndex&quot;: 0}, &quot;schema&quot;: &quot;https://github.com/citation-style-language/schema/raw/master/csl-citation.json&quot;, &quot;mendeley&quot;: {&quot;formattedCitation&quot;: &quot;(Myriax Pty Ltd 2016)&quot;, &quot;previouslyFormattedCitation&quot;: &quot;(Myriax Pty Ltd 2016)&quot;, &quot;plainTextFormattedCitation&quot;: &quot;(Myriax Pty Ltd 2016)&quot;}} RNDEBz5ylZNl3"/><text:span text:style-name="T111">(Myriax Pty Ltd 2016)</text:span><text:reference-mark-end text:name="ADDIN CSL_CITATION {&quot;citationItems&quot;: [{&quot;id&quot;: &quot;ITEM-1&quot;, &quot;itemData&quot;: {&quot;id&quot;: &quot;ITEM-1&quot;, &quot;type&quot;: &quot;article&quot;, &quot;publisher-place&quot;: &quot;Hobart, Tasmania&quot;, &quot;issued&quot;: {&quot;date-parts&quot;: [[&quot;2016&quot;]]}, &quot;number&quot;: &quot;7&quot;, &quot;author&quot;: [{&quot;parse-names&quot;: false, &quot;family&quot;: &quot;Myriax Pty Ltd&quot;, &quot;suffix&quot;: &quot;&quot;, &quot;given&quot;: &quot;&quot;, &quot;non-dropping-particle&quot;: &quot;&quot;, &quot;dropping-particle&quot;: &quot;&quot;}], &quot;title&quot;: &quot;Echoview&quot;}, &quot;uris&quot;: [&quot;http://www.mendeley.com/documents/?uuid=cf73062a-f57a-4c33-abfe-edb39d949a64&quot;]}], &quot;properties&quot;: {&quot;noteIndex&quot;: 0}, &quot;schema&quot;: &quot;https://github.com/citation-style-language/schema/raw/master/csl-citation.json&quot;, &quot;mendeley&quot;: {&quot;formattedCitation&quot;: &quot;(Myriax Pty Ltd 2016)&quot;, &quot;previouslyFormattedCitation&quot;: &quot;(Myriax Pty Ltd 2016)&quot;, &quot;plainTextFormattedCitation&quot;: &quot;(Myriax Pty Ltd 2016)&quot;}} RNDEBz5ylZNl3"/><text:span text:style-name="T88">⁠. <text:s/></text:span><text:span text:style-name="T79">Background noise was estimated and subtracted following </text:span><text:reference-mark-start text:name="ADDIN CSL_CITATION {&quot;citationItems&quot;: [{&quot;id&quot;: &quot;ITEM-1&quot;, &quot;itemData&quot;: {&quot;type&quot;: &quot;article-journal&quot;, &quot;page&quot;: &quot;1282-1291&quot;, &quot;ISSN&quot;: &quot;10543139&quot;, &quot;DOI&quot;: &quot;10.1093/icesjms/fsm112&quot;, &quot;volume&quot;: &quot;64&quot;, &quot;issued&quot;: {&quot;date-parts&quot;: [[&quot;2007&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title&quot;: &quot;A post-processing technique to estimate the signal-to-noise ratio and remove echosounder background noise&quot;, &quot;id&quot;: &quot;ITEM-1&quot;, &quot;author&quot;: [{&quot;parse-names&quot;: false, &quot;family&quot;: &quot;Robertis&quot;, &quot;suffix&quot;: &quot;&quot;, &quot;given&quot;: &quot;Alex&quot;, &quot;non-dropping-particle&quot;: &quot;De&quot;, &quot;dropping-particle&quot;: &quot;&quot;}, {&quot;parse-names&quot;: false, &quot;family&quot;: &quot;Higginbottom&quot;, &quot;suffix&quot;: &quot;&quot;, &quot;given&quot;: &quot;Ian&quot;, &quot;non-dropping-particle&quot;: &quot;&quot;, &quot;dropping-particle&quot;: &quot;&quot;}], &quot;issue&quot;: &quot;6&quot;, &quot;container-title&quot;: &quot;ICES Journal of Marine Science&quot;}, &quot;uris&quot;: [&quot;http://www.mendeley.com/documents/?uuid=3db6c386-65b7-48b9-95d2-565adb1c2dd6&quot;]}], &quot;properties&quot;: {&quot;noteIndex&quot;: 0}, &quot;schema&quot;: &quot;https://github.com/citation-style-language/schema/raw/master/csl-citation.json&quot;, &quot;mendeley&quot;: {&quot;formattedCitation&quot;: &quot;(De Robertis and Higginbottom 2007)&quot;, &quot;manualFormatting&quot;: &quot;De Robertis and Higginbottom (2007)&quot;, &quot;plainTextFormattedCitation&quot;: &quot;(De Robertis and Higginbottom 2007)&quot;, &quot;previouslyFormattedCitation&quot;: &quot;(De Robertis and Higginbottom 2007)&quot;}} RND6b2u5ymxH1"/><text:span text:style-name="T118">De Robertis and Higginbottom (2007)</text:span><text:reference-mark-end text:name="ADDIN CSL_CITATION {&quot;citationItems&quot;: [{&quot;id&quot;: &quot;ITEM-1&quot;, &quot;itemData&quot;: {&quot;type&quot;: &quot;article-journal&quot;, &quot;page&quot;: &quot;1282-1291&quot;, &quot;ISSN&quot;: &quot;10543139&quot;, &quot;DOI&quot;: &quot;10.1093/icesjms/fsm112&quot;, &quot;volume&quot;: &quot;64&quot;, &quot;issued&quot;: {&quot;date-parts&quot;: [[&quot;2007&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title&quot;: &quot;A post-processing technique to estimate the signal-to-noise ratio and remove echosounder background noise&quot;, &quot;id&quot;: &quot;ITEM-1&quot;, &quot;author&quot;: [{&quot;parse-names&quot;: false, &quot;family&quot;: &quot;Robertis&quot;, &quot;suffix&quot;: &quot;&quot;, &quot;given&quot;: &quot;Alex&quot;, &quot;non-dropping-particle&quot;: &quot;De&quot;, &quot;dropping-particle&quot;: &quot;&quot;}, {&quot;parse-names&quot;: false, &quot;family&quot;: &quot;Higginbottom&quot;, &quot;suffix&quot;: &quot;&quot;, &quot;given&quot;: &quot;Ian&quot;, &quot;non-dropping-particle&quot;: &quot;&quot;, &quot;dropping-particle&quot;: &quot;&quot;}], &quot;issue&quot;: &quot;6&quot;, &quot;container-title&quot;: &quot;ICES Journal of Marine Science&quot;}, &quot;uris&quot;: [&quot;http://www.mendeley.com/documents/?uuid=3db6c386-65b7-48b9-95d2-565adb1c2dd6&quot;]}], &quot;properties&quot;: {&quot;noteIndex&quot;: 0}, &quot;schema&quot;: &quot;https://github.com/citation-style-language/schema/raw/master/csl-citation.json&quot;, &quot;mendeley&quot;: {&quot;formattedCitation&quot;: &quot;(De Robertis and Higginbottom 2007)&quot;, &quot;manualFormatting&quot;: &quot;De Robertis and Higginbottom (2007)&quot;, &quot;plainTextFormattedCitation&quot;: &quot;(De Robertis and Higginbottom 2007)&quot;, &quot;previouslyFormattedCitation&quot;: &quot;(De Robertis and Higginbottom 2007)&quot;}} RND6b2u5ymxH1"/><text:span text:style-name="T79">⁠. <text:s/>Data were manually scrutinized to correct bottom </text:span><text:span text:style-name="T95">detection </text:span><text:span text:style-name="T79">lines, exclude echoes from </text:span><text:span text:style-name="T95">net and other </text:span><text:span text:style-name="T79">instrument casts, and eliminate intermittent interference, such as multipath and sidelobe echoes from the steep rocky sides of the lake </text:span><text:span text:style-name="T95">when close to shore</text:span><text:span text:style-name="T79">. <text:s/>Acoustic data were integrated in bins 1 m deep and 10 m wide along-track and exported for further analysis. <text:s/></text:span></text:p>
      <text:p text:style-name="P7"><text:span text:style-name="T79"><text:tab/>Single fish targets were detected </text:span><text:span text:style-name="T95">from</text:span><text:span text:style-name="T79"> the 120 kHz data using Echoview's </text:span><text:span text:style-name="T89">individual target detection</text:span><text:span text:style-name="T79"> operator </text:span><text:span text:style-name="T91">(split-beam method 1</text:span><text:span text:style-name="T91"><office:annotation><dc:creator>Joe Warren</dc:creator><dc:date>2016-10-07T13:01:07</dc:date><loext:sender-initials>JW</loext:sender-initials><text:p text:style-name="P51"><text:span text:style-name="T441">Is there a reason you used method 1 – brandyn's been using method 2 for all his TS exports ?</text:span></text:p></office:annotation></text:span><text:span text:style-name="T91"><office:annotation><dc:creator>Unknown Author</dc:creator><dc:date>2016-10-28T12:54:26</dc:date><text:p text:style-name="P51"><text:span text:style-name="T442">Reply to Joe Warren (10/07/2016, 13:01): "..."</text:span></text:p><text:p><text:span text:style-name="T443">No reason, just that it’s the first on the list. <text:s/>Is one supposed to be better than the other?</text:span></text:p></office:annotation></text:span><text:span text:style-name="T91"><office:annotation><dc:creator>Joe Warren</dc:creator><dc:date>2016-11-03T14:50:42</dc:date><loext:sender-initials>JW</loext:sender-initials><text:p text:style-name="P51"><text:span text:style-name="T442">Reply to Unknown Author (10/28/2016, 12:54): "..."</text:span></text:p><text:p><text:span text:style-name="T443">I think there is – Brandyn knows the difference – I want to say TS method 1 is for one type of ducers and single target #2 is for the current system/ducers (i.e. what we have). <text:s/>But check w/ Brandyn.</text:span></text:p></office:annotation></text:span><text:span text:style-name="T91"><office:annotation><dc:creator>Unknown Author</dc:creator><dc:date>2016-11-18T09:59:50</dc:date><text:p text:style-name="P51"><text:span text:style-name="T442">Reply to Joe Warren (11/03/2016, 14:50): "..."</text:span></text:p><text:p><text:span text:style-name="T443">Checked the EV docs and method 2 is recommended for Ex60 data. <text:s/>I’ll redo the exports, but Brandyn has the dongle at the moment.</text:span></text:p></office:annotation></text:span><text:span text:style-name="T91"><office:annotation><dc:creator>Joe Warren</dc:creator><dc:date>2016-11-21T16:19:18</dc:date><text:p text:style-name="P51"><text:span text:style-name="T444">Reply to Unknown Author (11/18/2016, 09:59): "..."</text:span></text:p><text:p><text:span text:style-name="T445">Roger. I doubt it will change things much, but should do it just for accuracy's sake.</text:span></text:p></office:annotation></text:span><text:span text:style-name="T91">)</text:span><text:span text:style-name="T79">, </text:span><text:span text:style-name="T90">using an uncompensated TS threshold of -70 dB, pulse length determination level of -6 dB, and minimum and maximum normalized pulse lengths of 0.5 and 2.0</text:span><text:span text:style-name="T79">. </text:span><text:span text:style-name="T90"><text:s/>Targets were rejected if their beam-pattern compensation was greater than 6 dB or if their angular standard deviation was greater than 0.5°. <text:s/></text:span><text:span text:style-name="T80">In Independence Lake, only the 710 kHz single-beam echosounder was operated, so we </text:span><text:span text:style-name="T99">did not measure fish TS in this lake.</text:span><text:span text:style-name="T80">. <text:s/></text:span><text:span text:style-name="T81">Fish target strengths were averaged (in the linear domain) by lake and survey. <text:s/></text:span></text:p>
      <text:p text:style-name="P7"><text:span text:style-name="T79"><text:tab/></text:span><text:span text:style-name="T98">Acoustic </text:span><text:span text:style-name="T96">i</text:span><text:span text:style-name="T329">ntegration cells were classified as fish if their backscatter was higher at 120 kHz than at 710 kHz, </text:span><text:span text:style-name="T327">since resonant scattering from fishes’ swim bladders makes them stronger targets </text:span><text:span text:style-name="T333">at </text:span><text:span text:style-name="T328">the</text:span><text:span text:style-name="T327"> lower frequenc</text:span><text:span text:style-name="T328">y.</text:span><text:span text:style-name="T327"> <text:s/></text:span><text:span text:style-name="T332">Zooplankton </text:span><text:span text:style-name="T341">b</text:span><text:span text:style-name="T339">ackscatter </text:span><text:span text:style-name="T337">at 710 kHz in each lake on each sampling date </text:span><text:span text:style-name="T339">was </text:span><text:span text:style-name="T339">apportioned to copepods and cladocerans based on </text:span><text:span text:style-name="T340">the</text:span><text:span text:style-name="T339"> proportional abundance</text:span><text:span text:style-name="T337">s</text:span><text:span text:style-name="T339"> </text:span><text:span text:style-name="T340">and target strengths</text:span><text:span text:style-name="T339"> </text:span><text:span text:style-name="T340">using the following two relations:</text:span></text:p>
      <text:p text:style-name="P34"><draw:frame draw:style-name="fr1" draw:name="Object1" text:anchor-type="as-char" svg:y="-0.1484in" svg:width="1.6953in" svg:height="0.2098in" draw:z-index="0"><draw:object xlink:href="./Object 2" xlink:type="simple" xlink:show="embed" xlink:actuate="onLoad"/><draw:image xlink:href="./ObjectReplacements/Object 2" xlink:type="simple" xlink:show="embed" xlink:actuate="onLoad"/></draw:frame></text:p>
      <text:p text:style-name="P24"><draw:frame draw:style-name="fr1" draw:name="Object2" text:anchor-type="as-char" svg:y="-0.2693in" svg:width="0.6091in" svg:height="0.4429in" draw:z-index="1"><draw:object xlink:href="./Object 3" xlink:type="simple" xlink:show="embed" xlink:actuate="onLoad"/><draw:image xlink:href="./ObjectReplacements/Object 3" xlink:type="simple" xlink:show="embed" xlink:actuate="onLoad"/><svg:desc>formula</svg:desc></draw:frame></text:p>
      <text:p text:style-name="P8"><text:span text:style-name="T432">where </text:span><text:span text:style-name="T376">N</text:span><text:span text:style-name="T278">1</text:span><text:span text:style-name="T432"> and </text:span><text:span text:style-name="T376">N</text:span><text:span text:style-name="T278">2</text:span><text:span text:style-name="T432"> are the counts of copepods and cladocerans in the corresponding net sample, and </text:span><text:span text:style-name="T383">n</text:span><text:span text:style-name="T274">1</text:span><text:span text:style-name="T150"> </text:span><text:soft-page-break/><text:span text:style-name="T150">and </text:span><text:span text:style-name="T233">n</text:span><text:span text:style-name="T274">2</text:span><text:span text:style-name="T150"> are the </text:span><text:span text:style-name="T163">true </text:span><office:annotation office:name="__Annotation__7572_1392303280"><dc:creator>Joe Warren</dc:creator><dc:date>2016-11-03T14:52:50</dc:date><loext:sender-initials>JW</loext:sender-initials><text:p>From the net tow catches ? <text:s/>Probably should specify.</text:p></office:annotation><text:span text:style-name="T150">numerical densities in the water</text:span><office:annotation-end office:name="__Annotation__7572_1392303280"/><office:annotation><dc:creator>Unknown Author</dc:creator><dc:date>2016-11-18T10:37:00</dc:date><text:p text:style-name="P51"><text:span text:style-name="T442">Reply to Joe Warren (11/03/2016, 14:52): "..."</text:span></text:p><text:p><text:span text:style-name="T443">Added the word “true,” hopefully more explicit</text:span></text:p></office:annotation><office:annotation><dc:creator>Joe Warren</dc:creator><dc:date>2016-11-21T16:21:10</dc:date><text:p text:style-name="P51"><text:span text:style-name="T444">Reply to Unknown Author (11/18/2016, 10:37): "..."</text:span></text:p><text:p><text:span text:style-name="T445">I'm not sure this is clearer -- “true” implies we have no net artifacts which isn't the case. <text:s/>I also think we have an equation issue somewhere – i.e. we have two counts (N1 and N2), <text:s/>but the sv equation uses n1 and n2, but we don't know n1 and n2, should we write it as</text:span></text:p><text:p><text:span text:style-name="T445">Sv = N1 * sigma_bs1 / (N1+N2) + N2 * sigma_bs2 / (N1 + N2) --- otherwise I don't think we have <text:s/>a constrained equation – or maybe I'm just being oblivious to something ?</text:span></text:p></office:annotation><text:span text:style-name="T432">. </text:span><text:span text:style-name="T339">Numerical densities were converted to </text:span><text:span text:style-name="T342">dry-weight </text:span><text:span text:style-name="T338">biomassses</text:span><text:span text:style-name="T339"> based on the </text:span><text:span text:style-name="T338">measured lengths of the zooplankton in the net samples, using published regressions for calanoid nauplii, the calanoid </text:span><text:span text:style-name="T325">Diaptomus oregonenis</text:span><text:span text:style-name="T349">, and </text:span><text:span text:style-name="T325">Daphnia galeatea</text:span><text:span text:style-name="T349"> </text:span><text:reference-mark-start text:name="ADDIN CSL_CITATION {&quot;citationItems&quot;: [{&quot;id&quot;: &quot;ITEM-1&quot;, &quot;itemData&quot;: {&quot;type&quot;: &quot;article-journal&quot;, &quot;page&quot;: &quot;1380-1390&quot;, &quot;ISSN&quot;: &quot;0706-652X&quot;, &quot;DOI&quot;: &quot;10.1139/f85-173&quot;, &quot;volume&quot;: &quot;42&quot;, &quot;issued&quot;: {&quot;date-parts&quot;: [[&quot;1985&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title&quot;: &quot;Biomass of Freshwater Crustacean Zooplankton from Length\u2013Weight Regressions&quot;, &quot;id&quot;: &quot;ITEM-1&quot;, &quot;author&quot;: [{&quot;parse-names&quot;: false, &quot;family&quot;: &quot;Culver&quot;, &quot;suffix&quot;: &quot;&quot;, &quot;given&quot;: &quot;David A.&quot;, &quot;non-dropping-particle&quot;: &quot;&quot;, &quot;dropping-particle&quot;: &quot;&quot;}, {&quot;parse-names&quot;: false, &quot;family&quot;: &quot;Boucherle&quot;, &quot;suffix&quot;: &quot;&quot;, &quot;given&quot;: &quot;Mary M.&quot;, &quot;non-dropping-particle&quot;: &quot;&quot;, &quot;dropping-particle&quot;: &quot;&quot;}, {&quot;parse-names&quot;: false, &quot;family&quot;: &quot;Bean&quot;, &quot;suffix&quot;: &quot;&quot;, &quot;given&quot;: &quot;David J.&quot;, &quot;non-dropping-particle&quot;: &quot;&quot;, &quot;dropping-particle&quot;: &quot;&quot;}, {&quot;parse-names&quot;: false, &quot;family&quot;: &quot;Fletcher&quot;, &quot;suffix&quot;: &quot;&quot;, &quot;given&quot;: &quot;James W.&quot;, &quot;non-dropping-particle&quot;: &quot;&quot;, &quot;dropping-particle&quot;: &quot;&quot;}], &quot;issue&quot;: &quot;8&quot;, &quot;container-title&quot;: &quot;Canadian Journal of Fisheries and Aquatic Sciences&quot;}, &quot;uris&quot;: [&quot;http://www.mendeley.com/documents/?uuid=687b2c79-3ea9-463a-808b-957ca24b3cbc&quot;]}], &quot;properties&quot;: {&quot;noteIndex&quot;: 0}, &quot;schema&quot;: &quot;https://github.com/citation-style-language/schema/raw/master/csl-citation.json&quot;, &quot;mendeley&quot;: {&quot;formattedCitation&quot;: &quot;(Culver et al. 1985)&quot;, &quot;previouslyFormattedCitation&quot;: &quot;(Culver et al. 1985)&quot;, &quot;plainTextFormattedCitation&quot;: &quot;(Culver et al. 1985)&quot;}} RNDt73ah1Uz0E"/><text:span text:style-name="T369">(Culver et al. 1985)</text:span><text:reference-mark-end text:name="ADDIN CSL_CITATION {&quot;citationItems&quot;: [{&quot;id&quot;: &quot;ITEM-1&quot;, &quot;itemData&quot;: {&quot;type&quot;: &quot;article-journal&quot;, &quot;page&quot;: &quot;1380-1390&quot;, &quot;ISSN&quot;: &quot;0706-652X&quot;, &quot;DOI&quot;: &quot;10.1139/f85-173&quot;, &quot;volume&quot;: &quot;42&quot;, &quot;issued&quot;: {&quot;date-parts&quot;: [[&quot;1985&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title&quot;: &quot;Biomass of Freshwater Crustacean Zooplankton from Length\u2013Weight Regressions&quot;, &quot;id&quot;: &quot;ITEM-1&quot;, &quot;author&quot;: [{&quot;parse-names&quot;: false, &quot;family&quot;: &quot;Culver&quot;, &quot;suffix&quot;: &quot;&quot;, &quot;given&quot;: &quot;David A.&quot;, &quot;non-dropping-particle&quot;: &quot;&quot;, &quot;dropping-particle&quot;: &quot;&quot;}, {&quot;parse-names&quot;: false, &quot;family&quot;: &quot;Boucherle&quot;, &quot;suffix&quot;: &quot;&quot;, &quot;given&quot;: &quot;Mary M.&quot;, &quot;non-dropping-particle&quot;: &quot;&quot;, &quot;dropping-particle&quot;: &quot;&quot;}, {&quot;parse-names&quot;: false, &quot;family&quot;: &quot;Bean&quot;, &quot;suffix&quot;: &quot;&quot;, &quot;given&quot;: &quot;David J.&quot;, &quot;non-dropping-particle&quot;: &quot;&quot;, &quot;dropping-particle&quot;: &quot;&quot;}, {&quot;parse-names&quot;: false, &quot;family&quot;: &quot;Fletcher&quot;, &quot;suffix&quot;: &quot;&quot;, &quot;given&quot;: &quot;James W.&quot;, &quot;non-dropping-particle&quot;: &quot;&quot;, &quot;dropping-particle&quot;: &quot;&quot;}], &quot;issue&quot;: &quot;8&quot;, &quot;container-title&quot;: &quot;Canadian Journal of Fisheries and Aquatic Sciences&quot;}, &quot;uris&quot;: [&quot;http://www.mendeley.com/documents/?uuid=687b2c79-3ea9-463a-808b-957ca24b3cbc&quot;]}], &quot;properties&quot;: {&quot;noteIndex&quot;: 0}, &quot;schema&quot;: &quot;https://github.com/citation-style-language/schema/raw/master/csl-citation.json&quot;, &quot;mendeley&quot;: {&quot;formattedCitation&quot;: &quot;(Culver et al. 1985)&quot;, &quot;previouslyFormattedCitation&quot;: &quot;(Culver et al. 1985)&quot;, &quot;plainTextFormattedCitation&quot;: &quot;(Culver et al. 1985)&quot;}} RNDt73ah1Uz0E"/><text:span text:style-name="T349">⁠. <text:s/></text:span><text:span text:style-name="T350"><text:s/></text:span><text:span text:style-name="T351">Z</text:span><text:span text:style-name="T350">ooplankton biomasses were </text:span><text:span text:style-name="T351">then</text:span><text:span text:style-name="T350"> converted to wet weight using another published scaling relationship </text:span><text:reference-mark-start text:name="ADDIN CSL_CITATION {&quot;citationItems&quot;: [{&quot;id&quot;: &quot;ITEM-1&quot;, &quot;itemData&quot;: {&quot;ISBN&quot;: &quot;0090-0656&quot;, &quot;type&quot;: &quot;article-journal&quot;, &quot;page&quot;: &quot;777-786&quot;, &quot;ISSN&quot;: &quot;00900656&quot;, &quot;volume&quot;: &quot;73&quot;, &quot;issued&quot;: {&quot;date-parts&quot;: [[&quot;1975&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id&quot;: &quot;ITEM-1&quot;, &quot;author&quot;: [{&quot;parse-names&quot;: false, &quot;family&quot;: &quot;Wiebe&quot;, &quot;suffix&quot;: &quot;&quot;, &quot;given&quot;: &quot;Peter H.&quot;, &quot;non-dropping-particle&quot;: &quot;&quot;, &quot;dropping-particle&quot;: &quot;&quot;}, {&quot;parse-names&quot;: false, &quot;family&quot;: &quot;Boyd&quot;, &quot;suffix&quot;: &quot;&quot;, &quot;given&quot;: &quot;Steven&quot;, &quot;non-dropping-particle&quot;: &quot;&quot;, &quot;dropping-particle&quot;: &quot;&quot;}, {&quot;parse-names&quot;: false, &quot;family&quot;: &quot;Cox&quot;, &quot;suffix&quot;: &quot;&quot;, &quot;given&quot;: &quot;James L.&quot;, &quot;non-dropping-particle&quot;: &quot;&quot;, &quot;dropping-particle&quot;: &quot;&quot;}], &quot;issue&quot;: &quot;4&quot;, &quot;container-title&quot;: &quot;Fishery Bulletin&quot;}, &quot;uris&quot;: [&quot;http://www.mendeley.com/documents/?uuid=92a93296-6250-4c31-88c7-888c7029d02b&quot;]}], &quot;properties&quot;: {&quot;noteIndex&quot;: 0}, &quot;schema&quot;: &quot;https://github.com/citation-style-language/schema/raw/master/csl-citation.json&quot;, &quot;mendeley&quot;: {&quot;formattedCitation&quot;: &quot;(Wiebe et al. 1975)&quot;, &quot;plainTextFormattedCitation&quot;: &quot;(Wiebe et al. 1975)&quot;}} RNDkaDbNLuaDW"/><text:span text:style-name="T370">(Wiebe et al. 1975)</text:span><text:reference-mark-end text:name="ADDIN CSL_CITATION {&quot;citationItems&quot;: [{&quot;id&quot;: &quot;ITEM-1&quot;, &quot;itemData&quot;: {&quot;ISBN&quot;: &quot;0090-0656&quot;, &quot;type&quot;: &quot;article-journal&quot;, &quot;page&quot;: &quot;777-786&quot;, &quot;ISSN&quot;: &quot;00900656&quot;, &quot;volume&quot;: &quot;73&quot;, &quot;issued&quot;: {&quot;date-parts&quot;: [[&quot;1975&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id&quot;: &quot;ITEM-1&quot;, &quot;author&quot;: [{&quot;parse-names&quot;: false, &quot;family&quot;: &quot;Wiebe&quot;, &quot;suffix&quot;: &quot;&quot;, &quot;given&quot;: &quot;Peter H.&quot;, &quot;non-dropping-particle&quot;: &quot;&quot;, &quot;dropping-particle&quot;: &quot;&quot;}, {&quot;parse-names&quot;: false, &quot;family&quot;: &quot;Boyd&quot;, &quot;suffix&quot;: &quot;&quot;, &quot;given&quot;: &quot;Steven&quot;, &quot;non-dropping-particle&quot;: &quot;&quot;, &quot;dropping-particle&quot;: &quot;&quot;}, {&quot;parse-names&quot;: false, &quot;family&quot;: &quot;Cox&quot;, &quot;suffix&quot;: &quot;&quot;, &quot;given&quot;: &quot;James L.&quot;, &quot;non-dropping-particle&quot;: &quot;&quot;, &quot;dropping-particle&quot;: &quot;&quot;}], &quot;issue&quot;: &quot;4&quot;, &quot;container-title&quot;: &quot;Fishery Bulletin&quot;}, &quot;uris&quot;: [&quot;http://www.mendeley.com/documents/?uuid=92a93296-6250-4c31-88c7-888c7029d02b&quot;]}], &quot;properties&quot;: {&quot;noteIndex&quot;: 0}, &quot;schema&quot;: &quot;https://github.com/citation-style-language/schema/raw/master/csl-citation.json&quot;, &quot;mendeley&quot;: {&quot;formattedCitation&quot;: &quot;(Wiebe et al. 1975)&quot;, &quot;plainTextFormattedCitation&quot;: &quot;(Wiebe et al. 1975)&quot;}} RNDkaDbNLuaDW"/><text:span text:style-name="T350">⁠. </text:span></text:p>
      <text:p text:style-name="P9"><text:span text:style-name="T334"><text:tab/></text:span><text:span text:style-name="T329">Fish densities were calculated from the integrated 120 kHz backscatter, . <text:s/></text:span><text:span text:style-name="T332">using </text:span><text:span text:style-name="T332">t</text:span><text:span text:style-name="T329">he empirical mean TS of the </text:span><text:span text:style-name="T331">individual fish</text:span><text:span text:style-name="T329"> targets to convert backscatter to fish densities. <text:s/></text:span><text:span text:style-name="T355">To obtain approximate estimates </text:span><text:span text:style-name="T356">of</text:span><text:span text:style-name="T355"> fish </text:span><text:span text:style-name="T356">biomass</text:span><text:span text:style-name="T355">, we </text:span><text:span text:style-name="T361">first</text:span><text:span text:style-name="T355"> converted each </text:span><text:span text:style-name="T358">fish </text:span><text:span text:style-name="T355">target’</text:span><text:span text:style-name="T360">s</text:span><text:span text:style-name="T358"> TS </text:span><text:span text:style-name="T360">to a length (in cm) by solving the </text:span><text:span text:style-name="T358">relationship </text:span><text:span text:style-name="T359">TS = 20log</text:span><text:span text:style-name="T353">10</text:span><text:span text:style-name="T359">(</text:span><text:span text:style-name="T364">L</text:span><text:span text:style-name="T359">) – 67.4 </text:span><text:span text:style-name="T358">for physoclist fishes from </text:span><text:reference-mark-start text:name="ADDIN CSL_CITATION {&quot;citationItems&quot;: [{&quot;id&quot;: &quot;ITEM-1&quot;, &quot;itemData&quot;: {&quot;type&quot;: &quot;article-journal&quot;, &quot;page&quot;: &quot;981&quot;, &quot;ISSN&quot;: &quot;00014966&quot;, &quot;DOI&quot;: &quot;10.1121/1.395298&quot;, &quot;volume&quot;: &quot;82&quot;, &quot;issued&quot;: {&quot;date-parts&quot;: [[&quot;1987&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title&quot;: &quot;Fish target strengths for use in echo integrator surveys&quot;, &quot;id&quot;: &quot;ITEM-1&quot;, &quot;author&quot;: [{&quot;parse-names&quot;: false, &quot;family&quot;: &quot;Foote&quot;, &quot;suffix&quot;: &quot;&quot;, &quot;given&quot;: &quot;Kenneth G.&quot;, &quot;non-dropping-particle&quot;: &quot;&quot;, &quot;dropping-particle&quot;: &quot;&quot;}], &quot;issue&quot;: &quot;3&quot;, &quot;container-title&quot;: &quot;The Journal of the Acoustical Society of America&quot;}, &quot;uris&quot;: [&quot;http://www.mendeley.com/documents/?uuid=6e08dae5-695c-4a6a-a0cc-760df3ca94c6&quot;]}], &quot;properties&quot;: {&quot;noteIndex&quot;: 0}, &quot;schema&quot;: &quot;https://github.com/citation-style-language/schema/raw/master/csl-citation.json&quot;, &quot;mendeley&quot;: {&quot;formattedCitation&quot;: &quot;(Foote 1987)&quot;, &quot;previouslyFormattedCitation&quot;: &quot;(Foote 1987)&quot;, &quot;plainTextFormattedCitation&quot;: &quot;(Foote 1987)&quot;}} RNDYC8cXGxEJe"/><text:span text:style-name="T371">(Foote 1987)</text:span><text:reference-mark-end text:name="ADDIN CSL_CITATION {&quot;citationItems&quot;: [{&quot;id&quot;: &quot;ITEM-1&quot;, &quot;itemData&quot;: {&quot;type&quot;: &quot;article-journal&quot;, &quot;page&quot;: &quot;981&quot;, &quot;ISSN&quot;: &quot;00014966&quot;, &quot;DOI&quot;: &quot;10.1121/1.395298&quot;, &quot;volume&quot;: &quot;82&quot;, &quot;issued&quot;: {&quot;date-parts&quot;: [[&quot;1987&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title&quot;: &quot;Fish target strengths for use in echo integrator surveys&quot;, &quot;id&quot;: &quot;ITEM-1&quot;, &quot;author&quot;: [{&quot;parse-names&quot;: false, &quot;family&quot;: &quot;Foote&quot;, &quot;suffix&quot;: &quot;&quot;, &quot;given&quot;: &quot;Kenneth G.&quot;, &quot;non-dropping-particle&quot;: &quot;&quot;, &quot;dropping-particle&quot;: &quot;&quot;}], &quot;issue&quot;: &quot;3&quot;, &quot;container-title&quot;: &quot;The Journal of the Acoustical Society of America&quot;}, &quot;uris&quot;: [&quot;http://www.mendeley.com/documents/?uuid=6e08dae5-695c-4a6a-a0cc-760df3ca94c6&quot;]}], &quot;properties&quot;: {&quot;noteIndex&quot;: 0}, &quot;schema&quot;: &quot;https://github.com/citation-style-language/schema/raw/master/csl-citation.json&quot;, &quot;mendeley&quot;: {&quot;formattedCitation&quot;: &quot;(Foote 1987)&quot;, &quot;previouslyFormattedCitation&quot;: &quot;(Foote 1987)&quot;, &quot;plainTextFormattedCitation&quot;: &quot;(Foote 1987)&quot;}} RNDYC8cXGxEJe"/><text:span text:style-name="T358">⁠. <text:s/></text:span><text:span text:style-name="T361">These lengths were then converted to approximate </text:span><office:annotation office:name="__Fieldmark__8576_793731306"><dc:creator>Joe Warren</dc:creator><dc:date>2016-11-21T16:25:18</dc:date><text:p text:style-name="P51"><text:span text:style-name="T446">Think we need to specify whether this is dry or wet weight.</text:span></text:p></office:annotation><text:span text:style-name="T361">weights</text:span><office:annotation-end office:name="__Fieldmark__8576_793731306"/><text:span text:style-name="T361"> using</text:span><text:span text:style-name="T355"> published scaling relationships. <text:s/></text:span><text:span text:style-name="T357">Length-weight relationships for fish are usually assumed to follow a power law of the form </text:span><text:span text:style-name="T357"><draw:frame draw:style-name="fr1" draw:name="Object5" text:anchor-type="as-char" svg:y="-0.1484in" svg:width="1.4717in" svg:height="0.2091in" draw:z-index="2"><draw:object xlink:href="./Object 1" xlink:type="simple" xlink:show="embed" xlink:actuate="onLoad"/><draw:image xlink:href="./ObjectReplacements/Object 1" xlink:type="simple" xlink:show="embed" xlink:actuate="onLoad"/><svg:desc>formula</svg:desc></draw:frame></text:span><text:span text:style-name="T357">, where </text:span><text:span text:style-name="T362">a</text:span><text:span text:style-name="T365"> and </text:span><text:span text:style-name="T362">b</text:span><text:span text:style-name="T365"> are fitted empirically for a particular species or population. <text:s/>Because we could not identify fish targets to species, we averaged </text:span><text:span text:style-name="T366">the parameters </text:span><text:span text:style-name="T365">for rainbow trout (</text:span><text:span text:style-name="T362">a</text:span><text:span text:style-name="T365"> = -4.898, </text:span><text:span text:style-name="T362">b</text:span><text:span text:style-name="T365"> = 2.99, </text:span><text:reference-mark-start text:name="ADDIN CSL_CITATION {&quot;citationItems&quot;: [{&quot;id&quot;: &quot;ITEM-1&quot;, &quot;itemData&quot;: {&quot;ISBN&quot;: &quot;0270-5060&quot;, &quot;id&quot;: &quot;ITEM-1&quot;, &quot;page&quot;: &quot;3-9&quot;, &quot;issue&quot;: &quot;3&quot;, &quot;volume&quot;: &quot;11&quot;, &quot;issued&quot;: {&quot;date-parts&quot;: [[&quot;1996&quot;]]}, &quot;author&quot;: [{&quot;parse-names&quot;: false, &quot;family&quot;: &quot;Simpkins&quot;, &quot;suffix&quot;: &quot;&quot;, &quot;given&quot;: &quot;D G&quot;, &quot;non-dropping-particle&quot;: &quot;&quot;, &quot;dropping-particle&quot;: &quot;&quot;}, {&quot;parse-names&quot;: false, &quot;family&quot;: &quot;Hubert&quot;, &quot;suffix&quot;: &quot;&quot;, &quot;given&quot;: &quot;W A&quot;, &quot;non-dropping-particle&quot;: &quot;&quot;, &quot;dropping-particle&quot;: &quot;&quot;}], &quot;type&quot;: &quot;article-journal&quot;, &quot;ISSN&quot;: &quot;02705060&quot;, &quot;title&quot;: &quot;Proposed revision of the standard-weight equation for rainbow trout.&quot;}, &quot;uris&quot;: [&quot;http://www.mendeley.com/documents/?uuid=c55d6d80-7164-4d65-ad17-40f6e3f29149&quot;]}], &quot;properties&quot;: {&quot;noteIndex&quot;: 0}, &quot;schema&quot;: &quot;https://github.com/citation-style-language/schema/raw/master/csl-citation.json&quot;, &quot;mendeley&quot;: {&quot;formattedCitation&quot;: &quot;(Simpkins and Hubert 1996)&quot;, &quot;manualFormatting&quot;: &quot;Simpkins and Hubert 1996&quot;, &quot;plainTextFormattedCitation&quot;: &quot;(Simpkins and Hubert 1996)&quot;, &quot;previouslyFormattedCitation&quot;: &quot;(Simpkins and Hubert 1996)&quot;}} RNDClME88AFIv"/><text:span text:style-name="T372">Simpkins and Hubert 1996</text:span><text:reference-mark-end text:name="ADDIN CSL_CITATION {&quot;citationItems&quot;: [{&quot;id&quot;: &quot;ITEM-1&quot;, &quot;itemData&quot;: {&quot;ISBN&quot;: &quot;0270-5060&quot;, &quot;id&quot;: &quot;ITEM-1&quot;, &quot;page&quot;: &quot;3-9&quot;, &quot;issue&quot;: &quot;3&quot;, &quot;volume&quot;: &quot;11&quot;, &quot;issued&quot;: {&quot;date-parts&quot;: [[&quot;1996&quot;]]}, &quot;author&quot;: [{&quot;parse-names&quot;: false, &quot;family&quot;: &quot;Simpkins&quot;, &quot;suffix&quot;: &quot;&quot;, &quot;given&quot;: &quot;D G&quot;, &quot;non-dropping-particle&quot;: &quot;&quot;, &quot;dropping-particle&quot;: &quot;&quot;}, {&quot;parse-names&quot;: false, &quot;family&quot;: &quot;Hubert&quot;, &quot;suffix&quot;: &quot;&quot;, &quot;given&quot;: &quot;W A&quot;, &quot;non-dropping-particle&quot;: &quot;&quot;, &quot;dropping-particle&quot;: &quot;&quot;}], &quot;type&quot;: &quot;article-journal&quot;, &quot;ISSN&quot;: &quot;02705060&quot;, &quot;title&quot;: &quot;Proposed revision of the standard-weight equation for rainbow trout.&quot;}, &quot;uris&quot;: [&quot;http://www.mendeley.com/documents/?uuid=c55d6d80-7164-4d65-ad17-40f6e3f29149&quot;]}], &quot;properties&quot;: {&quot;noteIndex&quot;: 0}, &quot;schema&quot;: &quot;https://github.com/citation-style-language/schema/raw/master/csl-citation.json&quot;, &quot;mendeley&quot;: {&quot;formattedCitation&quot;: &quot;(Simpkins and Hubert 1996)&quot;, &quot;manualFormatting&quot;: &quot;Simpkins and Hubert 1996&quot;, &quot;plainTextFormattedCitation&quot;: &quot;(Simpkins and Hubert 1996)&quot;, &quot;previouslyFormattedCitation&quot;: &quot;(Simpkins and Hubert 1996)&quot;}} RNDClME88AFIv"/><text:span text:style-name="T365">), brook trout (</text:span><text:span text:style-name="T362">a</text:span><text:span text:style-name="T365"> = -5.186, </text:span><text:span text:style-name="T362">b</text:span><text:span text:style-name="T365"> = 3.103, </text:span><text:reference-mark-start text:name="ADDIN CSL_CITATION {&quot;citationItems&quot;: [{&quot;id&quot;: &quot;ITEM-1&quot;, &quot;itemData&quot;: {&quot;ISBN&quot;: &quot;0275-5947&quot;, &quot;type&quot;: &quot;article-journal&quot;, &quot;page&quot;: &quot;253-254&quot;, &quot;ISSN&quot;: &quot;02755947&quot;, &quot;DOI&quot;: &quot;10.1577/1548-8675(2001)021&lt;0253:PSWEFB&gt;2.0.CO;2&quot;, &quot;volume&quot;: &quot;21&quot;, &quot;issued&quot;: {&quot;date-parts&quot;: [[&quot;2001&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title&quot;: &quot;Proposed Standard-Weight Equations for Brook Trout&quot;, &quot;id&quot;: &quot;ITEM-1&quot;, &quot;author&quot;: [{&quot;parse-names&quot;: false, &quot;family&quot;: &quot;Hyatt&quot;, &quot;suffix&quot;: &quot;&quot;, &quot;given&quot;: &quot;Matthew W&quot;, &quot;non-dropping-particle&quot;: &quot;&quot;, &quot;dropping-particle&quot;: &quot;&quot;}, {&quot;parse-names&quot;: false, &quot;family&quot;: &quot;Hubert&quot;, &quot;suffix&quot;: &quot;&quot;, &quot;given&quot;: &quot;Wayne a&quot;, &quot;non-dropping-particle&quot;: &quot;&quot;, &quot;dropping-particle&quot;: &quot;&quot;}], &quot;issue&quot;: &quot;May&quot;, &quot;container-title&quot;: &quot;North American Journal of Fisheries Management&quot;}, &quot;uris&quot;: [&quot;http://www.mendeley.com/documents/?uuid=994a9882-5c09-415d-ad02-5d78fbd23a77&quot;]}], &quot;properties&quot;: {&quot;noteIndex&quot;: 0}, &quot;schema&quot;: &quot;https://github.com/citation-style-language/schema/raw/master/csl-citation.json&quot;, &quot;mendeley&quot;: {&quot;formattedCitation&quot;: &quot;(Hyatt and Hubert 2001)&quot;, &quot;manualFormatting&quot;: &quot;Hyatt and Hubert 2001&quot;, &quot;plainTextFormattedCitation&quot;: &quot;(Hyatt and Hubert 2001)&quot;, &quot;previouslyFormattedCitation&quot;: &quot;(Hyatt and Hubert 2001)&quot;}} RNDBgimDmacB1"/><text:span text:style-name="T372">Hyatt and Hubert 2001</text:span><text:reference-mark-end text:name="ADDIN CSL_CITATION {&quot;citationItems&quot;: [{&quot;id&quot;: &quot;ITEM-1&quot;, &quot;itemData&quot;: {&quot;ISBN&quot;: &quot;0275-5947&quot;, &quot;type&quot;: &quot;article-journal&quot;, &quot;page&quot;: &quot;253-254&quot;, &quot;ISSN&quot;: &quot;02755947&quot;, &quot;DOI&quot;: &quot;10.1577/1548-8675(2001)021&lt;0253:PSWEFB&gt;2.0.CO;2&quot;, &quot;volume&quot;: &quot;21&quot;, &quot;issued&quot;: {&quot;date-parts&quot;: [[&quot;2001&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title&quot;: &quot;Proposed Standard-Weight Equations for Brook Trout&quot;, &quot;id&quot;: &quot;ITEM-1&quot;, &quot;author&quot;: [{&quot;parse-names&quot;: false, &quot;family&quot;: &quot;Hyatt&quot;, &quot;suffix&quot;: &quot;&quot;, &quot;given&quot;: &quot;Matthew W&quot;, &quot;non-dropping-particle&quot;: &quot;&quot;, &quot;dropping-particle&quot;: &quot;&quot;}, {&quot;parse-names&quot;: false, &quot;family&quot;: &quot;Hubert&quot;, &quot;suffix&quot;: &quot;&quot;, &quot;given&quot;: &quot;Wayne a&quot;, &quot;non-dropping-particle&quot;: &quot;&quot;, &quot;dropping-particle&quot;: &quot;&quot;}], &quot;issue&quot;: &quot;May&quot;, &quot;container-title&quot;: &quot;North American Journal of Fisheries Management&quot;}, &quot;uris&quot;: [&quot;http://www.mendeley.com/documents/?uuid=994a9882-5c09-415d-ad02-5d78fbd23a77&quot;]}], &quot;properties&quot;: {&quot;noteIndex&quot;: 0}, &quot;schema&quot;: &quot;https://github.com/citation-style-language/schema/raw/master/csl-citation.json&quot;, &quot;mendeley&quot;: {&quot;formattedCitation&quot;: &quot;(Hyatt and Hubert 2001)&quot;, &quot;manualFormatting&quot;: &quot;Hyatt and Hubert 2001&quot;, &quot;plainTextFormattedCitation&quot;: &quot;(Hyatt and Hubert 2001)&quot;, &quot;previouslyFormattedCitation&quot;: &quot;(Hyatt and Hubert 2001)&quot;}} RNDBgimDmacB1"/><text:span text:style-name="T365">), and brown trout (</text:span><text:span text:style-name="T362">a</text:span><text:span text:style-name="T365"> = -4.867, </text:span><text:span text:style-name="T362">b</text:span><text:span text:style-name="T365"> = 2.96, </text:span><text:reference-mark-start text:name="ADDIN CSL_CITATION {&quot;citationItems&quot;: [{&quot;id&quot;: &quot;ITEM-1&quot;, &quot;itemData&quot;: {&quot;type&quot;: &quot;article-journal&quot;, &quot;page&quot;: &quot;111-116&quot;, &quot;ISSN&quot;: &quot;0270-5060&quot;, &quot;DOI&quot;: &quot;10.1080/02705060.1994.9664437&quot;, &quot;volume&quot;: &quot;9&quot;, &quot;issued&quot;: {&quot;date-parts&quot;: [[&quot;1994&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title&quot;: &quot;Proposed Standard Weight (Ws) Equation and Length-Categorization Standards for Stream-Dwelling Brown Trout (&lt;i&gt;Salmo trutta&lt;/i&gt;)&quot;, &quot;id&quot;: &quot;ITEM-1&quot;, &quot;author&quot;: [{&quot;parse-names&quot;: false, &quot;family&quot;: &quot;Milewski&quot;, &quot;suffix&quot;: &quot;&quot;, &quot;given&quot;: &quot;Craig L.&quot;, &quot;non-dropping-particle&quot;: &quot;&quot;, &quot;dropping-particle&quot;: &quot;&quot;}, {&quot;parse-names&quot;: false, &quot;family&quot;: &quot;Brown&quot;, &quot;suffix&quot;: &quot;&quot;, &quot;given&quot;: &quot;Michael L.&quot;, &quot;non-dropping-particle&quot;: &quot;&quot;, &quot;dropping-particle&quot;: &quot;&quot;}], &quot;issue&quot;: &quot;2&quot;, &quot;container-title&quot;: &quot;Journal of Freshwater Ecology&quot;}, &quot;uris&quot;: [&quot;http://www.mendeley.com/documents/?uuid=7e4b9878-8654-421d-bd4c-2bf6aead5163&quot;]}], &quot;properties&quot;: {&quot;noteIndex&quot;: 0}, &quot;schema&quot;: &quot;https://github.com/citation-style-language/schema/raw/master/csl-citation.json&quot;, &quot;mendeley&quot;: {&quot;formattedCitation&quot;: &quot;(Milewski and Brown 1994)&quot;, &quot;manualFormatting&quot;: &quot;Milewski and Brown 1994&quot;, &quot;plainTextFormattedCitation&quot;: &quot;(Milewski and Brown 1994)&quot;, &quot;previouslyFormattedCitation&quot;: &quot;(Milewski and Brown 1994)&quot;}} RNDKb92YoBU6A"/><text:span text:style-name="T372">Milewski and Brown 1994</text:span><text:reference-mark-end text:name="ADDIN CSL_CITATION {&quot;citationItems&quot;: [{&quot;id&quot;: &quot;ITEM-1&quot;, &quot;itemData&quot;: {&quot;type&quot;: &quot;article-journal&quot;, &quot;page&quot;: &quot;111-116&quot;, &quot;ISSN&quot;: &quot;0270-5060&quot;, &quot;DOI&quot;: &quot;10.1080/02705060.1994.9664437&quot;, &quot;volume&quot;: &quot;9&quot;, &quot;issued&quot;: {&quot;date-parts&quot;: [[&quot;1994&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title&quot;: &quot;Proposed Standard Weight (Ws) Equation and Length-Categorization Standards for Stream-Dwelling Brown Trout (&lt;i&gt;Salmo trutta&lt;/i&gt;)&quot;, &quot;id&quot;: &quot;ITEM-1&quot;, &quot;author&quot;: [{&quot;parse-names&quot;: false, &quot;family&quot;: &quot;Milewski&quot;, &quot;suffix&quot;: &quot;&quot;, &quot;given&quot;: &quot;Craig L.&quot;, &quot;non-dropping-particle&quot;: &quot;&quot;, &quot;dropping-particle&quot;: &quot;&quot;}, {&quot;parse-names&quot;: false, &quot;family&quot;: &quot;Brown&quot;, &quot;suffix&quot;: &quot;&quot;, &quot;given&quot;: &quot;Michael L.&quot;, &quot;non-dropping-particle&quot;: &quot;&quot;, &quot;dropping-particle&quot;: &quot;&quot;}], &quot;issue&quot;: &quot;2&quot;, &quot;container-title&quot;: &quot;Journal of Freshwater Ecology&quot;}, &quot;uris&quot;: [&quot;http://www.mendeley.com/documents/?uuid=7e4b9878-8654-421d-bd4c-2bf6aead5163&quot;]}], &quot;properties&quot;: {&quot;noteIndex&quot;: 0}, &quot;schema&quot;: &quot;https://github.com/citation-style-language/schema/raw/master/csl-citation.json&quot;, &quot;mendeley&quot;: {&quot;formattedCitation&quot;: &quot;(Milewski and Brown 1994)&quot;, &quot;manualFormatting&quot;: &quot;Milewski and Brown 1994&quot;, &quot;plainTextFormattedCitation&quot;: &quot;(Milewski and Brown 1994)&quot;, &quot;previouslyFormattedCitation&quot;: &quot;(Milewski and Brown 1994)&quot;}} RNDKb92YoBU6A"/><text:span text:style-name="T365">) </text:span><text:span text:style-name="T366">to get a single length-weight equation with </text:span><text:span text:style-name="T363">a</text:span><text:span text:style-name="T366"> = -4.98 and </text:span><text:span text:style-name="T363">b</text:span><text:span text:style-name="T366"> = 3.02. <text:s/></text:span><text:span text:style-name="T367">These lengths </text:span><text:span text:style-name="T368">and weights </text:span><text:span text:style-name="T367">were averaged into mean values for each lake and survey.</text:span></text:p>
      <text:p text:style-name="P17"><text:span text:style-name="T342"><text:tab/></text:span><text:span text:style-name="T348">Zooplankton and fish</text:span><text:span text:style-name="T342"> biomass densities were averaged across the survey track to give depth profiles of zooplankton </text:span><text:span text:style-name="T343">and fish density</text:span><text:span text:style-name="T342">. <text:s/>They were also integrated through the water column from and multiplied by each lake’s area to give estimates of the total biomass of </text:span><text:span text:style-name="T344">fish and zooplankton </text:span><text:span text:style-name="T348">in each lake and survey</text:span><text:span text:style-name="T342">. <text:s text:c="2"/></text:span><text:span text:style-name="T347">W</text:span><text:span text:style-name="T345">e </text:span><text:span text:style-name="T347">also</text:span><text:span text:style-name="T345"> calculated the approximate ratio of zooplankton to fish biomass </text:span><text:span text:style-name="T346">in each lake and survey.</text:span></text:p>
      <text:p text:style-name="P35"/>
      <text:p text:style-name="P38"><text:span text:style-name="T335">C</text:span><text:span text:style-name="T326">omparison of net and acoustic biomass</text:span></text:p>
      <text:p text:style-name="P49"><text:span text:style-name="T384"><text:tab/></text:span><text:span text:style-name="T40">To test the agreement between a</text:span><office:annotation office:name="__Annotation__7701_1392303280"><dc:creator>Joe Warren</dc:creator><dc:date>2016-11-03T14:54:54</dc:date><loext:sender-initials>JW</loext:sender-initials><text:p>Not sure why comparing acoustic vs biovolume is a test of acoustic vs net sampling of biomass. <text:s/>Probably need to do some conversion of biovolume to biomass (should be pretty trivial given that you've already cited g and h values for zooplankton). <text:s/>But it would make more sense if the comparisons were biomass-base and not some in biomass, some in biovolume.</text:p></office:annotation><text:span text:style-name="T40">coustic estimates of </text:span><text:span text:style-name="T41">zooplankton </text:span><text:span text:style-name="T40">biomass and the direct net sampling, we regressed </text:span><text:span text:style-name="T41">the </text:span><text:span text:style-name="T40">acoustic </text:span><text:span text:style-name="T41">estimate of biomass density for each lake </text:span><text:span text:style-name="T40">on the</text:span><text:span text:style-name="T41"> biovolume</text:span><office:annotation-end office:name="__Annotation__7701_1392303280"/><office:annotation><dc:creator>Unknown Author</dc:creator><dc:date>2016-11-17T23:01:15</dc:date><text:p text:style-name="P51"><text:span text:style-name="T442">Reply to Joe Warren (11/03/2016, 14:54): "..."</text:span></text:p><text:p><text:span text:style-name="T443">Aside from “it gives the cleanest relationship,” one good reason to use biovolume is that it doesn’t require as many extrapolations (i.e. from sample count to numerical density, from sample lengths to estimated mean weights, to estimated biomass density) </text:span></text:p></office:annotation><office:annotation><dc:creator>Joe Warren</dc:creator><dc:date>2016-11-21T16:25:53</dc:date><text:p text:style-name="P51"><text:span text:style-name="T444">Reply to Unknown Author (11/17/2016, 23:01): "..."</text:span></text:p><text:p><text:span text:style-name="T445">Yes, given the plots, I'm ok with keeping this as it is.</text:span></text:p></office:annotation><text:span text:style-name="T41"> from the corresponding net sample. <text:s/>Net biovolumes were normalized by the total volume of water filtered to give a biovolume density, in mL m</text:span><text:span text:style-name="T399">-3</text:span><text:span text:style-name="T151">. <text:s/></text:span><text:span text:style-name="T153"><text:s/></text:span><text:span text:style-name="T152">The intercept in the linear regression was fixed at the origin, since a preliminary model showed it was not significantly different from zero </text:span><text:span text:style-name="T123">(at the </text:span><text:span text:style-name="T235">p</text:span><text:span text:style-name="T123">=0.05 level)</text:span><text:span text:style-name="T152">, and because it is physically reasonable</text:span><text:span text:style-name="T124">. <text:s/></text:span><text:span text:style-name="T153">Fitting the model without an intercept also added a degree of freedom, increasing power and precision for the slope estimate, which was advantageous given the small sample size </text:span><text:span text:style-name="T154">(</text:span><text:span text:style-name="T234">n</text:span><text:span text:style-name="T154">=</text:span><text:span text:style-name="T165">10</text:span><text:span text:style-name="T154">)</text:span><text:span text:style-name="T153">.</text:span><text:span text:style-name="T124"> <text:s/></text:span><text:span text:style-name="T166">When examining preliminary results, one data point (from Lake Eleanor in </text:span><text:soft-page-break/><text:span text:style-name="T166">April 2014) appeared to be an outlier exerting undue influence on the slope, so we also fit the model without </text:span><text:span text:style-name="T167">it</text:span><text:span text:style-name="T166"> point for comparison.</text:span><text:span text:style-name="T124"> <text:s/></text:span><text:span text:style-name="T123">The significance of the slope</text:span><text:span text:style-name="T166">s</text:span><text:span text:style-name="T123"> </text:span><text:span text:style-name="T166">were</text:span><text:span text:style-name="T123"> assessed at the 0.05 level. <text:s/>These analyses were run </text:span><text:span text:style-name="T160">using</text:span><text:span text:style-name="T123"> R </text:span><text:reference-mark-start text:name="ADDIN CSL_CITATION {&quot;citationItems&quot;: [{&quot;id&quot;: &quot;ITEM-1&quot;, &quot;itemData&quot;: {&quot;id&quot;: &quot;ITEM-1&quot;, &quot;type&quot;: &quot;article&quot;, &quot;publisher-place&quot;: &quot;Vienna, Austria&quot;, &quot;issued&quot;: {&quot;date-parts&quot;: [[&quot;2016&quot;]]}, &quot;author&quot;: [{&quot;parse-names&quot;: false, &quot;family&quot;: &quot;R Development Core Team&quot;, &quot;suffix&quot;: &quot;&quot;, &quot;given&quot;: &quot;&quot;, &quot;non-dropping-particle&quot;: &quot;&quot;, &quot;dropping-particle&quot;: &quot;&quot;}], &quot;publisher&quot;: &quot;R Foundation for Technical Computing&quot;, &quot;title&quot;: &quot;R: A Language and Environment for Statistical Computing&quot;}, &quot;uris&quot;: [&quot;http://www.mendeley.com/documents/?uuid=5ba6c9fc-e351-486c-8b00-c105a1043db9&quot;]}], &quot;properties&quot;: {&quot;noteIndex&quot;: 0}, &quot;schema&quot;: &quot;https://github.com/citation-style-language/schema/raw/master/csl-citation.json&quot;, &quot;mendeley&quot;: {&quot;formattedCitation&quot;: &quot;(R Development Core Team 2016)&quot;, &quot;previouslyFormattedCitation&quot;: &quot;(R Development Core Team 2016)&quot;, &quot;plainTextFormattedCitation&quot;: &quot;(R Development Core Team 2016)&quot;}} RNDBpzBOokwvm"/><text:span text:style-name="T123">(R Development Core Team 2016)</text:span><text:reference-mark-end text:name="ADDIN CSL_CITATION {&quot;citationItems&quot;: [{&quot;id&quot;: &quot;ITEM-1&quot;, &quot;itemData&quot;: {&quot;id&quot;: &quot;ITEM-1&quot;, &quot;type&quot;: &quot;article&quot;, &quot;publisher-place&quot;: &quot;Vienna, Austria&quot;, &quot;issued&quot;: {&quot;date-parts&quot;: [[&quot;2016&quot;]]}, &quot;author&quot;: [{&quot;parse-names&quot;: false, &quot;family&quot;: &quot;R Development Core Team&quot;, &quot;suffix&quot;: &quot;&quot;, &quot;given&quot;: &quot;&quot;, &quot;non-dropping-particle&quot;: &quot;&quot;, &quot;dropping-particle&quot;: &quot;&quot;}], &quot;publisher&quot;: &quot;R Foundation for Technical Computing&quot;, &quot;title&quot;: &quot;R: A Language and Environment for Statistical Computing&quot;}, &quot;uris&quot;: [&quot;http://www.mendeley.com/documents/?uuid=5ba6c9fc-e351-486c-8b00-c105a1043db9&quot;]}], &quot;properties&quot;: {&quot;noteIndex&quot;: 0}, &quot;schema&quot;: &quot;https://github.com/citation-style-language/schema/raw/master/csl-citation.json&quot;, &quot;mendeley&quot;: {&quot;formattedCitation&quot;: &quot;(R Development Core Team 2016)&quot;, &quot;previouslyFormattedCitation&quot;: &quot;(R Development Core Team 2016)&quot;, &quot;plainTextFormattedCitation&quot;: &quot;(R Development Core Team 2016)&quot;}} RNDBpzBOokwvm"/><text:span text:style-name="T124">⁠.</text:span></text:p>
      <text:p text:style-name="P37">Distribution of zooplankton and fish</text:p>
      <text:p text:style-name="P31"><text:tab/><text:span text:style-name="T373">Vertical profiles of fish and zooplankton density were constructed for each lake and date by averaging values horizontally within each depth bin. <text:s/>We also investigated horizontal spatial trends and patchiness of zooplankton by averaging their densities vertically through the water column. <text:s/>The densities in this horizontal dataset were log</text:span><text:span text:style-name="T279">10</text:span><text:span text:style-name="T373">-transformed and regressed on their distance from the shoreline and from each lake's main stream inlet. <text:s/>This was done to test whether there was any spatial trend in the density of zooplankton, that is a response to a supply of food or nutrients via runoff. <text:s/>Spatial autocorrelation was assessed by calculating empirical variograms for the residuals of each regression. <text:s text:c="2"/>Two key features of a variogram are its maximum value or </text:span><text:span text:style-name="T238">sill</text:span><text:span text:style-name="T205">, </text:span><text:span text:style-name="T206">indicating the expected absolute differences between biomass densities at widely separated locations. </text:span><text:span text:style-name="T205"><text:s/></text:span><text:span text:style-name="T250">The spatial lag at which the variogram reaches its sill is called the </text:span><text:span text:style-name="T237">range</text:span><text:span text:style-name="T250">, and characterizes the decorrelation distance. Because we calculated the variograms for</text:span><text:span text:style-name="T206"> log</text:span><text:span text:style-name="T280">10</text:span><text:span text:style-name="T206">-transformed units, </text:span><office:annotation office:name="__Annotation__7831_1392303280"><dc:creator>Joe Warren</dc:creator><dc:date>2016-11-03T14:57:20</dc:date><loext:sender-initials>JW</loext:sender-initials><text:p>Not sure this is correct grammatically, but the sentence needs some modification here.</text:p></office:annotation><text:span text:style-name="T200">th</text:span><text:span text:style-name="T262">ey</text:span><text:span text:style-name="T200"> </text:span><text:span text:style-name="T201">impl</text:span><text:span text:style-name="T200">ies</text:span><office:annotation-end office:name="__Annotation__7831_1392303280"/><office:annotation><dc:creator>Unknown Author</dc:creator><dc:date>2016-11-17T23:08:01</dc:date><text:p text:style-name="P51"><text:span text:style-name="T442">Reply to Joe Warren (11/03/2016, 14:57): "..."</text:span></text:p><text:p><text:span text:style-name="T443">I think this fixes it</text:span></text:p></office:annotation><text:span text:style-name="T201"> multiplicative differences (</text:span><text:span text:style-name="T109">×/÷) in zooplankton density </text:span><text:span text:style-name="T119">in the linear domain. <text:s/></text:span><text:span text:style-name="T120">Variograms were calculated a</text:span><text:span text:style-name="T122">t</text:span><text:span text:style-name="T120"> spatial lags from zero to half the distance spanned by the transect in each lake, in bins 0.25 km wide. <text:s/></text:span><text:span text:style-name="T373">Lake Tahoe was omitted from these spatial analyses, because it is much larger and fed by many small streams at inlets around its perimeter, and, because the sampling schedule did not permit extended transects, precluding the calculation of variograms.</text:span></text:p>
      <text:p text:style-name="P15"/>
      <text:p text:style-name="P33">Results<text:span text:style-name="T281"> </text:span></text:p>
      <text:p text:style-name="P3"><text:tab/><text:span text:style-name="T435">The zooplankton communities of the four lakes differed, both between lakes and, in the case of the repeated samples at Cherry and Eleanor, over time. <text:s/>Lake Tahoe’s zooplankton were numerically dominated by the calanoid copepods </text:span><text:span text:style-name="T379">Leptodiaptomus tyrelli</text:span><text:span text:style-name="T24"> </text:span><text:span text:style-name="T25">(56%) </text:span><text:span text:style-name="T24">and </text:span><text:span text:style-name="T379">Epischura nevadensis</text:span><text:span text:style-name="T24"> </text:span><text:span text:style-name="T25">(22%), with another 20% made up by unidentified copepods and copepodites (Figure 4). <text:s/></text:span><text:span text:style-name="T26">The zooplankton in Independence Lake were split </text:span><text:span text:style-name="T37">more </text:span><text:span text:style-name="T26">evenly between the cyclopoid copepod </text:span><text:span text:style-name="T380">Diacyclops thomasi</text:span><text:span text:style-name="T26"> (46%) and the cladoceran </text:span><text:span text:style-name="T380">Daphnia middendorffiana</text:span><text:span text:style-name="T26"> (44%), </text:span><text:span text:style-name="T27">with the remainder composed of <text:s/></text:span><text:span text:style-name="T380">Bosmina longirostris</text:span><text:span text:style-name="T26"> (6%) </text:span><text:span text:style-name="T27">and unidentified rotifers (4%).</text:span></text:p>
      <text:p text:style-name="P3"><text:span text:style-name="T27"><text:tab/></text:span><text:span text:style-name="T30">The zooplankton communities in</text:span><text:span text:style-name="T28"> </text:span><text:span text:style-name="T29">Cherry Lake and Lake Eleanor </text:span><text:span text:style-name="T30">were more diverse than those in Independence and Tahoe, </text:span><text:span text:style-name="T10">with </text:span><text:span text:style-name="T37">four to ten</text:span><text:span text:style-name="T10"> species present in each sample (Figure 5). <text:s/>In October </text:span><text:soft-page-break/><text:span text:style-name="T10">2013, the communit</text:span><text:span text:style-name="T37">ies</text:span><text:span text:style-name="T10"> in both lakes w</text:span><text:span text:style-name="T37">ere</text:span><text:span text:style-name="T10"> approximately 60% cladocerans in the genera </text:span><text:span text:style-name="T375">Daphnia</text:span><text:span text:style-name="T10"> and </text:span><text:span text:style-name="T375">Diplostraca,</text:span><text:span text:style-name="T42"> with the remainder mostly composed of cyclopoid copepods in the genus </text:span><text:span text:style-name="T385">Eurycyclops</text:span><text:span text:style-name="T375">,</text:span><text:span text:style-name="T10">. <text:s/>The following April, the community in Cherry Lake </text:span><text:span text:style-name="T11">remained</text:span><text:span text:style-name="T10"> similar, but </text:span><text:span text:style-name="T11">in Lake Eleanor it had shifted to 59% Copepods, mostly </text:span><text:span text:style-name="T381">Epischura nevadensis</text:span><text:span text:style-name="T11">. During the final two surveys, in June and September 2014, the communities in both lakes were between 59 and 77% copepods, a large proportion of which were copepodites of unknown calanoid species. <text:s/>The </text:span><text:span text:style-name="T37">cladocerans which composed </text:span><text:span text:style-name="T11">22-41% of the communities in June and September were again a mix of </text:span><text:span text:style-name="T381">Daphnia</text:span><text:span text:style-name="T11"> and </text:span><text:span text:style-name="T381">Diplostraca</text:span><text:span text:style-name="T11"> </text:span><text:span text:style-name="T12">(Figure 5). <text:s/></text:span><text:span text:style-name="T43">Biovolumes of zooplankton estimated from the nets ranged from 0.1 mL m</text:span><text:span text:style-name="T400">-3</text:span><text:span text:style-name="T155"> in Lake Tahoe to 2.5 mL m</text:span><text:span text:style-name="T400">-3</text:span><text:span text:style-name="T155"> in Lake Eleanor in April 2014 </text:span><text:span text:style-name="T158">(Figure 6)</text:span><text:span text:style-name="T155">. <text:s/></text:span><text:span text:style-name="T156">Biovolumes in both Cherry Lake and Lake Eleanor were highest in June </text:span><text:span text:style-name="T157">2014 </text:span><text:span text:style-name="T156">and lower in </text:span><text:span text:style-name="T177">the other months</text:span><text:span text:style-name="T156">.</text:span></text:p>
      <text:p text:style-name="P3"><text:span text:style-name="T12"><text:tab/></text:span><text:span text:style-name="T31">Target strengths for the different classes of zooplankton scatterers, </text:span><text:span text:style-name="T32">as calculated using the DWBA,</text:span><text:span text:style-name="T31"> varied widely </text:span><text:span text:style-name="T32">(Table </text:span><text:span text:style-name="T34">1</text:span><text:span text:style-name="T32">)</text:span><text:span text:style-name="T31">. <text:s/></text:span><text:span text:style-name="T32">The strongest scatterers were copepods in Cherry Lake in April 2014, with an average TS of -111 dB</text:span><text:span text:style-name="T125">.</text:span><text:span text:style-name="T32"> <text:s text:c="2"/>The weakest were nauplius larvae in Cherry Lake in October 2013, with a mean TS of -148 dB</text:span><text:span text:style-name="T125">. <text:s/>Cladoceran target strengths fell between -112 and -127 dB. <text:s/>Adult copepod target strengths fell in the same broad range, from -104 to -128 dB. <text:s/>Nauplii, due to their much smaller size, were predicted to scatter </text:span><text:span text:style-name="T126">much less </text:span><text:span text:style-name="T125">sound, with their mean TS falling between -120 and -148 dB (Table </text:span><text:span text:style-name="T149">1</text:span><text:span text:style-name="T125">). <text:s/>There were no systematic trends in </text:span><text:span text:style-name="T126">modelled </text:span><text:span text:style-name="T125">TS between the lakes, or through time. <text:s/></text:span><text:span text:style-name="T138">Mean fish target strengths, measured in situ, ranged between -41 and -37 dB re m</text:span><text:span text:style-name="T394">2</text:span><text:span text:style-name="T138">, corresponding to mean lengths from 11 to 19 cm, </text:span><text:span text:style-name="T168">and mean </text:span><text:span text:style-name="T168"><office:annotation><dc:creator>Joe Warren</dc:creator><dc:date>2016-11-21T16:27:15</dc:date><text:p text:style-name="P51"><text:span text:style-name="T446">Wet or dry ? <text:s text:c="2"/>Just going with our bunker samples, those are 15-20 cm in length and weigh (wet) about 1/2 kg, so these numbers seem small (unless they're dry weights).</text:span></text:p></office:annotation></text:span><text:span text:style-name="T168">weights from</text:span><text:span text:style-name="T138"> </text:span><text:span text:style-name="T169">86 to 270 g </text:span><text:span text:style-name="T138">(Table </text:span><text:span text:style-name="T172">2</text:span><text:span text:style-name="T138">). <text:s/></text:span><text:span text:style-name="T173">In October 2013, the mean TS (and the mean lengths and weights derived from them) were roughly equal in Cherry Lake and Lake Tahoe and slightly lower in Lake Eleanor. <text:s/>In the following three </text:span><text:span text:style-name="T174">surveys, however, mean TS was 2-3 dB higher in Lake Eleanor, with corresponding length and weight differences of 2-6 cm and 78-124 g.</text:span></text:p>
      <text:p text:style-name="P10"><text:span text:style-name="T11"><text:tab/></text:span><text:span text:style-name="T49">The 710 kHz echosounder was able to detect the small zooplankton in the lakes, and the frequency-differencing procedure could clearly separate them from fish echoes (Figure 4), <text:s/></text:span><text:span text:style-name="T38">Mean z</text:span><text:span text:style-name="T13">ooplankton </text:span><text:span text:style-name="T48">wet</text:span><text:span text:style-name="T14">-weight </text:span><text:span text:style-name="T13">biomass densities </text:span><text:span text:style-name="T39">measured acoustically </text:span><text:span text:style-name="T13">were low (&lt; 1 g m</text:span><text:span text:style-name="T397">-3</text:span><text:span text:style-name="T127">) in all lakes, </text:span><text:span text:style-name="T146">but varied seasonally</text:span><text:span text:style-name="T127"> (Figure </text:span><text:span text:style-name="T178">7</text:span><text:span text:style-name="T128">). <text:s/></text:span><text:span text:style-name="T146">In October 2013, </text:span><text:span text:style-name="T129">the </text:span><text:span text:style-name="T181">mean </text:span><text:span text:style-name="T129">zooplankton density in all four lakes was low, with less than </text:span><text:span text:style-name="T180">5</text:span><text:span text:style-name="T129"> g of zooplankton </text:span><text:span text:style-name="T179">wet</text:span><text:span text:style-name="T130">-weight </text:span><text:span text:style-name="T129">biomass m</text:span><text:span text:style-name="T392">-3</text:span><text:span text:style-name="T129"> </text:span><text:span text:style-name="T182">(Figure 7)</text:span><text:span text:style-name="T129">. <text:s/>Lake Eleanor had a weak sound-scattering layer extending from the surface to 15 m, corresponding to an estimated peak zooplankton </text:span><text:span text:style-name="T164">biomass </text:span><text:span text:style-name="T129">density of just over </text:span><text:span text:style-name="T182">4 </text:span><text:span text:style-name="T129">g m</text:span><text:span text:style-name="T392">-3</text:span><text:span text:style-name="T129"> </text:span><text:span text:style-name="T131">(Figure </text:span><text:span text:style-name="T162">8</text:span><text:span text:style-name="T131">)</text:span><text:span text:style-name="T129">. <text:s/></text:span><text:span text:style-name="T146">In April 2014, Cherry Lake </text:span><text:span text:style-name="T129">again </text:span><text:span text:style-name="T146">contained zooplankton </text:span><text:span text:style-name="T147">at similarly low </text:span><text:span text:style-name="T146">densities, though Lake Eleanor had a zooplankton layer near the surface, </text:span><text:soft-page-break/><text:span text:style-name="T146">increasing from near-zero density </text:span><text:span text:style-name="T132">at 10 m depth </text:span><text:span text:style-name="T146">to a maximum of </text:span><text:span text:style-name="T183">125 </text:span><text:span text:style-name="T132">g m</text:span><text:span text:style-name="T393">-3</text:span><text:span text:style-name="T132"> at </text:span><text:span text:style-name="T133">2 m depth, </text:span><text:span text:style-name="T132">the bottom of the echosounder’s blind zone (Figure </text:span><text:span text:style-name="T162">8</text:span><text:span text:style-name="T132">). <text:s/>Two months later, this layer was still present, though </text:span><text:span text:style-name="T184">not quite as deep</text:span><text:span text:style-name="T132"> as in April. <text:s/>During this time, a similar layer had also appeared in Cherry Lake, with a maximum density, at 2 m depth, of </text:span><text:span text:style-name="T185">200</text:span><text:span text:style-name="T132">g m</text:span><text:span text:style-name="T393">-3</text:span><text:span text:style-name="T132"> </text:span><text:span text:style-name="T186">(Figure 8)</text:span><text:span text:style-name="T132">. <text:s/></text:span><text:span text:style-name="T135">By September, the surface zooplankton layer in Lake </text:span><text:span text:style-name="T187">Eleanor</text:span><text:span text:style-name="T135"> had mostly disappeared. <text:s/>The layer in </text:span><text:span text:style-name="T187">Cherry </text:span><text:span text:style-name="T135">Lake was much less dense (maximum </text:span><text:span text:style-name="T188">4</text:span><text:span text:style-name="T135"> g m</text:span><text:span text:style-name="T398">-3</text:span><text:span text:style-name="T135">) and slightly deeper, with its lower limit at approximately 11 m depth </text:span><text:span text:style-name="T136">(Figure </text:span><text:span text:style-name="T162">8</text:span><text:span text:style-name="T136">). <text:s/></text:span></text:p>
      <text:p text:style-name="P16"><text:span text:style-name="T139"><text:tab/></text:span><text:span text:style-name="T189">Peak f</text:span><text:span text:style-name="T139">ish densities in </text:span><text:span text:style-name="T140">the lakes</text:span><text:span text:style-name="T139"> ranged between </text:span><text:span text:style-name="T140">0.007 and 1.6 fish per 1000 m</text:span><text:span text:style-name="T395">-3</text:span><text:span text:style-name="T140">, </text:span><text:span text:style-name="T171">corresponding to biomass densities of </text:span><text:span text:style-name="T190">0.04 to 0.7 g m</text:span><text:span text:style-name="T403">-3</text:span><text:span text:style-name="T190"> </text:span><text:span text:style-name="T191">(Figure 8)</text:span><text:span text:style-name="T140">. <text:s/>These fish were mostly found below the zooplankton layers </text:span><text:span text:style-name="T170">(Figure </text:span><text:span text:style-name="T192">8</text:span><text:span text:style-name="T170">)</text:span><text:span text:style-name="T140">. <text:s/>In the first surveys in October 2013, fish in Cherry Lake were concentrated in a layer centered at </text:span><text:span text:style-name="T141">3</text:span><text:span text:style-name="T140">5 m depth, </text:span><text:span text:style-name="T142">with much higher densities than the other three lakes</text:span><text:span text:style-name="T140"> </text:span><text:span text:style-name="T143">(Figure </text:span><text:span text:style-name="T193">8</text:span><text:span text:style-name="T143">). <text:s/>The overall mean fish density in October in Cherry Lake was 1.6 per 1000 m</text:span><text:span text:style-name="T396">-3</text:span><text:span text:style-name="T143">, compared to 0.007 in Lake Eleanor. <text:s/>The next April, the fish in both lakes were grouped in two layers. <text:s/>These layers were shallower in Cherry Lake, at depths of 10 and 25 m, than in Lake Eleanor, where they were at depths of 20 and 40 m (Figure 9). <text:s/>In June, fish in both lakes were concentrated in the upper 10-15 m and were more abundant overall than in April, with mean densities of 0.</text:span><text:span text:style-name="T194">3</text:span><text:span text:style-name="T143"> (Cherry) and 0.</text:span><text:span text:style-name="T194">5</text:span><text:span text:style-name="T143"> (Eleanor) fish per 1000 m</text:span><text:span text:style-name="T396">-3</text:span><text:span text:style-name="T143">. <text:s/>In September, the fish in each lake were in one broad layer, </text:span><text:span text:style-name="T195">between </text:span><text:span text:style-name="T143">5 to 20 m de</text:span><text:span text:style-name="T195">pth</text:span><text:span text:style-name="T143"> in Lake Eleanor and from 10 to 30 m in Cherry Lake. <text:s/>Overall densities were lower than in June, at 0.2 fish per 1000 m</text:span><text:span text:style-name="T396">-3</text:span><text:span text:style-name="T143"> in Cherry Lake and 0.1 fish per 1000 m</text:span><text:span text:style-name="T396">-3</text:span><text:span text:style-name="T143"> in Lake Eleanor.</text:span></text:p>
      <text:p text:style-name="P3"><text:tab/><text:span text:style-name="T416">When depth-integrated and scaled by their respective lake areas, these densities yielded a wide range of estimates for the total biomasses in the different lakes. <text:s/>In October 2013, Lake Tahoe contained an estimated 1900 kg of small zooplankton. <text:s/>Zooplankton in the three smaller lakes was 60-240 times denser than in Tahoe, but their much smaller areas led to similar or smaller total biomass estimates (Table 2). <text:s/>In April 2014, the zooplankton wet-weight biomass density in Lake Eleanor had increased to 13 g m</text:span><text:span text:style-name="T404">-</text:span><text:span text:style-name="T410">3</text:span><text:span text:style-name="T416">, raising its total biomass estimate to over 10,000 kg, , higher than that of Lake Tahoe in October 2013. <text:s/>Total zooplankton biomass in Cherry Lake in April was 18% of its level in the October survey. By June, however, it had increased dramatically, to 22,000 kg, while the zooplankton biomass in Eleanor dropped to 8,100 kg. <text:s/>During the September 2014 survey, zooplankton populations in both lakes had dropped back to low levels, similar to the previous autumn (Table 3).</text:span></text:p>
      <text:p text:style-name="P3"><text:tab/><text:span text:style-name="T417">Net and acoustic estimates of zooplankton density were positively related (Figure 9). <text:s/>The regression of net-caught zooplankton biovolume on acoustically estimated biomass was not statistically significant when all data points were included (</text:span><text:span text:style-name="T386">p</text:span><text:span text:style-name="T44">=0.</text:span><text:span text:style-name="T50">1</text:span><text:span text:style-name="T45">, </text:span><text:span text:style-name="T388">R</text:span><text:span text:style-name="T402">2</text:span><text:span text:style-name="T175">=0.</text:span><text:span text:style-name="T196">19</text:span><text:span text:style-name="T44">), </text:span><text:span text:style-name="T46">though fitted slope was positive</text:span><text:span text:style-name="T44">. <text:s/></text:span><text:soft-page-break/><text:span text:style-name="T46">When the outlying measurement from Lake Eleanor in April 2014 was excluded, t</text:span><text:span text:style-name="T44">he </text:span><text:span text:style-name="T46">fitted </text:span><text:span text:style-name="T44">slope was </text:span><text:span text:style-name="T46">significantly different from </text:span><text:span text:style-name="T47">zero, with a fitted value of</text:span><text:span text:style-name="T44"> </text:span><text:span text:style-name="T51">0.29</text:span><text:span text:style-name="T44"> mL mg</text:span><text:span text:style-name="T401">-1</text:span><text:span text:style-name="T137">, with a 95% confidence interval from </text:span><text:span text:style-name="T197">0.1</text:span><text:span text:style-name="T137"> to </text:span><text:span text:style-name="T197">0.4</text:span><text:span text:style-name="T137"> mL mg</text:span><text:span text:style-name="T401">-1</text:span><text:span text:style-name="T137">. <text:s/></text:span><text:span text:style-name="T176">T</text:span><text:span text:style-name="T137">h</text:span><text:span text:style-name="T176">is</text:span><text:span text:style-name="T137"> model </text:span><text:span text:style-name="T176">fit</text:span><text:span text:style-name="T137"> the data </text:span><text:span text:style-name="T176">fairly well</text:span><text:span text:style-name="T137">, with an adjusted </text:span><text:span text:style-name="T239">R</text:span><text:span text:style-name="T401">2</text:span><text:span text:style-name="T137"> </text:span><text:span text:style-name="T176">of 0.8</text:span><text:span text:style-name="T198">2</text:span><text:span text:style-name="T176">.</text:span></text:p>
      <text:p text:style-name="P32"/>
      <text:p text:style-name="P11"><text:tab/><text:span text:style-name="T420">Zooplankton biomass density displayed significant trends with respect to distance from the inlet and shore in most surveys, though the directions of these trends were variable (Table 4). <text:s/>The most pronounced trend was in Cherry Lake in June 2014, where zooplankton biomass density was an order of magnitude higher near the lake’s inlet than near the dam at the other end. <text:s/>In eight out of the nine surveys, the coefficients for distance from shore and distance from the inlet were the same; Independence Lake was the exception. <text:s/>In three of the four surveys in Cherry Lake, zooplankton density increased towards the shore and inlet. <text:s/>In Lake Eleanor, the reverse was true: three out of four surveys showed zooplankton density higher away from shore and the inlet (Table 4). <text:s/>These spatial regressions explained a low-to-moderate amount of the variability in th data, with </text:span><text:span text:style-name="T387">R</text:span><text:span text:style-name="T414">2</text:span><text:span text:style-name="T161"> values ranging from approximately zero in Lake Eleanor in October 2013, to 0.63 in Cherry Lake in June 2014 (Table 4).</text:span></text:p>
      <text:p text:style-name="P12"><text:span text:style-name="T420"><text:tab/>The residuals from these regressions were spatially autocorrelated in some, but not all, lakes and surveys. <text:s/>In September 2013, when biomass densities in all lakes were low, Lake Eleanor’s variogram reached its sill of 0.1 at a range of about 2 km. <text:s/>Cherry Lake’s variogram was flat, showing little evidence for spatial autocorrelation, and in Independence Lake, the variogram was higher at shorter lags, suggesting short-range anticorrelation (Figure 10). <text:s/>In April, <text:s/>Lake Eleanor’s variogram was similar, with a sill of around 0.1 at a range of 1.5 km. <text:s/>Back-transformed to linear units, this implies an expected difference in biomass on the order of 25% across distances of 500 m or greater. <text:s/>The short transect in Cherry Lake limited the spatial information available for that variogram. </text:span></text:p>
      <text:p text:style-name="P12"><text:span text:style-name="T420"><text:s/>In June, the sill of the variogram in Lake Eleanor had increased to 0.15 at a range of 2 km (Figure 10), implying an expected difference in biomass on the order of 50% when transformed back to linear units. <text:s/>In Cherry Lake, the variogram was <text:s/>relatively flat, showing little evidence for spatial structure other than the lakewide trends descibed above (Figure 10). <text:s/>Spatial variability in <text:s/>Lake Eleanor decreased somewhat between June and August 2014. <text:s/>However, the variogram for Cherry Lake in the final survey showed higher overall variability, <text:s/>peaking <text:s/>at 0.37 at a lag of 1 km and a sill near 0.2 beyond 1.5 km. <text:s/></text:span><text:span text:style-name="T204"><text:s text:c="2"/></text:span><text:span text:style-name="T251">Overall, the</text:span><text:span text:style-name="T203"> </text:span><text:span text:style-name="T205">variogram </text:span><text:span text:style-name="T148">sill</text:span><text:span text:style-name="T205"> valuesranged from approximately 0.</text:span><text:span text:style-name="T251">1</text:span><text:span text:style-name="T205"> to 0.</text:span><text:span text:style-name="T251">2</text:span><text:span text:style-name="T205"> . <text:s/></text:span><text:span text:style-name="T206">These values,</text:span><text:span text:style-name="T205"> </text:span><text:span text:style-name="T206">in log</text:span><text:span text:style-name="T280">10</text:span><text:span text:style-name="T206">-transformed units, </text:span><text:span text:style-name="T201"><text:s/>imply multiplicative differences (</text:span><text:span text:style-name="T109">×/÷) in zooplankton density from </text:span><text:span text:style-name="T121">0.25</text:span><text:span text:style-name="T109"> to </text:span><text:span text:style-name="T121">1.6</text:span><text:span text:style-name="T109"> at </text:span><text:soft-page-break/><text:span text:style-name="T109">long ranges, </text:span><text:span text:style-name="T121">where</text:span><text:span text:style-name="T109"> “long ranges,” as defined by the vario</text:span><text:span text:style-name="T110">grams, are between </text:span><text:span text:style-name="T121">1</text:span><text:span text:style-name="T110"> and </text:span><text:span text:style-name="T121">2</text:span><text:span text:style-name="T110"> </text:span><text:span text:style-name="T121">km</text:span><text:span text:style-name="T110">. <text:s/></text:span></text:p>
      <text:p text:style-name="P3"/>
      <text:p text:style-name="P33">Discussion</text:p>
      <text:p text:style-name="P13"><text:tab/><text:span text:style-name="T421">A spring bloom of zooplankton occurred in both Cherry Lake and Lake Eleanor, with peak biomass densities of 4-6 g m</text:span><text:span text:style-name="T411">-</text:span><text:span text:style-name="T412">3</text:span><text:span text:style-name="T220">. <text:s/>In spring and summer, the zooplankton were concentrated in the upper 5-10 m of the water column, probably associated with a stratified surface layer. <text:s/>In 2014, the bloom appeared to begin earlier in Lake Eleanor than in Cherry Lake, since a near-surface zooplantkon layer was present in Eleanor, but not Cherry, during the early April survey. <text:s/>By June, both lakes had similar zooplankton densities, and by September, zooplankton populations in both lakes had declined by an order of magnitude. <text:s/>At this point there were still more zooplankton in Cherry Lake, however, suggesting that the bloom there, which started later, also took longer to collapse in the fall.</text:span><text:span text:style-name="T220"><office:annotation><dc:creator>Joe Warren</dc:creator><dc:date>2016-10-07T13:31:50</dc:date><loext:sender-initials>JW</loext:sender-initials><text:p text:style-name="P51"><text:span text:style-name="T441">Doesn't this preceding text read very much like a result rather than a discussion point ?</text:span></text:p></office:annotation></text:span><text:span text:style-name="T220"><office:annotation><dc:creator>Unknown Author</dc:creator><dc:date>2016-11-17T23:18:08</dc:date><text:p text:style-name="P51"><text:span text:style-name="T442">Reply to Joe Warren (10/07/2016, 13:31): "..."</text:span></text:p><text:p><text:span text:style-name="T443">Maybe, but I think there’s enough interpretation that it belongs here</text:span></text:p></office:annotation></text:span><text:span text:style-name="T220"><office:annotation><dc:creator>Joe Warren</dc:creator><dc:date>2016-11-21T16:31:22</dc:date><text:p text:style-name="P51"><text:span text:style-name="T444">Reply to Unknown Author (11/17/2016, 23:18): "..."</text:span></text:p><text:p><text:span text:style-name="T445">ok.</text:span></text:p></office:annotation></text:span><text:span text:style-name="T220"> <text:s/>This pattern, of a spring and summer increase in zooplankton as they respond to </text:span><text:span text:style-name="T221">blooming phytoplankton, is consistent with standard models of seasonal cycles in lake ecosystems </text:span><text:reference-mark-start text:name="ADDIN CSL_CITATION {&quot;citationItems&quot;: [{&quot;id&quot;: &quot;ITEM-1&quot;, &quot;itemData&quot;: {&quot;ISBN&quot;: &quot;0003-9136&quot;, &quot;type&quot;: &quot;article-journal&quot;, &quot;page&quot;: &quot;433-471&quot;, &quot;ISSN&quot;: &quot;1469185X&quot;, &quot;DOI&quot;: &quot;10.1111/j.1469-185X.1969.tb01218.x&quot;, &quot;volume&quot;: &quot;106&quot;, &quot;issued&quot;: {&quot;date-parts&quot;: [[&quot;1986&quot;]]}, &quot;title&quot;: &quot;The PEG-model of seasonal succession of plantkonic events in fresh waters&quot;, &quot;id&quot;: &quot;ITEM-1&quot;, &quot;PMID&quot;: &quot;227&quot;, &quot;author&quot;: [{&quot;parse-names&quot;: false, &quot;family&quot;: &quot;Sommer&quot;, &quot;suffix&quot;: &quot;&quot;, &quot;given&quot;: &quot;Ulrich&quot;, &quot;non-dropping-particle&quot;: &quot;&quot;, &quot;dropping-particle&quot;: &quot;&quot;}, {&quot;parse-names&quot;: false, &quot;family&quot;: &quot;Gliwicz&quot;, &quot;suffix&quot;: &quot;&quot;, &quot;given&quot;: &quot;Z. Maciej&quot;, &quot;non-dropping-particle&quot;: &quot;&quot;, &quot;dropping-particle&quot;: &quot;&quot;}, {&quot;parse-names&quot;: false, &quot;family&quot;: &quot;Lampert&quot;, &quot;suffix&quot;: &quot;&quot;, &quot;given&quot;: &quot;Winfried&quot;, &quot;non-dropping-particle&quot;: &quot;&quot;, &quot;dropping-particle&quot;: &quot;&quot;}, {&quot;parse-names&quot;: false, &quot;family&quot;: &quot;Duncan&quot;, &quot;suffix&quot;: &quot;&quot;, &quot;given&quot;: &quot;Annie&quot;, &quot;non-dropping-particle&quot;: &quot;&quot;, &quot;dropping-particle&quot;: &quot;&quot;}], &quot;issue&quot;: &quot;4&quot;, &quot;container-title&quot;: &quot;Archive fur Hydrobiologie&quot;}, &quot;uris&quot;: [&quot;http://www.mendeley.com/documents/?uuid=d69dcfd3-4104-4b08-9a66-4281fe6be689&quot;]}], &quot;properties&quot;: {&quot;noteIndex&quot;: 0}, &quot;schema&quot;: &quot;https://github.com/citation-style-language/schema/raw/master/csl-citation.json&quot;, &quot;mendeley&quot;: {&quot;formattedCitation&quot;: &quot;(Sommer et al. 1986)&quot;, &quot;previouslyFormattedCitation&quot;: &quot;(Sommer et al. 1986)&quot;, &quot;plainTextFormattedCitation&quot;: &quot;(Sommer et al. 1986)&quot;}} RNDDmHwzQ7AjW"/><text:span text:style-name="T221">(Sommer et al. 1986)</text:span><text:reference-mark-end text:name="ADDIN CSL_CITATION {&quot;citationItems&quot;: [{&quot;id&quot;: &quot;ITEM-1&quot;, &quot;itemData&quot;: {&quot;ISBN&quot;: &quot;0003-9136&quot;, &quot;type&quot;: &quot;article-journal&quot;, &quot;page&quot;: &quot;433-471&quot;, &quot;ISSN&quot;: &quot;1469185X&quot;, &quot;DOI&quot;: &quot;10.1111/j.1469-185X.1969.tb01218.x&quot;, &quot;volume&quot;: &quot;106&quot;, &quot;issued&quot;: {&quot;date-parts&quot;: [[&quot;1986&quot;]]}, &quot;title&quot;: &quot;The PEG-model of seasonal succession of plantkonic events in fresh waters&quot;, &quot;id&quot;: &quot;ITEM-1&quot;, &quot;PMID&quot;: &quot;227&quot;, &quot;author&quot;: [{&quot;parse-names&quot;: false, &quot;family&quot;: &quot;Sommer&quot;, &quot;suffix&quot;: &quot;&quot;, &quot;given&quot;: &quot;Ulrich&quot;, &quot;non-dropping-particle&quot;: &quot;&quot;, &quot;dropping-particle&quot;: &quot;&quot;}, {&quot;parse-names&quot;: false, &quot;family&quot;: &quot;Gliwicz&quot;, &quot;suffix&quot;: &quot;&quot;, &quot;given&quot;: &quot;Z. Maciej&quot;, &quot;non-dropping-particle&quot;: &quot;&quot;, &quot;dropping-particle&quot;: &quot;&quot;}, {&quot;parse-names&quot;: false, &quot;family&quot;: &quot;Lampert&quot;, &quot;suffix&quot;: &quot;&quot;, &quot;given&quot;: &quot;Winfried&quot;, &quot;non-dropping-particle&quot;: &quot;&quot;, &quot;dropping-particle&quot;: &quot;&quot;}, {&quot;parse-names&quot;: false, &quot;family&quot;: &quot;Duncan&quot;, &quot;suffix&quot;: &quot;&quot;, &quot;given&quot;: &quot;Annie&quot;, &quot;non-dropping-particle&quot;: &quot;&quot;, &quot;dropping-particle&quot;: &quot;&quot;}], &quot;issue&quot;: &quot;4&quot;, &quot;container-title&quot;: &quot;Archive fur Hydrobiologie&quot;}, &quot;uris&quot;: [&quot;http://www.mendeley.com/documents/?uuid=d69dcfd3-4104-4b08-9a66-4281fe6be689&quot;]}], &quot;properties&quot;: {&quot;noteIndex&quot;: 0}, &quot;schema&quot;: &quot;https://github.com/citation-style-language/schema/raw/master/csl-citation.json&quot;, &quot;mendeley&quot;: {&quot;formattedCitation&quot;: &quot;(Sommer et al. 1986)&quot;, &quot;previouslyFormattedCitation&quot;: &quot;(Sommer et al. 1986)&quot;, &quot;plainTextFormattedCitation&quot;: &quot;(Sommer et al. 1986)&quot;}} RNDDmHwzQ7AjW"/><text:span text:style-name="T221">⁠. <text:s/></text:span><text:span text:style-name="T222">However, it should be noted that our seasonal sampling interval may have caused us to miss shorter-scale varibility in zooplankton populations, due either to sub-seasonal population dynamics, or responses to environmental forcings such as runoff from rainstorms or overturning due to wind. <text:s/></text:span><text:span text:style-name="T207">T</text:span><text:span text:style-name="T208">his study </text:span><text:span text:style-name="T255">also </text:span><text:span text:style-name="T208">only covers one year, leaving longer-term trends unknown.</text:span></text:p>
      <text:p text:style-name="P13"><text:span text:style-name="T208"><text:tab/></text:span><text:span text:style-name="T258">Fish target strengths, and the corresponding estimated lengths, were in the expected range for <text:s/>lake salmonids. <text:s/></text:span><text:span text:style-name="T256">The vertical distribution of fish in Cherry Lake and Lake Eleanor was qualitatively similar in the every survey but the first, suggesting similar</text:span><text:span text:style-name="T257"> </text:span><text:span text:style-name="T259">dynamics in the </text:span><text:span text:style-name="T256">fish </text:span><text:span text:style-name="T259">community of </text:span><text:span text:style-name="T256">both lakes. <text:s/></text:span><text:span text:style-name="T259">These drivers cannot be determined from the limited information available in this study, but the similar vertical patterns of fish density, offset in some cases by up to 10 m, suggest that Cherry Lake and Lake Eleanor could be an interesting setting for further comparative studies of fish behavior. <text:s/></text:span><text:span text:style-name="T258">The vertical distributions of fish and zooplankton did not coincide except in June 2014, though this is not particularly surprising, since our surveys were only run in the daytime and many fish migrate vertically. <text:s text:c="2"/></text:span></text:p>
      <text:p text:style-name="P18"><text:span text:style-name="T208"><text:tab/></text:span><text:span text:style-name="T240">There was fair agreement between the acoustic and net-based estimates of zooplankton biomass. <text:s/></text:span><text:span text:style-name="T266">However, the data from Lake Eleanor in April 2014 formed a notable outlier, with the net-based biovolume much lower relative to the acoustic biomass than expected, based on the other samples. </text:span><text:span text:style-name="T267"><text:s/></text:span><text:span text:style-name="T269">A</text:span><text:span text:style-name="T267"> </text:span><text:span text:style-name="T269">relatively strong scattering layer</text:span><text:span text:style-name="T267"> was </text:span><text:span text:style-name="T269">visible</text:span><text:span text:style-name="T267"> </text:span><text:span text:style-name="T269">near the surface</text:span><text:span text:style-name="T267"> </text:span><text:span text:style-name="T268">along the entire survey track. <text:s/></text:span><text:span text:style-name="T269">This layer, along with weaker-than-average zooplankton TS </text:span><text:span text:style-name="T270">(Table 1)</text:span><text:span text:style-name="T269">, accounted for the high acoustic biomass. <text:s/></text:span><text:span text:style-name="T271">T</text:span><text:span text:style-name="T269">he small biovolume </text:span><text:span text:style-name="T270">estimate is accurate, </text:span><text:span text:style-name="T271">at least </text:span><text:span text:style-name="T270">based on the net sample</text:span><text:span text:style-name="T269"> (0.5 mL of </text:span><text:soft-page-break/><text:span text:style-name="T269">zooplankton from a total filtered volume of 15 m</text:span><text:span text:style-name="T415">3</text:span><text:span text:style-name="T269">). <text:s/></text:span><text:span text:style-name="T271">The discrepancy between these two measures is probably due to some combination of random variability in the net sample and uncertainty in our TS estimates. <text:s/>Regardless, regressions with and without this outlier produced positive slopes. <text:s/>Without it, the slope was significantly different from zero, and its value, </text:span><text:span text:style-name="T263">0.29</text:span><text:span text:style-name="T246"> mL mg</text:span><text:span text:style-name="T413">-1</text:span><text:span text:style-name="T246">, is a physically reasonable number. </text:span><text:span text:style-name="T241">Though not measured in the same units, </text:span><text:span text:style-name="T242">we can </text:span><text:span text:style-name="T243">express them in</text:span><text:span text:style-name="T242"> rough</text:span><text:span text:style-name="T243">ly equivalent terms </text:span><text:span text:style-name="T242">using </text:span><text:span text:style-name="T245">a </text:span><text:span text:style-name="T244">published</text:span><text:span text:style-name="T243"> </text:span><text:span text:style-name="T247">scaling </text:span><text:span text:style-name="T246">relationship between</text:span><text:span text:style-name="T244"> zooplankton </text:span><text:span text:style-name="T245">dry weight, </text:span><text:span text:style-name="T236">DW</text:span><text:span text:style-name="T159">,</text:span><text:span text:style-name="T245"> and displacement volume, </text:span><text:span text:style-name="T236">DV</text:span><text:span text:style-name="T243"> </text:span><text:reference-mark-start text:name="ADDIN CSL_CITATION {&quot;citationItems&quot;: [{&quot;id&quot;: &quot;ITEM-1&quot;, &quot;itemData&quot;: {&quot;ISBN&quot;: &quot;0090-0656&quot;, &quot;type&quot;: &quot;article-journal&quot;, &quot;page&quot;: &quot;777-786&quot;, &quot;ISSN&quot;: &quot;00900656&quot;, &quot;volume&quot;: &quot;73&quot;, &quot;issued&quot;: {&quot;date-parts&quot;: [[&quot;1975&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id&quot;: &quot;ITEM-1&quot;, &quot;author&quot;: [{&quot;parse-names&quot;: false, &quot;family&quot;: &quot;Wiebe&quot;, &quot;suffix&quot;: &quot;&quot;, &quot;given&quot;: &quot;Peter H.&quot;, &quot;non-dropping-particle&quot;: &quot;&quot;, &quot;dropping-particle&quot;: &quot;&quot;}, {&quot;parse-names&quot;: false, &quot;family&quot;: &quot;Boyd&quot;, &quot;suffix&quot;: &quot;&quot;, &quot;given&quot;: &quot;Steven&quot;, &quot;non-dropping-particle&quot;: &quot;&quot;, &quot;dropping-particle&quot;: &quot;&quot;}, {&quot;parse-names&quot;: false, &quot;family&quot;: &quot;Cox&quot;, &quot;suffix&quot;: &quot;&quot;, &quot;given&quot;: &quot;James L.&quot;, &quot;non-dropping-particle&quot;: &quot;&quot;, &quot;dropping-particle&quot;: &quot;&quot;}], &quot;issue&quot;: &quot;4&quot;, &quot;container-title&quot;: &quot;Fishery Bulletin&quot;}, &quot;uris&quot;: [&quot;http://www.mendeley.com/documents/?uuid=92a93296-6250-4c31-88c7-888c7029d02b&quot;, &quot;http://www.mendeley.com/documents/?uuid=de648a1a-b215-46a9-9530-cd0145da18c3&quot;]}], &quot;properties&quot;: {&quot;noteIndex&quot;: 0}, &quot;schema&quot;: &quot;https://github.com/citation-style-language/schema/raw/master/csl-citation.json&quot;, &quot;mendeley&quot;: {&quot;formattedCitation&quot;: &quot;(Wiebe et al. 1975)&quot;, &quot;previouslyFormattedCitation&quot;: &quot;(Wiebe et al. 1975)&quot;, &quot;plainTextFormattedCitation&quot;: &quot;(Wiebe et al. 1975)&quot;}} RNDZNETlzxDkV"/><text:span text:style-name="T243">(Wiebe et al. 1975)</text:span><text:reference-mark-end text:name="ADDIN CSL_CITATION {&quot;citationItems&quot;: [{&quot;id&quot;: &quot;ITEM-1&quot;, &quot;itemData&quot;: {&quot;ISBN&quot;: &quot;0090-0656&quot;, &quot;type&quot;: &quot;article-journal&quot;, &quot;page&quot;: &quot;777-786&quot;, &quot;ISSN&quot;: &quot;00900656&quot;, &quot;volume&quot;: &quot;73&quot;, &quot;issued&quot;: {&quot;date-parts&quot;: [[&quot;1975&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id&quot;: &quot;ITEM-1&quot;, &quot;author&quot;: [{&quot;parse-names&quot;: false, &quot;family&quot;: &quot;Wiebe&quot;, &quot;suffix&quot;: &quot;&quot;, &quot;given&quot;: &quot;Peter H.&quot;, &quot;non-dropping-particle&quot;: &quot;&quot;, &quot;dropping-particle&quot;: &quot;&quot;}, {&quot;parse-names&quot;: false, &quot;family&quot;: &quot;Boyd&quot;, &quot;suffix&quot;: &quot;&quot;, &quot;given&quot;: &quot;Steven&quot;, &quot;non-dropping-particle&quot;: &quot;&quot;, &quot;dropping-particle&quot;: &quot;&quot;}, {&quot;parse-names&quot;: false, &quot;family&quot;: &quot;Cox&quot;, &quot;suffix&quot;: &quot;&quot;, &quot;given&quot;: &quot;James L.&quot;, &quot;non-dropping-particle&quot;: &quot;&quot;, &quot;dropping-particle&quot;: &quot;&quot;}], &quot;issue&quot;: &quot;4&quot;, &quot;container-title&quot;: &quot;Fishery Bulletin&quot;}, &quot;uris&quot;: [&quot;http://www.mendeley.com/documents/?uuid=92a93296-6250-4c31-88c7-888c7029d02b&quot;, &quot;http://www.mendeley.com/documents/?uuid=de648a1a-b215-46a9-9530-cd0145da18c3&quot;]}], &quot;properties&quot;: {&quot;noteIndex&quot;: 0}, &quot;schema&quot;: &quot;https://github.com/citation-style-language/schema/raw/master/csl-citation.json&quot;, &quot;mendeley&quot;: {&quot;formattedCitation&quot;: &quot;(Wiebe et al. 1975)&quot;, &quot;previouslyFormattedCitation&quot;: &quot;(Wiebe et al. 1975)&quot;, &quot;plainTextFormattedCitation&quot;: &quot;(Wiebe et al. 1975)&quot;}} RNDZNETlzxDkV"/><text:span text:style-name="T243">⁠,</text:span></text:p>
      <text:p text:style-name="P14"><text:span text:style-name="T243"><draw:frame draw:style-name="fr1" draw:name="Object4" text:anchor-type="as-char" svg:y="-0.172in" svg:width="1.2909in" svg:height="0.2075in" draw:z-index="3"><draw:object xlink:href="./Object 5" xlink:type="simple" xlink:show="embed" xlink:actuate="onLoad"/><draw:image xlink:href="./ObjectReplacements/Object 5" xlink:type="simple" xlink:show="embed" xlink:actuate="onLoad"/></draw:frame></text:span><text:span text:style-name="T243">. <text:s/></text:span><text:span text:style-name="T264">Across the range of dry weights estimated from the acoustics, this equation predicts biovolumes 5-6 times higher than our fitted regression. <text:s/></text:span><text:span text:style-name="T209">This</text:span><text:span text:style-name="T264"> multi-step conversion </text:span><text:span text:style-name="T209">process</text:span><text:span text:style-name="T264"> from acoustic backscatter to </text:span><text:span text:style-name="T209">biovolume introduces a number of uncertainties, and should be interpreted with caution. <text:s/>However, it does produce reasonable values, especially given tha</text:span><text:span text:style-name="T249">t</text:span><text:span text:style-name="T209"> acoustic estimates of biomass are often several times higher than corresponding net-based estimates. <text:s/></text:span><text:span text:style-name="T265">Such discrepancies are usually attributed to </text:span><text:span text:style-name="T248">net avoidance by the animals</text:span><text:span text:style-name="T209"> </text:span><text:reference-mark-start text:name="ADDIN CSL_CITATION {&quot;citationItems&quot;: [{&quot;id&quot;: &quot;ITEM-1&quot;, &quot;itemData&quot;: {&quot;ISBN&quot;: &quot;1631632507&quot;, &quot;type&quot;: &quot;article-journal&quot;, &quot;page&quot;: &quot;1321-1333&quot;, &quot;ISSN&quot;: &quot;0706-652X&quot;, &quot;DOI&quot;: &quot;10.1139/F08-047&quot;, &quot;volume&quot;: &quot;65&quot;, &quot;issued&quot;: {&quot;date-parts&quot;: [[&quot;2008&quot;, &quot;7&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title&quot;: &quot;Accounting for biological and physical sources of acoustic backscatter improves estimates of zooplankton biomass&quot;, &quot;id&quot;: &quot;ITEM-1&quot;, &quot;author&quot;: [{&quot;parse-names&quot;: false, &quot;family&quot;: &quot;Warren&quot;, &quot;suffix&quot;: &quot;&quot;, &quot;given&quot;: &quot;Joseph D.&quot;, &quot;non-dropping-particle&quot;: &quot;&quot;, &quot;dropping-particle&quot;: &quot;&quot;}, {&quot;parse-names&quot;: false, &quot;family&quot;: &quot;Wiebe&quot;, &quot;suffix&quot;: &quot;&quot;, &quot;given&quot;: &quot;Peter H.&quot;, &quot;non-dropping-particle&quot;: &quot;&quot;, &quot;dropping-particle&quot;: &quot;&quot;}], &quot;issue&quot;: &quot;7&quot;, &quot;container-title&quot;: &quot;Canadian Journal of Fisheries and Aquatic Sciences&quot;}, &quot;uris&quot;: [&quot;http://www.mendeley.com/documents/?uuid=7628809c-32a6-40f5-a314-2f82ffb1504a&quot;]}, {&quot;id&quot;: &quot;ITEM-2&quot;, &quot;itemData&quot;: {&quot;ISBN&quot;: &quot;1631632507&quot;, &quot;type&quot;: &quot;article-journal&quot;, &quot;page&quot;: &quot;650-664&quot;, &quot;ISSN&quot;: &quot;10543139&quot;, &quot;DOI&quot;: &quot;10.1093/icesjms/fst005&quot;, &quot;volume&quot;: &quot;70&quot;, &quot;issued&quot;: {&quot;date-parts&quot;: [[&quot;2013&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title&quot;: &quot;Improved agreement of net and acoustical methods for surveying euphausiids by mitigating avoidance using a net-based LED strobe light system&quot;, &quot;id&quot;: &quot;ITEM-2&quot;, &quot;author&quot;: [{&quot;parse-names&quot;: false, &quot;family&quot;: &quot;Wiebe&quot;, &quot;suffix&quot;: &quot;&quot;, &quot;given&quot;: &quot;Peter H.&quot;, &quot;non-dropping-particle&quot;: &quot;&quot;, &quot;dropping-particle&quot;: &quot;&quot;}, {&quot;parse-names&quot;: false, &quot;family&quot;: &quot;Lawson&quot;, &quot;suffix&quot;: &quot;&quot;, &quot;given&quot;: &quot;Gareth L.&quot;, &quot;non-dropping-particle&quot;: &quot;&quot;, &quot;dropping-particle&quot;: &quot;&quot;}, {&quot;parse-names&quot;: false, &quot;family&quot;: &quot;Lavery&quot;, &quot;suffix&quot;: &quot;&quot;, &quot;given&quot;: &quot;Andone C.&quot;, &quot;non-dropping-particle&quot;: &quot;&quot;, &quot;dropping-particle&quot;: &quot;&quot;}, {&quot;parse-names&quot;: false, &quot;family&quot;: &quot;Copley&quot;, &quot;suffix&quot;: &quot;&quot;, &quot;given&quot;: &quot;Nancy J.&quot;, &quot;non-dropping-particle&quot;: &quot;&quot;, &quot;dropping-particle&quot;: &quot;&quot;}, {&quot;parse-names&quot;: false, &quot;family&quot;: &quot;Horgan&quot;, &quot;suffix&quot;: &quot;&quot;, &quot;given&quot;: &quot;Erich&quot;, &quot;non-dropping-particle&quot;: &quot;&quot;, &quot;dropping-particle&quot;: &quot;&quot;}, {&quot;parse-names&quot;: false, &quot;family&quot;: &quot;Bradley&quot;, &quot;suffix&quot;: &quot;&quot;, &quot;given&quot;: &quot;Albert&quot;, &quot;non-dropping-particle&quot;: &quot;&quot;, &quot;dropping-particle&quot;: &quot;&quot;}], &quot;issue&quot;: &quot;3&quot;, &quot;container-title&quot;: &quot;ICES Journal of Marine Science&quot;}, &quot;uris&quot;: [&quot;http://www.mendeley.com/documents/?uuid=383227c5-5db6-4ff1-8c50-6e19dcbf4a6f&quot;]}], &quot;properties&quot;: {&quot;noteIndex&quot;: 0}, &quot;schema&quot;: &quot;https://github.com/citation-style-language/schema/raw/master/csl-citation.json&quot;, &quot;mendeley&quot;: {&quot;formattedCitation&quot;: &quot;(Warren and Wiebe 2008, Wiebe et al. 2013)&quot;, &quot;previouslyFormattedCitation&quot;: &quot;(Warren and Wiebe 2008, Wiebe et al. 2013)&quot;, &quot;plainTextFormattedCitation&quot;: &quot;(Warren and Wiebe 2008, Wiebe et al. 2013)&quot;}} RND126PJZ2d4f"/><text:span text:style-name="T209">(Warren and Wiebe 2008, Wiebe et al. 2013)</text:span><text:reference-mark-end text:name="ADDIN CSL_CITATION {&quot;citationItems&quot;: [{&quot;id&quot;: &quot;ITEM-1&quot;, &quot;itemData&quot;: {&quot;ISBN&quot;: &quot;1631632507&quot;, &quot;type&quot;: &quot;article-journal&quot;, &quot;page&quot;: &quot;1321-1333&quot;, &quot;ISSN&quot;: &quot;0706-652X&quot;, &quot;DOI&quot;: &quot;10.1139/F08-047&quot;, &quot;volume&quot;: &quot;65&quot;, &quot;issued&quot;: {&quot;date-parts&quot;: [[&quot;2008&quot;, &quot;7&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title&quot;: &quot;Accounting for biological and physical sources of acoustic backscatter improves estimates of zooplankton biomass&quot;, &quot;id&quot;: &quot;ITEM-1&quot;, &quot;author&quot;: [{&quot;parse-names&quot;: false, &quot;family&quot;: &quot;Warren&quot;, &quot;suffix&quot;: &quot;&quot;, &quot;given&quot;: &quot;Joseph D.&quot;, &quot;non-dropping-particle&quot;: &quot;&quot;, &quot;dropping-particle&quot;: &quot;&quot;}, {&quot;parse-names&quot;: false, &quot;family&quot;: &quot;Wiebe&quot;, &quot;suffix&quot;: &quot;&quot;, &quot;given&quot;: &quot;Peter H.&quot;, &quot;non-dropping-particle&quot;: &quot;&quot;, &quot;dropping-particle&quot;: &quot;&quot;}], &quot;issue&quot;: &quot;7&quot;, &quot;container-title&quot;: &quot;Canadian Journal of Fisheries and Aquatic Sciences&quot;}, &quot;uris&quot;: [&quot;http://www.mendeley.com/documents/?uuid=7628809c-32a6-40f5-a314-2f82ffb1504a&quot;]}, {&quot;id&quot;: &quot;ITEM-2&quot;, &quot;itemData&quot;: {&quot;ISBN&quot;: &quot;1631632507&quot;, &quot;type&quot;: &quot;article-journal&quot;, &quot;page&quot;: &quot;650-664&quot;, &quot;ISSN&quot;: &quot;10543139&quot;, &quot;DOI&quot;: &quot;10.1093/icesjms/fst005&quot;, &quot;volume&quot;: &quot;70&quot;, &quot;issued&quot;: {&quot;date-parts&quot;: [[&quot;2013&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title&quot;: &quot;Improved agreement of net and acoustical methods for surveying euphausiids by mitigating avoidance using a net-based LED strobe light system&quot;, &quot;id&quot;: &quot;ITEM-2&quot;, &quot;author&quot;: [{&quot;parse-names&quot;: false, &quot;family&quot;: &quot;Wiebe&quot;, &quot;suffix&quot;: &quot;&quot;, &quot;given&quot;: &quot;Peter H.&quot;, &quot;non-dropping-particle&quot;: &quot;&quot;, &quot;dropping-particle&quot;: &quot;&quot;}, {&quot;parse-names&quot;: false, &quot;family&quot;: &quot;Lawson&quot;, &quot;suffix&quot;: &quot;&quot;, &quot;given&quot;: &quot;Gareth L.&quot;, &quot;non-dropping-particle&quot;: &quot;&quot;, &quot;dropping-particle&quot;: &quot;&quot;}, {&quot;parse-names&quot;: false, &quot;family&quot;: &quot;Lavery&quot;, &quot;suffix&quot;: &quot;&quot;, &quot;given&quot;: &quot;Andone C.&quot;, &quot;non-dropping-particle&quot;: &quot;&quot;, &quot;dropping-particle&quot;: &quot;&quot;}, {&quot;parse-names&quot;: false, &quot;family&quot;: &quot;Copley&quot;, &quot;suffix&quot;: &quot;&quot;, &quot;given&quot;: &quot;Nancy J.&quot;, &quot;non-dropping-particle&quot;: &quot;&quot;, &quot;dropping-particle&quot;: &quot;&quot;}, {&quot;parse-names&quot;: false, &quot;family&quot;: &quot;Horgan&quot;, &quot;suffix&quot;: &quot;&quot;, &quot;given&quot;: &quot;Erich&quot;, &quot;non-dropping-particle&quot;: &quot;&quot;, &quot;dropping-particle&quot;: &quot;&quot;}, {&quot;parse-names&quot;: false, &quot;family&quot;: &quot;Bradley&quot;, &quot;suffix&quot;: &quot;&quot;, &quot;given&quot;: &quot;Albert&quot;, &quot;non-dropping-particle&quot;: &quot;&quot;, &quot;dropping-particle&quot;: &quot;&quot;}], &quot;issue&quot;: &quot;3&quot;, &quot;container-title&quot;: &quot;ICES Journal of Marine Science&quot;}, &quot;uris&quot;: [&quot;http://www.mendeley.com/documents/?uuid=383227c5-5db6-4ff1-8c50-6e19dcbf4a6f&quot;]}], &quot;properties&quot;: {&quot;noteIndex&quot;: 0}, &quot;schema&quot;: &quot;https://github.com/citation-style-language/schema/raw/master/csl-citation.json&quot;, &quot;mendeley&quot;: {&quot;formattedCitation&quot;: &quot;(Warren and Wiebe 2008, Wiebe et al. 2013)&quot;, &quot;previouslyFormattedCitation&quot;: &quot;(Warren and Wiebe 2008, Wiebe et al. 2013)&quot;, &quot;plainTextFormattedCitation&quot;: &quot;(Warren and Wiebe 2008, Wiebe et al. 2013)&quot;}} RND126PJZ2d4f"/><text:span text:style-name="T209">⁠.</text:span></text:p>
      <text:p text:style-name="P26"><text:span text:style-name="T209">[</text:span><text:span text:style-name="T100">add a paragraph describing the ability to survey multiple trophic levels <text:s/>and estimate body-of-water biomass for two different levels of the ecosystem and how this is awesome, etc. Basically discuss what we think we can get out of Table 3.]</text:span><text:span text:style-name="T100"><office:annotation><dc:creator>Joe Warren</dc:creator><dc:date>2016-11-21T16:46:04</dc:date><text:p text:style-name="P51"><text:span text:style-name="T446">I think we need a paragraph in the discussion touting the capability of censusing lake-wide ecosystem parameters – can cite some EBM (ecosystem based management) papers where having multiple tropihc levels measured at the same spatial/temporal scale is a very powerful tool for studying lake environments.</text:span></text:p></office:annotation></text:span></text:p>
      <text:p text:style-name="P13"><text:span text:style-name="T208"><text:tab/></text:span><text:span text:style-name="T252">The variable spatial trends in zooplankton density in </text:span><text:span text:style-name="T252">the</text:span><text:span text:style-name="T210"> three small lakes </text:span><text:span text:style-name="T252">defy a single explanation, given the short surveys and limited set of spatial covariates available.</text:span><text:span text:style-name="T210"> <text:s/></text:span><text:span text:style-name="T252">The clearest</text:span><text:span text:style-name="T210"> trend </text:span><text:span text:style-name="T252">was</text:span><text:span text:style-name="T210"> increasing zooplankton </text:span><text:span text:style-name="T211">density</text:span><text:span text:style-name="T210"> </text:span><text:span text:style-name="T252">close</text:span><text:span text:style-name="T211"> to</text:span><text:span text:style-name="T210"> the </text:span><text:span text:style-name="T252">Cherry </text:span><text:span text:style-name="T252">L</text:span><text:span text:style-name="T210">ake’s main stream inlet </text:span><text:span text:style-name="T252">in June 2014</text:span><text:span text:style-name="T210">. <text:s/></text:span><text:span text:style-name="T212">One</text:span><text:span text:style-name="T211"> reasonable explanation for this trend is that the stream transport</text:span><text:span text:style-name="T253">s</text:span><text:span text:style-name="T211"> nutrients, detritus, or other exogenous resources into the lake near its inlet, supporting higher </text:span><text:span text:style-name="T207">primary </text:span><text:span text:style-name="T211">production, and maintaining a higher rate of zooplankton growth at the upstream end of the lake. <text:s/>Alternatively, the higher biomass estimates near the inlets could be an artifact due to </text:span><text:span text:style-name="T224">acoustic scattering from </text:span><text:span text:style-name="T211">sediments introduced by the streams</text:span><text:span text:style-name="T223"> </text:span><text:reference-mark-start text:name="ADDIN CSL_CITATION {&quot;citationItems&quot;: [{&quot;id&quot;: &quot;ITEM-1&quot;, &quot;itemData&quot;: {&quot;ISBN&quot;: &quot;0278-4343&quot;, &quot;type&quot;: &quot;article-journal&quot;, &quot;page&quot;: &quot;603-632&quot;, &quot;ISSN&quot;: &quot;02784343&quot;, &quot;DOI&quot;: &quot;10.1016/S0278-4343(01)00101-7&quot;, &quot;volume&quot;: &quot;22&quot;, &quot;issued&quot;: {&quot;date-parts&quot;: [[&quot;2002&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title&quot;: &quot;A review of acoustic measurement of small-scale sediment processes&quot;, &quot;id&quot;: &quot;ITEM-1&quot;, &quot;author&quot;: [{&quot;parse-names&quot;: false, &quot;family&quot;: &quot;Thorne&quot;, &quot;suffix&quot;: &quot;&quot;, &quot;given&quot;: &quot;Peter D.&quot;, &quot;non-dropping-particle&quot;: &quot;&quot;, &quot;dropping-particle&quot;: &quot;&quot;}, {&quot;parse-names&quot;: false, &quot;family&quot;: &quot;Hanes&quot;, &quot;suffix&quot;: &quot;&quot;, &quot;given&quot;: &quot;Daniel M.&quot;, &quot;non-dropping-particle&quot;: &quot;&quot;, &quot;dropping-particle&quot;: &quot;&quot;}], &quot;issue&quot;: &quot;4&quot;, &quot;container-title&quot;: &quot;Continental Shelf Research&quot;}, &quot;uris&quot;: [&quot;http://www.mendeley.com/documents/?uuid=fc1de956-855b-4bde-b9a8-83cc8e001576&quot;]}], &quot;properties&quot;: {&quot;noteIndex&quot;: 0}, &quot;schema&quot;: &quot;https://github.com/citation-style-language/schema/raw/master/csl-citation.json&quot;, &quot;mendeley&quot;: {&quot;formattedCitation&quot;: &quot;(Thorne and Hanes 2002)&quot;, &quot;previouslyFormattedCitation&quot;: &quot;(Thorne and Hanes 2002)&quot;, &quot;plainTextFormattedCitation&quot;: &quot;(Thorne and Hanes 2002)&quot;}} RNDwGlrqDXpLQ"/><text:span text:style-name="T223">(Thorne and Hanes 2002)</text:span><text:reference-mark-end text:name="ADDIN CSL_CITATION {&quot;citationItems&quot;: [{&quot;id&quot;: &quot;ITEM-1&quot;, &quot;itemData&quot;: {&quot;ISBN&quot;: &quot;0278-4343&quot;, &quot;type&quot;: &quot;article-journal&quot;, &quot;page&quot;: &quot;603-632&quot;, &quot;ISSN&quot;: &quot;02784343&quot;, &quot;DOI&quot;: &quot;10.1016/S0278-4343(01)00101-7&quot;, &quot;volume&quot;: &quot;22&quot;, &quot;issued&quot;: {&quot;date-parts&quot;: [[&quot;2002&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title&quot;: &quot;A review of acoustic measurement of small-scale sediment processes&quot;, &quot;id&quot;: &quot;ITEM-1&quot;, &quot;author&quot;: [{&quot;parse-names&quot;: false, &quot;family&quot;: &quot;Thorne&quot;, &quot;suffix&quot;: &quot;&quot;, &quot;given&quot;: &quot;Peter D.&quot;, &quot;non-dropping-particle&quot;: &quot;&quot;, &quot;dropping-particle&quot;: &quot;&quot;}, {&quot;parse-names&quot;: false, &quot;family&quot;: &quot;Hanes&quot;, &quot;suffix&quot;: &quot;&quot;, &quot;given&quot;: &quot;Daniel M.&quot;, &quot;non-dropping-particle&quot;: &quot;&quot;, &quot;dropping-particle&quot;: &quot;&quot;}], &quot;issue&quot;: &quot;4&quot;, &quot;container-title&quot;: &quot;Continental Shelf Research&quot;}, &quot;uris&quot;: [&quot;http://www.mendeley.com/documents/?uuid=fc1de956-855b-4bde-b9a8-83cc8e001576&quot;]}], &quot;properties&quot;: {&quot;noteIndex&quot;: 0}, &quot;schema&quot;: &quot;https://github.com/citation-style-language/schema/raw/master/csl-citation.json&quot;, &quot;mendeley&quot;: {&quot;formattedCitation&quot;: &quot;(Thorne and Hanes 2002)&quot;, &quot;previouslyFormattedCitation&quot;: &quot;(Thorne and Hanes 2002)&quot;, &quot;plainTextFormattedCitation&quot;: &quot;(Thorne and Hanes 2002)&quot;}} RNDwGlrqDXpLQ"/><text:span text:style-name="T223">⁠, </text:span><text:span text:style-name="T253">which might remain suspended near the stream mouth but would settle out rapidly further into the lake basin</text:span><text:span text:style-name="T223">. </text:span><text:span text:style-name="T223"><office:annotation><dc:creator>Joe Warren</dc:creator><dc:date>2016-10-07T13:34:02</dc:date><loext:sender-initials>JW</loext:sender-initials><text:p text:style-name="P51"><text:span text:style-name="T441">Do you think this is really likely ? <text:s/>Suspended sediments are usually pretty strong scatterers. <text:s/>Maybe if we're getting glacial silt (i.e. really really small grain particles) it could be an issue, but I'm not sure we want to point out this other source of backscatter that fits our data – won't a reviewer just point out that even the authors state that they probably measured sediments so their whole paper is malarkey!</text:span></text:p></office:annotation></text:span><text:span text:style-name="T223"><office:annotation><dc:creator>Unknown Author</dc:creator><dc:date>2016-11-17T23:19:07</dc:date><text:p text:style-name="P51"><text:span text:style-name="T442">Reply to Joe Warren (10/07/2016, 13:34): "..."</text:span></text:p><text:p><text:span text:style-name="T443">I do think it’s a possibility. <text:s/>Besides, if we delete, it a reviewer <text:s/>is basically guaranteed to ask about it...</text:span></text:p></office:annotation></text:span><text:span text:style-name="T223"><office:annotation><dc:creator>Joe Warren</dc:creator><dc:date>2016-11-21T16:32:58</dc:date><text:p text:style-name="P51"><text:span text:style-name="T444">Reply to Unknown Author (11/17/2016, 23:19): "..."</text:span></text:p><text:p><text:span text:style-name="T445">OK, maybe I'd just add a sentence at the end saying something like, “although this is possible, we consider it unlikely to affect the overall results of the study” or some other wishy-washy statement.</text:span></text:p></office:annotation></text:span><text:span text:style-name="T223"> </text:span><text:span text:style-name="T212">This explanation is consistent with the </text:span><text:span text:style-name="T254">fact that the steepest gradient was observed</text:span><text:span text:style-name="T212"> in June, near the peak of the seasonal snow melt and runoff.</text:span></text:p>
      <text:p text:style-name="P13"><text:span text:style-name="T212"><text:tab/></text:span><text:span text:style-name="T213">Even a</text:span><text:span text:style-name="T225">fter subtracting the lake-scale trend in zooplankton density, spatial autocorrelation </text:span><text:span text:style-name="T213">was <text:s/>evident in the residuals, as illustrated by the empirical variograms (Figure </text:span><text:span text:style-name="T260">10</text:span><text:span text:style-name="T213">). These should be interpreted with caution, since they were based in most cases on single reciprocal transects down the main axis of each lake </text:span><text:span text:style-name="T227">which may not have captured any spatial anisotropy present</text:span><text:span text:style-name="T213">. <text:s/>In particular, </text:span><text:span text:style-name="T226">the restricted time available to survey Cherry Lake on 2 April 2013 meant that the transect was only about </text:span><text:soft-page-break/><text:span text:style-name="T226">1 km long, limiting our ability to draw conclusions about the spatial distribution of zooplankton. <text:s/></text:span><text:span text:style-name="T229">Regardless, most of the variograms did show evidence of spatial patchiness in the distribution of zooplankton, with approximate spatial scales, based on the variogram ranges, between 500 and 2000 km. <text:s/>It is unknown what processes generate and maintain patchiness in these lakes. <text:s/></text:span><text:span text:style-name="T230">In the ocean, patchiness in zooplankton appears to be driven mostly by bottom-up processes, with scales of </text:span><text:span text:style-name="T231">biological</text:span><text:span text:style-name="T230"> variability </text:span><text:span text:style-name="T231">mirroring scales of physical variability </text:span><text:reference-mark-start text:name="ADDIN CSL_CITATION {&quot;citationItems&quot;: [{&quot;id&quot;: &quot;ITEM-1&quot;, &quot;itemData&quot;: {&quot;ISBN&quot;: &quot;0007-4977&quot;, &quot;type&quot;: &quot;article-journal&quot;, &quot;page&quot;: &quot;653-674&quot;, &quot;ISSN&quot;: &quot;00074977&quot;, &quot;volume&quot;: &quot;37&quot;, &quot;issued&quot;: {&quot;date-parts&quot;: [[&quot;1985&quot;, &quot;1&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title&quot;: &quot;Plankton patchiness: biology in the physical vernacular.&quot;, &quot;id&quot;: &quot;ITEM-1&quot;, &quot;PMID&quot;: &quot;1216&quot;, &quot;author&quot;: [{&quot;parse-names&quot;: false, &quot;family&quot;: &quot;Mackas&quot;, &quot;suffix&quot;: &quot;&quot;, &quot;given&quot;: &quot;D. L.&quot;, &quot;non-dropping-particle&quot;: &quot;&quot;, &quot;dropping-particle&quot;: &quot;&quot;}, {&quot;parse-names&quot;: false, &quot;family&quot;: &quot;Denman&quot;, &quot;suffix&quot;: &quot;&quot;, &quot;given&quot;: &quot;K. L.&quot;, &quot;non-dropping-particle&quot;: &quot;&quot;, &quot;dropping-particle&quot;: &quot;&quot;}, {&quot;parse-names&quot;: false, &quot;family&quot;: &quot;Abbott&quot;, &quot;suffix&quot;: &quot;&quot;, &quot;given&quot;: &quot;M. R.&quot;, &quot;non-dropping-particle&quot;: &quot;&quot;, &quot;dropping-particle&quot;: &quot;&quot;}], &quot;issue&quot;: &quot;2&quot;, &quot;container-title&quot;: &quot;Bulletin of Marine Science&quot;}, &quot;uris&quot;: [&quot;http://www.mendeley.com/documents/?uuid=42a02095-c28f-4b61-b9b4-1ece6fae34fe&quot;]}, {&quot;id&quot;: &quot;ITEM-2&quot;, &quot;itemData&quot;: {&quot;id&quot;: &quot;ITEM-2&quot;, &quot;type&quot;: &quot;article-journal&quot;, &quot;page&quot;: &quot;1033-1038&quot;, &quot;issue&quot;: &quot;6&quot;, &quot;DOI&quot;: &quot;10.4319/lo.1977.22.6.1033&quot;, &quot;volume&quot;: &quot;22&quot;, &quot;issued&quot;: {&quot;date-parts&quot;: [[&quot;1977&quot;]]}, &quot;author&quot;: [{&quot;parse-names&quot;: false, &quot;family&quot;: &quot;Denman&quot;, &quot;suffix&quot;: &quot;&quot;, &quot;given&quot;: &quot;Kenneth&quot;, &quot;non-dropping-particle&quot;: &quot;&quot;, &quot;dropping-particle&quot;: &quot;&quot;}, {&quot;parse-names&quot;: false, &quot;family&quot;: &quot;Okubo&quot;, &quot;suffix&quot;: &quot;&quot;, &quot;given&quot;: &quot;Akira&quot;, &quot;non-dropping-particle&quot;: &quot;&quot;, &quot;dropping-particle&quot;: &quot;&quot;}, {&quot;parse-names&quot;: false, &quot;family&quot;: &quot;Platt&quot;, &quot;suffix&quot;: &quot;&quot;, &quot;given&quot;: &quot;Trevor&quot;, &quot;non-dropping-particle&quot;: &quot;&quot;, &quot;dropping-particle&quot;: &quot;&quot;}], &quot;ISSN&quot;: &quot;19395590&quot;, &quot;container-title&quot;: &quot;Limnology and Oceanography&quot;, &quot;title&quot;: &quot;The chlorophyll function spectrum in the sea&quot;}, &quot;uris&quot;: [&quot;http://www.mendeley.com/documents/?uuid=1dd0b34d-f1ce-41fe-9fd7-2d09b9cc360e&quot;]}, {&quot;id&quot;: &quot;ITEM-3&quot;, &quot;itemData&quot;: {&quot;ISBN&quot;: &quot;1054-3139&quot;, &quot;type&quot;: &quot;article-journal&quot;, &quot;page&quot;: &quot;184-196&quot;, &quot;ISSN&quot;: &quot;10543139&quot;, &quot;DOI&quot;: &quot;10.1093/icesjms/fsr205&quot;, &quot;volume&quot;: &quot;69&quot;, &quot;issued&quot;: {&quot;date-parts&quot;: [[&quot;2012&quot;, &quot;1&quot;, &quot;20&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title&quot;: &quot;Measuring the vertical distributional variability of pelagic fauna in Monterey Bay&quot;, &quot;id&quot;: &quot;ITEM-3&quot;, &quot;author&quot;: [{&quot;parse-names&quot;: false, &quot;family&quot;: &quot;Urmy&quot;, &quot;suffix&quot;: &quot;&quot;, &quot;given&quot;: &quot;Samuel S.&quot;, &quot;non-dropping-particle&quot;: &quot;&quot;, &quot;dropping-particle&quot;: &quot;&quot;}, {&quot;parse-names&quot;: false, &quot;family&quot;: &quot;Horne&quot;, &quot;suffix&quot;: &quot;&quot;, &quot;given&quot;: &quot;John K.&quot;, &quot;non-dropping-particle&quot;: &quot;&quot;, &quot;dropping-particle&quot;: &quot;&quot;}, {&quot;parse-names&quot;: false, &quot;family&quot;: &quot;Barbee&quot;, &quot;suffix&quot;: &quot;&quot;, &quot;given&quot;: &quot;David H.&quot;, &quot;non-dropping-particle&quot;: &quot;&quot;, &quot;dropping-particle&quot;: &quot;&quot;}], &quot;issue&quot;: &quot;2&quot;, &quot;container-title&quot;: &quot;ICES Journal of Marine Science&quot;}, &quot;uris&quot;: [&quot;http://www.mendeley.com/documents/?uuid=53534f36-a52c-482f-8089-b4db7ea8ddaa&quot;]}], &quot;properties&quot;: {&quot;noteIndex&quot;: 0}, &quot;schema&quot;: &quot;https://github.com/citation-style-language/schema/raw/master/csl-citation.json&quot;, &quot;mendeley&quot;: {&quot;formattedCitation&quot;: &quot;(Denman et al. 1977, Mackas et al. 1985, Urmy et al. 2012)&quot;, &quot;previouslyFormattedCitation&quot;: &quot;(Denman et al. 1977, Mackas et al. 1985, Urmy et al. 2012)&quot;, &quot;plainTextFormattedCitation&quot;: &quot;(Denman et al. 1977, Mackas et al. 1985, Urmy et al. 2012)&quot;}} RNDYujHkxP3zN"/><text:span text:style-name="T231">(Denman et al. 1977, Mackas et al. 1985, Urmy et al. 2012)</text:span><text:reference-mark-end text:name="ADDIN CSL_CITATION {&quot;citationItems&quot;: [{&quot;id&quot;: &quot;ITEM-1&quot;, &quot;itemData&quot;: {&quot;ISBN&quot;: &quot;0007-4977&quot;, &quot;type&quot;: &quot;article-journal&quot;, &quot;page&quot;: &quot;653-674&quot;, &quot;ISSN&quot;: &quot;00074977&quot;, &quot;volume&quot;: &quot;37&quot;, &quot;issued&quot;: {&quot;date-parts&quot;: [[&quot;1985&quot;, &quot;1&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title&quot;: &quot;Plankton patchiness: biology in the physical vernacular.&quot;, &quot;id&quot;: &quot;ITEM-1&quot;, &quot;PMID&quot;: &quot;1216&quot;, &quot;author&quot;: [{&quot;parse-names&quot;: false, &quot;family&quot;: &quot;Mackas&quot;, &quot;suffix&quot;: &quot;&quot;, &quot;given&quot;: &quot;D. L.&quot;, &quot;non-dropping-particle&quot;: &quot;&quot;, &quot;dropping-particle&quot;: &quot;&quot;}, {&quot;parse-names&quot;: false, &quot;family&quot;: &quot;Denman&quot;, &quot;suffix&quot;: &quot;&quot;, &quot;given&quot;: &quot;K. L.&quot;, &quot;non-dropping-particle&quot;: &quot;&quot;, &quot;dropping-particle&quot;: &quot;&quot;}, {&quot;parse-names&quot;: false, &quot;family&quot;: &quot;Abbott&quot;, &quot;suffix&quot;: &quot;&quot;, &quot;given&quot;: &quot;M. R.&quot;, &quot;non-dropping-particle&quot;: &quot;&quot;, &quot;dropping-particle&quot;: &quot;&quot;}], &quot;issue&quot;: &quot;2&quot;, &quot;container-title&quot;: &quot;Bulletin of Marine Science&quot;}, &quot;uris&quot;: [&quot;http://www.mendeley.com/documents/?uuid=42a02095-c28f-4b61-b9b4-1ece6fae34fe&quot;]}, {&quot;id&quot;: &quot;ITEM-2&quot;, &quot;itemData&quot;: {&quot;id&quot;: &quot;ITEM-2&quot;, &quot;type&quot;: &quot;article-journal&quot;, &quot;page&quot;: &quot;1033-1038&quot;, &quot;issue&quot;: &quot;6&quot;, &quot;DOI&quot;: &quot;10.4319/lo.1977.22.6.1033&quot;, &quot;volume&quot;: &quot;22&quot;, &quot;issued&quot;: {&quot;date-parts&quot;: [[&quot;1977&quot;]]}, &quot;author&quot;: [{&quot;parse-names&quot;: false, &quot;family&quot;: &quot;Denman&quot;, &quot;suffix&quot;: &quot;&quot;, &quot;given&quot;: &quot;Kenneth&quot;, &quot;non-dropping-particle&quot;: &quot;&quot;, &quot;dropping-particle&quot;: &quot;&quot;}, {&quot;parse-names&quot;: false, &quot;family&quot;: &quot;Okubo&quot;, &quot;suffix&quot;: &quot;&quot;, &quot;given&quot;: &quot;Akira&quot;, &quot;non-dropping-particle&quot;: &quot;&quot;, &quot;dropping-particle&quot;: &quot;&quot;}, {&quot;parse-names&quot;: false, &quot;family&quot;: &quot;Platt&quot;, &quot;suffix&quot;: &quot;&quot;, &quot;given&quot;: &quot;Trevor&quot;, &quot;non-dropping-particle&quot;: &quot;&quot;, &quot;dropping-particle&quot;: &quot;&quot;}], &quot;ISSN&quot;: &quot;19395590&quot;, &quot;container-title&quot;: &quot;Limnology and Oceanography&quot;, &quot;title&quot;: &quot;The chlorophyll function spectrum in the sea&quot;}, &quot;uris&quot;: [&quot;http://www.mendeley.com/documents/?uuid=1dd0b34d-f1ce-41fe-9fd7-2d09b9cc360e&quot;]}, {&quot;id&quot;: &quot;ITEM-3&quot;, &quot;itemData&quot;: {&quot;ISBN&quot;: &quot;1054-3139&quot;, &quot;type&quot;: &quot;article-journal&quot;, &quot;page&quot;: &quot;184-196&quot;, &quot;ISSN&quot;: &quot;10543139&quot;, &quot;DOI&quot;: &quot;10.1093/icesjms/fsr205&quot;, &quot;volume&quot;: &quot;69&quot;, &quot;issued&quot;: {&quot;date-parts&quot;: [[&quot;2012&quot;, &quot;1&quot;, &quot;20&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title&quot;: &quot;Measuring the vertical distributional variability of pelagic fauna in Monterey Bay&quot;, &quot;id&quot;: &quot;ITEM-3&quot;, &quot;author&quot;: [{&quot;parse-names&quot;: false, &quot;family&quot;: &quot;Urmy&quot;, &quot;suffix&quot;: &quot;&quot;, &quot;given&quot;: &quot;Samuel S.&quot;, &quot;non-dropping-particle&quot;: &quot;&quot;, &quot;dropping-particle&quot;: &quot;&quot;}, {&quot;parse-names&quot;: false, &quot;family&quot;: &quot;Horne&quot;, &quot;suffix&quot;: &quot;&quot;, &quot;given&quot;: &quot;John K.&quot;, &quot;non-dropping-particle&quot;: &quot;&quot;, &quot;dropping-particle&quot;: &quot;&quot;}, {&quot;parse-names&quot;: false, &quot;family&quot;: &quot;Barbee&quot;, &quot;suffix&quot;: &quot;&quot;, &quot;given&quot;: &quot;David H.&quot;, &quot;non-dropping-particle&quot;: &quot;&quot;, &quot;dropping-particle&quot;: &quot;&quot;}], &quot;issue&quot;: &quot;2&quot;, &quot;container-title&quot;: &quot;ICES Journal of Marine Science&quot;}, &quot;uris&quot;: [&quot;http://www.mendeley.com/documents/?uuid=53534f36-a52c-482f-8089-b4db7ea8ddaa&quot;]}], &quot;properties&quot;: {&quot;noteIndex&quot;: 0}, &quot;schema&quot;: &quot;https://github.com/citation-style-language/schema/raw/master/csl-citation.json&quot;, &quot;mendeley&quot;: {&quot;formattedCitation&quot;: &quot;(Denman et al. 1977, Mackas et al. 1985, Urmy et al. 2012)&quot;, &quot;previouslyFormattedCitation&quot;: &quot;(Denman et al. 1977, Mackas et al. 1985, Urmy et al. 2012)&quot;, &quot;plainTextFormattedCitation&quot;: &quot;(Denman et al. 1977, Mackas et al. 1985, Urmy et al. 2012)&quot;}} RNDYujHkxP3zN"/><text:span text:style-name="T231">⁠. It seems unlikely that these lakes (with the possible exception of Tahoe) are large enough to support much horizontal physical variability, so the patchiness in the zooplankton is probably due to other processes, such as aggregation </text:span><text:reference-mark-start text:name="ADDIN CSL_CITATION {&quot;citationItems&quot;: [{&quot;id&quot;: &quot;ITEM-1&quot;, &quot;itemData&quot;: {&quot;ISBN&quot;: &quot;0024-3590&quot;, &quot;type&quot;: &quot;article-journal&quot;, &quot;page&quot;: &quot;378-382&quot;, &quot;ISSN&quot;: &quot;00243590&quot;, &quot;DOI&quot;: &quot;10.4319/lo.1983.28.2.0378&quot;, &quot;volume&quot;: &quot;28&quot;, &quot;issued&quot;: {&quot;date-parts&quot;: [[&quot;1983&quot;]]}, &quot;title&quot;: &quot;Observation of copepod swarms in Lake Tahoe&quot;, &quot;id&quot;: &quot;ITEM-1&quot;, &quot;author&quot;: [{&quot;parse-names&quot;: false, &quot;family&quot;: &quot;Byron&quot;, &quot;suffix&quot;: &quot;&quot;, &quot;given&quot;: &quot;E. R.&quot;, &quot;non-dropping-particle&quot;: &quot;&quot;, &quot;dropping-particle&quot;: &quot;&quot;}, {&quot;parse-names&quot;: false, &quot;family&quot;: &quot;Whitman&quot;, &quot;suffix&quot;: &quot;&quot;, &quot;given&quot;: &quot;P. T.&quot;, &quot;non-dropping-particle&quot;: &quot;&quot;, &quot;dropping-particle&quot;: &quot;&quot;}, {&quot;parse-names&quot;: false, &quot;family&quot;: &quot;Goldman&quot;, &quot;suffix&quot;: &quot;&quot;, &quot;given&quot;: &quot;C. R.&quot;, &quot;non-dropping-particle&quot;: &quot;&quot;, &quot;dropping-particle&quot;: &quot;&quot;}], &quot;issue&quot;: &quot;2&quot;, &quot;container-title&quot;: &quot;Limnology and Oceanography&quot;}, &quot;uris&quot;: [&quot;http://www.mendeley.com/documents/?uuid=d878d59a-24d6-461b-8840-d676b5486cff&quot;]}], &quot;properties&quot;: {&quot;noteIndex&quot;: 0}, &quot;schema&quot;: &quot;https://github.com/citation-style-language/schema/raw/master/csl-citation.json&quot;, &quot;mendeley&quot;: {&quot;formattedCitation&quot;: &quot;(Byron et al. 1983)&quot;, &quot;previouslyFormattedCitation&quot;: &quot;(Byron et al. 1983)&quot;, &quot;plainTextFormattedCitation&quot;: &quot;(Byron et al. 1983)&quot;}} RNDcNsqi59zxh"/><text:span text:style-name="T231">(Byron et al. 1983)</text:span><text:reference-mark-end text:name="ADDIN CSL_CITATION {&quot;citationItems&quot;: [{&quot;id&quot;: &quot;ITEM-1&quot;, &quot;itemData&quot;: {&quot;ISBN&quot;: &quot;0024-3590&quot;, &quot;type&quot;: &quot;article-journal&quot;, &quot;page&quot;: &quot;378-382&quot;, &quot;ISSN&quot;: &quot;00243590&quot;, &quot;DOI&quot;: &quot;10.4319/lo.1983.28.2.0378&quot;, &quot;volume&quot;: &quot;28&quot;, &quot;issued&quot;: {&quot;date-parts&quot;: [[&quot;1983&quot;]]}, &quot;title&quot;: &quot;Observation of copepod swarms in Lake Tahoe&quot;, &quot;id&quot;: &quot;ITEM-1&quot;, &quot;author&quot;: [{&quot;parse-names&quot;: false, &quot;family&quot;: &quot;Byron&quot;, &quot;suffix&quot;: &quot;&quot;, &quot;given&quot;: &quot;E. R.&quot;, &quot;non-dropping-particle&quot;: &quot;&quot;, &quot;dropping-particle&quot;: &quot;&quot;}, {&quot;parse-names&quot;: false, &quot;family&quot;: &quot;Whitman&quot;, &quot;suffix&quot;: &quot;&quot;, &quot;given&quot;: &quot;P. T.&quot;, &quot;non-dropping-particle&quot;: &quot;&quot;, &quot;dropping-particle&quot;: &quot;&quot;}, {&quot;parse-names&quot;: false, &quot;family&quot;: &quot;Goldman&quot;, &quot;suffix&quot;: &quot;&quot;, &quot;given&quot;: &quot;C. R.&quot;, &quot;non-dropping-particle&quot;: &quot;&quot;, &quot;dropping-particle&quot;: &quot;&quot;}], &quot;issue&quot;: &quot;2&quot;, &quot;container-title&quot;: &quot;Limnology and Oceanography&quot;}, &quot;uris&quot;: [&quot;http://www.mendeley.com/documents/?uuid=d878d59a-24d6-461b-8840-d676b5486cff&quot;]}], &quot;properties&quot;: {&quot;noteIndex&quot;: 0}, &quot;schema&quot;: &quot;https://github.com/citation-style-language/schema/raw/master/csl-citation.json&quot;, &quot;mendeley&quot;: {&quot;formattedCitation&quot;: &quot;(Byron et al. 1983)&quot;, &quot;previouslyFormattedCitation&quot;: &quot;(Byron et al. 1983)&quot;, &quot;plainTextFormattedCitation&quot;: &quot;(Byron et al. 1983)&quot;}} RNDcNsqi59zxh"/><text:span text:style-name="T231">⁠ or predation by schooling fish.</text:span></text:p>
      <text:p text:style-name="P20"><text:tab/><text:span text:style-name="T422">The acoustic methods used here offer a number of advantages over traditional direct sampling methods, though they also come with their own uncertainties and caveats. <text:s/>Identification of scatterers is often a challenge with acoustics. <text:s/>However, using a two (or more) frequency system, as in this study, <text:s/>reliably separates areas of backscatter from zooplankton and fish. <text:s/>Furthermore, direct net sampling of the zooplankton community, especially in relatively small lakes such as Independence, Cherry, and Eleanor, lets us confidently identify the main classes of zooplankton scatterers. <text:s/>The main source of uncertainty when interpreting acoustic backscatter as an estimate of biomass density is in the target strengths assumed for the scattering organisms. <text:s/>The DWBA is an accurate and widely used method to calculate zooplankton target strengths, but it in turn depends, sensitively, on accurate values for the scatterers’ <text:s/>material properties—namely the density- and sound-speed-contrasts </text:span><text:span text:style-name="T382">g</text:span><text:span text:style-name="T33"> and </text:span><text:span text:style-name="T382">h</text:span><text:span text:style-name="T422">. <text:s/>To our knowledge, these values have never been measured for any freshwater zooplankton. <text:s/>In their absence, we used generic values from the literature, based on marine zooplankton </text:span><text:reference-mark-start text:name="ADDIN CSL_CITATION {&quot;citationItems&quot;: [{&quot;id&quot;: &quot;ITEM-1&quot;, &quot;itemData&quot;: {&quot;ISBN&quot;: &quot;1054-3139&quot;, &quot;type&quot;: &quot;article-journal&quot;, &quot;page&quot;: &quot;793-807&quot;, &quot;DOI&quot;: &quot;10.1006/jmsc.1999.0517&quot;, &quot;volume&quot;: &quot;57&quot;, &quot;issued&quot;: {&quot;date-parts&quot;: [[&quot;2000&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id&quot;: &quot;ITEM-1&quot;, &quot;PMID&quot;: &quot;9440326&quot;, &quot;author&quot;: [{&quot;parse-names&quot;: false, &quot;family&quot;: &quot;Stanton&quot;, &quot;suffix&quot;: &quot;&quot;, &quot;given&quot;: &quot;Timothy K.&quot;, &quot;non-dropping-particle&quot;: &quot;&quot;, &quot;dropping-particle&quot;: &quot;&quot;}, {&quot;parse-names&quot;: false, &quot;family&quot;: &quot;Chu&quot;, &quot;suffix&quot;: &quot;&quot;, &quot;given&quot;: &quot;Dezhang&quot;, &quot;non-dropping-particle&quot;: &quot;&quot;, &quot;dropping-particle&quot;: &quot;&quot;}], &quot;ISSN&quot;: &quot;10543139&quot;, &quot;container-title&quot;: &quot;ICES Journal of Marine Science&quot;}, &quot;uris&quot;: [&quot;http://www.mendeley.com/documents/?uuid=0f62569b-2404-49bc-90c6-f07a8a1b8f48&quot;]}], &quot;properties&quot;: {&quot;noteIndex&quot;: 0}, &quot;schema&quot;: &quot;https://github.com/citation-style-language/schema/raw/master/csl-citation.json&quot;, &quot;mendeley&quot;: {&quot;formattedCitation&quot;: &quot;(Stanton and Chu 2000)&quot;, &quot;previouslyFormattedCitation&quot;: &quot;(Stanton and Chu 2000)&quot;, &quot;plainTextFormattedCitation&quot;: &quot;(Stanton and Chu 2000)&quot;}} RNDxGa8z0wKc3"/><text:span text:style-name="T228">(Stanton and Chu 2000)</text:span><text:reference-mark-end text:name="ADDIN CSL_CITATION {&quot;citationItems&quot;: [{&quot;id&quot;: &quot;ITEM-1&quot;, &quot;itemData&quot;: {&quot;ISBN&quot;: &quot;1054-3139&quot;, &quot;type&quot;: &quot;article-journal&quot;, &quot;page&quot;: &quot;793-807&quot;, &quot;DOI&quot;: &quot;10.1006/jmsc.1999.0517&quot;, &quot;volume&quot;: &quot;57&quot;, &quot;issued&quot;: {&quot;date-parts&quot;: [[&quot;2000&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id&quot;: &quot;ITEM-1&quot;, &quot;PMID&quot;: &quot;9440326&quot;, &quot;author&quot;: [{&quot;parse-names&quot;: false, &quot;family&quot;: &quot;Stanton&quot;, &quot;suffix&quot;: &quot;&quot;, &quot;given&quot;: &quot;Timothy K.&quot;, &quot;non-dropping-particle&quot;: &quot;&quot;, &quot;dropping-particle&quot;: &quot;&quot;}, {&quot;parse-names&quot;: false, &quot;family&quot;: &quot;Chu&quot;, &quot;suffix&quot;: &quot;&quot;, &quot;given&quot;: &quot;Dezhang&quot;, &quot;non-dropping-particle&quot;: &quot;&quot;, &quot;dropping-particle&quot;: &quot;&quot;}], &quot;ISSN&quot;: &quot;10543139&quot;, &quot;container-title&quot;: &quot;ICES Journal of Marine Science&quot;}, &quot;uris&quot;: [&quot;http://www.mendeley.com/documents/?uuid=0f62569b-2404-49bc-90c6-f07a8a1b8f48&quot;]}], &quot;properties&quot;: {&quot;noteIndex&quot;: 0}, &quot;schema&quot;: &quot;https://github.com/citation-style-language/schema/raw/master/csl-citation.json&quot;, &quot;mendeley&quot;: {&quot;formattedCitation&quot;: &quot;(Stanton and Chu 2000)&quot;, &quot;previouslyFormattedCitation&quot;: &quot;(Stanton and Chu 2000)&quot;, &quot;plainTextFormattedCitation&quot;: &quot;(Stanton and Chu 2000)&quot;}} RNDxGa8z0wKc3"/><text:span text:style-name="T422">⁠. <text:s/>These values are reasonable defaults, but they may not be accurate for the species considered here, introducing a degree of unknown error into the TS and hence biomass estimates. Measurements of the material properties of freshwater zooplankton would be a worthwhile objective for future research. <text:s/></text:span></text:p>
      <text:p text:style-name="P20"><text:span text:style-name="T422"><text:tab/>Despite these uncertainties, acoustic methods for surveying zooplankton have several advantages. <text:s/>Acoustics can sample large volumes of water quickly at high spatial resolution, revealing trends in the distribution of zooplankton that would be missed by traditional sampling methods </text:span><text:reference-mark-start text:name="ADDIN CSL_CITATION {&quot;citationItems&quot;: [{&quot;id&quot;: &quot;ITEM-1&quot;, &quot;itemData&quot;: {&quot;ISBN&quot;: &quot;0706-652X&quot;, &quot;type&quot;: &quot;article-journal&quot;, &quot;page&quot;: &quot;1437-1451&quot;, &quot;ISSN&quot;: &quot;0706-652X&quot;, &quot;DOI&quot;: &quot;10.1139/cjfas-56-8-1437&quot;, &quot;volume&quot;: &quot;56&quot;, &quot;issued&quot;: {&quot;date-parts&quot;: [[&quot;1999&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id&quot;: &quot;ITEM-1&quot;, &quot;author&quot;: [{&quot;parse-names&quot;: false, &quot;family&quot;: &quot;Pinel-Alloul&quot;, &quot;suffix&quot;: &quot;&quot;, &quot;given&quot;: &quot;B&quot;, &quot;non-dropping-particle&quot;: &quot;&quot;, &quot;dropping-particle&quot;: &quot;&quot;}, {&quot;parse-names&quot;: false, &quot;family&quot;: &quot;Guay&quot;, &quot;suffix&quot;: &quot;&quot;, &quot;given&quot;: &quot;C&quot;, &quot;non-dropping-particle&quot;: &quot;&quot;, &quot;dropping-particle&quot;: &quot;&quot;}, {&quot;parse-names&quot;: false, &quot;family&quot;: &quot;Angeli&quot;, &quot;suffix&quot;: &quot;&quot;, &quot;given&quot;: &quot;N&quot;, &quot;non-dropping-particle&quot;: &quot;&quot;, &quot;dropping-particle&quot;: &quot;&quot;}, {&quot;parse-names&quot;: false, &quot;family&quot;: &quot;Legendre&quot;, &quot;suffix&quot;: &quot;&quot;, &quot;given&quot;: &quot;P&quot;, &quot;non-dropping-particle&quot;: &quot;&quot;, &quot;dropping-particle&quot;: &quot;&quot;}, {&quot;parse-names&quot;: false, &quot;family&quot;: &quot;Dutilleul&quot;, &quot;suffix&quot;: &quot;&quot;, &quot;given&quot;: &quot;P&quot;, &quot;non-dropping-particle&quot;: &quot;&quot;, &quot;dropping-particle&quot;: &quot;&quot;}, {&quot;parse-names&quot;: false, &quot;family&quot;: &quot;Balvay&quot;, &quot;suffix&quot;: &quot;&quot;, &quot;given&quot;: &quot;G&quot;, &quot;non-dropping-particle&quot;: &quot;&quot;, &quot;dropping-particle&quot;: &quot;&quot;}, {&quot;parse-names&quot;: false, &quot;family&quot;: &quot;Gerdeaux&quot;, &quot;suffix&quot;: &quot;&quot;, &quot;given&quot;: &quot;D&quot;, &quot;non-dropping-particle&quot;: &quot;&quot;, &quot;dropping-particle&quot;: &quot;&quot;}, {&quot;parse-names&quot;: false, &quot;family&quot;: &quot;Guillard&quot;, &quot;suffix&quot;: &quot;&quot;, &quot;given&quot;: &quot;J&quot;, &quot;non-dropping-particle&quot;: &quot;&quot;, &quot;dropping-particle&quot;: &quot;&quot;}], &quot;issue&quot;: &quot;8&quot;, &quot;container-title&quot;: &quot;Canadian Journal of Fisheries and Aquatic Sciences&quot;}, &quot;uris&quot;: [&quot;http://www.mendeley.com/documents/?uuid=65947f9e-b89c-4ab5-aab3-2048cbed2aad&quot;]}, {&quot;id&quot;: &quot;ITEM-2&quot;, &quot;itemData&quot;: {&quot;ISBN&quot;: &quot;0024-3590&quot;, &quot;type&quot;: &quot;article-journal&quot;, &quot;page&quot;: &quot;2221-2233&quot;, &quot;ISSN&quot;: &quot;00243590&quot;, &quot;DOI&quot;: &quot;10.4319/lo.2003.48.6.2221&quot;, &quot;volume&quot;: &quot;48&quot;, &quot;issued&quot;: {&quot;date-parts&quot;: [[&quot;2003&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Daphnia population: An acoustic analysis&quot;, &quot;id&quot;: &quot;ITEM-2&quot;, &quot;PMID&quot;: &quot;318&quot;, &quot;author&quot;: [{&quot;parse-names&quot;: false, &quot;family&quot;: &quot;Hembre&quot;, &quot;suffix&quot;: &quot;&quot;, &quot;given&quot;: &quot;Leif K.&quot;, &quot;non-dropping-particle&quot;: &quot;&quot;, &quot;dropping-particle&quot;: &quot;&quot;}, {&quot;parse-names&quot;: false, &quot;family&quot;: &quot;Megard&quot;, &quot;suffix&quot;: &quot;&quot;, &quot;given&quot;: &quot;Robert O.&quot;, &quot;non-dropping-particle&quot;: &quot;&quot;, &quot;dropping-particle&quot;: &quot;&quot;}], &quot;issue&quot;: &quot;6&quot;, &quot;container-title&quot;: &quot;Limnology and Oceanography&quot;}, &quot;uris&quot;: [&quot;http://www.mendeley.com/documents/?uuid=a3e4a669-f56f-44dc-aa9e-af973fa33e3c&quot;]}], &quot;properties&quot;: {&quot;noteIndex&quot;: 0}, &quot;schema&quot;: &quot;https://github.com/citation-style-language/schema/raw/master/csl-citation.json&quot;, &quot;mendeley&quot;: {&quot;formattedCitation&quot;: &quot;(Pinel-Alloul et al. 1999, Hembre and Megard 2003)&quot;, &quot;previouslyFormattedCitation&quot;: &quot;(Pinel-Alloul et al. 1999, Hembre and Megard 2003)&quot;, &quot;plainTextFormattedCitation&quot;: &quot;(Pinel-Alloul et al. 1999, Hembre and Megard 2003)&quot;}} RNDhEqHay8CpS"/><text:span text:style-name="T228">(Pinel-Alloul et al. 1999, Hembre and Megard 2003)</text:span><text:reference-mark-end text:name="ADDIN CSL_CITATION {&quot;citationItems&quot;: [{&quot;id&quot;: &quot;ITEM-1&quot;, &quot;itemData&quot;: {&quot;ISBN&quot;: &quot;0706-652X&quot;, &quot;type&quot;: &quot;article-journal&quot;, &quot;page&quot;: &quot;1437-1451&quot;, &quot;ISSN&quot;: &quot;0706-652X&quot;, &quot;DOI&quot;: &quot;10.1139/cjfas-56-8-1437&quot;, &quot;volume&quot;: &quot;56&quot;, &quot;issued&quot;: {&quot;date-parts&quot;: [[&quot;1999&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id&quot;: &quot;ITEM-1&quot;, &quot;author&quot;: [{&quot;parse-names&quot;: false, &quot;family&quot;: &quot;Pinel-Alloul&quot;, &quot;suffix&quot;: &quot;&quot;, &quot;given&quot;: &quot;B&quot;, &quot;non-dropping-particle&quot;: &quot;&quot;, &quot;dropping-particle&quot;: &quot;&quot;}, {&quot;parse-names&quot;: false, &quot;family&quot;: &quot;Guay&quot;, &quot;suffix&quot;: &quot;&quot;, &quot;given&quot;: &quot;C&quot;, &quot;non-dropping-particle&quot;: &quot;&quot;, &quot;dropping-particle&quot;: &quot;&quot;}, {&quot;parse-names&quot;: false, &quot;family&quot;: &quot;Angeli&quot;, &quot;suffix&quot;: &quot;&quot;, &quot;given&quot;: &quot;N&quot;, &quot;non-dropping-particle&quot;: &quot;&quot;, &quot;dropping-particle&quot;: &quot;&quot;}, {&quot;parse-names&quot;: false, &quot;family&quot;: &quot;Legendre&quot;, &quot;suffix&quot;: &quot;&quot;, &quot;given&quot;: &quot;P&quot;, &quot;non-dropping-particle&quot;: &quot;&quot;, &quot;dropping-particle&quot;: &quot;&quot;}, {&quot;parse-names&quot;: false, &quot;family&quot;: &quot;Dutilleul&quot;, &quot;suffix&quot;: &quot;&quot;, &quot;given&quot;: &quot;P&quot;, &quot;non-dropping-particle&quot;: &quot;&quot;, &quot;dropping-particle&quot;: &quot;&quot;}, {&quot;parse-names&quot;: false, &quot;family&quot;: &quot;Balvay&quot;, &quot;suffix&quot;: &quot;&quot;, &quot;given&quot;: &quot;G&quot;, &quot;non-dropping-particle&quot;: &quot;&quot;, &quot;dropping-particle&quot;: &quot;&quot;}, {&quot;parse-names&quot;: false, &quot;family&quot;: &quot;Gerdeaux&quot;, &quot;suffix&quot;: &quot;&quot;, &quot;given&quot;: &quot;D&quot;, &quot;non-dropping-particle&quot;: &quot;&quot;, &quot;dropping-particle&quot;: &quot;&quot;}, {&quot;parse-names&quot;: false, &quot;family&quot;: &quot;Guillard&quot;, &quot;suffix&quot;: &quot;&quot;, &quot;given&quot;: &quot;J&quot;, &quot;non-dropping-particle&quot;: &quot;&quot;, &quot;dropping-particle&quot;: &quot;&quot;}], &quot;issue&quot;: &quot;8&quot;, &quot;container-title&quot;: &quot;Canadian Journal of Fisheries and Aquatic Sciences&quot;}, &quot;uris&quot;: [&quot;http://www.mendeley.com/documents/?uuid=65947f9e-b89c-4ab5-aab3-2048cbed2aad&quot;]}, {&quot;id&quot;: &quot;ITEM-2&quot;, &quot;itemData&quot;: {&quot;ISBN&quot;: &quot;0024-3590&quot;, &quot;type&quot;: &quot;article-journal&quot;, &quot;page&quot;: &quot;2221-2233&quot;, &quot;ISSN&quot;: &quot;00243590&quot;, &quot;DOI&quot;: &quot;10.4319/lo.2003.48.6.2221&quot;, &quot;volume&quot;: &quot;48&quot;, &quot;issued&quot;: {&quot;date-parts&quot;: [[&quot;2003&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Daphnia population: An acoustic analysis&quot;, &quot;id&quot;: &quot;ITEM-2&quot;, &quot;PMID&quot;: &quot;318&quot;, &quot;author&quot;: [{&quot;parse-names&quot;: false, &quot;family&quot;: &quot;Hembre&quot;, &quot;suffix&quot;: &quot;&quot;, &quot;given&quot;: &quot;Leif K.&quot;, &quot;non-dropping-particle&quot;: &quot;&quot;, &quot;dropping-particle&quot;: &quot;&quot;}, {&quot;parse-names&quot;: false, &quot;family&quot;: &quot;Megard&quot;, &quot;suffix&quot;: &quot;&quot;, &quot;given&quot;: &quot;Robert O.&quot;, &quot;non-dropping-particle&quot;: &quot;&quot;, &quot;dropping-particle&quot;: &quot;&quot;}], &quot;issue&quot;: &quot;6&quot;, &quot;container-title&quot;: &quot;Limnology and Oceanography&quot;}, &quot;uris&quot;: [&quot;http://www.mendeley.com/documents/?uuid=a3e4a669-f56f-44dc-aa9e-af973fa33e3c&quot;]}], &quot;properties&quot;: {&quot;noteIndex&quot;: 0}, &quot;schema&quot;: &quot;https://github.com/citation-style-language/schema/raw/master/csl-citation.json&quot;, &quot;mendeley&quot;: {&quot;formattedCitation&quot;: &quot;(Pinel-Alloul et al. 1999, Hembre and Megard 2003)&quot;, &quot;previouslyFormattedCitation&quot;: &quot;(Pinel-Alloul et al. 1999, Hembre and Megard 2003)&quot;, &quot;plainTextFormattedCitation&quot;: &quot;(Pinel-Alloul et al. 1999, Hembre and Megard 2003)&quot;}} RNDhEqHay8CpS"/><text:span text:style-name="T422">⁠. <text:s/>In this case, these included significant trends in zooplankton biomass density with distance from shore or from the stream inlet. <text:s/>Accounting for spatial trends and patchiness reduces uncertainty in the biomass estimates Acoustic methods also provide high-resolution vertical profiles of fish and zooplankton densities, offering insights into the biotic and </text:span><text:soft-page-break/><text:span text:style-name="T422">abiotic processes structuring lake ecosystems </text:span><text:reference-mark-start text:name="ADDIN CSL_CITATION {&quot;citationItems&quot;: [{&quot;id&quot;: &quot;ITEM-1&quot;, &quot;itemData&quot;: {&quot;ISBN&quot;: &quot;0706-652X&quot;, &quot;type&quot;: &quot;article-journal&quot;, &quot;page&quot;: &quot;128-139&quot;, &quot;ISSN&quot;: &quot;0706-652X&quot;, &quot;DOI&quot;: &quot;10.1139/f99-217&quot;, &quot;volume&quot;: &quot;56&quot;, &quot;issued&quot;: {&quot;date-parts&quot;: [[&quot;1999&quot;, &quot;12&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id&quot;: &quot;ITEM-1&quot;, &quot;PMID&quot;: &quot;2206013154731626671&quot;, &quot;author&quot;: [{&quot;parse-names&quot;: false, &quot;family&quot;: &quot;Beauchamp&quot;, &quot;suffix&quot;: &quot;&quot;, &quot;given&quot;: &quot;David a&quot;, &quot;non-dropping-particle&quot;: &quot;&quot;, &quot;dropping-particle&quot;: &quot;&quot;}, {&quot;parse-names&quot;: false, &quot;family&quot;: &quot;Baldwin&quot;, &quot;suffix&quot;: &quot;&quot;, &quot;given&quot;: &quot;Casey M&quot;, &quot;non-dropping-particle&quot;: &quot;&quot;, &quot;dropping-particle&quot;: &quot;&quot;}, {&quot;parse-names&quot;: false, &quot;family&quot;: &quot;Vogel&quot;, &quot;suffix&quot;: &quot;&quot;, &quot;given&quot;: &quot;Jason L&quot;, &quot;non-dropping-particle&quot;: &quot;&quot;, &quot;dropping-particle&quot;: &quot;&quot;}, {&quot;parse-names&quot;: false, &quot;family&quot;: &quot;Gubala&quot;, &quot;suffix&quot;: &quot;&quot;, &quot;given&quot;: &quot;Chad P&quot;, &quot;non-dropping-particle&quot;: &quot;&quot;, &quot;dropping-particle&quot;: &quot;&quot;}], &quot;issue&quot;: &quot;S1&quot;, &quot;container-title&quot;: &quot;Canadian Journal of Fisheries and Aquatic Sciences&quot;}, &quot;uris&quot;: [&quot;http://www.mendeley.com/documents/?uuid=fb84ddcf-e35f-49ce-b03d-7ab4b851e1b8&quot;]}, {&quot;id&quot;: &quot;ITEM-2&quot;, &quot;itemData&quot;: {&quot;type&quot;: &quot;article-journal&quot;, &quot;page&quot;: &quot;3746-3753&quot;, &quot;ISSN&quot;: &quot;19448007&quot;, &quot;DOI&quot;: &quot;10.1002/2016GL068533&quot;, &quot;volume&quot;: &quot;43&quot;, &quot;issued&quot;: {&quot;date-parts&quot;: [[&quot;2016&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id&quot;: &quot;ITEM-2&quot;, &quot;author&quot;: [{&quot;parse-names&quot;: false, &quot;family&quot;: &quot;Urmy&quot;, &quot;suffix&quot;: &quot;&quot;, &quot;given&quot;: &quot;Samuel S.&quot;, &quot;non-dropping-particle&quot;: &quot;&quot;, &quot;dropping-particle&quot;: &quot;&quot;}, {&quot;parse-names&quot;: false, &quot;family&quot;: &quot;Williamson&quot;, &quot;suffix&quot;: &quot;&quot;, &quot;given&quot;: &quot;Craig E.&quot;, &quot;non-dropping-particle&quot;: &quot;&quot;, &quot;dropping-particle&quot;: &quot;&quot;}, {&quot;parse-names&quot;: false, &quot;family&quot;: &quot;Leach&quot;, &quot;suffix&quot;: &quot;&quot;, &quot;given&quot;: &quot;Taylor H.&quot;, &quot;non-dropping-particle&quot;: &quot;&quot;, &quot;dropping-particle&quot;: &quot;&quot;}, {&quot;parse-names&quot;: false, &quot;family&quot;: &quot;Schladow&quot;, &quot;suffix&quot;: &quot;&quot;, &quot;given&quot;: &quot;S. Geoffrey&quot;, &quot;non-dropping-particle&quot;: &quot;&quot;, &quot;dropping-particle&quot;: &quot;&quot;}, {&quot;parse-names&quot;: false, &quot;family&quot;: &quot;Overholt&quot;, &quot;suffix&quot;: &quot;&quot;, &quot;given&quot;: &quot;Erin P.&quot;, &quot;non-dropping-particle&quot;: &quot;&quot;, &quot;dropping-particle&quot;: &quot;&quot;}, {&quot;parse-names&quot;: false, &quot;family&quot;: &quot;Warren&quot;, &quot;suffix&quot;: &quot;&quot;, &quot;given&quot;: &quot;Joseph D.&quot;, &quot;non-dropping-particle&quot;: &quot;&quot;, &quot;dropping-particle&quot;: &quot;&quot;}], &quot;issue&quot;: &quot;8&quot;, &quot;container-title&quot;: &quot;Geophysical Research Letters&quot;}, &quot;uris&quot;: [&quot;http://www.mendeley.com/documents/?uuid=11670bda-7af6-454b-8651-0349be297ae5&quot;]}], &quot;properties&quot;: {&quot;noteIndex&quot;: 0}, &quot;schema&quot;: &quot;https://github.com/citation-style-language/schema/raw/master/csl-citation.json&quot;, &quot;mendeley&quot;: {&quot;formattedCitation&quot;: &quot;(Beauchamp et al. 1999, Urmy et al. 2016)&quot;, &quot;previouslyFormattedCitation&quot;: &quot;(Beauchamp et al. 1999, Urmy et al. 2016)&quot;, &quot;plainTextFormattedCitation&quot;: &quot;(Beauchamp et al. 1999, Urmy et al. 2016)&quot;}} RNDxDYREksyfb"/><text:span text:style-name="T228">(Beauchamp et al. 1999, Urmy et al. 2016)</text:span><text:reference-mark-end text:name="ADDIN CSL_CITATION {&quot;citationItems&quot;: [{&quot;id&quot;: &quot;ITEM-1&quot;, &quot;itemData&quot;: {&quot;ISBN&quot;: &quot;0706-652X&quot;, &quot;type&quot;: &quot;article-journal&quot;, &quot;page&quot;: &quot;128-139&quot;, &quot;ISSN&quot;: &quot;0706-652X&quot;, &quot;DOI&quot;: &quot;10.1139/f99-217&quot;, &quot;volume&quot;: &quot;56&quot;, &quot;issued&quot;: {&quot;date-parts&quot;: [[&quot;1999&quot;, &quot;12&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id&quot;: &quot;ITEM-1&quot;, &quot;PMID&quot;: &quot;2206013154731626671&quot;, &quot;author&quot;: [{&quot;parse-names&quot;: false, &quot;family&quot;: &quot;Beauchamp&quot;, &quot;suffix&quot;: &quot;&quot;, &quot;given&quot;: &quot;David a&quot;, &quot;non-dropping-particle&quot;: &quot;&quot;, &quot;dropping-particle&quot;: &quot;&quot;}, {&quot;parse-names&quot;: false, &quot;family&quot;: &quot;Baldwin&quot;, &quot;suffix&quot;: &quot;&quot;, &quot;given&quot;: &quot;Casey M&quot;, &quot;non-dropping-particle&quot;: &quot;&quot;, &quot;dropping-particle&quot;: &quot;&quot;}, {&quot;parse-names&quot;: false, &quot;family&quot;: &quot;Vogel&quot;, &quot;suffix&quot;: &quot;&quot;, &quot;given&quot;: &quot;Jason L&quot;, &quot;non-dropping-particle&quot;: &quot;&quot;, &quot;dropping-particle&quot;: &quot;&quot;}, {&quot;parse-names&quot;: false, &quot;family&quot;: &quot;Gubala&quot;, &quot;suffix&quot;: &quot;&quot;, &quot;given&quot;: &quot;Chad P&quot;, &quot;non-dropping-particle&quot;: &quot;&quot;, &quot;dropping-particle&quot;: &quot;&quot;}], &quot;issue&quot;: &quot;S1&quot;, &quot;container-title&quot;: &quot;Canadian Journal of Fisheries and Aquatic Sciences&quot;}, &quot;uris&quot;: [&quot;http://www.mendeley.com/documents/?uuid=fb84ddcf-e35f-49ce-b03d-7ab4b851e1b8&quot;]}, {&quot;id&quot;: &quot;ITEM-2&quot;, &quot;itemData&quot;: {&quot;type&quot;: &quot;article-journal&quot;, &quot;page&quot;: &quot;3746-3753&quot;, &quot;ISSN&quot;: &quot;19448007&quot;, &quot;DOI&quot;: &quot;10.1002/2016GL068533&quot;, &quot;volume&quot;: &quot;43&quot;, &quot;issued&quot;: {&quot;date-parts&quot;: [[&quot;2016&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id&quot;: &quot;ITEM-2&quot;, &quot;author&quot;: [{&quot;parse-names&quot;: false, &quot;family&quot;: &quot;Urmy&quot;, &quot;suffix&quot;: &quot;&quot;, &quot;given&quot;: &quot;Samuel S.&quot;, &quot;non-dropping-particle&quot;: &quot;&quot;, &quot;dropping-particle&quot;: &quot;&quot;}, {&quot;parse-names&quot;: false, &quot;family&quot;: &quot;Williamson&quot;, &quot;suffix&quot;: &quot;&quot;, &quot;given&quot;: &quot;Craig E.&quot;, &quot;non-dropping-particle&quot;: &quot;&quot;, &quot;dropping-particle&quot;: &quot;&quot;}, {&quot;parse-names&quot;: false, &quot;family&quot;: &quot;Leach&quot;, &quot;suffix&quot;: &quot;&quot;, &quot;given&quot;: &quot;Taylor H.&quot;, &quot;non-dropping-particle&quot;: &quot;&quot;, &quot;dropping-particle&quot;: &quot;&quot;}, {&quot;parse-names&quot;: false, &quot;family&quot;: &quot;Schladow&quot;, &quot;suffix&quot;: &quot;&quot;, &quot;given&quot;: &quot;S. Geoffrey&quot;, &quot;non-dropping-particle&quot;: &quot;&quot;, &quot;dropping-particle&quot;: &quot;&quot;}, {&quot;parse-names&quot;: false, &quot;family&quot;: &quot;Overholt&quot;, &quot;suffix&quot;: &quot;&quot;, &quot;given&quot;: &quot;Erin P.&quot;, &quot;non-dropping-particle&quot;: &quot;&quot;, &quot;dropping-particle&quot;: &quot;&quot;}, {&quot;parse-names&quot;: false, &quot;family&quot;: &quot;Warren&quot;, &quot;suffix&quot;: &quot;&quot;, &quot;given&quot;: &quot;Joseph D.&quot;, &quot;non-dropping-particle&quot;: &quot;&quot;, &quot;dropping-particle&quot;: &quot;&quot;}], &quot;issue&quot;: &quot;8&quot;, &quot;container-title&quot;: &quot;Geophysical Research Letters&quot;}, &quot;uris&quot;: [&quot;http://www.mendeley.com/documents/?uuid=11670bda-7af6-454b-8651-0349be297ae5&quot;]}], &quot;properties&quot;: {&quot;noteIndex&quot;: 0}, &quot;schema&quot;: &quot;https://github.com/citation-style-language/schema/raw/master/csl-citation.json&quot;, &quot;mendeley&quot;: {&quot;formattedCitation&quot;: &quot;(Beauchamp et al. 1999, Urmy et al. 2016)&quot;, &quot;previouslyFormattedCitation&quot;: &quot;(Beauchamp et al. 1999, Urmy et al. 2016)&quot;, &quot;plainTextFormattedCitation&quot;: &quot;(Beauchamp et al. 1999, Urmy et al. 2016)&quot;}} RNDxDYREksyfb"/><text:span text:style-name="T422">⁠. <text:s/>Acoustics are also an excellent method for recording the diel vertical migration of lake zooplankton </text:span><text:reference-mark-start text:name="ADDIN CSL_CITATION {&quot;citationItems&quot;: [{&quot;id&quot;: &quot;ITEM-1&quot;, &quot;itemData&quot;: {&quot;ISBN&quot;: &quot;8153244698&quot;, &quot;type&quot;: &quot;article-journal&quot;, &quot;page&quot;: &quot;231\u2013244&quot;, &quot;ISSN&quot;: &quot;15415856&quot;, &quot;DOI&quot;: &quot;10.1002/lom3.10084&quot;, &quot;volume&quot;: &quot;14&quot;, &quot;issued&quot;: {&quot;date-parts&quot;: [[&quot;2016&quot;]]}, &quot;title&quot;: &quot;Measuring the distribution, abundance, and biovolume of zooplankton in an oligotrophic freshwater lake with a 710 kHz scientific echosounder&quot;, &quot;id&quot;: &quot;ITEM-1&quot;, &quot;author&quot;: [{&quot;parse-names&quot;: false, &quot;family&quot;: &quot;Warren&quot;, &quot;suffix&quot;: &quot;&quot;, &quot;given&quot;: &quot;Joseph D.&quot;, &quot;non-dropping-particle&quot;: &quot;&quot;, &quot;dropping-particle&quot;: &quot;&quot;}, {&quot;parse-names&quot;: false, &quot;family&quot;: &quot;Leach&quot;, &quot;suffix&quot;: &quot;&quot;, &quot;given&quot;: &quot;Taylor H.&quot;, &quot;non-dropping-particle&quot;: &quot;&quot;, &quot;dropping-particle&quot;: &quot;&quot;}, {&quot;parse-names&quot;: false, &quot;family&quot;: &quot;Williamson&quot;, &quot;suffix&quot;: &quot;&quot;, &quot;given&quot;: &quot;Craig E.&quot;, &quot;non-dropping-particle&quot;: &quot;&quot;, &quot;dropping-particle&quot;: &quot;&quot;}], &quot;issue&quot;: &quot;4&quot;, &quot;container-title&quot;: &quot;Limnology and Oceanography: Methods&quot;}, &quot;uris&quot;: [&quot;http://www.mendeley.com/documents/?uuid=b770ceeb-795b-4bdc-9bda-a50a17f6561c&quot;]}], &quot;properties&quot;: {&quot;noteIndex&quot;: 0}, &quot;schema&quot;: &quot;https://github.com/citation-style-language/schema/raw/master/csl-citation.json&quot;, &quot;mendeley&quot;: {&quot;formattedCitation&quot;: &quot;(Warren et al. 2016)&quot;, &quot;previouslyFormattedCitation&quot;: &quot;(Warren et al. 2016)&quot;, &quot;plainTextFormattedCitation&quot;: &quot;(Warren et al. 2016)&quot;}} RNDBTDdqjpVHn"/><text:span text:style-name="T228">(Warren et al. 2016)</text:span><text:reference-mark-end text:name="ADDIN CSL_CITATION {&quot;citationItems&quot;: [{&quot;id&quot;: &quot;ITEM-1&quot;, &quot;itemData&quot;: {&quot;ISBN&quot;: &quot;8153244698&quot;, &quot;type&quot;: &quot;article-journal&quot;, &quot;page&quot;: &quot;231\u2013244&quot;, &quot;ISSN&quot;: &quot;15415856&quot;, &quot;DOI&quot;: &quot;10.1002/lom3.10084&quot;, &quot;volume&quot;: &quot;14&quot;, &quot;issued&quot;: {&quot;date-parts&quot;: [[&quot;2016&quot;]]}, &quot;title&quot;: &quot;Measuring the distribution, abundance, and biovolume of zooplankton in an oligotrophic freshwater lake with a 710 kHz scientific echosounder&quot;, &quot;id&quot;: &quot;ITEM-1&quot;, &quot;author&quot;: [{&quot;parse-names&quot;: false, &quot;family&quot;: &quot;Warren&quot;, &quot;suffix&quot;: &quot;&quot;, &quot;given&quot;: &quot;Joseph D.&quot;, &quot;non-dropping-particle&quot;: &quot;&quot;, &quot;dropping-particle&quot;: &quot;&quot;}, {&quot;parse-names&quot;: false, &quot;family&quot;: &quot;Leach&quot;, &quot;suffix&quot;: &quot;&quot;, &quot;given&quot;: &quot;Taylor H.&quot;, &quot;non-dropping-particle&quot;: &quot;&quot;, &quot;dropping-particle&quot;: &quot;&quot;}, {&quot;parse-names&quot;: false, &quot;family&quot;: &quot;Williamson&quot;, &quot;suffix&quot;: &quot;&quot;, &quot;given&quot;: &quot;Craig E.&quot;, &quot;non-dropping-particle&quot;: &quot;&quot;, &quot;dropping-particle&quot;: &quot;&quot;}], &quot;issue&quot;: &quot;4&quot;, &quot;container-title&quot;: &quot;Limnology and Oceanography: Methods&quot;}, &quot;uris&quot;: [&quot;http://www.mendeley.com/documents/?uuid=b770ceeb-795b-4bdc-9bda-a50a17f6561c&quot;]}], &quot;properties&quot;: {&quot;noteIndex&quot;: 0}, &quot;schema&quot;: &quot;https://github.com/citation-style-language/schema/raw/master/csl-citation.json&quot;, &quot;mendeley&quot;: {&quot;formattedCitation&quot;: &quot;(Warren et al. 2016)&quot;, &quot;previouslyFormattedCitation&quot;: &quot;(Warren et al. 2016)&quot;, &quot;plainTextFormattedCitation&quot;: &quot;(Warren et al. 2016)&quot;}} RNDBTDdqjpVHn"/><text:span text:style-name="T422">⁠. <text:s/>Although DVM was not part of this study, it would be a worthwhile topic for further investigation in these lakes.</text:span></text:p>
      <text:p text:style-name="P43">References</text:p>
      <text:section text:style-name="Sect1" text:name="ADDIN Mendeley Bibliography CSL_BIBLIOGRAPHY  RND6rqCmXmu3b">
        <text:p text:style-name="P45">Beauchamp, D. a, C. M. Baldwin, J. L. Vogel, and C. P. Gubala. 1999. Estimating diel, depth-specific foraging opportunities with a visual encounter rate model for pelagic piscivores. Canadian Journal of Fisheries and Aquatic Sciences 56:128–139.</text:p>
        <text:p text:style-name="P45">Bezanson, J., S. Karpinski, V. B. Shah, and A. Edelman. 2012. Julia: a fast, dynamic language for technical computing. arXiv preprint arXiv:1209.</text:p>
        <text:p text:style-name="P45">Bingaman, J. W. 1961. Guardians of the Yosemite: A Story of the First Rangers. First edition. Desert Printers.</text:p>
        <text:p text:style-name="P45">Bradford, D. F., S. D. Cooper, T. M. Jenkins, Jr., K. Kratz, O. Sarnelle, A. D. Brown, T. M. Jenkins, K. Kratz, O. Sarnelle, and A. D. Brown. 1998. Influences of natural acidity and introduced fish on faunal assemblages in California alpine lakes. Canadian Journal of Fisheries and Aquatic Sciences 55:2478–2491.</text:p>
        <text:p text:style-name="P45">Brandt, S. B., D. M. Mason, E. V Patrick, R. L. Argyle, L. Wells, P. A. Unger, and D. J. Stewart. 1991. Acoustic measures of the abundance and size of pelagic planktivores in Lake Michigan. Canadian Journal of Fisheries and Aquatic Science 48:894–908.</text:p>
        <text:p text:style-name="P45">Byron, E. R., P. T. Whitman, and C. R. Goldman. 1983. Observation of copepod swarms in Lake Tahoe. Limnology and Oceanography 28:378–382.</text:p>
        <text:p text:style-name="P45">Culver, D. A., M. M. Boucherle, D. J. Bean, and J. W. Fletcher. 1985. Biomass of Freshwater Crustacean Zooplankton from Length–Weight Regressions. Canadian Journal of Fisheries and Aquatic Sciences 42:1380–1390.</text:p>
        <text:p text:style-name="P45">Denman, K., A. Okubo, and T. Platt. 1977. The chlorophyll function spectrum in the sea. Limnology and Oceanography 22:1033–1038.</text:p>
        <text:p text:style-name="P45">Eckart, N. A. 1940. The Water Supply System of San Francisco. Journal (American Water Works Association) 32:751–794.</text:p>
        <text:p text:style-name="P45">Finlay, K., B. E. Beisner, and <text:s/>a J. D. Barnett. 2007. The use of the Laser Optical Plankton Counter to measure zooplankton size, abundance, and biomass in small freshwater lakes. Limnology and Oceanography-Methods 5:41–49.</text:p>
        <text:p text:style-name="P45">Foote, K. G. 1987. Fish target strengths for use in echo integrator surveys. The Journal of the Acoustical Society of America 82:981.</text:p>
        <text:p text:style-name="P45">Foote, K. G., H. P. Knudsen, G. Vestnes, D. N. MacLennan, and E. J. Simmonds. 1987. Calibration of acoustic instruments for fish density estimation: a practical guide. Page ICES Cooperative Research Report.</text:p>
        <text:p text:style-name="P45">Grünbaum, D. 2012. The logic of ecological patchiness. Interface Focus 2:150–155.</text:p>
        <text:p text:style-name="P45"><text:soft-page-break/>Hembre, L. K., and R. O. Megard. 2003. Seasonal and diel patchiness of a Daphnia population: An acoustic analysis. Limnology and Oceanography 48:2221–2233.</text:p>
        <text:p text:style-name="P45">Holliday, D. 1995. Bioacoustical oceanography at high frequencies. ICES Journal of Marine Science 52:279–296.</text:p>
        <text:p text:style-name="P45">Hyatt, M. W., and W. a Hubert. 2001. Proposed Standard-Weight Equations for Brook Trout. North American Journal of Fisheries Management 21:253–254.</text:p>
        <text:p text:style-name="P45">Knapp, R. a, K. R. Matthews, and O. Sarnelle. 2001. Resistance and resilience of alpine lake fauna tofish introductions. Ecological Monographs 71:401–421.</text:p>
        <text:p text:style-name="P45">Mackas, D. L., K. L. Denman, and M. R. Abbott. 1985. Plankton patchiness: biology in the physical vernacular. Bulletin of Marine Science 37:653–674.</text:p>
        <text:p text:style-name="P45">MacLennan, D. N., P. G. Fernandes, J. D. Maclennan, D. N. Fernandes, D. M. Maclennan, and P. G. Fernandes. 2002. A consistent approach to definitions and symbols in fisheries acoustics. ICES Journal of Marine Science 59:365–369.</text:p>
        <text:p text:style-name="P45">Masson, S., N. Angeli, J. Guillard, and B. Pinel-Alloul. 2001. Diel vertical and horizontal distribution of crustacean zooplankton and young of the year fish in a sub-alpine lake: an approach based on high frequency sampling. Journal of Plankton Research 23:1041–1060.</text:p>
        <text:p text:style-name="P45">McGehee, D. E., R. L. O’Driscoll, and L. V. M. Traykovski. 1998. Effects of orientation on acoustic scattering from Antarctic krill at 120 kHz. Deep-Sea Research Part II: Topical Studies in Oceanography 45:1273–1294.</text:p>
        <text:p text:style-name="P45">Melnik, N. G., O. A. Timoshkin, V. G. Sidleva, S. V. Pushkin, and V. S. Mamylov. 1993. Hydroacoustic measurement of the density of the Baikal macrozooplankter Macrohectopus branickii. Limnology and Oceanography 38:425–434.</text:p>
        <text:p text:style-name="P45">Milewski, C. L., and M. L. Brown. 1994. Proposed Standard Weight (Ws) Equation and Length-Categorization Standards for Stream-Dwelling Brown Trout (<text:span text:style-name="T374">Salmo trutta</text:span>). Journal of Freshwater Ecology 9:111–116.</text:p>
        <text:p text:style-name="P45">Myriax Pty Ltd. 2016. Echoview. Hobart, Tasmania.</text:p>
        <text:p text:style-name="P45">National Wildfire Coordinating Group. 2013. Rim Fire Final Update.</text:p>
        <text:p text:style-name="P45">Nielsen, J. L., and G. K. Sage. 2002. Population Genetic Structure in Lahontan Cutthroat Trout. Transactions of the American Fisheries Society 131:376–388.</text:p>
        <text:p text:style-name="P45">Northcote, T. G. 1964. Use of a high-frequency echo sounder to record distribution and migration of Chaoborus larvae. Limnology and Oceanography 9:87–91.</text:p>
        <text:p text:style-name="P45">Parks, S. E., J. D. Warren, K. Stamieszkin, C. A. Mayo, and D. Wiley. 2012. Dangerous dining: surface foraging of North Atlantic right whales increases risk of vessel collisions. Biol Lett 8:57–60.</text:p>
        <text:p text:style-name="P45"><text:soft-page-break/>Pinel-Alloul, B., C. Guay, N. Angeli, P. Legendre, P. Dutilleul, G. Balvay, D. Gerdeaux, and J. Guillard. 1999. Large-scale spatial heterogeneity of macrozooplankton in Lake of Geneva. Canadian Journal of Fisheries and Aquatic Sciences 56:1437–1451.</text:p>
        <text:p text:style-name="P45">R Development Core Team. 2016. R: A Language and Environment for Statistical Computing. R Foundation for Technical Computing, Vienna, Austria.</text:p>
        <text:p text:style-name="P45">De Robertis, A., and I. Higginbottom. 2007. A post-processing technique to estimate the signal-to-noise ratio and remove echosounder background noise. ICES Journal of Marine Science 64:1282–1291.</text:p>
        <text:p text:style-name="P45">Roman, M. R., D. V. Holliday, and L. P. Sanford. 2001. Temporal and spatial patterns of zooplankton in the Chesapeake Bay turbidity maximum. Marine Ecology Progress Series 213:215–227.</text:p>
        <text:p text:style-name="P45">Rudstam, L. G., F. R. Knudsen, H. Balk, G. Gal, B. T. Boscarino, and T. Axenrot. 2008. Acoustic characterization of Mysis relicta at multiple frequencies. Canadian Journal of Fisheries and Aquatic Sciences 65:2769–2779.</text:p>
        <text:p text:style-name="P45">Rudstam, L. G., S. L. Parker-Stetter, P. J. Sullivan, and D. M. Warner. 2009. Towards a standard operating procedure for fishery acoustic surveys in the Laurentian Great Lakes, North America. ICES Journal of Marine Science.</text:p>
        <text:p text:style-name="P45">Schabetsberger, R., M. S. Luger, G. Drozdowski, and A. Jagsch. 2009. Only the small survive: Monitoring long-term changes in the zooplankton community of an Alpine lake after fish introduction. Biological Invasions 11:1335–1345.</text:p>
        <text:p text:style-name="P45">Simonin, P. W., D. L. Parrish, L. G. Rudstam, P. J. Sullivan, and B. Pientka. 2012. Native rainbow smelt and nonnative alewife distribution related to temperature and light gradients in Lake Champlain. Journal of Great Lakes Research 38:115–122.</text:p>
        <text:p text:style-name="P45">Simpkins, D. G., and W. A. Hubert. 1996. Proposed revision of the standard-weight equation for rainbow trout. 11:3–9.</text:p>
        <text:p text:style-name="P45">Sommer, U., Z. M. Gliwicz, W. Lampert, and A. Duncan. 1986. The PEG-model of seasonal succession of plantkonic events in fresh waters. Archive fur Hydrobiologie 106:433–471.</text:p>
        <text:p text:style-name="P45">Stanton, T. K., and D. Chu. 2000. Review and recommendations for the modelling of acoustic scattering by fluid-like elongated zooplankton: euphausiids and copepods. ICES Journal of Marine Science 57:793–807.</text:p>
        <text:p text:style-name="P45">Stanton, T. K., D. Chu, and P. H. Wiebe. 1998. Sound scattering by several zooplankton groups. II. Scattering models. The Journal of the Acoustical Society of America 103:236–253.</text:p>
        <text:p text:style-name="P45">Temming, A., J. Floeter, and S. Ehrich. 2007. Predation hot spots: Large scale impact of local aggregations. Ecosystems 10:865–876.</text:p>
        <text:p text:style-name="P45">Teraguchi, M., and T. G. Northcote. 1966. Teraguchi_and_Northcote_1966.Pdf. Limnology and <text:soft-page-break/>Oceanography 11:164–176.</text:p>
        <text:p text:style-name="P45">Thorne, P. D., and D. M. Hanes. 2002. A review of acoustic measurement of small-scale sediment processes. Continental Shelf Research 22:603–632.</text:p>
        <text:p text:style-name="P45">United States Forest Service. 2016. Stanislaus National Forest - Cherry Lake. http://www.fs.usda.gov/recarea/stanislaus/recarea/?recid=14973.</text:p>
        <text:p text:style-name="P45">Urmy, S. S. 2016. SDWBA.jl: A Julia package for modeling acoustic backscatter from zooplankton.</text:p>
        <text:p text:style-name="P45">Urmy, S. S., J. K. Horne, and D. H. Barbee. 2012. Measuring the vertical distributional variability of pelagic fauna in Monterey Bay. ICES Journal of Marine Science 69:184–196.</text:p>
        <text:p text:style-name="P45">Urmy, S. S., C. E. Williamson, T. H. Leach, S. G. Schladow, E. P. Overholt, and J. D. Warren. 2016. Vertical redistribution of zooplankton in an oligotrophic lake associated with reduction in ultraviolet radiation by wildfire smoke. Geophysical Research Letters 43:3746–3753.</text:p>
        <text:p text:style-name="P45">Warren, J. D., T. H. Leach, and C. E. Williamson. 2016. Measuring the distribution, abundance, and biovolume of zooplankton in an oligotrophic freshwater lake with a 710 kHz scientific echosounder. Limnology and Oceanography: Methods 14:231–244.</text:p>
        <text:p text:style-name="P45">Warren, J. D., and P. H. Wiebe. 2008. Accounting for biological and physical sources of acoustic backscatter improves estimates of zooplankton biomass. Canadian Journal of Fisheries and Aquatic Sciences 65:1321–1333.</text:p>
        <text:p text:style-name="P45">Wiebe, P. H., S. Boyd, and J. L. Cox. 1975. Relationships between zooplankton displacement volume, wet weight, dry weight, and carbon. Fishery Bulletin 73:777–786.</text:p>
        <text:p text:style-name="P45">Wiebe, P. H., G. L. Lawson, A. C. Lavery, N. J. Copley, E. Horgan, and A. Bradley. 2013. Improved agreement of net and acoustical methods for surveying euphausiids by mitigating avoidance using a net-based LED strobe light system. ICES Journal of Marine Science 70:650–664.</text:p>
        <text:p text:style-name="P45">Williamson, C. E., J. M. Fischer, S. M. Bollens, E. P. Overholt, and J. K. Breckenridge. 2011. Towards a more comprehensive theory of zooplankton diel vertical migration: Integrating ultraviolet radiation and water transparency into the biotic paradigm. Limnology and Oceanography 56:1603–1623.</text:p>
        <text:p text:style-name="P41">Williamson, C. E., E. P. Overholt, J. A. Brentrup, R. M. Pilla, T. H. Leach, S. G. Schladow, J. D. Warren, S. S. Urmy, S. Sadro, S. Chandra, and P. J. Neale. 2016. Sentinel responses to droughts, wildfires, and floods: Effects of UV radiation on lakes and their ecosystem services. Frontiers in Ecology and the Environment 14:102–109.</text:p>
      </text:section>
      <text:p text:style-name="P44">Acknowledgements</text:p>
      <text:p text:style-name="P29"><text:span text:style-name="T287"><text:tab/></text:span><text:span text:style-name="T288">Many of the logistical aspects of this project were planned and executed on short notice, and could not have succeeded without help from a number of people. <text:s/>T</text:span><text:span text:style-name="T287">he staff of the UC Davis Tahoe Environmental Research Center, in particular Raph Townsend, Katie Webb, and Brant Allen, </text:span><text:span text:style-name="T288">got</text:span><text:span text:style-name="T287"> us in and out of the lakes </text:span><text:span text:style-name="T289">safely in conditions that were difficult and at times even dangerous. <text:s/>Taylor Leach </text:span><text:span text:style-name="T292">and Jennifer Brentrup</text:span><text:span text:style-name="T289"> assisted with field work in Independence Lake and Lake Tahoe and helped process some of the zooplankton samples. <text:s/></text:span><text:span text:style-name="T287">Erin Overholt </text:span><text:span text:style-name="T289">maintained her good humor when dealing with reimbursements for a dozen cross-country flights, booked on short notice. <text:s/></text:span><text:span text:style-name="T287">Maria Anderson, Kayla Hartigan, Michaela Miller, and Helena Nierer </text:span><text:span text:style-name="T290">identified, </text:span><text:span text:style-name="T287">counted and measured </text:span><text:span text:style-name="T290">the zooplankton samples</text:span><text:span text:style-name="T287">. <text:s/></text:span><text:span text:style-name="T291">This project was funded by the National Science Foundation’s Division of Environmental Biology RAPID grant 13-60066 </text:span><text:span text:style-name="T292">awarded to Craig E. Williamson and S. Geoffrey Schladow</text:span><text:span text:style-name="T29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DejaVu Sans" svg:font-family="'DejaVu Sans'" style:font-family-generic="swiss"/>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Footer" style:family="paragraph" style:parent-style-name="Standard" style:class="extra">
      <style:paragraph-properties text:number-lines="true" text:line-number="0"/>
    </style:style>
    <style:style style:name="Header" style:family="paragraph" style:parent-style-name="Standard" style:class="extra">
      <style:paragraph-properties text:number-lines="tru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6-05-03T11:37:48.909005659</meta:creation-date>
    <dc:date>2016-11-23T13:14:19.109529383</dc:date>
    <meta:editing-duration>P10DT10H20M19S</meta:editing-duration>
    <meta:editing-cycles>500</meta:editing-cycles>
    <meta:generator>LibreOffice/5.1.4.2$Linux_X86_64 LibreOffice_project/10m0$Build-2</meta:generator>
    <meta:document-statistic meta:table-count="0" meta:image-count="0" meta:object-count="4" meta:page-count="21" meta:paragraph-count="118" meta:word-count="7922" meta:character-count="50366" meta:non-whitespace-character-count="42315"/>
    <meta:user-defined meta:name="Mendeley Citation Style_1">http://www.zotero.org/styles/ecology</meta:user-defined>
    <meta:user-defined meta:name="Mendeley Document_1">True</meta:user-defined>
    <meta:user-defined meta:name="Mendeley Unique User Id_1">111fa781-4db1-35d2-a591-282f86c27356</meta:user-defined>
  </office:meta>
</office:document-meta>
</file>

<file path=Object 1/content.xml><?xml version="1.0" encoding="utf-8"?>
<math xmlns="http://www.w3.org/1998/Math/MathML" display="block">
  <semantics>
    <mrow>
      <msub>
        <mi>log</mi>
        <mn>10</mn>
      </msub>
      <mrow>
        <mi>W</mi>
        <mo stretchy="false">=</mo>
        <mrow>
          <mi>a</mi>
          <mo stretchy="false">+</mo>
          <mi>b</mi>
        </mrow>
      </mrow>
      <msub>
        <mi>log</mi>
        <mn>10</mn>
      </msub>
      <mi>L</mi>
    </mrow>
    <annotation encoding="StarMath 5.0">log_10 W = a + b log_10 L</annotation>
  </semantics>
</math>
</file>

<file path=Object 2/content.xml><?xml version="1.0" encoding="utf-8"?>
<math xmlns="http://www.w3.org/1998/Math/MathML" display="block">
  <semantics>
    <mrow>
      <mrow>
        <msub>
          <mi>s</mi>
          <mi>v</mi>
        </msub>
        <mo stretchy="false">=</mo>
        <msub>
          <mi>n</mi>
          <mn>1</mn>
        </msub>
      </mrow>
      <mrow>
        <mrow>
          <mo fence="true" stretchy="false">⟨</mo>
          <mrow>
            <msub>
              <mi mathvariant="normal">σ</mi>
              <mrow>
                <mi mathvariant="italic">BS</mi>
                <mi>,</mi>
                <mn>1</mn>
              </mrow>
            </msub>
          </mrow>
          <mo fence="true" stretchy="false">⟩</mo>
        </mrow>
        <mo stretchy="false">+</mo>
        <msub>
          <mi>n</mi>
          <mn>2</mn>
        </msub>
      </mrow>
      <mrow>
        <mo fence="true" stretchy="false">⟨</mo>
        <mrow>
          <msub>
            <mi mathvariant="normal">σ</mi>
            <mrow>
              <mi mathvariant="italic">BS</mi>
              <mi>,</mi>
              <mn>2</mn>
            </mrow>
          </msub>
        </mrow>
        <mo fence="true" stretchy="false">⟩</mo>
      </mrow>
    </mrow>
    <annotation encoding="StarMath 5.0">s_v = n_1 langle %sigma_{BS,1} rangle + n_2 langle %sigma_{BS,2} rangle
</annotation>
  </semantics>
</math>
</file>

<file path=Object 3/content.xml><?xml version="1.0" encoding="utf-8"?>
<math xmlns="http://www.w3.org/1998/Math/MathML" display="block">
  <semantics>
    <mrow>
      <mfrac>
        <msub>
          <mi>n</mi>
          <mn>1</mn>
        </msub>
        <msub>
          <mi>n</mi>
          <mn>2</mn>
        </msub>
      </mfrac>
      <mo stretchy="false">=</mo>
      <mfrac>
        <msub>
          <mi>N</mi>
          <mn>1</mn>
        </msub>
        <msub>
          <mi>N</mi>
          <mn>2</mn>
        </msub>
      </mfrac>
    </mrow>
    <annotation encoding="StarMath 5.0">n_1 over n_2 = N_1 over N_2</annotation>
  </semantics>
</math>
</file>

<file path=Object 5/content.xml><?xml version="1.0" encoding="utf-8"?>
<math xmlns="http://www.w3.org/1998/Math/MathML" display="block">
  <semantics>
    <mrow>
      <mrow>
        <mi mathvariant="italic">DV</mi>
        <mo stretchy="false">=</mo>
        <mn>11.2</mn>
      </mrow>
      <msup>
        <mi mathvariant="italic">DW</mi>
        <mn>0.821</mn>
      </msup>
    </mrow>
    <annotation encoding="StarMath 5.0">DV = 11.2 DW^0.821</annotation>
  </semantics>
</math>
</file>